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1pt"/>
    </style:style>
    <style:style style:name="co2" style:family="table-column">
      <style:table-column-properties fo:break-before="auto" style:column-width="26.19pt"/>
    </style:style>
    <style:style style:name="co3" style:family="table-column">
      <style:table-column-properties fo:break-before="auto" style:column-width="233.89pt"/>
    </style:style>
    <style:style style:name="co4" style:family="table-column">
      <style:table-column-properties fo:break-before="auto" style:column-width="48.76pt"/>
    </style:style>
    <style:style style:name="ro1" style:family="table-row">
      <style:table-row-properties style:row-height="17.2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office:value-type="string" calcext:value-type="string">
            <text:p>右肺下叶背段支气管截断,管壁外见不规则软组织密度肿块,边缘分叶状,不均匀强化,约60 X 41MM(IM29);与肺门肿大淋巴结融合,包绕基底干支气管及部分中间段支气管,与中叶支气管近段关系密切,与右下肺动静脉关系密切;远端肺野见结节及斑片影。双上肺胸膜下见模糊结节(IM13、14)。\U007F <text:s text:c="3"/>纵隔2、4、7、9组见多发肿大淋巴结,较大约25X19MM(IM26)。锁骨上未见肿大淋巴结。\U007F <text:s text:c="3"/>双侧胸膜较光滑,未见胸水。\U007F <text:s text:c="3"/>扫描所及诸骨未见骨质破坏灶。\U007F <text:s text:c="3"/>扫及肝实质见多个模糊低强化小结节,左肾上腺可疑结节(IM56)。右肺下叶背段支气管截断伴软组织肿物,中心型肺癌可能大。远端肺转移,阻塞性改变。\U007F右肺门纵隔多发肿大淋巴结,考虑转移。\U007F双上肺胸膜下模糊小结节,性质待定。\U007F肝内多发模糊低强化结节,左肾上腺可疑结节;转移不除外,建议详查腹部。</text:p>
          </table:table-cell>
          <table:table-cell office:value-type="string" calcext:value-type="string">
            <text:p>右肺下叶</text:p>
          </table:table-cell>
          <table:table-cell office:value-type="string" calcext:value-type="string">
            <text:p>60 X 41MM</text:p>
          </table:table-cell>
          <table:table-cell office:value-type="string" calcext:value-type="string">
            <text:p>肺,右肺门淋巴结,纵隔淋巴结,左肾上腺</text:p>
          </table:table-cell>
          <table:table-cell table:number-columns-repeated="1020"/>
        </table:table-row>
        <table:table-row table:style-name="ro1">
          <table:table-cell office:value-type="string" calcext:value-type="string">
            <text:p>左上肺腺癌术后,对比2017-03-23、2017-02-27片:左肺上叶术后部分缺失,支气管残端未见明显肿物,局部可见条索状致密影,较前未见明显变化。左肺上叶及下叶见少许条索状密影,边界欠清,左侧胸膜稍增厚,局部见斑点状钙化灶,较前未见明显变化。气管及余支气管分支通畅。 <text:s/>双侧腋窝、气管食管沟、右下气管旁、主动脉旁及左肺门见数个淋巴结,较大短径约8MM,边界尚清,部分内可见钙化灶,较前未见明显变化。双侧胸腔未见积液。右侧胸膜无增厚、粘连。甲状腺双叶及峡部增大,密度不均匀,右叶见一结节,直径约为5MM,边界尚清,增强扫描见轻度强化。肝脏形态正常,各叶比例在正常范围以内,其外形轮廓光整,密度均匀,增强扫描未见异常强化表现。肝内胆管、胆总管未见扩张,胆囊大小正常,未见结石。 肝门区结构未见异常。门静脉主干及分支未见充盈缺损。 脾大小正常,密度均匀。 胰腺大小、形态正常,密度均匀。双肾未见明确异常。双肾上腺未见明确异常。膈脚后、胃左、腹腔干、腹主动脉旁未见肿大淋巴结。腰2椎体右份见致密灶,边界尚清,密度不均匀,较前未见明显变化。左侧第6前肋骨质部分缺失。余骨质未见明显破坏。左上肺腺癌术后,对比2017-03-23、2017-02-27片:左上肺腺癌术后改变,未见明显肿瘤复发征象。左肺上叶及下叶少许纤维灶。双侧腋窝、纵隔及左肺门淋巴结并部分钙化,较前未见明显变化。腰2椎体病变,考虑转移瘤,较前未见明显变化。</text:p>
          </table:table-cell>
          <table:table-cell office:value-type="string" calcext:value-type="string">
            <text:p>左上肺腺</text:p>
          </table:table-cell>
          <table:table-cell/>
          <table:table-cell office:value-type="string" calcext:value-type="string">
            <text:p>腰2椎体</text:p>
          </table:table-cell>
          <table:table-cell table:number-columns-repeated="1020"/>
        </table:table-row>
        <table:table-row table:style-name="ro1">
          <table:table-cell office:value-type="string" calcext:value-type="string">
            <text:p>左肺下叶背段支气管截断伴软组织肿块,考虑恶性,肺癌可能大。外周肺阻塞性改变。\U007F左肺门及纵隔5组多发肿大淋巴结,考虑转移。\U007F隆突下钙化灶,考虑陈旧病变。\U007F左侧肾上腺可疑结节,请参考腹部检查。左肺下叶背段支气管截断,局部见类圆形软组织密度肿块,边缘见浅分叶,强化不均,约56X42MM(IM39),与肺门淋巴结融合,与左下肺门多支血管关系密切;远端肺内见斑片索条影。余肺清晰,未见结节及片絮状病灶。\U007F <text:s text:c="3"/>纵隔5组见融合状肿大淋巴结,约40X27MM(IM25);隆突下见不规则钙化灶。锁骨上未见肿大淋巴结。\U007F <text:s text:c="3"/>双侧胸膜较光滑,未见胸水。\U007F <text:s text:c="3"/>扫描所及诸骨未见骨质破坏灶。\U007F <text:s text:c="3"/>扫及左侧肾上腺饱满,内侧支可疑结节(IM67)。</text:p>
          </table:table-cell>
          <table:table-cell office:value-type="string" calcext:value-type="string">
            <text:p>左肺下叶</text:p>
          </table:table-cell>
          <table:table-cell office:value-type="string" calcext:value-type="string">
            <text:p>56X42MM</text:p>
          </table:table-cell>
          <table:table-cell office:value-type="string" calcext:value-type="string">
            <text:p>纵隔5淋巴结,左肺门淋巴结</text:p>
          </table:table-cell>
          <table:table-cell table:number-columns-repeated="1020"/>
        </table:table-row>
        <table:table-row table:style-name="ro1">
          <table:table-cell office:value-type="string" calcext:value-type="string">
            <text:p>1、①胸下段食管管壁增厚,管腔狭窄,代谢异常活跃,符合食管癌表现,且肿瘤活性尚存。 <text:s text:c="7"/>②余部食管及胃壁未见确切异常高代谢灶,建议结合胃镜检查。 <text:s text:c="4"/>2、食管旁、左肺门、贲门周围、胃左动脉旁及胰头上方多发淋巴结代谢活跃,多数倾向为转移。 <text:s text:c="7"/>余纵隔及右肺门反应性淋巴结可能大; <text:s text:c="4"/>3、右肺中叶结节,代谢轻度活跃,结合病理,考虑符合类癌,建议定期随访。 <text:s text:c="4"/>4、左上颌窦炎症;甲状腺右叶结节(建议超声随访);右肺中叶及左肺上叶舌段索条;胆囊、结肠、膀胱增强扫描后改变;肝内钙化灶;子宫钙化灶。左髋臼骨岛。空腹6小时以上,静脉注射显像剂,平静休息60MIN后行全身PET及CT断层显像,PET图像经衰减校正及重建后,将PET及CT图像行多平面、多幅显示: <text:s text:c="3"/>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3"/>左上颌窦粘膜轻度增厚,未见高摄取。口咽部两侧腺体显影对称,鼻咽部无异常放射性浓聚。甲状腺两叶不大,形态可,右叶见低密度结节,约0.7CMX0.3CM大小,未见高摄取,左叶腺实质内未见异常放射性增高灶。双颈部及锁骨上区未见明显异常淋巴结浓聚。 <text:s text:c="3"/>两肺显影清晰,肺纹理正常,右肺中叶见类圆形结节,约0.9CMX0.7CM大小,边界光整,仅伴轻度摄取增高,最大SUV:2.8。右肺中叶及左肺上叶舌段索条影。心肌显影清晰。气管居中。胸膜无增厚,胸水征阴性。两侧大致对称,乳腺区未见异常浓聚灶。 <text:s text:c="3"/>胸下段食管管壁增厚,管腔狭窄,较厚处约1.2CM,放射性分布异常浓聚,最大SUV:6.4,上下累及范围约3.1CM。余食管管壁及胃壁未见确切放射性分布异常浓聚灶。 <text:s text:c="3"/>食管旁、左肺门、贲门周围、胃左动脉旁及胰头上方多发淋巴结浓聚,较大且较浓聚者位于胰头上方,约3.8CMX2.4CM大小,最大SUV:7.3。余纵隔及右肺门尚可见多个密度较高小淋巴结,均未见高摄取。盆腔内及双腹股沟未见浓聚淋巴结。腹水征阴性。 <text:s text:c="3"/>肝脏形态可,轮廓光整,肝叶比例正常,肝实质内放射性分布稍欠均匀,肝内见钙化灶。肝内外胆管无扩张。胆囊大小正常,其内可见均匀性密度增高影,胆囊壁无增厚。肝门结构正常。胰腺形态放射性分布尚好,胰管不扩张。脾脏轻度显影,放射性分布均匀。两侧肾脏显影可,肾实质密度均匀,肾盂、肾盏及输尿管无扩张。两侧肾上腺显影大致正常。腹部可见条索状肠影,结直肠内见高密度对比剂影。 <text:s text:c="3"/>膀胱内尿液密度增高,放射性浓聚如常。子宫体积、形态尚可,局部无异常放射性浓聚,宫壁见钙化灶。两侧附件区未见异常放射性摄取。 <text:s text:c="3"/>视野内轴心骨未见异常放射性浓聚。上、下肢关节带大致正常。左髋臼骨岛。</text:p>
          </table:table-cell>
          <table:table-cell office:value-type="string" calcext:value-type="string">
            <text:p>食管</text:p>
          </table:table-cell>
          <table:table-cell office:value-type="string" calcext:value-type="string">
            <text:p>1.2CM</text:p>
          </table:table-cell>
          <table:table-cell office:value-type="string" calcext:value-type="string">
            <text:p>胰头上方淋巴结,胃左动脉旁淋巴结,贲门淋巴结,左肺门淋巴结,食管旁淋巴结</text:p>
          </table:table-cell>
          <table:table-cell table:number-columns-repeated="1020"/>
        </table:table-row>
        <table:table-row table:style-name="ro1">
          <table:table-cell office:value-type="string" calcext:value-type="string">
            <text:p>右侧乳腺导管增多,腺体结构尚正常,8点钟见3×2MM无回声区,CDFI未见明显彩色血流。左侧乳腺导管增多,腺体结构尚正常,11点钟见17×11MM低回声区,形态不规则,内见数个强回声,最大1MM,CDFI见线状彩色血流,周边为主,RI0.80。双侧腋窝见数个高回声区,右侧最大12×4MM,左侧最大11×7MM,CDFI见点状彩色血流,双侧腋窝见高回声区,右侧34×7MM,左侧26×5MM。 双侧颌下、双侧颈血管旁见数枚低回声区,右侧最大16×5MM,左侧最大12×5MM,左侧锁骨上见6×3MM低回声团块,右侧锁骨上未见明显肿块回声。CDFI未见异常血流。 肝肋下斜切126MM/(-),剑下纵切60MM/2指,肝区回声 较密尚均 ,门脉主干内径11MM,右支内径7MM,流速0.20M/S,主干及左右支血流通畅,为向肝血流,流速曲线正常,脾门处脾静脉内径6MM,血流通畅。肝静脉血流通畅。 脾肋间切35 MM/(-) 。左乳实质占位-考虑MT可能;双侧腋窝、双侧颈部及双侧锁骨上见淋巴结;右乳无回声区-考虑局部导管扩张;双侧腋窝副乳;双侧乳腺小叶增生,。</text:p>
          </table:table-cell>
          <table:table-cell office:value-type="string" calcext:value-type="string">
            <text:p>左乳</text:p>
          </table:table-cell>
          <table:table-cell office:value-type="string" calcext:value-type="string">
            <text:p>17×11MM</text:p>
          </table:table-cell>
          <table:table-cell table:number-columns-repeated="1021"/>
        </table:table-row>
        <table:table-row table:style-name="ro1">
          <table:table-cell office:value-type="string" calcext:value-type="string">
            <text:p>左肺下叶后基底段示一不规则肿块影,边缘分叶状,周围可见粗长毛刺,局部与纵隔胸膜关系密切,可见条索影同肺门相连,外周肺野可见纤维条索状密度增高影,呈明显不均匀强化,大小约2.3CM×1.9CM,左侧背侧胸膜可见轻度增厚;双肺野及左侧胸膜区可见多个结节灶,大者边缘毛糙,位于右肺下叶及肺门区,可见强化,直径约0.9CM。右肺门示淋巴结,直径约为0.9CM;纵隔、左肺门未见肿大淋巴结。左肺下叶肺癌并双肺、左侧胸膜转移,较前片2016-12-22示好转;左侧胸膜增厚,变化不著;骨转移,较前变化不著;右侧第6后肋骨质密度增高,变化不著</text:p>
          </table:table-cell>
          <table:table-cell office:value-type="string" calcext:value-type="string">
            <text:p>左肺下叶</text:p>
          </table:table-cell>
          <table:table-cell office:value-type="string" calcext:value-type="string">
            <text:p>2.3CM×1.9CM</text:p>
          </table:table-cell>
          <table:table-cell office:value-type="string" calcext:value-type="string">
            <text:p>左侧胸膜,双肺,骨</text:p>
          </table:table-cell>
          <table:table-cell table:number-columns-repeated="1020"/>
        </table:table-row>
        <table:table-row table:style-name="ro1">
          <table:table-cell office:value-type="string" calcext:value-type="string">
            <text:p>禁食6小时余,静脉注射 18 F-FDG后,休息约60分钟,行PET/CT断层显像。 脑部PET/CT图像示脑皮质及双侧基底节、丘脑、小脑未见明显糖代谢异常;脑实质内未见明显异常密度影;各脑室、脑池无扩大和受推移;脑沟﹑脑裂无明显增宽;中线结构居中。 眼眶部PET/CT图像示眼球、眼眶内未见明显糖代谢异常;眼球环壁完整,球内未见明显占位,视神经未见明显异常密度灶,眶内脂肪间隙清晰。 鼻咽部PET/CT图像示鼻咽部、咽旁间隙均未见明显糖代谢异常增高灶;鼻咽顶后壁无增厚、表面光滑,两侧壁软组织对称,咽隐窝及咽鼓管开口无变窄,咽旁间隙清晰;双侧上颌窦粘膜增厚,考虑为慢性炎症。 颈部PET/CT图像示甲状腺无明显肿大,双侧叶密度欠均匀,未见明显糖代谢异常增高灶;双侧颈部、锁骨区未见明显糖代谢异常增高灶或肿大淋巴结;口咽及喉咽部无殊。 胸部PET/CT图像示左肺MT术后,左肺体积缩小;左肺下叶见纤维条索灶;右肺上叶前段见多枚小结节,直径小于5.0MM,最大SUV值约为0.4;右肺下叶背段见斑片状稍高密度影,最大SUV值约为1.1;左侧内乳区(约平第2前肋水平)见糖代谢异常增高的淋巴结,大小约为9.7×6.8MM,平均CT值约为47.5HU,最大SUV值约为14.0;余纵隔及双侧肺门未见明显糖代谢异常增高灶及肿大淋巴结;双侧胸腔无积液;心脏无明显增大;双侧腋窝未见明显糖代谢异常增高灶及肿大淋巴结;左侧乳腺见钙化灶;右侧乳腺无殊。 腹部PET/CT图像示肝脏右叶近膈顶处见糖代谢异常增高的低密度灶,大小约为25.3×18.1MM,平均CT值约为19.5HU,最大SUV值约为12.7;肝脏见小囊性灶,较大者位于右后叶下段,直径约为5.4MM,平均CT值约为23.0HU,最大SUV值约为2.2;肝内外胆管未见明显扩张;脾脏见点状钙化灶,未见明显糖代谢异常增高;胆囊、双肾、胰腺和双侧肾上腺未见明显糖代谢异常增高灶及占位;胃肠道内见显像剂生理性分布;腹膜后未见明显糖代谢异常增高灶及肿大淋巴结;腹腔无积液。 盆部PET/CT图像示左侧髂血管旁见糖代谢异常增高的淋巴结,直径约为5.2MM,平均CT值约为54.0HU,最大SUV值约为6.1;肠道内见显像剂生理性分布;膀胱内见显像剂生理性积聚;子宫和双侧附件区未见明显糖代谢异常增高灶及占位;双侧腹股沟未见明显糖代谢异常增高灶及肿大淋巴结;盆腔无积液。 骨骼PET/CT图像示胸骨下段和骶骨见溶骨性骨质破坏、周围软组织伴糖代谢异常增高,最大SUV值分别约为19.2和30.1;左侧第5肋后段局部骨质不连,考虑为术后改变。肺MT综合治疗后病例:左侧内乳和左侧髂血管旁淋巴结转移;肝脏右叶转移;胸骨和骶骨转移;右肺慢性炎性小结节可能,请随访;两肺慢性炎症;左侧乳腺钙化灶;肝脏囊肿;脾脏钙化灶。</text:p>
          </table:table-cell>
          <table:table-cell office:value-type="string" calcext:value-type="string">
            <text:p>左肺</text:p>
          </table:table-cell>
          <table:table-cell/>
          <table:table-cell office:value-type="string" calcext:value-type="string">
            <text:p>左侧髂血管旁淋巴结,左侧内乳淋巴结,肝脏右叶,骶骨,胸骨</text:p>
          </table:table-cell>
          <table:table-cell table:number-columns-repeated="1020"/>
        </table:table-row>
        <table:table-row table:style-name="ro1">
          <table:table-cell office:value-type="string" calcext:value-type="string">
            <text:p>右乳外侧结构紊乱,见一截面约2.8CM×3.1CM不均匀软组织肿块,形态不规则,边缘不清,较显著强化;同侧皮肤较广泛性增厚。右下颈部、右侧锁骨上、右侧腋窝、胸肌间、右侧内乳区见大者短径约1.1CM肿大或稍大淋巴结。左侧锁骨上见短径不足0.5CM小淋巴结。右肺见少许斑片影。1.结合临床,右乳癌并同侧皮肤增厚,右侧腋窝、右胸肌间、右侧锁骨上淋巴结转移;右侧内乳区、右下颈部淋巴结稍大,转移不除外;左侧锁骨上小淋巴结 2.右肺少许纤维灶或慢性炎症</text:p>
          </table:table-cell>
          <table:table-cell office:value-type="string" calcext:value-type="string">
            <text:p>右乳</text:p>
          </table:table-cell>
          <table:table-cell office:value-type="string" calcext:value-type="string">
            <text:p>2.8CM×3.1CM</text:p>
          </table:table-cell>
          <table:table-cell office:value-type="string" calcext:value-type="string">
            <text:p>右侧锁骨上淋巴结,右胸肌间淋巴结,右侧腋窝淋巴结,右下颈部淋巴结,右侧内乳区淋巴结</text:p>
          </table:table-cell>
          <table:table-cell table:number-columns-repeated="1020"/>
        </table:table-row>
        <table:table-row table:style-name="ro1">
          <table:table-cell office:value-type="string" calcext:value-type="string">
            <text:p>1.右乳占位,符合恶性,右侧腋窝淋巴结增大,下位胸椎骨转移;2.左肺下叶粟粒结节,左肺下叶条索灶。左肺下叶(14)见粟粒结节影。左肺下叶见条索影。两肺纹理清晰。两肺门区未见异常。所示气管支气管影正常。纵隔内未见异常增大的淋巴结。两胸腔无积液征象。心脏大血管未见异常。右乳见肿块影,径约4.8CM。右侧腋窝淋巴结增大,径约1.5CM;上位胸椎体见骨质破坏征象。</text:p>
          </table:table-cell>
          <table:table-cell office:value-type="string" calcext:value-type="string">
            <text:p>右乳</text:p>
          </table:table-cell>
          <table:table-cell office:value-type="string" calcext:value-type="string">
            <text:p>4.8CM</text:p>
          </table:table-cell>
          <table:table-cell office:value-type="string" calcext:value-type="string">
            <text:p>胸椎</text:p>
          </table:table-cell>
          <table:table-cell table:number-columns-repeated="1020"/>
        </table:table-row>
        <table:table-row table:style-name="ro1">
          <table:table-cell office:value-type="string" calcext:value-type="string">
            <text:p>肝内见多发结节状低密度灶,大者约2.5CM,增强后可见轻度边缘强化,边界不清,胆道内见金属支架影,门脉右支未见充盈缺损;脾脏未见肿大,密度均匀;胰腺及双侧肾脏无殊;宫颈见小囊性低密度无强化灶;宫颈见小囊性低密度无强化灶;右侧卵巢见二枚囊状低密度灶,约2.5CM,局部后缘囊壁略厚,腹盆腔内无积液。部分腰椎内见结节状高密度影及类圆形透亮影,骶骨内见小结节高密度影。左乳MT术后病例,肝脏多发转移,较16-7-24片明显进展;右侧卵巢囊状灶,较前片增大;部分腰骶椎骨转移;宫颈小囊肿,请结合超声检查。</text:p>
          </table:table-cell>
          <table:table-cell office:value-type="string" calcext:value-type="string">
            <text:p>左乳</text:p>
          </table:table-cell>
          <table:table-cell/>
          <table:table-cell office:value-type="string" calcext:value-type="string">
            <text:p>肝脏,腰骶椎</text:p>
          </table:table-cell>
          <table:table-cell table:number-columns-repeated="1020"/>
        </table:table-row>
        <table:table-row table:style-name="ro1">
          <table:table-cell office:value-type="string" calcext:value-type="string">
            <text:p>肺动脉主干及其主要分支走行正常,管腔未见明显充盈缺损。右侧肺门处见不规则软组织灶,大小约4.6×4.1CM,包绕右下肺动脉及邻近支气管,远端肺组织见斑片状模糊影,两肺另见多发散在小斑片、类结节影,两肺上叶见小囊性透气灶,右下肺 各支气管腔狭窄,肺门及纵隔见肿大淋巴结,胸膜无增厚,双侧胸腔内见积液。T6椎体密度不均,内见类结节状低密度灶,周围见硬化边。心包少量积液。右心膈角淋巴结肿大。肝内见多发结节状低密度灶。肺动脉主干未见明显栓塞征象;右肺门MT、包绕右下肺动脉,伴右下肺阻塞性炎症,两肺散在斑片结节灶,纵膈、肺门及右心膈角淋巴结肿大,两侧少量胸腔积液;两肺轻度气肿;T6椎体异常密度,建议核素骨扫描。肝脏多发转移。</text:p>
          </table:table-cell>
          <table:table-cell office:value-type="string" calcext:value-type="string">
            <text:p>右肺门</text:p>
          </table:table-cell>
          <table:table-cell office:value-type="string" calcext:value-type="string">
            <text:p>4.6×4.1CM</text:p>
          </table:table-cell>
          <table:table-cell office:value-type="string" calcext:value-type="string">
            <text:p>肝脏</text:p>
          </table:table-cell>
          <table:table-cell table:number-columns-repeated="1020"/>
        </table:table-row>
        <table:table-row table:style-name="ro1">
          <table:table-cell office:value-type="string" calcext:value-type="string">
            <text:p>左乳癌术后改变。左肺尖斑片及条索灶,考虑放射性纤维化可能性大。双肺弥漫分布结节灶,考虑转移瘤可能性大,右肺上叶最大病灶可见分叶及毛刺,原发癌待排。右侧锁骨上、双肺门、纵隔、右侧前膈角、肝门区、胃左、腹腔干、腹主动脉旁多个淋巴结,考虑转移可能性大。肝内多发结节状病灶,考虑转移瘤可能性大。肝脾包膜、盆底腹膜、肠系膜、大网膜明显增厚,考虑转移可能性大。双侧胸腔积液,腹盆腔积液。右侧肱骨、多个椎体骨质破坏,考虑转移。左乳癌术后,左侧乳腺缺失,左侧胸壁未见明显肿物影,右侧乳腺未见明显异常密度灶,双侧腋窝未见明显肿大淋巴结。双肺纹理增粗,左肺尖见片状及条索灶,部分呈网格样改变。双肺见弥漫分布结节灶,大小约2MM×2MM~16MM×19MM,最大者位于右肺下叶背段,边缘毛糙,见短毛刺,临近胸膜可见牵拉,增强后明显强化。 <text:s/>右侧锁骨上、下气管旁、双肺门、隆突下见多个淋巴结,短径约4~7MM,较明显强化。 <text:s/>双侧胸腔见少量积液。双侧胸膜无增厚、粘连。 <text:s/>肝内见多个结节状及团块状病灶,部分相互融合,最大者位于肝S3/4,呈多结节相互融合状,大小约37MM×39MM,边缘可见强化。肝内胆管正常,其内未见结石影,胆囊大小正常,其内未见结石影,胆总管未见扩张,其内未见结石影。门静脉所见正常。 脾大小正常,密度均匀。 胰腺大小、形态正常,密度均匀。双肾所见正常。 双肾上腺所见正常。 肝脾包膜、盆底腹膜、肠系膜、大网膜明显增厚,部分呈类结节状,大网膜增厚呈饼状,增强后不均匀强化。右侧前膈角、肝门区、胃左、腹腔干、腹主动脉旁见肿大淋巴结,最大者约18MM×21MM,增强后较明显强化。腹盆腔见大量积液。膀胱充盈良好,境界清楚。子宫大小、形态未见明显异常,子宫颈大小、形态未见异常。双侧髂血管旁、腹股沟未见肿大淋巴结。甲状腺双叶及峡部形态正常,密度均匀,未见占位性病变。喉咽腔形态正常,双侧真假声带未见增厚,前联合未见增厚,梨状窝对称。双侧颌下腺、腮腺大小形态正常,密度均匀。双颈IB、II区见数个淋巴结,短径约4~7MM,较明显强化。右侧肱骨、多个椎体见溶骨性骨质破坏,部分病灶周围见软组织肿块形成。</text:p>
          </table:table-cell>
          <table:table-cell office:value-type="string" calcext:value-type="string">
            <text:p>左乳</text:p>
          </table:table-cell>
          <table:table-cell/>
          <table:table-cell office:value-type="string" calcext:value-type="string">
            <text:p>双肺,腹主动脉旁淋巴结,腹腔干淋巴结,胃左淋巴结,肝门区淋巴结,右侧前膈角淋巴结,纵隔淋巴结,双肺门淋巴结,右侧锁骨上淋巴结,肝内,肠系膜,腹膜,肝脾包膜,椎体,右侧肱骨,网膜</text:p>
          </table:table-cell>
          <table:table-cell table:number-columns-repeated="1020"/>
        </table:table-row>
        <table:table-row table:style-name="ro1">
          <table:table-cell office:value-type="string" calcext:value-type="string">
            <text:p>禁食6小时余,静脉注射 18 F-FDG后,休息约60分钟,行PET/CT断层显像。 脑部PET/CT图像示脑皮质及双侧基底节、丘脑、小脑未见明显糖代谢异常;脑实质内未见明显异常密度影;各脑室、脑池无扩大和受推移;脑沟﹑脑裂无明显增宽;中线结构居中。 眼眶部PET/CT图像示眼球、眼眶内未见明显糖代谢异常;眼球环壁完整,球内未见明显占位,视神经未见明显异常密度灶,眶内脂肪间隙清晰。 鼻咽部PET/CT图像示鼻咽部、咽旁间隙均未见明显糖代谢异常增高灶;鼻咽顶后壁无增厚、表面光滑,两侧壁软组织对称,咽隐窝及咽鼓管开口无变窄,咽旁间隙清晰;双侧额窦、筛窦、蝶窦和双侧上颌窦未见明显糖代谢异常增高灶及占位。 颈部PET/CT图像示甲状腺双侧叶饱满,密度欠均匀,双侧叶内见稍低密度灶,右叶见小钙化灶;双侧颈部、锁骨区未见明显糖代谢异常增高灶或肿大淋巴结;口咽及喉咽部未见明显糖代谢异常增高灶及占位。 胸部PET/CT图像示两肺纹理增粗,左肺下叶后基底段见糖代谢增高的结节,边缘见小毛刺野,邻近胸膜牵拉,大小约为17.3×16.9MM,最大SUV值约为7.1;各级支气管腔通畅;后纵隔(左侧支气管后方、食管前方)见大小约为6.8×8.5MM淋巴结,最大SUV值约为5.0;纵隔余处及双侧肺门未见明显糖代谢异常增高灶及肿大淋巴结;双侧胸腔无积液;心脏增大,右前胸壁见起搏器;双侧腋窝未见明显糖代谢异常增高灶及肿大淋巴结;双侧乳腺未见明显糖代谢异常增高灶及占位。 腹部PET/CT图像示胃壁生理性显像剂分布;肠道内见显像剂生理性分布;肝脏表面光整,各叶比例匀称,实质内未见明显糖代谢异常增高灶及占位;肝内外胆管未见明显扩张;脾脏不大,密度均匀,未见明显糖代谢异常增高灶及占位;右肾见囊性灶,较大者大小约为22.8×19.6MM,最大SUV值约为1.3,平均CT值约为11.8HU;左肾见小结石,左肾盂稍扩张;胆囊、胰腺、双侧肾上腺未见明显糖代谢异常增高灶及占位;腹膜后未见明显糖代谢异常增高灶及肿大淋巴结;腹腔无积液。 盆部PET/CT图像示肠道内见显像剂生理性分布;膀胱内见显像剂生理性积聚;子宫和双侧附件区未见明显糖代谢异常增高灶及占位;双侧腹股沟未见明显糖代谢异常增高灶及肿大淋巴结;盆腔无积液。 骨骼PET/CT图像未见糖代谢异常增高灶,诸骨结构完整,未见明显骨质破坏吸收征象。考虑为左肺下叶MT可能;后纵隔(左侧支气管后方)淋巴结转移不除外,请结合临床;右肾囊肿;左肾结石;甲状腺双侧叶密度不均匀,请随访超声检查。</text:p>
          </table:table-cell>
          <table:table-cell office:value-type="string" calcext:value-type="string">
            <text:p>左肺下叶</text:p>
          </table:table-cell>
          <table:table-cell office:value-type="string" calcext:value-type="string">
            <text:p>17.3×16.9MM</text:p>
          </table:table-cell>
          <table:table-cell office:value-type="string" calcext:value-type="string">
            <text:p>纵隔(左侧支气管)淋巴结</text:p>
          </table:table-cell>
          <table:table-cell table:number-columns-repeated="1020"/>
        </table:table-row>
        <table:table-row table:style-name="ro1">
          <table:table-cell office:value-type="string" calcext:value-type="string">
            <text:p>1.结合临床,前纵隔小细胞癌治疗后,较前(2015-05-25)略缩小;左侧腋窝、纵隔、双侧锁骨上、双肺门、膈上前中组淋巴结转移治疗后,较前部分缩小,部分变化不著,少部分示增大;双肺、胸膜转移治疗后,较前基本变化不著;腹膜后、膈脚后淋巴结转移治疗后,部分较前缩小,部分变化不著,部分增大(其内低密度区增多)。2.左侧胸腔积液伴左肺膨胀不全,积液示减少。前纵隔可见类三角形软组织密度肿块影,约3.0CM×3.3CM,增强扫描呈明显不均匀强化,与邻近纵膈内软组织分界不清,左腋窝、纵隔内2R、3A区、4R、5、6、7、8、9L区及双锁骨上、左侧颈后三角区、双肺门、左侧心隔角、膈上中组、右下肺基底段示结节灶,大者短径约1.6CM。双肺及双侧胸膜、叶间胸膜示增厚,并散在多发结节灶,胸膜显示不均匀增厚、强化。左胸腔内可见弧形液性密度影,其上缘示膨胀不全的肺组织。 <text:s/>肝脏形态不规则,实质密度均匀,胆囊、胰腺、脾及双肾、双肾上腺未见异常。近肝门区、下腔静脉及腹主动脉周围、双侧膈脚后示数个结节灶,大者短径约1.9CM。</text:p>
          </table:table-cell>
          <table:table-cell office:value-type="string" calcext:value-type="string">
            <text:p>前纵隔</text:p>
          </table:table-cell>
          <table:table-cell office:value-type="string" calcext:value-type="string">
            <text:p>3.0CM×3.3CM</text:p>
          </table:table-cell>
          <table:table-cell office:value-type="string" calcext:value-type="string">
            <text:p>膈上前中组淋巴结,双肺门淋巴结,双侧锁骨上淋巴结,纵隔淋巴结,左侧腋窝淋巴结,胸膜,双肺,膈脚后淋巴结,腹膜后淋巴结</text:p>
          </table:table-cell>
          <table:table-cell table:number-columns-repeated="1020"/>
        </table:table-row>
        <table:table-row table:style-name="ro1">
          <table:table-cell office:value-type="string" calcext:value-type="string">
            <text:p>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外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鼻窦区未见明显异常。 颈部PET图像示双侧颈部、锁骨区、甲状腺等均未见明显糖代谢异常增高灶。CT平扫示右侧锁骨区见大小约为10.6×4.5MM淋巴结;双侧颈部无明显肿大淋巴结;口咽、喉咽部无占位;甲状腺饱满,密度不均匀。 胸部PET/CT图像示右侧乳头深部和内侧象限见数枚糖代谢增高软组织结节,部分趋于融合,乳头后方为著,大小约为37.2×35.0MM,最大SUV值约为17.9,局部皮肤增厚,乳头内凹;右乳内下象限病灶紧贴毗邻胸壁;右乳外上象限另见一大小约为9.0×8.0MM、无明显糖代谢增高的软组织结节;右乳另见数枚钙化灶;右侧腋窝见数枚糖代谢增高的肿大淋巴结,较大且糖代谢较高者大小约为16.0×12.2MM,最大SUV值约为7.9;右侧内乳(第2/3前肋间隙)见直径约为7.5MM、糖代谢增高的淋巴结,最大SUV值约为3.8;左乳未见明显糖代谢异常增高,内侧象限(乳头水平)见致密小结节;左侧腋窝无殊;两肺野未见明显糖代谢异常增高;右肺上叶尖段和下叶内基底段见团片状模糊影,上叶尖段部分支气管略扩张,近肺门处支气管腔内软组织影略增多;左肺上叶尖后段见直径小于5.0MM磨玻璃结节;左肺上叶尖后段和右肺下叶前基底段各见一致密小结节;纵隔、双肺门未见明显糖代谢异常增高和肿大淋巴结;双侧胸腔无积液;心脏无明显增大。 腹部PET图像示胃壁呈糖代谢生理性增强;肠道呈生理性糖代谢增强;肝、胆囊、胰、脾、双肾上腺、肾、输尿管及大血管处未见明显糖代谢异常增高。CT平扫所示肝脏表面光整,各叶比例匀称,实质内未见明显占位;肝内外胆管无扩张;脾脏不大,密度均,未见明显占位;胆囊、胰、双肾、肾上腺无殊;腹膜后无明显肿大淋巴结;腹腔无积液。 盆部PET图像示膀胱内显像剂生理性积聚;肠道呈生理性糖代谢增强;生殖器及双侧腹股沟处未见明显糖代谢异常增强。CT平扫示膀胱壁光滑无增厚;子宫和双附件区未见明显占位;盆腔和双侧腹股沟无肿大淋巴结;盆腔无积液。 骨骼PET图像未见糖代谢异常增高。CT定位片见颈胸腰骶椎顺列,生理曲度存在;平扫骨窗示骶管局部膨大,相邻骨质压迫吸收;其余骨骼未见明显骨质破坏。右侧乳腺多发MT伴右侧腋窝和内乳淋巴结转移;右侧锁骨区稍大淋巴结,请随访;左乳钙化灶;左肺上叶小磨玻璃结节,请随访;右肺慢性炎症可能;左肺上叶和右肺下叶慢性炎性结节趋于陈旧;甲状腺密度不均匀,请结合超声检查;骶管囊肿。</text:p>
          </table:table-cell>
          <table:table-cell office:value-type="string" calcext:value-type="string">
            <text:p>右侧乳腺</text:p>
          </table:table-cell>
          <table:table-cell/>
          <table:table-cell office:value-type="string" calcext:value-type="string">
            <text:p>内乳淋巴结,右侧腋窝淋巴结</text:p>
          </table:table-cell>
          <table:table-cell table:number-columns-repeated="1020"/>
        </table:table-row>
        <table:table-row table:style-name="ro1">
          <table:table-cell office:value-type="string" calcext:value-type="string">
            <text:p>左乳癌术后,左侧胸壁未见明确增厚结节,右乳未见明确肿物。左锁上区见肿大淋巴结,最大约16MM×14MM,密度不均匀,增强后不均匀明显强化。双侧腋窝未见明确肿大淋巴结。双肺纹理清晰,右中肺见少许索条,余肺内未见实质性病变。气管及支气管分支通畅。双肺门及纵隔未见明显肿大淋巴结。双侧胸腔未见积液。双侧胸膜无增厚。肝脏形态正常,各叶比例在正常范围以内,其外形轮廓光整,肝实质密度普遍不均匀减低,增强后强化密度尚均匀,未见异常强化。肝内胆管正常,其内未见结石影,胆囊大小正常,其内未见结石影,胆总管未见扩张,其内未见结石影。 肝门区正常。 门静脉未见异常。 脾、胰腺大小、形态正常,密度均匀。双肾、双肾上腺未见异常。膈脚后、胃左、腹腔干、腹主动脉旁未见肿大淋巴结。膀胱充盈良好,境界清楚。子宫左前壁见一类圆形结节,大小约25MM×20MM,密度尚均匀,增强后轻中度强化,子宫颈大小、形态未见异常。盆腔未见软组织肿块影。直肠未见明显异常。双侧髂血管旁、腹股沟未见肿大淋巴结。颈部结构清晰,各血管充盈良好。甲状腺右侧叶见类圆形稍低密度结节,直径约5MM,增强后轻度强化。喉咽腔形态正常,双侧真假声带未见增厚,前联合未见增厚,梨状窝对称。双侧颌下腺、腮腺大小形态正常,密度均匀。颈部肌群排列对称,密度均匀,肌间隙未见明显异常。余颈部未见肿大淋巴结。腰1椎体见类圆形致密灶,边界模糊,骶1左份见小结节状致密灶,边界尚清。左乳癌术后改变,左前胸壁局部未见明确肿物。左锁上区肿大淋巴结,考虑转移。右中肺少许索条。脂肪肝。子宫左前壁结节,考虑子宫肌瘤。甲状腺右侧叶稍低密度小结节,考虑结节性甲状腺肿可能大。腰1椎体骨质改变,考虑转移瘤;骶1椎体左份稍高密度小结节,建议观察。</text:p>
          </table:table-cell>
          <table:table-cell office:value-type="string" calcext:value-type="string">
            <text:p>左乳</text:p>
          </table:table-cell>
          <table:table-cell/>
          <table:table-cell office:value-type="string" calcext:value-type="string">
            <text:p>左锁上区淋巴结,腰1椎体</text:p>
          </table:table-cell>
          <table:table-cell table:number-columns-repeated="1020"/>
        </table:table-row>
        <table:table-row table:style-name="ro1">
          <table:table-cell office:value-type="string" calcext:value-type="string">
            <text:p>右乳外上象限示最大截面约2.8M×2.2不规则略高密度影,边缘毛糙,增强扫描呈不均质明显强化,内示斑点状致密影。另右乳内示颗粒状致密影。左乳未见明显异常。右侧腋窝示多发结节灶,强化较著,大者短径约1.5CM,边缘毛糙。双侧锁骨上示大者短径约0.7CM淋巴结。双侧内乳区、肺门及纵隔内未见肿大淋巴结。双肺野清晰。背部皮下脂肪层内示小团片状致密影。甲状腺左叶示低密度灶,增强呈不均质较显著强化,边界欠清。 <text:s/>脑质内未见明确异常密度灶。脑室系统及脑沟、裂、池未见异常。中线结构无移位。1.右乳癌并右腋窝淋巴结转移。2.右乳钙化灶。3.甲状腺低密度灶,请结合其他检查。4.双侧锁骨上稍大淋巴结。5.背部钙化灶。6.颅脑CT扫描未见明显异常。</text:p>
          </table:table-cell>
          <table:table-cell office:value-type="string" calcext:value-type="string">
            <text:p>右乳</text:p>
          </table:table-cell>
          <table:table-cell office:value-type="string" calcext:value-type="string">
            <text:p>2.8M×2.2</text:p>
          </table:table-cell>
          <table:table-cell office:value-type="string" calcext:value-type="string">
            <text:p>右腋窝淋巴结</text:p>
          </table:table-cell>
          <table:table-cell table:number-columns-repeated="1020"/>
        </table:table-row>
        <table:table-row table:style-name="ro1">
          <table:table-cell office:value-type="string" calcext:value-type="string">
            <text:p>右肺上叶术后,术区软组织密度影,复发可能。双肺多发结节,考虑转移。纵隔左肺门多发淋巴结,转移待排。肝内多发低密度灶,请结合腹部检查评价。右肺上叶术后,体积缩小,术区可见软组织密度影,约17X17MM(IM15);右肺及左肺上叶可见多发结节影,右肺分布为著,较大约11X9MM(IM20),部分与胸膜关系密切。 <text:s text:c="3"/>纵隔4L、10L组及左肺门见多发淋巴结,较大约17X9MM(IM30);右肺门、双侧锁骨上区及双腋下未见肿大淋巴结。 <text:s text:c="3"/>双侧胸膜欠光滑,未见胸水征象。 <text:s text:c="3"/>扫及胸廓诸骨未见明确破坏征象。 <text:s text:c="3"/>扫及肝内多发低密度灶。</text:p>
          </table:table-cell>
          <table:table-cell office:value-type="string" calcext:value-type="string">
            <text:p>右肺上叶</text:p>
          </table:table-cell>
          <table:table-cell/>
          <table:table-cell office:value-type="string" calcext:value-type="string">
            <text:p>双肺,纵隔左肺门淋巴结</text:p>
          </table:table-cell>
          <table:table-cell table:number-columns-repeated="1020"/>
        </table:table-row>
        <table:table-row table:style-name="ro1">
          <table:table-cell office:value-type="string" calcext:value-type="string">
            <text:p>禁食6小时余,静脉注射 18 F-FDG后,休息约60分钟,行PET/CT断层显像。 脑部PET/CT图像示脑实质内未见明显糖代谢异常增高灶或明显占位;各脑室、脑池无扩大和受推移;脑沟﹑脑裂无明显增宽;中线结构居中。 眼眶部PET/CT图像示眼球、眼眶内未见明显糖代谢异常;眼球环壁完整,球内未见异常密度灶,视神经未见明显异常密度灶,眶内脂肪间隙清晰。 鼻咽部PET/CT图像示鼻咽部、咽旁间隙均未见明显糖代谢异常增高及占位;咽旁间隙清晰;右侧上颌窦及筛窦粘膜增厚,考虑为慢性炎症。 颈部PET/CT图像示左侧锁骨区见糖代谢增高的淋巴结,大小约为6.4×5.9MM,平均CT值约为38.3HU,最大SUV值约为5.6;双侧颌下见糖代谢增高的淋巴结,较大者位于左侧,大小约为14.0×7.3MM,平均CT值约为66.8HU,最大SUV值约为3.6,考虑为炎症;甲状腺无明显肿大,未见明显糖代谢异常增高灶及占位;口咽及喉咽部未见明显糖代谢异常增高灶及占位。 胸部PET/CT图像示左肺下叶外后基底段见糖代谢增高的结节,大小约为18.3×18.1MM,平均CT值约为20.3HU,最大SUV值约为11.9,边缘见分叶,牵拉邻近胸膜;左肺门不大,伴糖代谢增高,最大SUV值约为4.5,考虑为非特异性炎症;右肺上叶后段及左肺上叶舌段见小结节,直径小于5.0MM,其中右肺上叶结节伴糖代谢增高,最大SUV值约为1.1;各级支气管腔通畅;前纵隔见低密度结节,大小约为10.6×10.3MM,平均CT值约为43.4HU,最大SUV值约为0.7;双侧胸腔无积液;心脏无明显增大;双侧腋窝未见明显糖代谢异常增高灶及肿大淋巴结;右乳外侧象限钙化灶,左侧乳腺未见明显糖代谢异常增高灶及占位。 腹部PET/CT图像示右侧结肠旁沟系膜增厚伴糖代谢异常增高,最大SUV值约为4.1;肝脏右叶钙化灶;肝脏右叶近下腔静脉处局部糖代谢增高,直径约为7.1MM,早期及延迟1.5小时后最大SUV值均约为4.3;胃壁生理性显像剂分布;肠道内见显像剂生理性分布;脾脏不大,密度均匀,未见明显糖代谢异常增高灶及占位;胆囊和胆总管结石;双肾、胰腺、双侧肾上腺未见明显糖代谢异常增高灶及占位;腹腔无积液。 盆部PET/CT图像示肠道内见显像剂生理性分布;膀胱增大,内见显像剂生理性积聚;子宫钙化灶;双侧附件区未见明显糖代谢异常增高灶及占位;双侧腹股沟未见明显糖代谢异常增高灶及肿大淋巴结;盆腔无积液;左侧臀部肌间隙内见多枚糖代谢增高的不规则结节,较大者大小约为18.4×13.4MM,平均CT值约为32.7HU,最大SUV值约为2.3。 骨骼及肌肉PET/CT图像示第4、12胸椎、第2腰椎、骶骨及左侧股骨上段见溶骨性骨质破坏伴糖代谢异常增高,糖代谢较高三处分别位于第4胸椎、第12胸椎及左侧股骨,最大SUV值约为14.1、12.9和9.1,其中第4、12胸椎骨皮质连续性中断。肺MT靶向治疗后:左肺下叶癌灶肿瘤代谢活跃伴左侧锁骨区淋巴结转移,全身多处骨转移伴第4、12胸椎病理性骨折;右肺上叶转移和右侧结肠旁沟转移可能;左肺上叶转移不除外;脑实质内未见明显糖代谢异常增高灶,请结合临床;前纵隔良性病变;右乳钙化灶;肝脏右叶生理性摄取可能,请结合增强MRI检查;肝脏钙化灶;胆囊和胆总管结石;子宫肌瘤伴钙化;左侧臀部肌间隙良性病变可能。</text:p>
          </table:table-cell>
          <table:table-cell office:value-type="string" calcext:value-type="string">
            <text:p>左肺下叶</text:p>
          </table:table-cell>
          <table:table-cell office:value-type="string" calcext:value-type="string">
            <text:p>18.3×18.1MM</text:p>
          </table:table-cell>
          <table:table-cell office:value-type="string" calcext:value-type="string">
            <text:p>左侧锁骨区淋巴结,胸椎,骨,右侧结肠旁沟,右肺上叶,左肺上叶</text:p>
          </table:table-cell>
          <table:table-cell table:number-columns-repeated="1020"/>
        </table:table-row>
        <table:table-row table:style-name="ro1">
          <table:table-cell office:value-type="string" calcext:value-type="string">
            <text:p>左肺上叶见不规则软组织影,边缘见毛刺,邻近胸膜凹陷,大小约2.3×1.7CM,右肺上叶见多发小结节,部分钙化,最大直径约5MM。左肺尖见斑点状模糊影,两肺另见散在少许条索影及结节状钙化灶,所见各支气管腔通畅,肺门及纵隔未见肿大淋巴结,主动脉弓及部分冠脉壁钙化。胸膜无增厚,胸腔内无积液。 左侧第3后肋骨见类圆形高密度影,其内密度不均,大小约2.8×2.3CM,T3、T4胸椎椎体及附件内见类圆形低密度影。双侧肩胛骨局部不均密度增高。甲状腺左右叶见斑点状钙化,甲状腺峡部见低密度结节,直径约1.3CM。左肺上叶MT,右肺上叶小结节,与(17-12-06)相仿,随访;左侧第3后肋及T3、T4胸椎、肩胛骨病变,转移可能,建议骨扫描检查;两肺慢性炎症及陈旧灶。甲状腺钙化。甲状腺峡部结节。</text:p>
          </table:table-cell>
          <table:table-cell office:value-type="string" calcext:value-type="string">
            <text:p>左肺上叶</text:p>
          </table:table-cell>
          <table:table-cell office:value-type="string" calcext:value-type="string">
            <text:p>2.3×1.7CM</text:p>
          </table:table-cell>
          <table:table-cell office:value-type="string" calcext:value-type="string">
            <text:p>肩胛骨,T4胸椎,T3胸椎,左侧第3后肋</text:p>
          </table:table-cell>
          <table:table-cell table:number-columns-repeated="1020"/>
        </table:table-row>
        <table:table-row table:style-name="ro1">
          <table:table-cell office:value-type="string" calcext:value-type="string">
            <text:p>左肺上叶肺门区可见片状不规则密度增高影,未见明显强化。纵隔、肺门未见明确肿大淋巴结。肝右后叶实质内示低密度肿块,形态不规则,大者截面约1.4CM×2.6CM,增强后其内示不均质斑点状强化。胆囊充盈可,壁不厚。胰、脾、双侧肾上腺、双肾、膀胱、直肠、前列腺未见异常。腹膜后未见显著增大淋巴结。多发腰椎椎体、左侧髂骨示成骨性骨质破坏;右侧第八肋骨局部可见成骨性骨质改变。双侧局部颈部结构对称,鼻咽、口咽、喉、气管、甲状腺及各副鼻窦未见异常。双侧颈部未见肿大淋巴结。1.结合临床,左肺癌、直肠癌治疗后,病变显示不清;肝转移2.多发腰椎转移,右侧第八肋骨局部成骨性改变,请结合临床3.颈部扫描未见异常</text:p>
          </table:table-cell>
          <table:table-cell office:value-type="string" calcext:value-type="string">
            <text:p>左肺,直肠</text:p>
          </table:table-cell>
          <table:table-cell/>
          <table:table-cell office:value-type="string" calcext:value-type="string">
            <text:p>肝,腰椎</text:p>
          </table:table-cell>
          <table:table-cell table:number-columns-repeated="1020"/>
        </table:table-row>
        <table:table-row table:style-name="ro1">
          <table:table-cell office:value-type="string" calcext:value-type="string">
            <text:p>1.右肺下叶癌并右侧胸膜转移、双肺多发转移,较前2014-11-07好转;纵隔、双锁上、右侧心膈角多发小或稍大淋巴结,较前部分缩小,部分变化不著3.胸椎T11骨转移,变化不著;第1腰椎附件局限性密度增高,请结合临床4.左侧胸膜略厚,变化不著右肺下叶后基底段可见一软组织肿块,边缘分叶毛刺,与邻近胸膜关系密切,最大截面约为1.7CM×1.5CM(纵隔窗),增强后中度强化。双肺野内可见多发大小不一的结节影,大者长径约为0.7CM,纵隔内右上气管旁、腔静脉后、主肺动脉窗区、隆突下、双锁上、右侧心膈角区可见多发肿大或小淋巴结,大者短径约为0.6CM。右侧胸膜(含叶间胸膜)增厚,局部呈类结节或线状强化。左侧胸膜略厚。T11椎体可见溶骨性骨质破坏。第1腰椎椎弓根密度示增高。</text:p>
          </table:table-cell>
          <table:table-cell office:value-type="string" calcext:value-type="string">
            <text:p>右肺下叶</text:p>
          </table:table-cell>
          <table:table-cell office:value-type="string" calcext:value-type="string">
            <text:p>1.7CM×1.5CM</text:p>
          </table:table-cell>
          <table:table-cell office:value-type="string" calcext:value-type="string">
            <text:p>双肺,右侧胸膜,胸椎T11</text:p>
          </table:table-cell>
          <table:table-cell table:number-columns-repeated="1020"/>
        </table:table-row>
        <table:table-row table:style-name="ro1">
          <table:table-cell office:value-type="string" calcext:value-type="string">
            <text:p>右肺上叶小结节(IMG25),右肺中叶及两肺下叶见少许纤维条索影,两侧叶间胸膜增厚, 所见各支气管腔通畅,肺门及纵隔未见肿大淋巴结,心包及两侧胸腔内见少许水样密度。部分椎体及肋骨、胸骨、肩胛骨及双侧肱骨头内见虫蚀样骨质破坏,左侧第9后肋骨质破坏周围见软组织肿块,另见双侧多发肋骨骨皮质欠规整伴周围骨痂形成。 附见左侧乳腺内见软组织肿块,内见斑点状钙化,邻近皮肤增厚粘连。左侧乳腺占位,MT可能,部分椎体及肋骨、胸骨、肩胛骨及双侧肱骨头转移,右肺上叶小结节,心包及双侧少量胸腔积液,双肺少许陈旧灶。双侧多发肋骨陈旧性骨折。</text:p>
          </table:table-cell>
          <table:table-cell office:value-type="string" calcext:value-type="string">
            <text:p>左侧乳腺</text:p>
          </table:table-cell>
          <table:table-cell/>
          <table:table-cell office:value-type="string" calcext:value-type="string">
            <text:p>双侧肱骨头,肩胛骨,胸骨,肋骨,椎体</text:p>
          </table:table-cell>
          <table:table-cell table:number-columns-repeated="1020"/>
        </table:table-row>
        <table:table-row table:style-name="ro1">
          <table:table-cell office:value-type="string" calcext:value-type="string">
            <text:p>右乳炎性乳癌术后:右乳片状糖代谢异常增高,考虑术后改变可能,肿瘤残留不除外,请结合临床;左乳内上象限小钙化灶;右肺中叶磨玻璃结节伴轻度糖代谢增高,考虑为原发性MT可能,请结合临床密切随访;脂肪肝。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额窦、筛窦、蝶窦和上颌窦未见明显异常。 颈部PET图像示双侧颈部、锁骨区、甲状腺等均未见明显糖代谢异常增高灶。CT平扫示双侧颈部无明显肿大淋巴结;口咽、喉咽部无占位;甲状腺无肿大,未见明显占位。 胸部PET/CT图像示右乳肿块切除术后,局部软组织明显肿胀,脂肪间隙内见索条影及气体影,腺体不规则增厚,伴片状糖代谢异常增高,最大SUV值约为3.7;左乳内上象限见点状钙化灶;双侧腋窝无明显糖代谢异常增高的肿大淋巴结。右肺上叶前段见密度不均的磨玻璃结节,大小约为17.0×20.8MM,内见扩张的支气管影,周边有血管穿行,局部有胸膜牵拉,局部伴轻度糖代谢增高,最大SUV值约为1.2;右上肺胸膜局部稍增厚;纵隔及双肺门无殊;双侧胸腔无积液;心脏无明显增大。 腹部PET/CT图像示胃壁充盈欠佳,胃窦局部糖代谢轻度增高,最大SUV值约为4.6,未见明显占位征象,考虑为炎症或生理性摄取;肠道呈线型生理性糖代谢增强;肝脏表面光整,各叶比例匀称,实质内密度普遍减低,明显低于脾脏密度;肝内外胆管无扩张;胆囊术后缺如,胆囊窝内见金属密度影;脾门处见直径约为9.0MM结节,密度与脾脏密度近似,考虑为副脾;脾、胰、双肾、肾上腺无殊;腹膜后散在无明显糖代谢异常增高的肿大淋巴结;腹腔无积液。 盆部PET图像示膀胱内大量显像剂生理性积聚;肠道呈线型生理性糖代谢增强;生殖器及双侧腹股沟处未见明显糖代谢异常增强。CT平扫示膀胱壁光滑无增厚;子宫和双附件区未见明显占位;盆腔和双侧腹股沟无肿大淋巴结;盆腔无积液。 骨骼PET图像未见异常糖代谢增强。CT定位片见颈胸腰骶椎顺列,生理曲度存在;平扫骨窗示诸骨未见明显骨质破坏;颈、胸、腰、骶椎体及椎小关节骨质增生,考虑为退变。</text:p>
          </table:table-cell>
          <table:table-cell office:value-type="string" calcext:value-type="string">
            <text:p>右乳</text:p>
          </table:table-cell>
          <table:table-cell table:number-columns-repeated="1022"/>
        </table:table-row>
        <table:table-row table:style-name="ro1">
          <table:table-cell office:value-type="string" calcext:value-type="string">
            <text:p>肺癌术后、脑转移、淋巴结转移放化疗后复查,对比2014-09-26片: 右上肺叶术后缺失,右肺中叶纵膈旁见一肿块,大小约23MM×45MM,边界欠清,增强扫描明显强化,病灶周围见少量条索灶,边界欠清。双肺可见散在小结节,边界尚清,直径约2MM~5MM,密度尚均匀。右肺下叶后基底段近胸膜处见一类结节,边界清,短径约3MM,大致同前。右上肺支气管中断,余气管及支气管分支通畅。右侧上气管旁、血管前、主肺动脉窗、隆突下及双肺门见肿大淋巴结,边界尚清,大者大小约15MM×11MM,增强扫描较明显强化。双侧胸腔未见积液。右侧胸膜稍增厚,左侧胸膜无增厚、粘连。 肝脏形态正常,各叶比例在正常范围以内,其外形轮廓光整,密度不均匀。肝内见多个低密度灶,最大者约23MM×19MM,边界欠清,增强扫描轻度强化,较前增大、增多。肝S8见一小低密度灶,直径约5MM,边界清,增强扫描动脉期见少许点状强化,门脉期、延迟期强化范围有扩大。胆囊大小正常,其内未见结石影。肝内胆管、胆总管未见扩张,其内未见结石影。肝门区正常。门静脉所见正常。脾大小正常,密度不均匀,见一结节低密度灶,边界欠清,大小约12MM×12MM,轻度强化,较前变化不大。胰腺大小、形态正常,密度均匀。双肾、双肾上腺所见正常。 腹膜后未见肿大淋巴结。 双颈结构清晰,各血管充盈良好,甲状腺双叶及峡部形态正常,密度均匀,未见占位性病变。喉咽腔形态正常,双侧真假声带未见增厚,前联合未见增厚,梨状窝对称。双侧颌下腺、腮腺大小形态正常,密度均匀。左颈IV、V区、左侧锁骨上窝见多个淋巴结,边界清,最大短径约11MM,呈不均匀强化或明显强化。 右侧第5后肋局部骨质不连续,考虑术后改变,C6椎体、T12椎体及左侧椎板、L2、L3椎体见不规则高密度灶,病变范围较前增大,余所见骨质未见明确破坏征象。肺癌术后、脑转移、淋巴结转移放化疗后复查,对比2014-09-26片: 右肺中叶纵膈旁肿块,较前增大,考虑肿瘤复发。 右肺新发小结节,考虑转移瘤。 右肺下叶后基底段类结节,大致同前,考虑增殖灶。 纵隔、双肺门及左颈IV、V区、左侧锁骨上窝多发淋巴结肿大,大致同前。 肝内低密度灶,较前增大、增多,考虑转移瘤。 肝S8小低密度灶,大致同前,可疑血管瘤。 脾内低密度灶,较前未见明显变化,血管瘤? C6椎体、T12椎体及左侧椎板、L2、L3椎体转移瘤,范围较前增大。</text:p>
          </table:table-cell>
          <table:table-cell office:value-type="string" calcext:value-type="string">
            <text:p>肺</text:p>
          </table:table-cell>
          <table:table-cell office:value-type="string" calcext:value-type="string">
            <text:p>3MM,2MM</text:p>
          </table:table-cell>
          <table:table-cell office:value-type="string" calcext:value-type="string">
            <text:p>脑淋巴结,右肺,肝,L3椎体,L2椎体,左侧椎板,T12椎体,C6椎体</text:p>
          </table:table-cell>
          <table:table-cell table:number-columns-repeated="1020"/>
        </table:table-row>
        <table:table-row table:style-name="ro1">
          <table:table-cell office:value-type="string" calcext:value-type="string">
            <text:p>1.结合临床,右肺癌治疗后,较前(2016-1-20)略缩小 2.结合临床,左乳癌治疗后,较前变化不著 3.左锁上、纵隔及肺门小或稍大淋巴结,变化不著 <text:s/>4.右肺局限性炎症及纤维炎性变,双肺部分结节灶较前增大,可疑转移,部分变化不著,建议观察,双侧叶间胸膜增厚,均变化不著右肺尖示小片状不规则软组织密度影,截面约1.3CM×0.8CM(肺窗),边缘分叶、毛刺,牵拉邻近胸膜凹陷,增强后呈不均匀强化,其内可见小空泡影。另于右肺野内见多发斑片状及条索状密度增高影,边缘模糊,并可见少许类结节灶,大者直径约0.6CM。另右肺近斜裂胸膜处可见片状密度增高影,形态不规则,内见支气管充气征。双侧叶间胸膜示增厚,左侧叶间胸膜及左肺下叶见小类结节灶,大者直径约0.5CM。左乳外上象限见一不规则软组织结节灶,长径约0.6CM,边缘分叶可见少许毛刺,增强后呈轻度强化。左锁上、纵隔内右上气管旁、气管前腔静脉后、主肺动脉窗区、隆突下、双肺门见多发小或稍大淋巴结,大者短径约0.7CM,部分内可见钙化。</text:p>
          </table:table-cell>
          <table:table-cell office:value-type="string" calcext:value-type="string">
            <text:p>左乳,右肺</text:p>
          </table:table-cell>
          <table:table-cell office:value-type="string" calcext:value-type="string">
            <text:p>0.6CM,1.3CM×0.8CM</text:p>
          </table:table-cell>
          <table:table-cell office:value-type="string" calcext:value-type="string">
            <text:p>右肺</text:p>
          </table:table-cell>
          <table:table-cell table:number-columns-repeated="1020"/>
        </table:table-row>
        <table:table-row table:style-name="ro1">
          <table:table-cell office:value-type="string" calcext:value-type="string">
            <text:p>1.右肺下叶占位,考虑肺癌治疗后,较前(2016-8-29)缩小;双肺结节灶,考虑转移,部分略缩小,部分变化不著;骨转移,大部分变化不著,部分密度略增高 2.右肺门及纵隔内稍大淋巴结,变化不著 3.甲状腺低密度灶,略增大 4.考虑肝囊肿、血管瘤,变化不著右肺下叶近肺门区示软组织结节灶,不均质强化,截面约1.8CM×1.3CM,远端肺野内示斑片密度增高影。双肺内示多发结节灶,大者短径约0.4CM。右肺门及纵隔内示稍大淋巴结,大者短径约0.7CM。甲状腺左叶示低密度灶。扫描野内肝内示类囊性密度灶及结节状明显强化灶,部分肝内胆管略扩张。右乳腺体略增多。 <text:s/>部分椎骨及肋骨示骨质破坏。剑突区密度增高。</text:p>
          </table:table-cell>
          <table:table-cell office:value-type="string" calcext:value-type="string">
            <text:p>右肺下叶</text:p>
          </table:table-cell>
          <table:table-cell office:value-type="string" calcext:value-type="string">
            <text:p>1.8CM×1.3CM</text:p>
          </table:table-cell>
          <table:table-cell office:value-type="string" calcext:value-type="string">
            <text:p>双肺,骨</text:p>
          </table:table-cell>
          <table:table-cell table:number-columns-repeated="1020"/>
        </table:table-row>
        <table:table-row table:style-name="ro1">
          <table:table-cell office:value-type="string" calcext:value-type="string">
            <text:p>右肺下叶占位,符合肺癌。\U007F <text:s text:c="3"/>双肺门区纵隔多发淋巴结转移,右肺门区为重;并右中、下叶肺内病变考虑癌性淋巴管炎。\U007F <text:s text:c="3"/>左肺多发可疑小结节,转移不除外。右肺下叶软组织密度肿物,边缘尚清,呈浅分叶状,直径约3CM(IMA35肺窗),细毛刺影与脏层胸膜相连,局部胸膜稍厚并少量胸水。\U007F <text:s text:c="3"/>右侧肺门见团块状影包绕中下叶为主各血管支气管结构,较大层面约7X4CM(IMA39),并向远端肺内延伸,支气管分支狭窄。右肺中叶、下叶支气管血管束明显增粗、紊乱,并边缘模糊及斑片状透亮度降低。纵隔内4、5、7及左侧肺门多发肿大淋巴结。\U007F <text:s text:c="3"/>左肺多发可疑小结节影(IMA33、39),边缘模糊。左侧未见胸水征象。\U007F <text:s text:c="3"/>扫及胸廓诸骨未见明显骨破坏征象。</text:p>
          </table:table-cell>
          <table:table-cell office:value-type="string" calcext:value-type="string">
            <text:p>右肺下叶</text:p>
          </table:table-cell>
          <table:table-cell office:value-type="string" calcext:value-type="string">
            <text:p>3CM</text:p>
          </table:table-cell>
          <table:table-cell office:value-type="string" calcext:value-type="string">
            <text:p>双肺门区纵隔淋巴结,左肺</text:p>
          </table:table-cell>
          <table:table-cell table:number-columns-repeated="1020"/>
        </table:table-row>
        <table:table-row table:style-name="ro1">
          <table:table-cell office:value-type="string" calcext:value-type="string">
            <text:p>右中肺癌术后,左上肺叶病灶靶向治疗后,与2016-11-28片对比: 右中肺叶缺失,右下肺叶外基底段及内基底段可见斑片、条索状灶,边界清,其内可见支气管气象,大致同前。左上肺纵隔旁可见一软组织肿块,大小约35MM×15MM,边界欠清,形态不规则,边缘毛糙,其内见多发钙化点,增强扫描不均匀明显强化,邻近肺组织见斑片灶,边界模糊,见支气管气象,较前稍增大。双肺可见弥漫分布类结节灶,部分边界清,部分边界模糊,最大者直径约8MM,较前增多、增大。 气管及余双侧主支气管分支通畅。双下气管旁、双侧肺门、主肺动脉窗、隆突下可见多个淋巴结,最大者位于右肺门约14MM×15MM,部分内见坏死,增强不均匀强化。 双侧胸膜稍增厚,双侧胸腔少量积液。 甲状腺双叶见多发类圆形低密度灶,大者位于右侧,约12MM×10MM,边界清,增强轻度强化,大致同前。 肝脏形态正常,各叶比例在正常范围以内,其外形轮廓光整,密度均匀,增强扫描未见强化灶。肝内外胆管未见扩张;胆囊大小正常,其内未见结石影。门静脉未见异常。脾大小正常,内见一稍低密灶,边界不清,增强扫描轻度强化,大小约4MM×4MM,大致同前。胰腺大小、形态正常,密度均匀。左肾可见多个类圆形低密度灶,较大者大小约23MM×17MM,边界清,增强未见强化。双肾上腺未见异常。肝门部、腹腔干分支、腹主动脉旁见多个小淋巴结,较大者短径约7MM,边界清,大致同前。 左侧肩胛骨、胸骨体、T2右侧附件、T9-10、T12、L1椎体及部分附件、右侧第1、3、6、9肋、左侧第11后肋见骨质破坏。右侧第5、第6后肋骨皮质受损凹陷,呈术后改变。右中肺癌术后,左上肺叶病灶靶向治疗后: <text:s/>双肺弥漫分布的结节,考虑转移,较前增多、增大。 左上肺纵隔旁软组织灶,较前稍增大。 右下肺条索、斑片灶较前无明显变化。 纵隔、肺门及腹腔、腹膜后多发淋巴结,较前未见明显变化。 双侧胸腔少量积液。 多发骨转移瘤,较前未见明显变化。 脾内病灶基本同前。左肾囊肿。甲状腺双叶多发病变,较前未见明显变化。</text:p>
          </table:table-cell>
          <table:table-cell office:value-type="string" calcext:value-type="string">
            <text:p>右中肺</text:p>
          </table:table-cell>
          <table:table-cell/>
          <table:table-cell office:value-type="string" calcext:value-type="string">
            <text:p>双肺,骨</text:p>
          </table:table-cell>
          <table:table-cell table:number-columns-repeated="1020"/>
        </table:table-row>
        <table:table-row table:style-name="ro1">
          <table:table-cell office:value-type="string" calcext:value-type="string">
            <text:p>右肺中央型肺癌可能大。\U007F <text:s text:c="4"/>右肺门、纵隔及右侧锁骨上多发淋巴结,倾向转移。\U007F <text:s text:c="4"/>双肺多发结节,考虑转移。\U007F <text:s text:c="4"/>左下肺肺气肿及支气管扩张。\U007F <text:s text:c="4"/>右侧胸膜广泛不规则增厚,胸腔积液,考虑转移。\U007F <text:s text:c="4"/>右肋第9肋局部高密度灶,转移不除外。\U007F <text:s text:c="4"/>所及肝内多发低密度灶,请结合腹部检查。右肺中叶见近椭圆形肿块,约63X42MM(IM33),增强呈中等度强化,与右肺下动脉分界不清;右下肺见条片状实变灶;右肺门见肿大淋巴结,较大约23X17MM(IM27)。右侧锁骨上、纵隔多发淋巴结,较大约17X12MM(IM23)。\U007F <text:s text:c="3"/>双肺散在球形微小结节,均小于5MM。右上肺索条及片状影;左下肺肺气肿及支气管扩张改变。\U007F <text:s text:c="3"/>右侧胸膜广泛不规则增厚,胸腔积液;左侧未见胸水。\U007F <text:s text:c="3"/>右肋第9肋局部高密度灶(IM57);余胸廓诸骨未见骨质破坏。\U007F <text:s text:c="3"/>所及肝内多发低密度灶。</text:p>
          </table:table-cell>
          <table:table-cell office:value-type="string" calcext:value-type="string">
            <text:p>右肺中叶</text:p>
          </table:table-cell>
          <table:table-cell office:value-type="string" calcext:value-type="string">
            <text:p>63X42MM</text:p>
          </table:table-cell>
          <table:table-cell office:value-type="string" calcext:value-type="string">
            <text:p>右侧锁骨上淋巴结,纵隔淋巴结,右肺门淋巴结,双肺,右肋第9肋</text:p>
          </table:table-cell>
          <table:table-cell table:number-columns-repeated="1020"/>
        </table:table-row>
        <table:table-row table:style-name="ro1">
          <table:table-cell office:value-type="string" calcext:value-type="string">
            <text:p>右乳癌化疗后, 右肾体积增大,右肾下极实质内见一类圆形稍高密度灶,边界尚清,大小约12MM×16MM,密度欠均匀,其内似见钙化点,增强后可见强化,低于周围肾实质密度。左肾萎缩,其内见多发囊状低密度灶,边界清楚,大者直径约42MM,边缘见钙化,未见强化。 所见肝脏形态可,肝S6可见一稍低密度灶,增强后呈轻度不均匀强化,边界不清,直径约9MM。肝门区未见异常。门静脉充盈尚可。 所示胰腺未见确切异常。 下腔静脉旁见一淋巴结,大小约11MM×12MM,增强后呈较均匀强化。腹主动脉旁未见肿大淋巴结。 膀胱充盈良好,境界清楚。子宫大小、形态未见明显异常,子宫颈大小、形态未见异常。盆腔未见软组织肿块影。直肠未见明显异常。双侧髂血管旁、腹股沟未见肿大淋巴结。 双侧髂骨、坐骨、耻骨、右侧股骨头及部分腰骶椎椎体及附件骨质破坏,未见软组织肿块。右乳癌化疗后, 右肾下极病灶,考虑良性病变可能性大,血管平滑肌脂肪瘤?建议复查。 左肾萎缩;左肾多发囊肿。 肝S6病灶,大致同前(2015.01.04),考虑转移瘤可能性大。 下腔静脉旁淋巴结增大,可疑转移。 双侧髂骨、坐骨、耻骨、右侧股骨头及部分腰骶椎多发骨质破坏,考虑转移。</text:p>
          </table:table-cell>
          <table:table-cell office:value-type="string" calcext:value-type="string">
            <text:p>右乳</text:p>
          </table:table-cell>
          <table:table-cell office:value-type="string" calcext:value-type="string">
            <text:p>12MM×16MM</text:p>
          </table:table-cell>
          <table:table-cell office:value-type="string" calcext:value-type="string">
            <text:p>下腔静脉旁淋巴结,腰骶椎,右侧股骨头,耻骨,双侧髂骨,骨</text:p>
          </table:table-cell>
          <table:table-cell table:number-columns-repeated="1020"/>
        </table:table-row>
        <table:table-row table:style-name="ro1">
          <table:table-cell office:value-type="string" calcext:value-type="string">
            <text:p>1.结合临床,右肺癌并阻塞性肺不张、肺炎;右肺结节灶,考虑转移2.左肺类结节灶,建议观察 3.肝及左肾低密度结节灶,囊肿可能,建议观察 4.左侧肾上腺略饱满,建议观察右肺中叶支气管截断,见一软组织肿块,远端见不张肺组织及索条影,肿块截面约3.7CM ×2.3CM,边缘分叶、毛刺,边缘见索条影牵拉邻近胸膜,增强后呈中等不均匀强化。右肺见结节灶,大者长径约1.1CM。左肺(6-31)见一直径不足0.5CM小类结节灶,密度较低。纵隔内隆突下见短径不足1.0CM小淋巴结。 <text:s text:c="2"/>肝内见少许低密度结节灶,边缘较清晰,直径不足0.5CM,未见强化。胆、胰、脾、右侧肾上腺及扫描野内右肾未见异常。左肾见直径不足0.5CM小低密度结节灶。左侧肾上腺略饱满。腹腔及腹膜后未见增大淋巴结。</text:p>
          </table:table-cell>
          <table:table-cell office:value-type="string" calcext:value-type="string">
            <text:p>右肺中叶</text:p>
          </table:table-cell>
          <table:table-cell office:value-type="string" calcext:value-type="string">
            <text:p>3.7CM ×2.3CM,1.1CM</text:p>
          </table:table-cell>
          <table:table-cell office:value-type="string" calcext:value-type="string">
            <text:p>右肺</text:p>
          </table:table-cell>
          <table:table-cell table:number-columns-repeated="1020"/>
        </table:table-row>
        <table:table-row table:style-name="ro1">
          <table:table-cell office:value-type="string" calcext:value-type="string">
            <text:p>1、左上肺肺门区高代谢结节,首先考虑中心型肺癌,建议支气管镜。 <text:s text:c="8"/>纵隔7、8区淋巴结转移。 <text:s text:c="8"/>双肺纹理增多,伴多发小结节、小树丫样斑片影,多沿支气管树分布或位于胸膜下,均未见高代谢,性质待定。 <text:s text:c="3"/>2、脑部未见明显异常代谢征象。双肺轻度气肿。右下肺钙化灶。前列腺增生伴钙化。右股骨头、T10、L5骨岛。空腹6小时以上,静脉注射显像剂,平静休息60MIN后行全身PET及CT断层显像,PET图像经衰减校正及重建后,将PET及CT图像行多平面、多幅显示: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3"/>口咽部两侧腺体显影对称,鼻咽部无异常放射性浓聚。甲状腺两叶不大,形态可,腺实质内未见异常放射性增高灶。双颈部及锁骨上区未见明显异常淋巴结浓聚。 <text:s text:c="3"/>左上肺肺门区见一软组织结节,约2.7*2.3CM,边缘毛糙,伴异常放射性浓聚,最大SUV32.98。双肺纹理增多,伴多发小结节、小树丫样斑片影,多沿支气管树分布或位于胸膜下,均未见放射性浓聚。双肺轻度气肿。右下肺见钙化灶。双侧胸膜无增厚,胸水征阴性。 <text:s text:c="3"/>纵隔7、8区见肿大淋巴结,较大者约2.6*1.7CM,伴异常浓聚,最大SUV分别为15.23和9.18。余纵隔及右肺门未见肿大或异常浓聚淋巴结。心肌显影。 <text:s text:c="3"/>胃充盈好,胃壁显影如常。肝脏形态可,轮廓光整,肝叶比例正常,肝实质内放射性分布稍欠均匀。肝内外胆管无扩张。胆囊大小正常,密度均匀,胆囊壁无增厚。胰腺形态放射性分布尚好,胰管不扩张。脾脏轻度显影,放射性分布均匀。两侧肾脏显影可,肾实质密度均匀,肾盂、肾盏及输尿管无扩张。两侧肾上腺显影大致正常。腹盆部可见条索状肠影。腹腔内及腹膜后未见明显肿大或异常浓聚淋巴结。腹水征阴性。 <text:s text:c="3"/>膀胱放射性浓聚如常,膀胱壁无增厚。前列腺增大伴钙化,放射性分布大致正常。两侧腹股沟无异常淋巴结显示。 <text:s text:c="3"/>视野内轴心骨未见异常放射性浓聚。右股骨头、T10、L5骨岛。视野内皮肤及软组织内未见异常放射性摄取。</text:p>
          </table:table-cell>
          <table:table-cell office:value-type="string" calcext:value-type="string">
            <text:p>左上肺肺门</text:p>
          </table:table-cell>
          <table:table-cell office:value-type="string" calcext:value-type="string">
            <text:p>2.7*2.3CM</text:p>
          </table:table-cell>
          <table:table-cell office:value-type="string" calcext:value-type="string">
            <text:p>纵隔8区淋巴结,纵隔7区淋巴结</text:p>
          </table:table-cell>
          <table:table-cell table:number-columns-repeated="1020"/>
        </table:table-row>
        <table:table-row table:style-name="ro1">
          <table:table-cell office:value-type="string" calcext:value-type="string">
            <text:p>1.结合临床,右肺下叶癌并右肺门及纵隔淋巴结转移伴阻塞性炎症,均较前(2015-6-16)减小2.左肾血管平滑肌脂肪瘤,左肾囊肿;右肾占位,考虑血管平滑肌脂肪瘤可能性大,变化不著3.双肺慢性炎症右肺下叶可见一小片状软组织肿块影,最大截面约0.8CM×1.3CM,边缘分叶毛糙,增强扫描中等强化。右肺门、隆突下、血管前间隙可见多发融合成团的肿大淋巴结,大者短径约2.0CM,其中肺门区淋巴结包绕中叶外侧段支气管生长致其狭窄,远端部分可见斑片及索条状密度增高影,边缘模糊。余双肺野间质密度增高,右侧为著。 <text:s/>肝实质密度均质,胆囊胰腺脾脏未见异常。左肾实质内可见一脂肪密度影,直径约0.9CM,边界清,无强化。另左肾可见一囊性密度灶,直径约0.6CM。右肾实质内混杂密度灶,最大截面约1.5CM×1.9CM,可见少部分脂肪密度,增强扫描呈快进快出表现。腹腔腹膜后未见肿大淋巴结。</text:p>
          </table:table-cell>
          <table:table-cell office:value-type="string" calcext:value-type="string">
            <text:p>右肺下叶</text:p>
          </table:table-cell>
          <table:table-cell office:value-type="string" calcext:value-type="string">
            <text:p>0.8CM×1.3CM</text:p>
          </table:table-cell>
          <table:table-cell table:number-columns-repeated="1021"/>
        </table:table-row>
        <table:table-row table:style-name="ro1">
          <table:table-cell office:value-type="string" calcext:value-type="string">
            <text:p>左肺门增大,左肺门可见团块状高密度影,与周围组织界限不清,左肺上叶尖后段可见团块状高密度影,边界尚清,可见分叶,其内可见血管集束征,大小约为2.63*2.20CM。右肺中叶(36)、下叶外基底段胸膜下可见结节影(S44)。两肺纹理清晰。所示气管支气管影正常。纵隔内可见多发肿大的淋巴结,较大的短颈约为1.56CM。两胸腔无积液征象。心脏大血管未见异常。右侧肩胛骨、胸骨、部分胸椎、肋骨骨质密度不均,可见斑片状低密度影。左肺上叶占位,双侧肺门及纵隔多发软组织肿块,首先考虑周围型肺癌伴淋巴结转移可能,右肺内结节,转移?请随诊或详查;右侧肩胛骨、胸骨、部分胸椎、肋骨多发骨质破坏,考虑转移可能,请结合临床。</text:p>
          </table:table-cell>
          <table:table-cell office:value-type="string" calcext:value-type="string">
            <text:p>左肺上叶</text:p>
          </table:table-cell>
          <table:table-cell office:value-type="string" calcext:value-type="string">
            <text:p>2.63*2.20CM</text:p>
          </table:table-cell>
          <table:table-cell office:value-type="string" calcext:value-type="string">
            <text:p>淋巴结,纵隔,双侧肺门,右肺,肋骨,部分胸椎,胸骨,右侧肩胛骨</text:p>
          </table:table-cell>
          <table:table-cell table:number-columns-repeated="1020"/>
        </table:table-row>
        <table:table-row table:style-name="ro1">
          <table:table-cell office:value-type="string" calcext:value-type="string">
            <text:p>1.结合临床,右肺癌治疗后,右肺门纵隔淋巴结转移,较前2014-8-21变化不著;双肺转移,较前明显2.结合临床,左乳癌治疗后较前变化不著右肺上叶示一不规则软组织密度结节灶,截面约1.3×1.5CM,边缘分叶、毛刺,牵拉邻近胸膜凹陷,增强后呈较显著强化。右肺上叶前段示一混合磨玻璃密度灶,截面约3.6CM×1.7CM,边缘毛刺牵拉邻近胸膜凹陷,内见支气管充气征。右肺中叶近斜裂胸膜处示一软组织肿块,截面约1.5CM×2.0CM,边缘毛刺,增强后呈较显著强化。另右肺跨斜裂胸膜处,上下叶内见一混合磨玻璃密度灶,截面约4.0×1.9CM,形态不规则,牵拉邻近胸膜凹陷,内见支气管充气征。余双肺见多发结节灶,大者直径约0.5CM,部分内见小空泡。左乳见一不规则软组织结节灶,截面约0.7CM×1.0CM,边缘分叶可见少许毛刺,增强后呈轻度强化。纵隔内右上气管旁、气管前腔静脉后、右肺门见多发增大淋巴结,大者短径约1.0CM,部分内可见钙化。</text:p>
          </table:table-cell>
          <table:table-cell office:value-type="string" calcext:value-type="string">
            <text:p>左乳,右肺</text:p>
          </table:table-cell>
          <table:table-cell office:value-type="string" calcext:value-type="string">
            <text:p>0.7CM×1.0CM,4.0×1.9CM,1.5CM×2.0CM,3.6CM×1.7CM,1.3×1.5CM</text:p>
          </table:table-cell>
          <table:table-cell office:value-type="string" calcext:value-type="string">
            <text:p>右肺门纵隔淋巴结,双肺</text:p>
          </table:table-cell>
          <table:table-cell table:number-columns-repeated="1020"/>
        </table:table-row>
        <table:table-row table:style-name="ro1">
          <table:table-cell office:value-type="string" calcext:value-type="string">
            <text:p>考虑为胰头MT伴肝内外胆管扩张;灶周小淋巴结,请结合临床;肝脏右叶囊肿;胆囊增大;子宫肌瘤;右乳MT术后改变;右肺上叶后段慢性炎性小结节可能性大,建议随访;甲状腺密度欠均匀,请结合超声检查。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上颌窦内见少许软组织密度影,考虑为慢性炎症;余副鼻窦未见明显异常。 颈部PET/CT图像示双侧颌下、颈血管旁、颈后三角及锁骨区见多枚糖代谢轻度增高的淋巴结,糖代谢最高且较大者及位于右侧颈血管旁,大小约为13.2×8.4MM,最大SUV值约为3.7,考虑为慢性炎症;口咽、喉咽部无占位;甲状腺无肿大,其内密度不均匀,未见明显糖代谢异常增高。 胸部PET/CT图像示右乳MT术后缺如,术区未见明显糖代谢异常增高灶或占位;双肺纹理增多,右肺上叶后段见一直径约为5.0MM、不伴糖代谢增高的小结节,余双肺野未见明显糖代谢异常增高或占位;各级支气管腔通畅;纵隔、双肺门、腋窝无明显糖代谢异常增高灶或肿大淋巴结;双侧胸膜无增厚;双侧胸腔无积液;心脏无明显增大;左侧乳腺无殊。 腹部PET/CT图像示胰头部糖代谢异常增高的软组织肿块影,大小约为36.0×28.8MM,最大SUV值为6.4,其上段胆总管及肝内胆管明显扩张;灶周见小淋巴结,直径约为6.0MM。肝脏表面光整,各叶比例匀称,肝脏右叶近膈顶见一大小约为16.5×10.7MM、不伴糖代谢增高的囊性灶,余肝脏实质未见明显糖代谢异常增高或占位;胃壁均匀性轻度糖代谢生理性增强;肠道呈线型生理性糖代谢增强;脾脏不大,密度均,未见明显占位;胆囊增大,壁张力增高,其内密度稍增高;双肾、肾上腺无殊;腹膜后无明显糖代谢异常增高灶或肿大淋巴结;腹腔无积液。 盆部PET图像示膀胱内大量显像剂生理性积聚;肠道呈线型生理性糖代谢增强;生殖器及双侧腹股沟处未见明显糖代谢异常增强。CT平扫示膀胱充盈差;子宫前壁见一直径约为15.8MM的结节;双附件区未见明显占位;盆腔和双侧腹股沟无肿大淋巴结;盆腔无积液。 骨骼PET图像示全身骨骼未见明显糖代谢异常增高。CT定位片见颈胸腰骶椎顺列,生理曲度存在;平扫骨窗示颈、胸、腰、骶椎体及椎小关节骨质稍增生,考虑为退行性变。</text:p>
          </table:table-cell>
          <table:table-cell office:value-type="string" calcext:value-type="string">
            <text:p>胰头,右乳</text:p>
          </table:table-cell>
          <table:table-cell office:value-type="string" calcext:value-type="string">
            <text:p>36.0×28.8MM</text:p>
          </table:table-cell>
          <table:table-cell table:number-columns-repeated="1021"/>
        </table:table-row>
        <table:table-row table:style-name="ro1">
          <table:table-cell office:value-type="string" calcext:value-type="string">
            <text:p>结合临床,右乳腺癌并右腋窝淋巴结肿大,考虑转移;左腋窝淋巴结肿大右乳头上方腺体内见一软组织肿块影,边缘模糊,肿块最大截面约2.9CM×1.4CM,增强后示显著强化。左侧乳腺未见爱你异常。双侧腋窝内见多发肿大淋巴结,大者位于右侧,短径约1.5CM。双侧肺野清晰,气管及各级支气管开口通畅,未见异常。</text:p>
          </table:table-cell>
          <table:table-cell office:value-type="string" calcext:value-type="string">
            <text:p>右乳腺</text:p>
          </table:table-cell>
          <table:table-cell office:value-type="string" calcext:value-type="string">
            <text:p>2.9CM×1.4CM</text:p>
          </table:table-cell>
          <table:table-cell office:value-type="string" calcext:value-type="string">
            <text:p>右腋窝淋巴结</text:p>
          </table:table-cell>
          <table:table-cell table:number-columns-repeated="1020"/>
        </table:table-row>
        <table:table-row table:style-name="ro1">
          <table:table-cell office:value-type="string" calcext:value-type="string">
            <text:p>左肺上叶尖后段见不规则软组织结节,范围约13X10MM(IM12),边缘模糊,与胸膜关系密切。左肺上叶支气管血管束旁另见实性结节,范围约10X7MM(IM16)。左肺上叶小叶间隔增厚,左肺下叶见片状实变。右肺上叶尖段胸膜下见小斑片灶(IM7),右肺下叶胸膜下见多发索条。 <text:s text:c="3"/>纵隔2-6组及左肺门见多发肿大淋巴结,大者约30X18MM(IM18),双肺门、锁骨上区及双腋下未见肿大淋巴结。 <text:s text:c="3"/>左侧胸膜增厚,部分呈结节样增厚,左侧胸腔见液体密度。左侧胸腔引流管置入后。右侧胸膜光滑,未见胸水征象。 <text:s text:c="3"/>扫及胸廓诸骨未见明确破坏征象。 <text:s text:c="3"/>扫及腹主动脉旁见增大淋巴结。左肺上叶尖后段结节,符合恶性征象,建议对比老片。左肺上叶小结节,性质待定,追查。纵隔及左肺门肿大淋巴结转移。左侧胸膜增厚伴左侧大量胸腔积液,胸膜转移可能大;继发左肺下叶膨胀不全。右肺上叶斑片灶及下叶索条,倾向陈旧病变。纵隔多发肿大淋巴结,考虑转移。</text:p>
          </table:table-cell>
          <table:table-cell office:value-type="string" calcext:value-type="string">
            <text:p>左肺上叶</text:p>
          </table:table-cell>
          <table:table-cell office:value-type="string" calcext:value-type="string">
            <text:p>10X7MM,13X10MM</text:p>
          </table:table-cell>
          <table:table-cell office:value-type="string" calcext:value-type="string">
            <text:p>左肺门淋巴结,左侧胸膜,纵隔淋巴结</text:p>
          </table:table-cell>
          <table:table-cell table:number-columns-repeated="1020"/>
        </table:table-row>
        <table:table-row table:style-name="ro1">
          <table:table-cell office:value-type="string" calcext:value-type="string">
            <text:p>考虑右上肺周围型肺癌伴双肺门、纵隔、左锁骨上区淋巴结转移。右颈内静脉、右头臂干、上腔静脉癌栓形成。双肺所发结节及斑片影,考虑转移。右上肺胸膜结节,考虑转移。左锁骨上区小淋巴结,性质待定。右侧少量胸腔积液。心包积液。双肾上腺结节状增粗,可疑转移瘤。T1椎体病灶,可疑转移瘤。右肺上叶可见一不规则肿物,最大层面大小约58MM×53MM,边缘毛糙,可见分叶及短毛刺,密度欠均匀;病灶包绕右肺上叶支气管及其分支,右肺上叶尖段支气管闭塞于病灶内部闭塞、截断,病灶包绕右肺动脉主干及右肺上叶动脉,上腔静脉管腔内见大片充盈缺损,右侧颈内静脉 <text:s text:c="75"/>(舌骨水平至汇入头臂静脉段)、右头臂静脉完全闭塞。病灶与纵隔与右肺门肿大淋巴结融合,分界不清;病灶周围右肺上叶内见多小斑片影,边界欠清。双肺见多发散在斑片影及结节影,边界欠清,较大者约20MM×18MM。纵隔(血管前、双上下气管旁、主动脉旁、主肺动脉窗、隆突下)、双肺门可见多个肿大淋巴结,大部分融合,较大者约35MM×35MM,边界不清,增强扫描不均匀明显强化。右锁上见多个肿大淋巴结,大部分融合,大小约44MM×37MM,边界不清,增强扫描不均匀明显强化,部分呈环形强化。左锁骨上区见一小淋巴结,直径约5MM,边界清,增强扫描较明显强化。心包见积液。右侧胸腔见少量积液。左侧胸腔未见明显积液。右上肺胸膜局部见扁丘状隆起,较大者约12MM×10MM,边界清。左侧胸膜未见明显增厚。腋窝未见明确肿大淋巴结。双颈结构清晰,各血管充盈良好,甲状腺双叶及峡部形态正常,密度均匀,未见占位性病变;喉咽腔形态正常,双侧真假声带未见增厚,前联合未见增厚,梨状窝对称;双侧颌下腺、腮腺大小形态正常,密度均匀;双颈未见肿大淋巴结。肝脏形态正常,各叶比例在正常范围以内,其外形轮廓光整,密度均匀;肝内胆管正常,其内未见结石影,胆囊大小正常,其内未见结石影,胆总管未见扩张,其内未见结石影;肝门区未见异常;门静脉未见异常;脾大小正常,密度均匀;胰腺大小、形态正常,密度均匀;双侧肾上腺结合部见结节状增粗(SE11,IM287、295),大小分别约7MM(左侧)、5MM(右侧),增强扫描不均匀强化。双肾未见异常;膈脚后、腹主动脉旁未见肿大淋巴结。T1椎体可见小低密影,边缘模糊,余扫描层面所见骨质未见明确破坏征象。</text:p>
          </table:table-cell>
          <table:table-cell office:value-type="string" calcext:value-type="string">
            <text:p>右上肺</text:p>
          </table:table-cell>
          <table:table-cell office:value-type="string" calcext:value-type="string">
            <text:p>12MM×10MM</text:p>
          </table:table-cell>
          <table:table-cell office:value-type="string" calcext:value-type="string">
            <text:p>左锁骨上区淋巴结,纵隔淋巴结,双肺门淋巴结,双肺,右上肺胸膜,双肾上腺,T1椎体</text:p>
          </table:table-cell>
          <table:table-cell table:number-columns-repeated="1020"/>
        </table:table-row>
        <table:table-row table:style-name="ro1">
          <table:table-cell office:value-type="string" calcext:value-type="string">
            <text:p>左乳上象限团块及其旁小结节,考虑乳腺癌可能性大。 左侧腋窝肿大淋巴结,考虑转移。 左乳外上象限小片状强化灶,考虑增殖灶可能性大。 左肺下叶胸膜下小结节,考虑增殖灶可能性大,建议复查。 右肺中叶纤维增殖灶。 脾内多发低密度灶,性质待定,血管瘤?转移瘤?建议MR检查。 副脾。 肝脏未见明确病变。颈部未见明确病变。左乳上象限可见一异常密度团块,边界欠清,范围约41MM×31MM×42MM,密度欠均匀,增强后可见边缘明显强化,病灶后缘与胸壁软组织分界欠清,病灶上极外侧可见一小结节,直径约3门脉,亦呈边缘强化。左乳外上象限腺体内见一小片状强化影,边界尚清,大小约6MM×7MM。左侧腋窝可见肿大淋巴结,边界欠清,大者大小约12MM×18MM,增强后呈不均匀强化。 右侧乳腺形态、密度尚可,未见异常强化灶。右侧腋窝未见肿大淋巴结。 左肺下叶外基底段胸膜下可见小结节灶,直径约2MM,边界清楚。右肺中叶内侧段可见散在索条,边界尚清。余双肺纹理尚清,未见明确实质性病变。 气管及支气管分支通畅。 <text:s/>双肺门及纵隔未见明显肿大淋巴结。双侧胸腔未见积液。双侧胸膜无增厚、粘连。 <text:s text:c="2"/>肝脏形态正常,各叶比例尚可,其外形轮廓光整,密度均匀,未见异常强化表现。肝内胆管正常,胆囊大小正常,胆总管未见扩张,其内均未见结石影。门静脉充盈尚可。 <text:s/>脾大小正常,脾内可见散在低密度灶,边界尚清,大者直径约10MM,增强后动脉期强化不明显,门脉期及平衡期似见轻度强化,范围略显缩小。脾周见小结节,大者直径约8MM,强化与脾一致。 胰腺未见异常。所示双肾未见异常。双肾上腺所见正常。 <text:s/>膈脚后、胃左、腹腔干、腹主动脉旁未见肿大淋巴结。 颈部结构清晰,各血管充盈良好,甲状腺双叶及峡部形态正常,密度均匀,未见占位性病变;喉咽腔形态正常,双侧真假声带未见增厚,前联合未见增厚,梨状窝对称。 双侧颌下腺、腮腺大小形态正常,密度均匀。颈部未见肿大淋巴结。 所见骨质结构未见破坏征象。</text:p>
          </table:table-cell>
          <table:table-cell office:value-type="string" calcext:value-type="string">
            <text:p>左乳</text:p>
          </table:table-cell>
          <table:table-cell office:value-type="string" calcext:value-type="string">
            <text:p>6MM×7MM,41MM×31MM×42MM</text:p>
          </table:table-cell>
          <table:table-cell office:value-type="string" calcext:value-type="string">
            <text:p>左侧腋窝淋巴结</text:p>
          </table:table-cell>
          <table:table-cell table:number-columns-repeated="1020"/>
        </table:table-row>
        <table:table-row table:style-name="ro1">
          <table:table-cell office:value-type="string" calcext:value-type="string">
            <text:p>1.右肺下叶癌并右侧胸膜转移、纵隔、双锁上、右侧心膈角多发淋巴结转移、双肺多发转移,较前2014-9-1好转;2.右侧胸腔积液较前减少;3.T11骨转移,溶骨性改变较前减少,部分密度增高,考虑为骨质修复,考虑好转右肺下叶后基底段可见一软组织肿块,边缘分叶毛刺,与邻近胸膜关系密切,最大截面约为2.5CM×2.0CM(纵隔窗),增强后中度强化,双肺野内可见多发大小不一的结节影,大者长径约为1.4CM,纵隔内右上气管旁、腔静脉后、主肺动脉窗区、隆突下、双锁上、右侧心膈角区可见多发肿大淋巴结,大者短径约为0.9CM;右侧胸膜条形增厚伴强化,右侧胸腔可见液性密度影。T11椎体可见溶骨性骨质破坏影。</text:p>
          </table:table-cell>
          <table:table-cell office:value-type="string" calcext:value-type="string">
            <text:p>右肺下叶</text:p>
          </table:table-cell>
          <table:table-cell office:value-type="string" calcext:value-type="string">
            <text:p>2.5CM×2.0CM</text:p>
          </table:table-cell>
          <table:table-cell office:value-type="string" calcext:value-type="string">
            <text:p>双肺,右侧心膈角淋巴结,双锁上淋巴结,纵隔淋巴结,右侧胸膜,T11</text:p>
          </table:table-cell>
          <table:table-cell table:number-columns-repeated="1020"/>
        </table:table-row>
        <table:table-row table:style-name="ro1">
          <table:table-cell office:value-type="string" calcext:value-type="string">
            <text:p>左肺下叶支气管狭窄,局部见软组织密度结节灶,增强后病变呈不均匀强化,远端肺野内可见斑片状密度增高影。左肺上叶透光区略示增高。左肺门10区及11区、纵隔内8R、8L、7区见增大淋巴结,并相互融合,大者短径约1.8CM;4R、4L区见稍大淋巴结;增强后不均匀强化。 <text:s/>肝左叶见一大小约6.2CM×4.8CM囊性密度灶,厚壁,见少许壁结节向腔内突出,增强后壁结节可见强化。病变周期肝实质动脉期见片状一过性显著强化区,考虑为灌注异常。门静脉左支受压变形。胆囊未见异常。胰腺颈部略示一长径约0.6CM低密度灶,边缘略示模糊。脾、双肾及肾上腺未见异常。腹腔及腹膜后未见显著增大淋巴结。1.左肺下叶中心型肺癌伴阻塞性炎症,较前2015-09-08略好转;左肺门、纵隔淋巴结转移,部分变化不著,部分略增大2.肝左叶囊实性占位,伴肝内胆管轻度扩张,考虑转移可能性大,较前缩小3.胰腺略示低密度灶,考虑转移,较前变化不著</text:p>
          </table:table-cell>
          <table:table-cell office:value-type="string" calcext:value-type="string">
            <text:p>左肺下叶</text:p>
          </table:table-cell>
          <table:table-cell/>
          <table:table-cell office:value-type="string" calcext:value-type="string">
            <text:p>纵隔淋巴结,左肺门淋巴结,肝内胆管,胰腺</text:p>
          </table:table-cell>
          <table:table-cell table:number-columns-repeated="1020"/>
        </table:table-row>
        <table:table-row table:style-name="ro1">
          <table:table-cell office:value-type="string" calcext:value-type="string">
            <text:p>右侧乳癌术后胸壁、胸膜、淋巴结转移化疗后,与2013-6-24片比较: <text:s/>右侧乳腺缺失,右侧胸壁皮肤局部增厚,部分区域呈结节样,最厚处约4MM,较前片增厚。后方脂肪间隙消失。左侧乳腺未见明确病变。双侧腋窝未见肿大淋巴结。 右侧胸膜呈不均匀增厚,最厚处约 10MM,密度不均匀,增强扫描呈较明显强化,较前片增厚。右侧胸膜腔内见少量积液。右肺体积缩小,密度增高,肺纹理聚拢。右肺上叶前段、右肺中叶内段、右肺下叶后基底段见片状高密度影,增强扫描强化明显,内见支气管气象,范围较前稍增大。气管及支气管分枝通畅。 <text:s text:c="2"/>左肺上叶下舌段见片状毛玻璃样病变,密度较均匀,边界模糊。 右上、下气管旁、隆突下、双肺门、食管旁见数枚肿大淋巴结,最大者约57MM×25MM,相互融合,增强不均匀强化,部分淋巴结与气管后壁、食管分界不清,较前稍增大。 左侧叶间胸膜见局灶性稍增厚,较前未见明显变化。 肝脏形态未见异常,其外形轮廓光整,密度普遍减低,肝内未见结节、肿块影,同前相似。肝内胆管未见扩张,其内未见结石影。胆囊其内未见结石影。胆总管未见扩张,其内未见结石影。肝门区未见明确病变。门静脉未见异常。脾不大,密度均匀。胰腺大小、形态未见异常,密度均匀。双肾未见异常。双肾上腺未见肿物。 <text:s/>右肾上极水平下腔静脉后方见一肿大淋巴结,大小约23MM×15MM,增强扫描强化欠均匀,较前未见明显变化。 扫描所见骨质未见骨质破坏征象。 <text:s/>甲状腺右侧叶体积增大,增强扫描强化欠均匀,未见明显变化。右侧乳癌术后右胸壁、胸膜、淋巴结转移化疗后。 右胸壁皮肤局限性增厚,符合肿瘤复发。纵隔、双肺门淋巴结转移,较前增大。 右侧胸膜增厚、多发结节并胸腔积液,右胸膜结节较前增大。 左侧叶间胸膜局限性稍增厚,较前未见明显变化。 右肺肺不张及炎症,范围较前稍增大。 左肺上叶下舌段片状病变,考虑炎症可能性大。 脂肪肝;下腔静脉后方淋巴结肿大,考虑转移,未见明显变化。 甲状腺右侧叶改变,考虑结节性甲状腺肿可能性大。</text:p>
          </table:table-cell>
          <table:table-cell office:value-type="string" calcext:value-type="string">
            <text:p>右侧乳</text:p>
          </table:table-cell>
          <table:table-cell/>
          <table:table-cell office:value-type="string" calcext:value-type="string">
            <text:p>胸壁,胸膜,淋巴结,右胸壁,双肺门淋巴结,纵隔淋巴结,下腔静脉后方淋巴结</text:p>
          </table:table-cell>
          <table:table-cell table:number-columns-repeated="1020"/>
        </table:table-row>
        <table:table-row table:style-name="ro1">
          <table:table-cell office:value-type="string" calcext:value-type="string">
            <text:p>禁食6小时余,静脉注射 18 F-FDG后,休息约60分钟,行全身PET/CT断层显像。 脑部PET/CT图像示左侧颞叶见伴糖代谢减低的大片状稍低密度影,边界不清晰,邻近脑池受压变窄,中线结构未见明显移位;余脑实质未见明显糖代谢异常或占位。 眼眶部PET图像示眼球、眼眶内未见明显糖代谢异常。眼眶CT平扫示眼球环壁完整,球内未见异常密度灶,眼外肌对称未见增粗及异常变细,视神经未见异常密度灶,眶内脂肪间隙清晰。 鼻咽PET图像示鼻咽部、咽旁间隙、副鼻窦均未见明显糖代谢异常增高灶。鼻咽CT平扫示鼻咽顶后壁无增厚、表面光滑,两侧壁软组织对称,咽隐窝及咽鼓管开口无变窄,咽旁间隙清晰。副鼻窦未见明显异常。 颈部PET/CT图像示右侧锁骨区见伴糖代谢增高的淋巴结,糖代谢最高且较大者大小约为11.2×9.0MM,最大SUV值为3.0;甲状腺双叶无肿大,密度欠均匀,右叶伴糖代谢增高,最大SUV值为3.2;余颈部及左侧锁骨区未见明显糖代谢异常增高灶或肿大淋巴结;口咽、喉咽无殊。 胸部PET/CT图像示左肺上叶尖后段见伴糖代谢异常增高的环形结节影,大小约为8.7× 6.9MM,最大SUV值为9.2;右肺上叶尖段胸膜下见伴糖代谢轻度增高的片状实变影,范围约为37.2×9.47MM,最大SUV值为2.1,与邻近胸膜分界不清;右肺上、下叶及左肺上、下叶见多发不伴糖代谢异常增高的小结节影,直径均小于5.0MM;两肺野散在少许斑片条索影及小囊状透亮影;胸廓入口处右侧气管食管沟、腔静脉气管间隙、主肺动脉窗、气管隆突下、右肺门见多发淋巴结,部分伴糖代谢增高,糖代谢最高且较大者位于右肺门,大小约为11.8×8.8MM,最大SUV值为4.5;左肺门、双侧腋窝未见明显糖代谢异常增高灶或肿大淋巴结;双侧胸腔无积液;心脏无明显增大。 腹部PET图像示胃壁、肠道呈生理性糖代谢增强;肝、胆囊、胰、脾、双肾上腺、肾、输尿管及大血管处未见明显糖代谢异常增高。CT平扫示肝脏表面光整,各叶比例匀称,内见多发囊性低密度影,较大者位于左叶,大小约为8.3×7.4MM;肝内外胆管无扩张;脾脏不大,密度均,未见明显占位;左肾上极见直径约为6.7MM的囊性灶;胆囊、胰、右肾、双侧肾上腺未见明显占位;腹膜后无明显肿大淋巴结;腹腔无积液。 盆部PET/CT图像示肛管糖代谢增高,最大SUV值为5.2,考虑为生理性摄取或炎性病变可能;膀胱充盈差,内见显像剂生理性积聚;余肠道呈生理性糖代谢增强;生殖器及双侧腹股沟处未见明显糖代谢异常增强;膀胱充盈,壁光滑无增厚;双侧精囊腺形态可;双侧膀胱精囊三角对称;前列腺无明显增大,密度均;盆腔和双侧腹股沟无肿大淋巴结;盆腔无积液。 骨骼PET图像未见糖代谢异常增高。CT定位片见颈胸腰骶椎顺列,生理曲度存在;平扫骨窗示全身多处骨骼见点状致密影,考虑为“骨岛”可能;脊柱多个椎体及椎小关节骨质增生,提示为退行性改变。考虑为左肺上叶尖后段周围型MT可能;左侧颞叶糖代谢减低的稍低密度灶,MT待排,请结合增强MRI检查;右肺上叶尖段陈旧灶可能;两肺上、下叶小结节,请结合临床随访;两肺少许慢性炎症及轻度气肿;右侧锁骨区、纵隔、右侧肺门淋巴结炎性病变可能;甲状腺双叶良性病变可能,请结合超声检查;肝脏囊肿;左肾囊肿。</text:p>
          </table:table-cell>
          <table:table-cell office:value-type="string" calcext:value-type="string">
            <text:p>左肺上叶</text:p>
          </table:table-cell>
          <table:table-cell office:value-type="string" calcext:value-type="string">
            <text:p>8.7× 6.9MM</text:p>
          </table:table-cell>
          <table:table-cell table:number-columns-repeated="1021"/>
        </table:table-row>
        <table:table-row table:style-name="ro1">
          <table:table-cell office:value-type="string" calcext:value-type="string">
            <text:p>左肺下叶基底干支气管截断,局部见不规则软组织肿块,大小约为47X46MM(IMA36),肿块边缘见多发毛刺影,部分边缘与左侧叶间胸膜分界不清,其远端肺组织不张,呈不规则片絮影。右肺未见异常密度区及结节灶。\U007F <text:s text:c="3"/>左侧胸膜结节样增厚,左侧胸腔内见少量积液。\U007F <text:s text:c="3"/>纵隔内4、5、7、10组见多发淋巴结,较大淋巴结位于气管隆突下,大小约为39X39MM(IMA31)。\U007F <text:s text:c="3"/>双侧锁骨上区未见肿大淋巴结。\U007F <text:s text:c="3"/>T9椎体见低密度区,局部见不规则软组织密度影,病变区与邻近右侧胸膜分界不清。 \U007F\U007F左肺下叶基底干占位伴肺组织不张,考虑恶性,肺癌可能性大。\U007F左侧胸膜增厚及左侧胸腔内积液,考虑右侧胸膜转移。\U007F纵隔内多发淋巴结,考虑转移。\U007FT9椎体低密度灶,骨转移?建议骨扫描检查。</text:p>
          </table:table-cell>
          <table:table-cell office:value-type="string" calcext:value-type="string">
            <text:p>左肺下叶</text:p>
          </table:table-cell>
          <table:table-cell office:value-type="string" calcext:value-type="string">
            <text:p>47X46MM</text:p>
          </table:table-cell>
          <table:table-cell office:value-type="string" calcext:value-type="string">
            <text:p>右侧胸膜,纵隔内淋巴结,骨,9椎体</text:p>
          </table:table-cell>
          <table:table-cell table:number-columns-repeated="1020"/>
        </table:table-row>
        <table:table-row table:style-name="ro1">
          <table:table-cell office:value-type="string" calcext:value-type="string">
            <text:p>肺癌脑转移、纵隔淋巴结转移放化疗后6个月复查,对照2014-3-25片: 右上肺叶局部缺失,支气管残端见金属灶,未见肿物。右残肺膨胀好,右肺下叶后基底段近胸膜处见一类结节,边界清,短径约3MM。右肺下叶见不规则斑片磨玻璃稍高密度灶。右上肺支气管中断,余气管及支气管分支通畅。右侧上气管旁见肿大淋巴结,大小约15MM×11MM,增强扫描较明显强化,右侧血管前及隆突下见小淋巴结,大小约6MM×6MM及9MM×8MM。双侧胸腔未见积液。右侧胸膜稍增厚、粘连,左侧胸膜无增厚、粘连。 肝脏形态正常,各叶比例在正常范围以内,其外形轮廓光整,密度不均匀。肝S8见一小低密度影,直径约5MM,边界清,增强未见强化。肝S6见一小结节低密度灶,边界清短径约3MM,强化不明显,较前未见明显变化。胆囊大小正常,其内未见结石影。肝内胆管、胆总管未见扩张,其内未见结石影。肝门区正常。门静脉所见正常。脾大小正常,密度不均匀,见一结节低密度灶,边界欠清,大小约12MM×12MM,轻度强化,较前稍缩小。胰腺大小、形态正常,密度均匀。双肾所见正常。双肾上腺所见正常。 腹膜后未见明显肿大淋巴结。 双颈结构清晰,各血管充盈良好,甲状腺双叶及峡部形态正常,密度均匀,未见占位性病变。喉咽腔形态正常,双侧真假声带未见增厚,前联合未见增厚,梨状窝对称。双侧颌下腺、腮腺大小形态正常,密度均匀。颈部肌群排列对称,密度均匀,肌间隙未见明显异常,左颈IV、V区、左侧锁骨上窝见多个淋巴结,边界清,最大短径约11MM。 右侧第5后肋局部骨质不连续,考虑术后改变,T12左侧椎板、L2椎体见不规则高密度灶,余所见骨质未见明确破坏征象。肺癌脑转移、纵隔淋巴结转移放化疗后6个月复查,对照2014-3-25片: 右肺下叶后基底段类结节,增殖灶可能。右肺下叶斑片磨玻璃影,炎症可能。 右侧上气管旁淋巴结肿大,较前无大变化。 右侧血管前及隆突下小淋巴结,大致同前。 左颈IV、V区、左侧锁骨上窝多发淋巴结。 肝S8囊肿。肝S6小结节低密度灶,同前。脾脏低密度灶,较前稍缩小,可疑转移,建议随诊。 T12左侧椎板、L2椎体病灶,考虑骨转移。</text:p>
          </table:table-cell>
          <table:table-cell office:value-type="string" calcext:value-type="string">
            <text:p>肺</text:p>
          </table:table-cell>
          <table:table-cell/>
          <table:table-cell office:value-type="string" calcext:value-type="string">
            <text:p>纵隔淋巴结,脑,脾脏,L2椎体,左侧椎板</text:p>
          </table:table-cell>
          <table:table-cell table:number-columns-repeated="1020"/>
        </table:table-row>
        <table:table-row table:style-name="ro1">
          <table:table-cell office:value-type="string" calcext:value-type="string">
            <text:p>1.左肺下叶中心型肺癌,侵及左下肺静脉,伴局部肺不张,左肺门、纵隔淋巴结转移2.左侧胸腔少量积液3.肝左叶囊实性占位,伴肝内胆管轻度扩张,考虑转移可能性大,建议活检或治疗后复查4.胰腺占位,考虑转移伴胰管轻度扩张左肺下叶支气管截断,局部见一软组织密度肿块,其远端见不张实变的肺组织影,病变大小不易准确测量,估计长径约5.5CM左右,病变与心包关系密切;增强后病变呈不均匀强化,并见病变包埋左下肺静脉。左肺上叶透光区略示增高。余双肺清晰。左肺门10区及11区、纵隔内8R、8L、7区见增大淋巴结,并相互融合,4R、4L区见稍大淋巴结,大者短径约4.0CM,心包及右肺动脉轻度受压;增强后不均匀强化。左侧胸腔内见少许液性密度影。 <text:s/>肝左叶见一大小约10.2CM×7.7CM囊性密度灶,厚壁,见壁结节向腔内突出,增强后壁结节可见强化。病变周期肝实质动脉期见片状一过性显著强化区,考虑为灌注异常。病变远端见少许轻度扩张的胆管影。门静脉左支受压变形。胆囊未见异常。胰腺颈部见一长径约0.9CM低密度灶,边缘略示模糊,其远端胆管轻度扩张。脾、双肾及肾上腺未见异常。腹腔及腹膜后未见显著增大淋巴结。</text:p>
          </table:table-cell>
          <table:table-cell office:value-type="string" calcext:value-type="string">
            <text:p>左肺下叶</text:p>
          </table:table-cell>
          <table:table-cell office:value-type="string" calcext:value-type="string">
            <text:p>5.5CM</text:p>
          </table:table-cell>
          <table:table-cell office:value-type="string" calcext:value-type="string">
            <text:p>纵隔淋巴结,左肺门淋巴结,肝内胆管,胰腺</text:p>
          </table:table-cell>
          <table:table-cell table:number-columns-repeated="1020"/>
        </table:table-row>
        <table:table-row table:style-name="ro1">
          <table:table-cell office:value-type="string" calcext:value-type="string">
            <text:p>右乳癌术后多线治疗后,肝转移术后,对比2016-10-20、10-15、04-07片:右乳癌术后改变,局部未见明显复发。 双下肺小结节,考虑转移可能。双下肺增殖灶,较前未见明显变化。 甲状腺右叶及峡部结节,较前未见明显变化,考虑结节性甲状腺肿可能性大。 肝内多发类圆形结节,考虑转移,较前增大增多。 肝门区、门腔间隙及下腔静脉旁淋巴结,较前增大。双肾多发小囊肿。 <text:s/>L1椎体、L2椎体、骶尾椎体内、双侧髂骨、双侧坐骨后支、左侧股骨见多发类圆形致密影,考虑转移可能。 <text:s/>盆腔CT未见明显异常。头颅CT扫描未见明显异常。右乳癌术后多线治疗后,肝转移术后,对比2016-10-20、10-15、04-07片: 右乳术后缺失,局部皮肤未见明显增厚;左乳大小、形态未见明显异常。双侧腋窝及内乳区未见明显肿大淋巴结。 右肺下叶外基底段(SE14,IM166)、左肺下叶后基底段(SE14,IM177)各见一结节,大者直径约6MM,边界清,增强可见轻度强化。双肺下叶见条索影及类结节灶,边界较清,较前未见明显变化。气管及支气管分支通畅。双肺门及纵隔未见明显肿大淋巴结。双侧胸腔未见积液。右侧斜裂可见结节样稍厚,左侧胸膜无增厚、粘连。所示甲状腺右叶及峡部可见数个低密度结节,最大约25MM×16MM,边界欠清,增强可见明显不均匀强化,较前未见明显变化。 肝脏形态正常,各叶比例在正常范围以内,其外形轮廓光整,密度不均匀。肝S1见一不规则低密度灶,大小约17MM×12MM,边界稍模糊,密度欠均匀,增强扫描不均匀强化;残肝内见多发小类圆形稍低密度灶,大者直径15MM,边界模糊,增强扫描轻度强化,较前增大增多。肝内胆管正常,胆囊大小正常,胆总管未见扩张。门静脉所见正常。肝门区、门腔间隙及下腔静脉旁见数枚淋巴结,相互融合,增强扫描明显强化,较大者24MM×17MM,较前增大。脾大小、形态正常,密度均匀。胰腺体积缩小,实质萎缩,密度均匀。双肾见多个小类圆形低密度影,边界清,大小约2~3MM,未见强化。双肾上腺未见异常。膈脚后、胃左、腹腔干、腹主动脉旁未见肿大淋巴结。 膀胱充盈良好,境界清楚。子宫大小、形态未见明显异常,子宫颈大小、形态未见异常。盆腔未见软组织肿块影。直肠未见明显异常。双侧髂血管旁、腹股沟未见肿大淋巴结。 大脑各叶、小脑及脑干形态未见异常,脑实质内未见明确异常密度影及异常强化灶,脑沟、裂、池不宽,脑室对称不大,中线结构无移位,幕下结构未见异常,颅骨未见骨质异常。 L1椎体、L2椎体、骶尾椎体内、双侧髂骨、双侧坐骨后支、左侧股骨见多发类圆形致密影,大者直径约10MM,边界较清。余骨质未见明显异常。</text:p>
          </table:table-cell>
          <table:table-cell office:value-type="string" calcext:value-type="string">
            <text:p>右乳</text:p>
          </table:table-cell>
          <table:table-cell/>
          <table:table-cell office:value-type="string" calcext:value-type="string">
            <text:p>双下肺,肝,左侧股骨,双侧坐骨后支,双侧髂骨,骶尾椎体内,L2椎体,L1椎体</text:p>
          </table:table-cell>
          <table:table-cell table:number-columns-repeated="1020"/>
        </table:table-row>
        <table:table-row table:style-name="ro1">
          <table:table-cell office:value-type="string" calcext:value-type="string">
            <text:p>右侧乳腺10点钟方向,距离乳头2CM可见一个低回声病灶,大小约为28×17MM,不规则形,非平行生长,边缘不完整,可见细分叶、成角、毛刺等改变,内部回声不均匀,可见点状强回声,后方回声衰减。病灶处乳腺浅筋膜浅、深层中断。COOPER'S韧带夹角增大。CDFI:上述病灶内点状血流信号,可探及动脉频谱:VP:37CM/S,RI:0.73。左侧乳腺各层组织结构清晰,腺组织较均质,呈细蜂窝状较强回声,其内未见明确肿物回声。乳腺导管未见扩张。CDFI:左侧乳腺腺体内未见明确异常血流信号。右侧腋窝及右侧锁骨上区可见多个淋巴结回声,较大约29×15MM(腋下组),10×7MM(腋中组)、5×4MM(腋上组)、13×10MM(锁骨上区),椭圆形,边界清,皮髓质分界不清,淋巴门结构未探及。CDFI:上述淋巴结部分可见门型血流信号。左侧腋窝、左侧颈部及左侧锁骨上区未见明确异常淋巴结回声。右侧乳腺10点钟实性病灶,符合乳腺CA(BI-RADS分类:5)。右侧腋窝右侧锁骨上区多发淋巴结,考虑转移性淋巴结。左侧乳腺未见明确占位性病变(BI-RADS分类:1)。左侧腋窝左侧颈部左侧锁骨上区未见明确异常淋巴结声像。</text:p>
          </table:table-cell>
          <table:table-cell office:value-type="string" calcext:value-type="string">
            <text:p>右侧乳腺</text:p>
          </table:table-cell>
          <table:table-cell office:value-type="string" calcext:value-type="string">
            <text:p>28×17MM</text:p>
          </table:table-cell>
          <table:table-cell office:value-type="string" calcext:value-type="string">
            <text:p>右侧腋窝淋巴结,右侧锁骨上区淋巴结</text:p>
          </table:table-cell>
          <table:table-cell table:number-columns-repeated="1020"/>
        </table:table-row>
        <table:table-row table:style-name="ro1">
          <table:table-cell office:value-type="string" calcext:value-type="string">
            <text:p>1.结合临床,左肺上叶占位,考虑左肺癌;纵隔淋巴结转移 <text:s/>2.双肺纤维灶 <text:s/>3.双肺气肿 <text:s/>4.右肺下叶小结节灶,建议观察 <text:s/>5.左侧胸膜增厚 <text:s/>6.肝囊肿 <text:s/>7.右侧肾上腺低密度灶,考虑腺瘤左肺上叶胸膜下见一不规则软组织密度肿块影,与胸膜相贴,截面积约6.8CM×3.6CM;增强呈较显著不均匀强化。纵隔内主动脉弓旁、左肺动脉旁见多发肿大淋巴结,大者短径约2.3CM。双肺野内见少许条索状影,其内可见囊泡状过度透光区。右肺下叶见一小结节灶,直径不足0.5CM。左侧胸膜局部增厚。左锁上见小淋巴结,短径不足0.5CM。 <text:s text:c="3"/>肝脏体积略缩小,其内可见多发囊性密度灶,边界清,未见强化,大者直径约3.0CM。右侧肾上腺见一低密度灶,密度较低,直径约2.4CM。胆囊壁不厚。胰腺、脾、左侧肾上腺及双肾未见明确异常。腹腔及腹膜后未见明确肿大淋巴结。</text:p>
          </table:table-cell>
          <table:table-cell office:value-type="string" calcext:value-type="string">
            <text:p>左肺上叶</text:p>
          </table:table-cell>
          <table:table-cell office:value-type="string" calcext:value-type="string">
            <text:p>6.8CM×3.6CM</text:p>
          </table:table-cell>
          <table:table-cell office:value-type="string" calcext:value-type="string">
            <text:p>纵隔淋巴结</text:p>
          </table:table-cell>
          <table:table-cell table:number-columns-repeated="1020"/>
        </table:table-row>
        <table:table-row table:style-name="ro1">
          <table:table-cell office:value-type="string" calcext:value-type="string">
            <text:p>左上肺癌术后化疗后,与2013-3-14日片对比: 肝脏形态正常,各叶比例在正常范围以内,其外形轮廓光整,密度均匀。 肝内胆管正常,其内未见结石影,胆囊大小正常,其内未见结石影,胆总管未见扩张,其内未见结石影。肝门区正常。门静脉所见正常。 <text:s/>脾大小正常,密度均匀。胰腺大小、形态正常,密度均匀。 双肾所见正常。双肾上腺所见正常。 腹主动脉旁见小淋巴结,短径约8MM,膈脚后、腹主动脉旁未见肿大淋巴结。 膀胱充盈良好,境界清楚。精囊大小、形态正常,密度均匀,膀胱精囊角存在。 前列腺大小、形态正常,密度均匀。 双侧髂血管旁、腹股沟未见肿大淋巴结。 盆腔见少量液体密度影。 扫描范围内双肺多发结节、肿块影,大者直径约30MM,边界欠清,增强扫描较明显强化。双侧胸腔见少量积液,左侧胸膜见增厚。 所见骨质未见明确破坏征象。左上肺癌术后化疗后,与2013-3-14日片对比: 腹主动脉旁小淋巴结。 <text:s text:c="2"/>盆腔少量积液。 双下肺多发结节肿块影,考虑转移瘤。 <text:s text:c="2"/>双侧胸腔积液,左侧胸膜增厚。</text:p>
          </table:table-cell>
          <table:table-cell office:value-type="string" calcext:value-type="string">
            <text:p>左上肺</text:p>
          </table:table-cell>
          <table:table-cell/>
          <table:table-cell office:value-type="string" calcext:value-type="string">
            <text:p>双下肺</text:p>
          </table:table-cell>
          <table:table-cell table:number-columns-repeated="1020"/>
        </table:table-row>
        <table:table-row table:style-name="ro1">
          <table:table-cell office:value-type="string" calcext:value-type="string">
            <text:p>右主支气管后壁见结节样病变,密度均匀,边界较清楚,范围约11MM×20MM,右主支气管变窄。 病变向外延伸致右肺中间支气管、下叶支气管壁增厚,管腔变窄。右肺中叶、下叶见少量片状稍高密度病变,密度不均匀,边界模糊。右肺上叶后段见片状无纹理低密度区,边界清楚,壁薄。左下气管旁、气管隆突下见多发肿大淋巴结,最大者短径约14MM。左肺上叶舌段家少量斑片状高密度病变,边界较清楚。双侧胸腔未见积液。胸膜未见增厚。扫描范围内胸椎、胸壁骨及软组织未见异常。肝脏轮廓未见明显异常,各叶比例在正常范围以内,其外形轮廓光整。肝S、6分别见一个小低密度灶,密度均匀,增强扫描未见明显强化,边界清晰、锐利,较大者直径约6MM。肝内胆管未见明显异常,胆囊未见明显扩张,胆总管未扩张。肝门区未见明显异常。门静脉所见未见明显异常。脾大小未见明显异常,密度均匀。胰腺大小、形态未见明显异常,密度均匀。双肾见数个类圆形低密度病变,密度均匀,边界清晰,增强扫描未见明显强化,最大者直径约10MM。双肾上腺未见明显异常。腹腔干周围、腹主动脉旁、肠系膜根部未见肿大淋巴结。右侧主支气管、中间支气管、中叶及下叶支气管壁增厚,符合中央型肺癌并右肺中、下叶阻塞性肺炎纵膈肿大淋巴结,考虑转移瘤右肺上叶后段肺大泡左肺上叶舌段片状病变,考虑增值性病变 肝多发低密度病变,考虑肝囊肿双肾多发囊肿。</text:p>
          </table:table-cell>
          <table:table-cell office:value-type="string" calcext:value-type="string">
            <text:p>肺</text:p>
          </table:table-cell>
          <table:table-cell table:number-columns-repeated="1022"/>
        </table:table-row>
        <table:table-row table:style-name="ro1">
          <table:table-cell office:value-type="string" calcext:value-type="string">
            <text:p>右肺上叶前段见一团块状软组织肿物,大小约43MM×38MM,密度尚均匀,未见钙化、坏死,轮廓不光整,边缘可见分叶,部分边界欠清晰,增强扫描较明显不均匀强化,病灶远端见片状影,增强扫描明显强化。右肺上叶(SE7,IM90)见一结节,直径约3MM,边界清。右肺、左肺上叶舌段见数个类结节灶,大者直径约4MM,边界清。右肺中叶内侧段见条片影,边界清,增强扫描可见明显强化。左肺下叶见少许斑片影,边界不清。 右肺上叶前段支气管狭窄,气管及左肺支气管分支通畅。 <text:s/>右上下气管旁及右侧肺门见数个肿大淋巴结,大者短径约17MM,密度尚均匀,增强扫描可见中度或明显强化。右侧锁骨上窝见数个小淋巴结,大者短径约5MM,边界清,密度均匀。双侧胸腔未见积液。双侧胸膜未见增厚。CTA示:右肺上叶肺动脉走形于病灶,局部管壁稍僵硬,未见明显充盈缺损。肝脏形态未见异常,轮廓光整,各叶比例在正常范围以内,增强扫描动脉期肝S6见结节状强化影,其余各期呈等密度。肝内胆管未见明显异常。胆囊不大、壁不厚,其内未见结石。胆总管未见扩张,其内未见结石。肝门区结构清晰。门静脉未见明显异常。脾脏大小、形态未见明显异常,密度均匀。胰腺大小、形态未见明显异常,密度均匀。双肾及双侧肾上腺大小、形态未见明显异常,密度均匀。膈脚后、肝门区、腹主动脉旁、腹腔干周围未见明显肿大淋巴结。扫描层面内左侧第2前肋骨质连续性中断,周围软组织稍增多,所见其余骨质未见明显骨质破坏。右肺上叶前段病变,考虑右上肺癌并阻塞性肺不张。右肺上叶结节,性质待定,建议随诊。右肺、左肺上叶舌段类结节灶,考虑增殖灶可能性大。右肺中叶内侧段条片影,考虑节段性肺不张。左肺下叶斑片影,考虑炎症。右上下气管旁右侧肺门淋巴结肿大,考虑转移。右侧锁骨上窝小淋巴结,建议随诊。增强扫描动脉期肝S6结节状强化影,考虑异常灌注可能性大。左侧第2前肋骨折,周围软组织稍增多,请结合临床,以除外病理性骨折。</text:p>
          </table:table-cell>
          <table:table-cell office:value-type="string" calcext:value-type="string">
            <text:p>右肺上叶</text:p>
          </table:table-cell>
          <table:table-cell office:value-type="string" calcext:value-type="string">
            <text:p>3MM,43MM×38MM</text:p>
          </table:table-cell>
          <table:table-cell office:value-type="string" calcext:value-type="string">
            <text:p>右上下气管旁右侧肺门淋巴结</text:p>
          </table:table-cell>
          <table:table-cell table:number-columns-repeated="1020"/>
        </table:table-row>
        <table:table-row table:style-name="ro1">
          <table:table-cell office:value-type="string" calcext:value-type="string">
            <text:p>肺癌化疗后复查,与2014-08-01日片对比: <text:s/>右上肺结节,较前未见明显变化; 纵隔及右肺门小淋巴结,大致同前; 肝内新发病灶,考虑转移瘤。 肝内多发囊性灶,考虑囊肿,较前未见明显变化。 胸腰椎多发结节致密灶,较前未见明显变化。肺癌化疗后复查,与2014-08-01日片对比: <text:s/>右肺上叶后段近胸膜下见一不规则软组织密度结节,大小约12MM×19MM,境界欠清,边缘分叶,可见长短毛刺样突起,与邻近胸膜及斜裂粘连牵拉,增强扫描可见不均匀轻度强化,较前未见明显变化。 左肺下叶见少许条索灶,余肺纹理清晰,未见明显实质性病变。 <text:s/>气管及支气管分支通畅。 <text:s text:c="2"/>右下气管旁、主肺动脉窗及右肺门见数个小淋巴结,大者短径约6MM,界清,增强扫描轻度强化,较前变化不大。左肺门未见明显肿大淋巴结。 <text:s text:c="2"/>双侧胸腔未见积液。双侧胸膜无增厚、粘连。 原心包腔底部积液已消失。 肝脏形态、比例正常,轮廓光整。密度欠均匀,肝内新出现多发散在分布的低密度影,最大者位于S7,大小约17MM×19MM,边界欠清,增强后可见不均匀强化。 肝S4、5、6、8内见散在多个囊状低密度灶,界清,大者直径约7MM,增强扫描无明显强化。较前未见明显变化。 肝内外胆管无扩张,未见结石影,胆囊大小正常,其内未见结石影,胆总管未见扩张。 肝门区正常。门静脉所见正常。 脾大小正常,密度均匀。胰腺大小、形态正常,密度均匀。 双肾所见正常。双肾上腺所见正常。 膈脚后、胃左、腹腔干、腹主动脉旁未见肿大淋巴结。 L1~3、T7、8、11椎体内见多个大小不等结节状稍致密灶,境界清楚,较前未见明显变化。</text:p>
          </table:table-cell>
          <table:table-cell office:value-type="string" calcext:value-type="string">
            <text:p>右肺上叶</text:p>
          </table:table-cell>
          <table:table-cell office:value-type="string" calcext:value-type="string">
            <text:p>12MM×19MM</text:p>
          </table:table-cell>
          <table:table-cell office:value-type="string" calcext:value-type="string">
            <text:p>肝</text:p>
          </table:table-cell>
          <table:table-cell table:number-columns-repeated="1020"/>
        </table:table-row>
        <table:table-row table:style-name="ro1">
          <table:table-cell office:value-type="string" calcext:value-type="string">
            <text:p>双肺野内见多发结节及软组织肿块影,部分其内可见小空泡影,大者直径约1.9CM。另于右肺野内见多发斑片状及条索状密度增高影,边缘模糊。另右肺斜裂胸膜增厚。双侧叶间胸膜示增厚,左侧叶间胸膜见小类结节灶。左乳外上象限见一不规则软组织结节灶,长径约0.8CM,边缘分叶可见少许毛刺,增强后呈轻度强化。纵隔内右上气管旁、气管前腔静脉后、主肺动脉窗区、隆突下、双肺门见多发小或稍大淋巴结,大者短径约1.0CM,部分内可见钙化。1.结合临床,右肺癌双肺转移治疗后,较前(2016-7-26)进展 2.结合临床,左乳癌治疗后,较前变化不著 <text:s/>3.纵隔及肺门淋巴结增大,较前增大 <text:s/>4.右肺局限性炎症及纤维炎性变,变化不著;双侧叶间胸膜增厚,均变化不著</text:p>
          </table:table-cell>
          <table:table-cell office:value-type="string" calcext:value-type="string">
            <text:p>左乳,右肺</text:p>
          </table:table-cell>
          <table:table-cell office:value-type="string" calcext:value-type="string">
            <text:p>0.8CM</text:p>
          </table:table-cell>
          <table:table-cell office:value-type="string" calcext:value-type="string">
            <text:p>双肺</text:p>
          </table:table-cell>
          <table:table-cell table:number-columns-repeated="1020"/>
        </table:table-row>
        <table:table-row table:style-name="ro1">
          <table:table-cell office:value-type="string" calcext:value-type="string">
            <text:p>左乳多发病灶,符合乳腺癌。左侧腋窝肿大淋巴结,考虑转移。双肺散在多发结节影,考虑转移瘤可能性大。纵隔、双侧锁骨上区淋巴结,性质待定,建议随诊复查。肝内多发病灶,考虑转移瘤。左肾囊肿。左侧上颌窦炎。胸骨、T9、T12、L1、L3椎体骨质密度改变,考虑转移瘤。左乳房皮肤明显增厚,最厚处约19MM,左乳内见多发斑片状、结节状软组织密度影,较大病灶位于左乳外象限,大小约30MM×25MM,边缘见多发毛刺牵拉左乳皮肤,增强扫描明显强化。左乳可见多发条片状稍高密度影,增强扫描明显强化。左侧腋窝见数个肿大淋巴结,边界不清,大者大小约11MM×18MM,增强扫描明显强化。右乳未见明确肿物。右侧腋窝、双侧内乳区未见明显肿大淋巴结。双肺见散在多发结节影,边界不清,部分呈磨玻璃密度,大者直径约7MM。右中肺、左上肺舌段见少量条索影,边界清。气管及支气管分支通畅。双下气管旁、隆突下、双肺门见多发淋巴结,边界不清,大者短径约7MM,明显强化。双侧锁骨上区见数个小淋巴结,大者短径约5MM,明显强化。双侧胸腔未见积液。双侧胸膜无增厚、粘连。肝脏形态、各叶比例在正常范围以内,其外形轮廓光整,肝内见散在多发稍低密度肿块或结节,边界欠清,大者大小约30MM×21MM,增强扫描轻度强化。肝内胆管未见扩张,胆囊不大,胆总管未见扩张,其内未见结石影。门静脉及肝静脉未见异常。脾未见增大,密度均匀。胰腺大小、形态未见异常,密度均匀。左肾见一类圆形低密度灶,边界清,直径约7MM,未见强化。右肾及双肾上腺未见异常。膈脚后、胃左、腹腔干、腹主动脉旁未见明显肿大淋巴结。颈部结构清晰,各血管充盈良好。甲状腺未见明确病变。喉咽腔形态正常,双侧真假声带未见增厚,前联合未见增厚,梨状窝对称。双侧颌下腺、腮腺未见异常。颈部未见肿大淋巴结。左侧上颌窦粘膜增厚。T12局部骨质密度减低,胸骨、T9、L1、L3椎体见片状骨质密度增高影,边界不清。余所见骨质未见明确破坏征象。 。</text:p>
          </table:table-cell>
          <table:table-cell office:value-type="string" calcext:value-type="string">
            <text:p>左乳</text:p>
          </table:table-cell>
          <table:table-cell office:value-type="string" calcext:value-type="string">
            <text:p>30MM×25MM</text:p>
          </table:table-cell>
          <table:table-cell office:value-type="string" calcext:value-type="string">
            <text:p>左侧腋窝淋巴结,双肺,肝内,L3椎体,L1椎体,T12,T9,胸骨</text:p>
          </table:table-cell>
          <table:table-cell table:number-columns-repeated="1020"/>
        </table:table-row>
        <table:table-row table:style-name="ro1">
          <table:table-cell office:value-type="string" calcext:value-type="string">
            <text:p>左肺上叶糖代谢异常增高的占位,考虑MT可能,请结合临床;左侧斜裂胸膜增厚;双侧胸腔少量积液;第2胸椎右侧横突局部糖代谢轻度增高,转移待排,建议随访骨扫描;肝脏多发糖代谢减低的占位,考虑良性病变;盆腔少量积液;甲状腺双腺叶糖代谢异常增高的病变,建议超声进一步检查。禁食6小时余,静脉注射 18 F-FDG后,休息约60分钟,行全身PET/CT断层显像。 脑部PET图像示脑皮质及双侧基底节、丘脑、小脑放射性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额窦、筛窦、蝶窦和上颌窦未见明显异常。 颈部PET/CT图像示甲状腺双腺叶糖代谢异常增高,最大SUV值约10.1,内可见低密度灶,较大者位于左叶,大小约26.0×25.0MM,内并可见钙化影。双侧颈部、锁骨区未见明显糖代谢异常增高灶。 胸部PET/CT图像示左肺上叶见大小约27.5×18.1MM、边界不清的占位,内密度不均,可见支气管通入,边缘可见毛刺,远端胸膜牵拉,伴糖代谢异常增高,最大SUV值约9.5。左侧斜裂胸膜增厚。肺门、纵隔、胸壁、腋窝未见明显糖代谢异常增高灶。纵隔无明显肿大淋巴结,双肺门影不大;双侧胸膜无增厚;双侧胸腔少量积液;心脏无明显增大;双侧腋窝无明显肿大淋巴结;双侧乳腺无明显占位。 腹部PET/CT图像示肝脏增大,内见多发低密度占位,最大者大小约148.0×105.0MM,部分内可见更低密度区,呈糖代谢减低。肝脏内另见2枚无糖代谢增高的囊性低密度灶,较大者大小约45.0×28.0MM。胃壁均匀性轻度糖代谢生理性增强;肠道呈线型生理性糖代谢增强;胆囊、胰、脾、双肾上腺、肾、输尿管及大血管处未见明显糖代谢异常增高。腹膜后无明显肿大淋巴结;腹腔无积液。 盆部PET图像示膀胱内大量放射性生理性积聚;肠道呈线型生理性糖代谢增强;生殖器及双侧腹股沟处未见明显异常糖代谢增强。CT平扫示膀胱充盈,壁光滑无增厚;子宫和双附件区未见明显占位;盆腔和双侧腹股沟无肿大淋巴结;盆腔少量积液。 骨骼PET/CT图像示第2胸椎右侧横突局部糖代谢轻度增高,最大SUV值约2.8,局部骨皮质可疑毛糙。</text:p>
          </table:table-cell>
          <table:table-cell office:value-type="string" calcext:value-type="string">
            <text:p>左肺上叶</text:p>
          </table:table-cell>
          <table:table-cell office:value-type="string" calcext:value-type="string">
            <text:p>27.5×18.1MM</text:p>
          </table:table-cell>
          <table:table-cell office:value-type="string" calcext:value-type="string">
            <text:p>第2胸椎右侧横突</text:p>
          </table:table-cell>
          <table:table-cell table:number-columns-repeated="1020"/>
        </table:table-row>
        <table:table-row table:style-name="ro1">
          <table:table-cell office:value-type="string" calcext:value-type="string">
            <text:p>1.结合临床,直肠癌治疗后,较前片(2015-1-20)变化不著 <text:s/>2.结合临床,左肺癌治疗后,病变显示不清;左肺炎症较前略好转;右肺下叶炎症;肝转移较前变化不著;纵隔淋巴结转移,较前略增大;双侧肾上腺结节灶,考虑转移,较前变化不著 3.结合临床,骨转移治疗后,较前变化不著,胸骨局部骨质密度增高,变化不著 <text:s/>4.双肾低密度灶,较前变化不著左肺上叶及下叶背段示斑片状密度增高影,其内见充气支气管征。右肺下叶可见斑片状密度增高影。纵隔内见多枚小淋巴结影,部分钙化,双侧胸膜未见增厚,双侧胸腔未见液性密度影。纵隔内2R区示一结节灶,短径约0.8CM。 <text:s/>肝右后叶上段实质内示低密度肿块,形态不规则,截面约1.9CM×1.8CM,边缘模糊,增强后其内示不均质点状强化。胆囊充盈可,壁不厚。胰、脾未见异常。双侧肾上腺形态欠自然,右侧肾上腺体部可见结节灶,短径约0.8CM。双肾密度欠均,局部示片状低密度区。腹膜后未见显著增大淋巴结。 <text:s/>直肠与乙状结肠交界处及其下方直肠壁示偏心状增厚,相应节段肠腔略狭窄,其外膜面略示毛糙,肠管周围脂肪间隙尚清晰。前列腺及双侧精囊腺未见明确异常。膀胱充盈可,壁不厚。盆腔内及双侧腹股沟未见明显增大淋巴结。 <text:s/>骨窗示腰椎L2椎体骨质密度增高。右侧骶骨、左侧髂骨翼局部示结节状密度增高影。右侧第八后肋局部可见成骨性骨质改变。胸骨柄上份局部骨质密度增高。</text:p>
          </table:table-cell>
          <table:table-cell office:value-type="string" calcext:value-type="string">
            <text:p>左肺,直肠</text:p>
          </table:table-cell>
          <table:table-cell/>
          <table:table-cell office:value-type="string" calcext:value-type="string">
            <text:p>肝,双侧肾上腺,骨,纵隔淋巴结</text:p>
          </table:table-cell>
          <table:table-cell table:number-columns-repeated="1020"/>
        </table:table-row>
        <table:table-row table:style-name="ro1">
          <table:table-cell office:value-type="string" calcext:value-type="string">
            <text:p>左上肺癌术后化疗后复发放化疗后:左下肺前底段及右上肺后段结节代谢较活跃,疑转移;左侧胸膜增厚代谢活跃,考虑转移;双锁骨上、纵隔、右膈角后、腹主动脉旁及右髂总血管旁淋巴结代谢活跃,考虑转移;骶骨右份局部骨质破坏代谢活跃,考虑转移。 双侧上颌窦炎症。 右上肺尖肺大泡。 肝S4及S5囊肿。 前列腺钙化灶。空腹6H以上,静脉注射18F-FDG,静息约60MIN后行全身PET/CT断层显像,影像清晰。 左上肺癌术后化疗后复发放化疗后:左上肺缺如;左下肺前底段及右上肺后段结节放射性分布略浓密,SUV约3.5,大者约0.9×1.0CM;右上肺尖囊状透亮影;余双侧肺纹理未见明显异常,气管、支气管通畅。左侧胸膜增厚放射浓聚,SUV约7.9,部分层面病灶侵犯左膈脚。双锁骨上、纵隔右侧气管食管沟、右上气管旁及隆突下多个淋巴结放射性分布较浓密,SUV约6.0,最大约1.0×1.3CM。纵隔主动脉旁小淋巴结放射性分布未见异常。双肺门及双侧腋窝未见肿大淋巴结及异常放射性分布。 双侧脑实质密度、形态正常,放射性分布均匀、对称,诸脑室、脑池、脑沟、脑裂未见异常,中线结构居中。双侧上颌窦低密度影放射性稀疏。蝶窦、额窦及筛窦结构及放射性分布未见明显异常。鼻咽、口咽及喉咽结构及放射性分布未见明显异常。甲状腺形态结构及放射性分布未见明显异常。双上颈小淋巴结放射性分布未见明显异常。 肝S4及S5囊状低密度影放射性稀疏,最大约0.5×0.6CM,CT值约19HU;余肝脏形态、结构及放射性分布未见明显异常。肝内、外胆管及胆总管未见扩张。胆囊、胃及十二指肠放射性分布未见明显异常。脾脏、胰腺、双肾及肾上腺形态、结构及放射性分布未见明显异常。右膈脚后、腹主动脉旁及右髂总血管旁数个淋巴结放射性分布较浓密,SUV约4.8,最大约1.2×1.4CM。 盆腔放射性分布均匀。前列腺内数个点状高密度影放射性缺损,CT值约157HU。膀胱及肠管等形态、结构及放射性分布未见明显异常。左侧髂血管旁及双腹股沟未见肿大淋巴结及异常放射性分布。 左侧第6后肋术后改变。骶骨右份局部骨质破坏放射性浓聚,SUV约6.6。余所见颅骨、余躯干骨、四肢骨放射性分布未见明显异常。</text:p>
          </table:table-cell>
          <table:table-cell office:value-type="string" calcext:value-type="string">
            <text:p>左上肺</text:p>
          </table:table-cell>
          <table:table-cell/>
          <table:table-cell office:value-type="string" calcext:value-type="string">
            <text:p>右上肺后段,左下肺前底段,左侧胸膜,右髂总血管旁淋巴结,腹主动脉旁淋巴结,右膈角后淋巴结,纵隔淋巴结,双锁骨上淋巴结,骨右份</text:p>
          </table:table-cell>
          <table:table-cell table:number-columns-repeated="1020"/>
        </table:table-row>
        <table:table-row table:style-name="ro1">
          <table:table-cell office:value-type="string" calcext:value-type="string">
            <text:p>左乳癌术后,对比2017-04-14片:左乳癌术后改变,左前胸壁未见明确复发征象。双肺多发结节,考虑转移,较前缩小减少。左肺及右肺中叶条索灶,大致同前,考虑慢性炎症可能性大。右下肺点状钙化。右肺尖少许纤维灶,大致同前。双侧锁骨上窝、纵隔及双肺门多发淋巴结,较前缩小减少。右肾囊肿同前。颈部未见明显病变。 左乳癌术后,对比2017-04-14片:左侧乳腺缺失,左前胸壁未见明确结节及肿物。右乳未见明确肿物。双侧腋窝未见明确肿大淋巴结。双肺见散在多发结节,大者位于右肺中叶,大小约为17MM×15MM,部分边界欠清,边缘见多发毛刺,增强扫描见明显强化,左肺上叶病灶侵犯左肺上叶尖后段支气管及邻近纵隔胸膜,病灶较前缩小减少。右肺下叶见两个点状钙化灶,直径约2MM,基本同前。左肺及右肺中叶见条索状、条片状高密度灶,边界不清,同前。右肺尖见少许条索状高密度灶,边界尚清,大致同前。气管及余支气管分支通畅。双侧胸腔未见积液。胸膜未见增厚。双侧锁骨上窝、右上下气管旁、主肺动脉窗、隆突下及双肺门见数个淋巴结,最大者约为14MM×9MM,边界不清,部分密度不均,增强扫描见不均匀强化,较前缩小减少。颈部结构清晰,各血管充盈良好,甲状腺双叶及峡部、双侧颌下腺、腮腺形态正常,密度均匀。喉咽腔形态正常,双侧真假声带未见增厚,前联合未见增厚,梨状窝对称。颈部肌群排列对称,密度均匀,肌间隙未见明显异常。余颈部各区未见肿大淋巴结。肝脏形态未见异常,各叶比例正常,其外形轮廓光整,肝实质密度尚均匀,未见异常强化。肝内胆管、胆总管未见扩张,内未见结石影。胆囊大小未见异常,其内未见结石影。肝门区未见异常。门静脉未见异常。脾大小未见异常,密度均匀。胰腺大小、形态未见异常,密度均匀。右肾见一类圆形低密度灶,直径约4MM,增强扫描未见强化,基本同前。双肾上腺及左肾未见明确异常。腹主动脉旁未见肿大淋巴结。扫描层面内骨质未见明显破坏。</text:p>
          </table:table-cell>
          <table:table-cell office:value-type="string" calcext:value-type="string">
            <text:p>左乳</text:p>
          </table:table-cell>
          <table:table-cell/>
          <table:table-cell office:value-type="string" calcext:value-type="string">
            <text:p>双肺</text:p>
          </table:table-cell>
          <table:table-cell table:number-columns-repeated="1020"/>
        </table:table-row>
        <table:table-row table:style-name="ro1">
          <table:table-cell office:value-type="string" calcext:value-type="string">
            <text:p>右侧乳腺多发实性占位,结合病史,考虑恶性。左侧乳腺实性结节,考虑良性可能性大(纤维腺瘤?),建议定期复查。右侧腋窝腋下组淋巴结肿大,考虑淋巴结转移瘤可能性大。左侧腋窝淋巴结,考虑良性淋巴结。乳腺各层组织结构清晰,右乳11-2点钟方向乳头旁可见不均质低回声灶,范围约59�×44�×22MM,形态不规则,边界不清,边缘呈毛玻璃状改变,内部回声不均匀,可见散在点状强回声,后方回声稍衰减,局部浅筋膜浅深层回声中断;其旁约11点钟距乳头约24MM处可见一低回声结节,大小约8×5MM,边界尚清,形态欠规则,前后径&gt;左右径,内部回声欠均匀,后方回声稍衰减,COOPER'S韧带部分受侵;右乳12点钟乳头约37MM另可见一低回声灶,大小约24×20×17MM,呈浅分叶状,边界尚清,内部回声不均,可见点状强回声,局部浅筋膜浅深层显示模糊,与上述较大病灶界限欠清。左乳内可见2个低回声结节,大小分别约:6×5MM(12点钟方向距乳头约9MM处),7×5MM(5点钟方向距乳头约6MM处),呈浅分叶状,边界清,似可见包膜样回声,局部浅筋膜浅深层连续;余腺组织尚均质,呈细蜂窝状较强回声。左侧乳腺导管未见扩张。CDFI:右乳11-2点钟病灶内可见少许点条状血流信号,可测及动脉频谱,VP 8CM/S,RI0.84;左乳结节内未见明确血流信号。 右侧腋窝可见多个淋巴结,均位于腋下组,大小约25×13MM,边界清,形态不规则,皮质不规则增厚,较厚处约10MM,皮髓质界限清,淋巴门存在。腋中组及腋上组淋巴结未探及。CDFI:上述淋巴结内可探及丰富血流信号。左侧腋窝可见一个淋巴结回声,位于腋下组,大小约11×5MM,边界清,椭圆形,皮髓质分界清,淋巴结门存在。CDFI:上述淋巴结内未见明确异常血流信号。</text:p>
          </table:table-cell>
          <table:table-cell office:value-type="string" calcext:value-type="string">
            <text:p>右侧乳腺</text:p>
          </table:table-cell>
          <table:table-cell/>
          <table:table-cell office:value-type="string" calcext:value-type="string">
            <text:p>右侧腋窝腋下组淋巴结</text:p>
          </table:table-cell>
          <table:table-cell table:number-columns-repeated="1020"/>
        </table:table-row>
        <table:table-row table:style-name="ro1">
          <table:table-cell office:value-type="string" calcext:value-type="string">
            <text:p>左乳癌术后9年复查,与2011-11-4片对比: 左侧乳腺术后缺失,左前胸壁呈术后改变,局部未见明显软组织肿块。右侧乳腺大小、形态未见明显异常,未见异常密度灶及异常强化灶。双侧腋窝见小淋巴结,最大约为约为5MM×7MM,较前未见明显变化。双侧内乳区未见明显肿大淋巴结。 右肺上叶、中叶见少许斑片影,边缘模糊,双肺余叶纹理清晰,未见明确结节灶。 气管及支气管分支通畅。 <text:s text:c="2"/>右下气管旁、主动脉弓旁、隆突下、右肺门、右中下肺叶间见多个淋巴结,最大约为14MM×18MM,密度尚均匀,较前稍增大。 右侧胸腔见少量积液,左侧胸腔未见积液。双侧胸膜无增厚、粘连。 <text:s text:c="2"/>肝脏形态未见异常,各叶比例在正常范围以内,其外形轮廓光整,密度不均匀。肝S5见一低密度灶,大小约24MM×24MM,边界不清,增强扫描病变边缘轻度强化。 肝内胆管未见异常,其内未见结石。胆囊大小未见异常,其内未见结石。胆总管未见扩张,其内未见结石。肝门区结构清晰,肝静脉、门静脉未见异常。 脾大小、形态未见异常,密度均匀。胰腺大小、形态未见异常,密度均匀。双肾、双肾上腺大小、形态未见异常,密度均匀。 <text:s/>膈脚后、腹腔干、腹主动脉旁未见肿大淋巴结。 扫描层次中多个胸椎、腰椎椎体及附件、肋骨、胸骨、左侧肩胛骨及右侧肱骨见结节状骨质致密,部分骨皮质边缘欠光整,较前未见明显变化。左乳癌术后9年复查,与2011-11-4片对比: 左乳癌术后改变,局部未见明显复发征象。 肝S5低密度灶,考虑转移瘤。 多个胸椎、腰椎椎体及附件、肋骨、胸骨、左侧肩胛骨及右侧肱骨骨转移瘤,较前未见明显变化。 <text:s/>右肺上叶、中叶斑片影,较前未见明显变化。 纵隔、右肺门、右中下肺叶间淋巴结,较前稍增大。双侧腋窝小淋巴结。 右侧胸腔少量积液。</text:p>
          </table:table-cell>
          <table:table-cell office:value-type="string" calcext:value-type="string">
            <text:p>左乳</text:p>
          </table:table-cell>
          <table:table-cell/>
          <table:table-cell office:value-type="string" calcext:value-type="string">
            <text:p>肝S5,右侧肱骨,左侧肩胛骨,胸骨,肋骨,附件,腰椎椎体,胸椎</text:p>
          </table:table-cell>
          <table:table-cell table:number-columns-repeated="1020"/>
        </table:table-row>
        <table:table-row table:style-name="ro1">
          <table:table-cell office:value-type="string" calcext:value-type="string">
            <text:p>1.左肺上叶占位,结合临床,左肺癌并考虑侵及邻近胸膜;纵隔淋巴结肿大,考虑转移;左肺门小淋巴结 2.右肺局限性气肿 3.肺动脉显影不良,建议观察并结合临床左肺上叶见一截面约4.2CM×4.8CM不规则软组织肿块,边缘分叶、毛糙,与邻近胸膜关系密切,其内见斑点状钙化灶,增强后呈轻中度强化。右肺胸膜下见少许泡状过度透光区。双侧胸膜轻度增厚。纵隔左上肺动脉旁见一短径约1.0CM肿大淋巴。左肺门见短径不足0.5CM小淋巴结。肺动脉显影延迟,局部显影不良。</text:p>
          </table:table-cell>
          <table:table-cell office:value-type="string" calcext:value-type="string">
            <text:p>左肺上叶</text:p>
          </table:table-cell>
          <table:table-cell office:value-type="string" calcext:value-type="string">
            <text:p>4.2CM×4.8CM</text:p>
          </table:table-cell>
          <table:table-cell office:value-type="string" calcext:value-type="string">
            <text:p>纵隔淋巴结</text:p>
          </table:table-cell>
          <table:table-cell table:number-columns-repeated="1020"/>
        </table:table-row>
        <table:table-row table:style-name="ro1">
          <table:table-cell office:value-type="string" calcext:value-type="string">
            <text:p>乙状结肠癌综合治疗后,与2013-5-20片比较: 双肺多发转移瘤,病灶数目及大小较前变化不大。 右下肺叶片块灶,炎症?不排除不典型转移瘤,建议抗炎后复查。 肝脏多发转移瘤,较前未见明显变化。 纵隔、右侧心缘、腹膜后淋巴结,较前未见明显变化。 腹盆腔肿物,考虑种植转移,较前明显增大。 腹盆腔见少量积液,较前增多。 脾肿大。乙状结肠癌综合治疗后,与2013-5-20片比较: 双肺纹理清晰,双肺可见多发结节,直径约2MM~10MM,边界清楚,大部分病灶中心可见小空洞,实性成分较前缩小,病灶数目及大小较前变化不大。右下肺叶见一不规则形片块灶,大小约50MM×39MM,轮廓不光整,密度欠均匀,肺纹理轻度纠集,气管及支气管分支通畅。主动脉旁、隆突下、右侧心缘见数个淋巴结,最大者约10MM×21MM,增强后见明显强化,较前未见明显变化。 双侧胸腔未见积液。双侧胸膜未见增厚、粘连。 肝脏形态不正常,肝内可见多发结节状、团块状病灶,部分融合,最大者长径为65MM,部分呈轻度强化,部分呈环形强化,较前未见明显变化。肝内胆管未见异常,其内未见结石影,胆囊大小未见异常,其内未见结石影,胆总管未见扩张,其内未见结石影。肝门区未见异常。门静脉未见异常。脾增大,密度均匀。胰腺大小、形态未见异常,密度均匀。双肾所见未见异常。双肾上腺所见未见异常。 腹腔干、腹主动脉旁见多个淋巴结,最大位于腹腔干左旁,大小约13MM×19MM,较前变化不大。腹腔见少量积液,较前增大。 腹盆腔见膀胱前上方一巨大软组织灶,病灶大小约为224MM×124MM,病灶边界清,呈囊实性,实性部分见轻度强化,病灶与膀胱顶壁及肠系膜分界欠清,较前增大。膀胱充盈良好,境界清楚。子宫、子宫颈大小、形态未见异常。双侧附件区未见明显异常。盆腔见少量积液。 扫描所见骨质未见破坏征象。</text:p>
          </table:table-cell>
          <table:table-cell office:value-type="string" calcext:value-type="string">
            <text:p>乙状结肠</text:p>
          </table:table-cell>
          <table:table-cell office:value-type="string" calcext:value-type="string">
            <text:p>2MM~10MM,224MM×124MM</text:p>
          </table:table-cell>
          <table:table-cell office:value-type="string" calcext:value-type="string">
            <text:p>双肺,肝脏,腹盆腔</text:p>
          </table:table-cell>
          <table:table-cell table:number-columns-repeated="1020"/>
        </table:table-row>
        <table:table-row table:style-name="ro1">
          <table:table-cell office:value-type="string" calcext:value-type="string">
            <text:p>右侧乳腺9、10点钟,乳头旁均可见一不规则形低回声灶,大小约20×11MM和13×7MM,肿块边界不清,呈稍高回声毛玻璃状改变,内回声分布不均匀,可见点状钙化点,后方回声衰减,肿块局部的浅筋膜浅层受侵中断,浅筋膜深层尚连续。CDFI:上述病灶内部可见点状血流信号。左侧乳腺各组织结构清晰,腺组织较均质,呈细蜂窝状较强回声,导管未见扩张。右侧腋窝可见多个淋巴结回声,最大位于腋下组约24MM×15MM、腋中组最大约10MM×9MM,腋上组最大约8×6MM,边界清,皮髓质分界不清,淋巴结门消失。CDFI:上述淋巴结内未见明确血流信号。左侧腋窝未见明确异常肿大淋巴结。 右乳腺实性占位性病变,考虑乳腺癌,病灶较前(2013-08-20)缩小。右侧腋窝淋巴结肿大,考虑转移性淋巴结。左侧乳腺、左侧腋窝未见占位性病变。</text:p>
          </table:table-cell>
          <table:table-cell office:value-type="string" calcext:value-type="string">
            <text:p>右乳腺</text:p>
          </table:table-cell>
          <table:table-cell office:value-type="string" calcext:value-type="string">
            <text:p>20×11MM,13×7MM</text:p>
          </table:table-cell>
          <table:table-cell office:value-type="string" calcext:value-type="string">
            <text:p>右侧腋窝淋巴结</text:p>
          </table:table-cell>
          <table:table-cell table:number-columns-repeated="1020"/>
        </table:table-row>
        <table:table-row table:style-name="ro1">
          <table:table-cell office:value-type="string" calcext:value-type="string">
            <text:p>乳腺癌术后多发骨转移化疗后复查,与2014-02-10片对比: <text:s/>左乳腺术后缺失,右乳未见明确异常。 双肺见多个类圆形或不规则病灶,所有病灶大小基本同前,未见新发病灶,最大者约24×17MM,病灶边界欠光整,密度欠均匀,未见毛刺征,增强扫描轻度强化。双上肺见片状、大片状密度增高影,内见多发囊状透亮影,并见散在钙化,边欠清,大致同前。双胸膜无增厚、粘连。双侧胸腔未见积液。 左锁骨上窝、左腋窝、左侧上气管旁、主动脉旁见多个肿大淋巴结,大致同前,最大者位于左侧锁骨上窝,大小约29×20MM,内可见液化坏死区及钙化点。双肺门未见肿大淋巴结。 肝脏形态正常,各叶比例在正常范围以内,其外形轮廓光整,肝内见多发稍低密度灶,边缘模糊,最大者大小约11×9MM,边界欠清晰,动脉期呈轻度强化,门脉期及延迟期强化程度减低,大致同前。肝内胆管未见扩张,胆囊大小正常,胆总管轻度扩张,其内均未见结石影。肝门区正常。门静脉所见正常。脾大小正常,密度均匀。胰腺体尾部见类圆形低密度影,大小约22MM×21MM,边界欠清,增强扫描见不均匀轻度强化。双肾皮质见多个小类圆形低密度影,增强扫描未见强化。双肾上腺所见正常。 膈脚后、腹膜后未见肿大淋巴结。 左侧大脑额叶见点状钙化影,余双侧大脑、小脑、脑干未见异常密度影。各脑室及脑池大小、形态未见异常。大脑中线结构未见移位,未见占位性病变。双眼球后未见占位性病变。 扫描范围内所见双侧上颌窦、筛窦、蝶窦充气良好,骨壁完整。 双侧额骨、顶骨、右侧枕骨、斜坡见多处密度增高灶。双侧肱骨、左侧肩胛骨、多个胸椎、腰椎、双侧多根肋骨、胸骨、左髂骨见骨质破坏。右侧第3前肋周围见软组织肿块影,大小为39×19MM,边界欠清晰,增强扫描不均匀强化,大致同前。乳腺癌术后多发骨转移化疗后复查,与2014-02-10片对比: <text:s/>左乳腺术后缺失,右乳未见明确异常。 双肺转移瘤,大致同前,未见新发病灶。双上肺纤维钙化灶。 左锁骨上、纵隔淋巴结,大致同前。 肝内多发病灶,大致同前。胰腺体尾部类圆形病灶,考虑转移瘤。双肾皮质小囊肿。 脑转移瘤治疗后,左侧大脑额叶见点状钙化影。 颅骨、双侧肱骨、左侧肩胛骨、胸骨、胸椎、腰椎、双侧肋骨、左侧髂骨多发骨转移瘤。</text:p>
          </table:table-cell>
          <table:table-cell office:value-type="string" calcext:value-type="string">
            <text:p>左乳腺</text:p>
          </table:table-cell>
          <table:table-cell office:value-type="string" calcext:value-type="string">
            <text:p>24×17MM</text:p>
          </table:table-cell>
          <table:table-cell office:value-type="string" calcext:value-type="string">
            <text:p>双肺,胰腺体尾部,脑,左侧髂骨,肋骨,腰椎,胸椎,胸骨,左侧肩胛骨,双侧肱骨</text:p>
          </table:table-cell>
          <table:table-cell table:number-columns-repeated="1020"/>
        </table:table-row>
        <table:table-row table:style-name="ro1">
          <table:table-cell office:value-type="string" calcext:value-type="string">
            <text:p>左下肺癌化疗后: <text:s text:c="3"/>1、左肺门高代谢占位,与左肺门及纵隔7区增大淋巴结分界不清,符合肺癌表现,病变仍有活性。 <text:s text:c="8"/>纵隔3P、4L/R、7区及左侧肺门多发淋巴结转移,左右肺动脉主干受挤压并狭窄。 <text:s text:c="8"/>双肺上叶散在微小结节,纵隔5、8区小淋巴结,未见高代谢,建议随访。 <text:s text:c="8"/>心包积液。 <text:s text:c="3"/>2、左肺下叶胸膜下小结节,伴轻度代谢,倾向炎性,建议对比老片或定期复查。 <text:s text:c="15"/>双肺气肿、肺大泡、左肺下叶及右肺中叶索条、右肺上叶钙化结节、双侧胸膜轻度增厚伴钙化。 <text:s text:c="7"/>3、甲状腺右叶稍低密度结节,未见高代谢,倾向良性,请结合B超。 <text:s text:c="4"/>4、骨髓代谢弥漫性增高,首先考虑骨髓反应性增殖,随访。空腹6小时以上,静脉注射显像剂,平静休息60MIN后行胸部PET及CT断层显像,PET图像经衰减校正及重建后,将PET及CT图像行多平面、多幅显示: <text:s text:c="7"/>左下肺癌化疗后: <text:s text:c="3"/>左肺下叶外基底段胸膜下见一不规则小结节,大小约1.2CM×0.8CM,边缘见短索条牵拉邻近胸膜,伴轻度摄取,最大SUV1.45。左肺门见不规则放射性浓聚占位灶,与左肺门及纵隔7区增大浓聚淋巴结分界不清,与左肺门大血管关系密切,较大层面约2.9CM × 2.4CM,最大SUV约11.77。双肺上叶另见散在微小结节,未见高摄取,右肺上叶胸膜下见一钙化结节。左肺下叶及右肺中叶另见高密度索条,未见明确高摄取。双肺另见多发无壁透亮区,部分融合。双侧胸膜轻度增厚伴钙化,胸水征阴性。 <text:s text:c="4"/>纵隔3P、4L/R、7区及左侧肺门淋巴结肿大,部分融合,挤压左右肺动脉主干并致狭窄,纵隔7区融合淋巴结较大层面约4.9CM×4.3CM,均伴放射性浓聚,最大SUV约10.86-13.31。纵隔5、8区另见少许小淋巴结,较大者约1.2CM×0.4CM,均未见明确高摄取。心肌显影,心包见少量积液。 <text:s text:c="3"/>甲状腺两叶不大,右叶后侧实质内见一稍低密度结节,约1.1CM×0.9CM,未见明确高摄取,左叶腺实质内未见异常放射性增高灶。双锁骨上区未见明显异常淋巴结浓聚。 <text:s text:c="3"/>胃充盈不良,胃壁显影如常。扫及肝脏、胆囊、胰腺、脾脏、双肾及双侧肾上腺未见异常占位及放射性浓聚灶。扫及上腹腹腔内及腹膜后未见明显肿大或浓聚淋巴结。扫及上腹未见腹水。骨髓放射性分布弥漫性增高。</text:p>
          </table:table-cell>
          <table:table-cell office:value-type="string" calcext:value-type="string">
            <text:p>左肺门</text:p>
          </table:table-cell>
          <table:table-cell office:value-type="string" calcext:value-type="string">
            <text:p>2.9CM × 2.4CM</text:p>
          </table:table-cell>
          <table:table-cell office:value-type="string" calcext:value-type="string">
            <text:p>左侧肺门淋巴结,纵隔7区淋巴结,纵隔3P区淋巴结,4L/R</text:p>
          </table:table-cell>
          <table:table-cell table:number-columns-repeated="1020"/>
        </table:table-row>
        <table:table-row table:style-name="ro1">
          <table:table-cell office:value-type="string" calcext:value-type="string">
            <text:p>右肺MT伴阻塞性改变,右肺、右侧胸膜及纵隔、肺门淋巴结多发转移,总体较2017-05-22片进展;右侧胸腔包裹性积液;两肺间质性改变较前相仿;左肺上叶小结节,右心膈角淋巴结肿大,左侧肾上腺占位,较前相仿。右肺门可见不规则团块状软组织密度灶,边缘毛糙,局部支气管变窄,外围见斑片影,与右肺门团块分界不清;右肺见结节灶,最大约1.7CM;两肺胸膜下区见网格状高密度,可见多发小囊形低密度影,左肺上叶小结节(IM13);纵隔内及肺门可见肿大淋巴结;右侧局部胸膜(包括斜裂胸膜)增厚伴结节状改变;右侧胸腔可见积液。右心膈角淋巴结肿大。心包增厚。所及左侧肾上腺区可见团块影,以脂肪密度为主。</text:p>
          </table:table-cell>
          <table:table-cell office:value-type="string" calcext:value-type="string">
            <text:p>右肺门</text:p>
          </table:table-cell>
          <table:table-cell office:value-type="string" calcext:value-type="string">
            <text:p>1.7CM</text:p>
          </table:table-cell>
          <table:table-cell office:value-type="string" calcext:value-type="string">
            <text:p>肺门淋巴结,纵隔淋巴结,右侧胸膜,右肺</text:p>
          </table:table-cell>
          <table:table-cell table:number-columns-repeated="1020"/>
        </table:table-row>
        <table:table-row table:style-name="ro1">
          <table:table-cell office:value-type="string" calcext:value-type="string">
            <text:p>右肺上叶纵隔旁见一小结节灶,边缘分叶、毛糙,与邻近胸膜可见牵拉,截面积约1.5CM×0.6CM;增强扫描呈不均匀强化。双侧下叶见少许片絮状及条索状密度增高影。右肺门、纵隔内2R、3A、4R、4L及右锁上见多发肿大淋巴结,大者短径约1.5CM,增强呈不均匀强化。右侧腋窝见增大淋巴结,短径约0.8CM。双侧胸膜示轻度增厚。右下肺动脉充盈尚可。扫描野肝实质内见多发低密度灶,边缘模糊,大者直径约2.1CM,呈边缘强化。另于肝实质内见小低密度灶,边界较清,直径不足0.5CM。左侧肩胛骨、双侧多发肋骨、多发胸椎椎体及附件示溶骨性骨质改变,部分骨质周围可见软组织肿块形成,呈不均匀强化。1.结合临床,考虑右肺癌;右肺门及纵隔、右锁上淋巴结转移;较前变化不著;肝转移,较前略好转;骨转移,变化不著 <text:s/>2.右侧腋窝淋巴结肿大 <text:s/>3.肝小囊肿 <text:s/>4.右侧肺动脉栓塞已基本显示不清</text:p>
          </table:table-cell>
          <table:table-cell office:value-type="string" calcext:value-type="string">
            <text:p>右肺上叶</text:p>
          </table:table-cell>
          <table:table-cell office:value-type="string" calcext:value-type="string">
            <text:p>1.5CM×0.6CM</text:p>
          </table:table-cell>
          <table:table-cell office:value-type="string" calcext:value-type="string">
            <text:p>右锁上淋巴结,纵隔淋巴结,右肺门淋巴结,肝,骨</text:p>
          </table:table-cell>
          <table:table-cell table:number-columns-repeated="1020"/>
        </table:table-row>
        <table:table-row table:style-name="ro1">
          <table:table-cell office:value-type="string" calcext:value-type="string">
            <text:p>左乳癌术后、左锁骨上窝淋巴结转移术后,与2011-7-20片对比: <text:s/>左侧内乳区、主动脉弓旁淋巴结肿大,较前增多增大。 左上肺叶纤维增殖灶。 甲状腺右叶病灶,考虑结节性甲状腺肿可能性大。 右侧乳腺结节,较前未见明显变化。 肝囊肿,肾囊肿。左乳癌术后、左锁骨上窝淋巴结转移术后,与2011-7-20片对比: 左侧乳腺缺失,左侧胸壁未见明显结节影。左侧内乳区、双侧最上纵隔组、主动脉弓旁可见数个淋巴结,直径约6~16MM,增强后可见明显强化,较前增大增多。 甲状腺右叶增大,内见结节状病灶,大小约为18MM×21MM及16MM×17MM,边界清楚,内见钙化,肿物下缘约平胸骨切迹,局部气管无明显受压变窄,增强后可见明显强化,未见明显变化。 右乳可见结节状病灶,大小约6MM×13MM及9MM×9MM,增强后可见较明显强化,与前片对比,未见明显变化。 左上肺叶可见斑片状、条索状影,右肺纹理清晰,未见结节影;气管及支气管分枝通畅,未见明显软组织肿物或受压变窄。双侧胸腔未见积液;胸膜未见增厚。 肝脏形态正常,各叶比例在正常范围以内,其外形轮廓光整,密度欠均匀,肝内见多个囊性低密度区,大小约3MM×3MM~48MM×36MM,边界清楚,密度均匀,增强后未见强化,与前片对比,较前未见明显变化;肝内胆管未见扩张,胆囊大小正常,其内未见结石影,胆总管未见扩张。 肝门区未见肿大淋巴结;门静脉未见充盈缺损。 脾大小正常,密度均匀;胰腺大小、形态正常,密度均匀;双肾大小、形态正常,双肾实质见数个小囊性灶,大小约5MM×5MM~10MM×10MM;双侧肾上腺大小、形态、密度正常;膈脚后、腹主动脉旁未见肿大淋巴结。 所见骨质未见明确破坏征象。</text:p>
          </table:table-cell>
          <table:table-cell office:value-type="string" calcext:value-type="string">
            <text:p>左乳</text:p>
          </table:table-cell>
          <table:table-cell/>
          <table:table-cell office:value-type="string" calcext:value-type="string">
            <text:p>左锁骨上窝淋巴结</text:p>
          </table:table-cell>
          <table:table-cell table:number-columns-repeated="1020"/>
        </table:table-row>
        <table:table-row table:style-name="ro1">
          <table:table-cell office:value-type="string" calcext:value-type="string">
            <text:p>1.结合临床,右肺癌治疗后,右肺门及纵隔淋巴结转移,较前2014-10-10好转;双肺转移,较前明显好转2.结合临床,左乳癌治疗后,较前变化不著右肺上叶示一不规则软组织密度结节灶,截面约1.1×0.8CM,边缘分叶、毛刺,牵拉邻近胸膜凹陷,增强后呈较显著强化。右肺上叶前段示一混合磨玻璃密度灶,截面约3.6CM×1.7CM,边缘毛刺牵拉邻近胸膜凹陷,内见支气管充气征。右肺中叶近斜裂胸膜处示一软组织结节灶,直径约1.0CM,边缘毛刺,增强后呈较显著强化。另右肺跨斜裂胸膜处可见软组织密度影,形态不规则,牵拉邻近胸膜凹陷,内见支气管充气征。余双肺见多发结节灶,大者直径约0.2CM。左乳见一不规则软组织结节灶,截面约0.7CM×1.0CM,边缘分叶可见少许毛刺,增强后呈轻度强化。纵隔内右上气管旁、气管前腔静脉后、右肺门见多发增大淋巴结,大者短径约0.7CM,部分内可见钙化。</text:p>
          </table:table-cell>
          <table:table-cell office:value-type="string" calcext:value-type="string">
            <text:p>左乳</text:p>
          </table:table-cell>
          <table:table-cell office:value-type="string" calcext:value-type="string">
            <text:p>0.7CM×1.0CM,1.1×0.8CM</text:p>
          </table:table-cell>
          <table:table-cell office:value-type="string" calcext:value-type="string">
            <text:p>纵隔淋巴结,右肺门淋巴结,双肺</text:p>
          </table:table-cell>
          <table:table-cell table:number-columns-repeated="1020"/>
        </table:table-row>
        <table:table-row table:style-name="ro1">
          <table:table-cell office:value-type="string" calcext:value-type="string">
            <text:p>与2013-05-22前片对比:1.左乳腺癌;双侧腋窝淋巴结转移,较前进展;2.左肺上叶磨玻璃密度影,较前略大;3.右肺粟粒灶,较前相仿。请结合临床随诊。左肺上叶前段可见磨玻璃密度影,最大截面大小约1.1*1.05CM。右肺见粟粒影。两肺纹理尚清。两肺门区未见异常。所示气管支气管影通畅。纵隔内未见异常增大的淋巴结。两胸腔无积液征象。心影增大,大血管壁可见钙化影。所示左侧乳腺可见团块影,最大截面大小约8.91*5.42CM,其内密度欠均,邻近左乳皮肤增厚。双侧腋窝淋巴结增大,以左侧为著,较大者径约2.0CM。</text:p>
          </table:table-cell>
          <table:table-cell office:value-type="string" calcext:value-type="string">
            <text:p>左乳腺</text:p>
          </table:table-cell>
          <table:table-cell office:value-type="string" calcext:value-type="string">
            <text:p>8.91*5.42CM</text:p>
          </table:table-cell>
          <table:table-cell office:value-type="string" calcext:value-type="string">
            <text:p>双侧腋窝淋巴结</text:p>
          </table:table-cell>
          <table:table-cell table:number-columns-repeated="1020"/>
        </table:table-row>
        <table:table-row table:style-name="ro1">
          <table:table-cell office:value-type="string" calcext:value-type="string">
            <text:p>乳腺癌术后: 左乳术后缺失,左侧前胸壁皮肤可见结节状增厚,最大结节约7MM×4MM。右乳未见明确异常。右侧胸壁皮下脂肪层下见少量长条形积气影。 双侧腋窝、双侧锁骨上窝未见肿大淋巴结。 右肺体积缩小,右下肺叶见团片状高密度影,增强扫描呈明显强化。 双肺内见散在小结节灶,直径大小约2~7MM不等。 右侧胸膜呈结节状增厚,增强扫描明显强化。右侧胸腔见大量积液及包裹性积液。左侧胸膜未见增厚,左侧未见胸腔积液。 双侧肺门、右侧上下气管旁、左侧上下气管旁、隆突下见肿大淋巴结,最大者短径约16MM,增强扫描较明显强化。 肝脏形态正常,各叶比例在正常范围以内,其外形轮廓光整。肝S5、8分别见类圆形低密度灶,长径约5MM和3MM,增强扫描未见强化。肝内胆管正常。 肝门区和门静脉未见异常。 <text:s/>胆囊大小正常,其内未见结石影,胆总管未见扩张,其内未见结石影。 <text:s text:c="2"/>脾大小正常,密度均匀。胰腺大小、形态正常,密度均匀。 左侧肾上腺结合部及内侧支增粗,似见小结节,大小约12MM×9MM,增强扫描中度强化。双肾所见及右肾上腺未见异常。 <text:s/>腹主动脉旁未见肿大淋巴结。 右侧肱骨头见类圆形致密灶,其余骨质未见异常。乳腺癌术后: 左乳术后改变,左侧前胸壁皮肤结节状增厚,考虑复发。 双肺转移瘤,右上肺肺不张。 右侧胸膜转移瘤,右侧大量胸腔积液及包裹性积液。 双侧肺门、纵隔淋巴结肿大,考虑转移可能。 左侧肾上腺结合部及内侧支增粗,似见小结节,转移?建议随诊。 肝S5、8小囊肿。 右侧肱骨头类圆形致密灶,考虑骨岛。</text:p>
          </table:table-cell>
          <table:table-cell office:value-type="string" calcext:value-type="string">
            <text:p>乳腺</text:p>
          </table:table-cell>
          <table:table-cell/>
          <table:table-cell office:value-type="string" calcext:value-type="string">
            <text:p>双肺,右侧胸膜,纵隔淋巴结,双侧肺门淋巴结</text:p>
          </table:table-cell>
          <table:table-cell table:number-columns-repeated="1020"/>
        </table:table-row>
        <table:table-row table:style-name="ro1">
          <table:table-cell office:value-type="string" calcext:value-type="string">
            <text:p>与2018-6-20胸部CT比较: <text:s text:c="3"/>右肺上叶尖后段分叶状软组织密度结节较前略减小,原约14X11MM(IM17),现约12X6MM(IM19),轻度强化,其远端片状高密度影较前略缩小。双肺上叶多发粟粒样结节略减少。 <text:s text:c="3"/>纵隔、右肺门、锁骨上区多发肿大淋巴结部分同前,较大约18X9MM(IM28),部分缩小,原约8MM者,现约5MM(IMA7)。 <text:s text:c="3"/>双侧胸膜光滑,未见胸水征象。 <text:s text:c="3"/>右侧第4肋、左侧第7、8肋、胸5、7、8及腰1椎体多发骨质破坏灶密度较前明显增高。右肺上叶癌及远端阻塞性炎症减轻。双肺粟粒样结节略减少。纵隔、右肺门、锁骨上区多发淋巴结部分同前,部分缩小。双侧肋骨及胸腰椎转移较前密度增高,考虑好转表现。</text:p>
          </table:table-cell>
          <table:table-cell office:value-type="string" calcext:value-type="string">
            <text:p>右肺上叶</text:p>
          </table:table-cell>
          <table:table-cell office:value-type="string" calcext:value-type="string">
            <text:p>14X11MM,</text:p>
          </table:table-cell>
          <table:table-cell office:value-type="string" calcext:value-type="string">
            <text:p>胸腰椎,肋骨</text:p>
          </table:table-cell>
          <table:table-cell table:number-columns-repeated="1020"/>
        </table:table-row>
        <table:table-row table:style-name="ro1">
          <table:table-cell office:value-type="string" calcext:value-type="string">
            <text:p>左乳MT综合治疗后:左侧胸壁(4-5前肋间)、左侧胸膜、前纵隔转移;双侧锁骨区淋巴结转移;多处骨转移;双侧胸腔积液;盆腔积液;左腋窝糖代谢增高,转移不除外,请结合临床;左肺下叶钙化灶;左侧附件区生理性改变可能,请结合临床随访;子宫多发肌瘤。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右侧上颌窦内粘膜增厚影,考虑为慢性炎症。 颈部PET/CT图像示双侧锁骨区见糖代谢异常增高的淋巴结,较大者大小约为9.2×6.7MM,最大SUV值为6.3;甲状腺等均未见明显糖代谢异常增高灶。 胸部PET/CT图像示左乳MT术后;左侧腋窝局部呈轻度糖代谢异常增高,最大SUV值为2.0;右侧乳腺未见明显占位,右侧腋窝无肿大淋巴结。双侧胸腔积液;左侧胸膜不均匀增厚,伴糖代谢异常增高,最大SUV值为6.1;前纵隔软组织影增厚,伴糖代谢异常增高,最大SUV值为4.8;左侧胸壁4-5前肋间糖代谢异常增高,最大SUV值为3.8;左肺下叶见钙化灶。 腹部PET图像见胃壁均匀性轻度糖代谢生理性增强;肠道呈线型生理性糖代谢增强;肝、胆囊、胰、脾、双肾上腺、肾、输尿管及大血管处未见明显糖代谢异常增高。CT平扫所示肝脏表面光整,各叶比例匀称,左叶见直径约为7.0MM囊性低密度灶;肝内外胆管无扩张;脾脏不大,密度均,未见明显占位;胆囊、胰、双肾、肾上腺无殊;腹膜后无明显肿大淋巴结;腹腔无积液。 盆部PET/CT图像示左侧附件区呈糖代谢增高,最大SUV值为4.7;子宫体积增大,见多发等密度突起;膀胱内大量显像剂生理性积聚;肠道呈线型生理性糖代谢增强;双侧腹股沟处未见明显糖代谢异常增强。盆腔和双侧腹股沟无肿大淋巴结;盆腔积液。 骨骼PET/CT图像示双侧胸肋多处、胸骨、脊柱多处、骨盆多处、双侧股骨上段见多发糖代谢异常增高灶,最大SUV值为7.9,部分区见骨质密度增高,其中右侧第4前肋骨皮质连续性中断。</text:p>
          </table:table-cell>
          <table:table-cell office:value-type="string" calcext:value-type="string">
            <text:p>左乳</text:p>
          </table:table-cell>
          <table:table-cell/>
          <table:table-cell office:value-type="string" calcext:value-type="string">
            <text:p>前纵隔,左侧胸膜,左侧胸壁(4-5前肋),双侧锁骨区淋巴结,骨,左腋窝</text:p>
          </table:table-cell>
          <table:table-cell table:number-columns-repeated="1020"/>
        </table:table-row>
        <table:table-row table:style-name="ro1">
          <table:table-cell office:value-type="string" calcext:value-type="string">
            <text:p>左上肺癌术后放化疗后复查,与2016-05-05 CT片对比:左上肺术后缺失,左肺上叶支气管残端见金属影,局部未见软组织影及强化灶。左残肺见斑片状及条索状病变,边界不清,病灶密度不均匀,较前未见明显变化。右肺上叶前段见一点状致密灶,同前相仿。右肺上叶后段见少许斑片状密度增高影,边界不清,密度不均匀,大致同前。右侧斜裂、水平裂各见一小结节,较大者直径约3 MM,较前相仿。左肺下叶前内基底段(SE4,IM26)、右肺上叶后段(SE4,IM19)各见一结节,较大者直径约4MM,边界清晰。双侧锁骨上窝、右上气管旁、隆突下及右肺门见数个淋巴结,边界欠清,较大者短径约10 MM,增强扫描中度强化,较前相仿。左侧胸膜不均匀明显增厚。双侧胸腔未见积液。 肝脏形态正常,各叶比例在正常范围以内,其外形轮廓光整,密度欠均匀。肝S 4见一稍低密度区,大小约为 13MM× 12MM,边界尚清,密度尚均匀,轻度强化,较前缩小。肝S4、5、8见多个囊性灶,边界清,较大者约10MM×6MM,未见强化,大致同前。肝内外胆管、胆总管及胆囊未见异常。肝门区、门静脉所见正常。 胃左、腹腔干周围、腹主动脉旁、肠系膜区见多发淋巴结,边界欠清,部分互相融合,较大者大小约22MM×17MM,增强扫描不均匀轻中度强化,部分淋巴结内见坏死灶,包绕腹腔干及肠系膜上动脉,较前未见明显变化。左侧肾上腺见多发结节,最大者约19MM×15MM,增强扫描呈不均匀强化。 双肾及右侧肾上腺未见异常。脾及胰腺大小、形态正常,密度均匀。膀胱充盈良好,境界清楚。精囊大小、形态未见异常,密度均匀,膀胱精囊角存在。 前列腺大小、形态未见异常,密度欠均匀,内见多发斑点状致密影。直肠未见明显异常。 双侧髂血管旁、腹股沟未见肿大淋巴结。左第6后肋骨术后改变;右侧坐骨见一类圆形低密度影,直径约15MM,边界清,未见硬化边;第1、2骶椎右侧块见溶骨性骨质破坏,周围见软组织肿块影,增强扫描呈明显强化,余所见骨质未见明显破坏征象。左上肺癌术后放化疗后复查,与2016-05-05 CT片对比:左上肺术后缺失,左残肺条索影及斑片灶,大致同前,考虑放射性肺炎。右肺上叶后段斑片影,考虑炎性改变,大致同前。左肺下叶前内基底段、右肺上叶后段结节,考虑转移瘤可能性大,右上肺叶结节为新增病灶。右侧斜裂、水平裂小结节,较前未见明显变化。左侧胸膜增厚,考虑种植,大致同前。双侧锁骨上、纵隔及右肺门多发淋巴结,较前未见明显变化。 肝S 4结节,较前缩小,考虑转移瘤。肝囊肿。左侧肾上腺多发转移瘤。 腹腔及腹膜后多发淋巴结,部分肿大,考虑转移,较前未见明显变化。 右侧坐骨、第1、2骶椎右侧块骨质破坏,考虑转移瘤。</text:p>
          </table:table-cell>
          <table:table-cell office:value-type="string" calcext:value-type="string">
            <text:p>左上肺</text:p>
          </table:table-cell>
          <table:table-cell/>
          <table:table-cell office:value-type="string" calcext:value-type="string">
            <text:p>右肺上叶后段,左肺下叶前内基底段,肝S 4,左侧肾上腺,第1骶椎,右侧坐骨,第2骶椎</text:p>
          </table:table-cell>
          <table:table-cell table:number-columns-repeated="1020"/>
        </table:table-row>
        <table:table-row table:style-name="ro1">
          <table:table-cell office:value-type="string" calcext:value-type="string">
            <text:p>禁食6小时余,静脉注射 18 F-FDG后,休息约60分钟,行全身PET/CT断层显像。 脑部PET图像示脑皮质及双侧基底节、丘脑、小脑未见明显糖代谢异常。CT平扫示脑实质未见异常密度影;各脑室、脑池无扩大和受推移;脑沟﹑脑裂无明显增宽;中线结构居中。 眼眶、鼻咽PET图像示鼻咽部、咽旁间隙、副鼻窦均未见明显糖代谢异常增高灶。鼻咽CT平扫示鼻咽顶后壁无增厚、表面光滑,两侧壁软组织对称,咽隐窝及咽鼓管开口无变窄,咽旁间隙清晰。双侧额窦、筛窦、蝶窦和上颌窦未见明显异常。 颈部PET图像示双侧颈部、锁骨区、甲状腺等均未见明显糖代谢异常增高灶。CT平扫示双侧颈部及锁骨区散在小淋巴结;口咽、喉咽部无占位;甲状腺无肿大,未见明显占位。 胸部PET图像示右乳MT术后,右乳缺如,左乳见点状致密影;双肺野、肺门、纵隔、胸壁、腋窝等均未见明显糖代谢异常增高灶。CT平扫所示双肺纹理清晰,左肺上叶透亮度不均匀,左肺下叶胸膜下见囊状透亮影;余肺未见明显异常占位;所示各级支气管腔通畅;纵隔无明显肿大淋巴结,双肺门影不大;双侧胸膜无增厚;双侧胸腔无积液;心脏无明显增大;双侧腋窝无明显肿大淋巴结。 腹部PET/CT图像示胃MT根治术后,术区见金属缝线影,吻合口软组织影局部略增厚,伴糖代谢增高,最大SUV值为5.5,延迟1.5小时后最大SUV值为4.5;腹腔干及主动脉周围、左侧后腹膜脂肪间隙模糊、密度增高,内见多发早期及延迟期均无明显糖代谢增高的不规则结节影,较大者大小约16.5×10.6MM;左侧输尿管管壁局部粘连增厚,早期及延迟期均无明显糖代谢异常增高;上段输尿管及肾盂扩张,左肾周筋膜增厚;左肾上腺增粗伴糖代谢轻度增高,早期最大SUV值约3.2,延迟1.5小时后降至2.3;肝内见数枚无糖代谢增高的低密度灶,较大者大小约18.8×15.4MM;肠道呈线型生理性糖代谢增强;胆囊、胰、脾、右肾上腺、肾及输尿管及大血管处未见明显糖代谢异常增高;腹腔无积液;正中腹壁皮下脂肪层内可见腹腔肠管疝入。 盆部PET图像示膀胱内大量放射性生理性积聚;肠道呈线型生理性糖代谢增强;生殖器及双侧腹股沟处未见明显异常糖代谢增强。CT平扫示膀胱充盈,壁光滑无增厚;子宫肌层密度欠均,似见多发结节影,较大者直径约24.9MM;双附件区未见明显占位;盆腔和双侧腹股沟无肿大淋巴结;盆腔无积液。 骨骼PET图像未见异常糖代谢增强。CT定位片见颈胸腰骶椎顺列,生理曲度存在;平扫骨窗示全身骨骼未见明显骨质破坏吸收征象。右乳MT及胃MT综合治疗后:胃吻合口粘膜略增厚伴糖代谢增高,考虑为炎性病变可能,请随访;腹膜后多发无明显糖代谢增高的结节影伴纤维化改变,左肾上腺增粗伴糖代谢轻度增高,均考虑转移不除外;肝多发囊肿;左输尿管粘连,左肾轻度积水;子宫肌层内无明显糖代谢的结节,考虑为良性病变(肌瘤)可能,请结合妇科超声检查;腹壁切口疝或白线疝;左乳小钙化灶。</text:p>
          </table:table-cell>
          <table:table-cell office:value-type="string" calcext:value-type="string">
            <text:p>胃,右乳</text:p>
          </table:table-cell>
          <table:table-cell/>
          <table:table-cell office:value-type="string" calcext:value-type="string">
            <text:p>左肾上腺,腹膜后</text:p>
          </table:table-cell>
          <table:table-cell table:number-columns-repeated="1020"/>
        </table:table-row>
        <table:table-row table:style-name="ro1">
          <table:table-cell office:value-type="string" calcext:value-type="string">
            <text:p>1.结合临床,考虑右肺癌;右肺门及纵隔、右锁上淋巴结转移;肝转移;骨转移 <text:s/>2.右侧腋窝淋巴结肿大 <text:s/>3.肝小囊肿 <text:s/>4.双肾囊肿 5.胰腺小囊肿 <text:s/>6.双侧胸膜增厚 <text:s/>7.右侧肺动脉栓塞右肺上叶纵隔旁见一小结节灶,边缘分叶、毛糙,与邻近胸膜可见牵拉,截面积约1.5CM ×0.6CM;增强扫描呈不均匀强化。双侧下叶见少许片絮状及条索状密度增高影。右肺门、纵隔内2R、3A、4R、4L及右锁上见多发肿大淋巴结,大者短径约1.2CM,增强呈不均匀强化。右侧腋窝见增大淋巴结,短径约0.8CM。双侧胸膜示轻度增厚。右下肺动脉及其分支内可见栓子形成。 <text:s/>肝实质内见多发低密度灶,边缘模糊,大者直径约2.3CM,呈边缘强化。另于肝实质内见小低密度灶,边界较清,直径不足0.5CM。胆囊充盈可,壁不厚。双肾见囊性密度灶,边界较清,直径约0.5CM。胰腺内见直径不足0.5CM的小低密度灶,边界清。脾、双侧肾上腺未见明确异常。腹腔及腹膜后未见明确肿大淋巴结。 <text:s/>左侧肩胛骨、双侧多发肋骨、多发胸椎椎体及附件示溶骨性骨质改变,部分骨质周围可见软组织肿块形成,呈不均匀强化。</text:p>
          </table:table-cell>
          <table:table-cell office:value-type="string" calcext:value-type="string">
            <text:p>右肺上叶</text:p>
          </table:table-cell>
          <table:table-cell office:value-type="string" calcext:value-type="string">
            <text:p>1.5CM ×0.6CM</text:p>
          </table:table-cell>
          <table:table-cell office:value-type="string" calcext:value-type="string">
            <text:p>右锁上淋巴结,纵隔淋巴结,右肺门淋巴结,肝,骨</text:p>
          </table:table-cell>
          <table:table-cell table:number-columns-repeated="1020"/>
        </table:table-row>
        <table:table-row table:style-name="ro1">
          <table:table-cell office:value-type="string" calcext:value-type="string">
            <text:p>右肺下叶见一大小约为7.1CM×7.8CM的软组织结节灶,边缘分叶,与胸膜相连,增强后呈中等强化。余右肺野可见斑片状条索状密度增高影,边缘模糊。右肺门、隆突下、血管前间隙可见多发融合成团的肿大淋巴结,大者短径约2.3CM,向内侵及心包,远端肺野可见斑片状高密度影。右侧胸腔及心包腔内见少量积液。 <text:s text:c="3"/>肝实质密度均质,胆囊胰腺脾未见异常。左肾实质内可见一脂肪密度影,直径约0.9CM,边界清,无强化。另左肾可见一囊性密度灶,直径约0.6CM。右肾实质内混杂密度灶,最大截面约1.5CM×1.9CM,可见少部分脂肪密度,增强扫描呈快进快出表现。腹腔及腹膜后未见肿大淋巴结。 肠系膜区见一直径约1.9CM的软组织密度灶。 <text:s/>右侧颌下及右侧颈动脉鞘区,颏下见肿大淋巴结,大者短径约3.0CM,各咽壁不厚,余双侧颈部未见肿大淋巴结影。腮腺及双侧甲状腺未见异常。 <text:s/>T8椎体内局部骨质稀疏。1.结合临床,右肺癌治疗后复发,伴右肺门、纵隔淋巴结转移,并考虑心包受侵;颈部淋巴结转移,较前2016-07-11进展;腹腔转移;右肺炎症,较前变化不著 <text:s/>2.右侧胸腔及心包少量积液 3.左肾血管平滑肌脂肪瘤,左肾囊肿;右肾占位,考虑血管平滑肌脂肪瘤可能性大,变化不著 4.T8椎体局部骨质稀疏,请结合骨扫描</text:p>
          </table:table-cell>
          <table:table-cell office:value-type="string" calcext:value-type="string">
            <text:p>右肺下叶</text:p>
          </table:table-cell>
          <table:table-cell office:value-type="string" calcext:value-type="string">
            <text:p>7.1CM×7.8CM</text:p>
          </table:table-cell>
          <table:table-cell office:value-type="string" calcext:value-type="string">
            <text:p>纵隔淋巴结,右肺门淋巴结,颈部淋巴结,腹腔</text:p>
          </table:table-cell>
          <table:table-cell table:number-columns-repeated="1020"/>
        </table:table-row>
        <table:table-row table:style-name="ro1">
          <table:table-cell office:value-type="string" calcext:value-type="string">
            <text:p>1.结合临床,鼻咽癌伴外侵,双颈部、锁上、纵隔及右腋窝多发淋巴结转移;双颈部水肿,右侧较著2.右乳皮肤增厚3.甲状腺低密度影,建议观察4.心包积液鼻咽顶后壁增厚,向前堵塞后鼻孔,向上侵及鼻腔、双侧筛窦、上颌窦,双侧额窦内示低密度影,双侧翼腭窝显示可,颅底骨质未见明显破坏征象,增强扫描病变呈较显著强化。双颈部、锁上及纵隔、右腋窝示多发肿大淋巴结,相互融合,大者短径约3.2CM,可见强化。甲状腺内略示低密度影,边缘略模糊。喉及下咽壁不厚。右颈部皮肤增厚,双颈部皮下脂肪间隙密度增高,可见多发高密度条索影。右乳皮肤增厚。心包内示环形液体密度影。</text:p>
          </table:table-cell>
          <table:table-cell office:value-type="string" calcext:value-type="string">
            <text:p>鼻咽</text:p>
          </table:table-cell>
          <table:table-cell/>
          <table:table-cell office:value-type="string" calcext:value-type="string">
            <text:p>右腋窝淋巴结,纵隔淋巴结,锁上淋巴结,双颈部淋巴结</text:p>
          </table:table-cell>
          <table:table-cell table:number-columns-repeated="1020"/>
        </table:table-row>
        <table:table-row table:style-name="ro1">
          <table:table-cell office:value-type="string" calcext:value-type="string">
            <text:p>直肠与乙状结肠交界处及其下方直肠壁略示增厚,相应节段肠腔略狭窄,其外膜面略示毛糙,肠管周围脂肪间隙尚清晰。前列腺及双侧精囊腺未见明确异常。膀胱充盈可,壁不厚。盆腔内及双侧腹股沟未见明显增大淋巴结。 <text:s/>左肺上叶及下叶背段示斑片状密度增高影,其内见充气支气管征。右肺下叶可见斑片状、条片状密度增高影。右肺中叶示小类结节灶。纵隔内见多枚小淋巴结影,部分钙化,双侧胸膜未见增厚,双侧胸腔未见液性密度影。纵隔内2R区示一结节灶,短径约1.4CM。 <text:s/>肝右叶实质内示低密度肿块,形态不规则,大者位于上段,截面约1.9CM×1.8CM,边缘模糊,增强后其内示不均质点状强化。胆囊充盈可,壁不厚。胰、脾未见异常。双侧肾上腺形态欠自然,右侧肾上腺体部可见结节灶,短径约1.6CM。双肾密度欠均,局部示片状低密度区。腹膜后未见显著增大淋巴结。 <text:s/>鼻咽、口咽、喉形态可,壁不厚。甲状腺右叶示类圆形低密度灶。双颈部未见明确肿大淋巴结。 <text:s/>脑质内未见明确异常密度灶。脑室系统及脑沟、裂、池未见异常。中线结构无移位。 <text:s/>骨窗示:胸骨、部分肋骨、多发椎骨及双侧髂骨骨质密度增高。1.结合临床,直肠癌治疗后,较前(2015-3-24)变化不著。2.结合临床,左肺癌治疗后,病变显示不清;左肺炎症,较前变化不著;右肺下叶炎症,较前示明显;右肺小类结节灶,建议观察;肝转移,变化不著;纵隔淋巴结转移,较前增大;双侧肾上腺结节灶,考虑转移,较前增大。3.结合临床,多发骨转移治疗后,变化不著。4.双肾低密度灶,变化不著。5.颅脑CT扫描未见明显异常。6.甲状腺右叶低密度灶。</text:p>
          </table:table-cell>
          <table:table-cell office:value-type="string" calcext:value-type="string">
            <text:p>左肺,直肠</text:p>
          </table:table-cell>
          <table:table-cell/>
          <table:table-cell office:value-type="string" calcext:value-type="string">
            <text:p>肝,双侧肾上腺,骨,纵隔淋巴结</text:p>
          </table:table-cell>
          <table:table-cell table:number-columns-repeated="1020"/>
        </table:table-row>
        <table:table-row table:style-name="ro1">
          <table:table-cell office:value-type="string" calcext:value-type="string">
            <text:p>左上肺癌术后化疗后复查,与2017-1-9片对比: 左残肺及右肺多发小结节,考虑转移瘤,部分较前稍增大。 右中肺及左肺少许纤维增殖灶,较前未见明显变化。 纵隔及双肺门多发淋巴结,较前未见明显变化。 左颈IV、VB区肿大淋巴结,考虑转移,较前未见明显变化。 肝内多发囊肿,较前未见明显变化。 右肾囊肿。左肾轴旋转不良。左侧肾上腺增粗,考虑增生可能,同前相仿。 甲状腺病灶,考虑结节性甲状腺肿。左上肺癌术后化疗后: 左上肺术后缺失,术区支气管残端见致密金属影,局部未见明确结节肿物影。 左残肺及右肺见多发小结节,部分边界欠清,大者大小约20MM×12MM,增强扫描可见强化。右中肺内侧段及左残肺少许条索影,边界清。气管及余支气管分支通畅。 双上及左下气管旁、隆突下、双肺门见数个淋巴结,部分边界不清,大者短径约10MM,增强后呈明显不均匀强化。 左侧胸腔见少量积液,左侧胸膜稍增厚。右侧未见胸腔积液及胸膜增厚。 肝脏形态正常,各叶比例在正常范围以内,其外形轮廓光整,密度不均匀,肝内见数个类圆形低密度区,边界清,最大者位于S5,约为50MM×46MM,未见强化。肝内外胆管、胆囊未见异常。肝门区、门静脉未见异常。脾及胰腺大小、形态未见异常,密度均匀。 右肾见数个囊性灶,最大约52MM×46MM,边界清,增强扫描未见强化。左肾轴外翻。左侧肾上腺弥漫性稍增粗,密度均匀。右侧肾上腺未见异常。腹主动脉旁未见肿大淋巴结。 双颈结构清晰,各血管充盈良好。甲状腺双叶见多发结节,大者直径6MM,轻度强化。双侧真假声带未见增厚,前联合未见增厚,梨状窝对称。双侧颌下腺、腮腺未见异常。左颈IV、VB区见多发肿大淋巴结,较大短径约16MM,边界欠清,明显强化。 所见骨质未见明显破坏征象。</text:p>
          </table:table-cell>
          <table:table-cell office:value-type="string" calcext:value-type="string">
            <text:p>左上肺</text:p>
          </table:table-cell>
          <table:table-cell/>
          <table:table-cell office:value-type="string" calcext:value-type="string">
            <text:p>左颈VB区淋巴结,右肺,左颈IV区淋巴结</text:p>
          </table:table-cell>
          <table:table-cell table:number-columns-repeated="1020"/>
        </table:table-row>
        <table:table-row table:style-name="ro1">
          <table:table-cell office:value-type="string" calcext:value-type="string">
            <text:p>左侧附件区见一巨大软组织密度肿块,大小约14.0CM×11.5CM,呈囊实性,实性成分可见强化,右侧附件亦示饱满,呈实性。肿块与子宫分界不清。腹盆腔内见液体密度影。腹膜、大网膜及肠系膜均增厚,并可见多发结节灶。膈脚后、腹腔腹膜后及盆腔内可见多发淋巴结。胆囊内 可见结节状钙化灶。左肾见囊性结节灶,边界清。 <text:s/>左侧乳腺根治术后,术区胸壁未见增厚及异常强化。左侧腋窝未见肿大淋巴结。右侧乳腺内可见点状钙化灶,边界清。右侧腋窝、双侧内乳、肺门及纵隔内未见肿大淋巴结。左肺野见少许条索影。L4、5椎体内骨质密度增高。1.盆腔占位,考虑卵巢癌并大网膜、肠系膜及腹膜后多发转移;腹腔腹膜后、盆腔及膈脚后淋巴结转移 2.左侧乳腺术后改变 3.右侧乳腺内钙化灶,考虑良性,请结合钼靶检查 4.腹盆腔积液 5.左肾囊肿 6.胆囊结石 7.左肺纤维灶 8.部分腰椎椎体骨质密度增高,请结合其他检查</text:p>
          </table:table-cell>
          <table:table-cell office:value-type="string" calcext:value-type="string">
            <text:p>卵巢</text:p>
          </table:table-cell>
          <table:table-cell/>
          <table:table-cell office:value-type="string" calcext:value-type="string">
            <text:p>腹膜后,肠系膜,膈脚后淋巴结,盆腔淋巴结,腹腔腹膜后淋巴结,网膜</text:p>
          </table:table-cell>
          <table:table-cell table:number-columns-repeated="1020"/>
        </table:table-row>
        <table:table-row table:style-name="ro1">
          <table:table-cell office:value-type="string" calcext:value-type="string">
            <text:p>左肺癌化疗后复查,与前片(2011.1.10)比较: 左下肺可见软组织肿块,大小约21MM×22MM,边界不清楚,边缘毛糙,见浅分叶,增强扫描不均匀强化,较前稍缩小。 左肺上叶散在斑片状、片状密度增高影,边界不清,内见支气管气象,部分病灶范围较前稍缩小。 双肺内见多个结节及类结节影,直径约2MM~5MM,部分边界不清,较前未见明显变化。 气管及支气管分支通畅,未见明显软组织肿块或受压变窄。 右侧锁骨上、左侧肺门、右下气管旁、隆突下可见数个淋巴结,短径约5MM~11MM,边界欠清,较前未见明显变化。 双侧胸腔未见积液,胸膜未见增厚。 肝脏形态未见异常,轮廓光整,密度欠均匀,肝左外叶可见一囊性灶,大小约16MM×18MM,边界尚清,边缘光整,密度尚均匀,未见强化,较前未见明显变化。肝内外胆管未见扩张,胆囊内结石。肝门区及门静脉未见异常。 脾大小未见异常,密度均匀。 胰腺大小、形态未见异常,密度均匀。 左肾可见一囊性灶,大小约11MM×12MM,右肾未见异常。双侧肾上腺未见异常。 膈脚后、腹主动脉旁未见肿大淋巴结。 T4椎体、T11椎体横突可见片状致密影,椎旁未见明显软组织肿物影。左肺癌化疗后,较前片(2011.1.10)比较: 左下肺软组织肿块,较前稍缩小。 双肺内小结节,考虑转移瘤,较前无明显变化。 左肺门、纵隔淋巴结,较前未见明显变化。 左肺片状影,部分范围较前缩小,考虑炎症。 肝囊肿、肾囊肿。 胆结石。 T4椎体、T11椎体横突骨质改变,考虑转移可能性大。</text:p>
          </table:table-cell>
          <table:table-cell office:value-type="string" calcext:value-type="string">
            <text:p>左下肺</text:p>
          </table:table-cell>
          <table:table-cell office:value-type="string" calcext:value-type="string">
            <text:p>21MM×22MM</text:p>
          </table:table-cell>
          <table:table-cell office:value-type="string" calcext:value-type="string">
            <text:p>双肺,T11椎体横突,T4椎体</text:p>
          </table:table-cell>
          <table:table-cell table:number-columns-repeated="1020"/>
        </table:table-row>
        <table:table-row table:style-name="ro1">
          <table:table-cell office:value-type="string" calcext:value-type="string">
            <text:p>右侧乳腺癌化疗后,与2012-3-21比较,右侧乳腺病变较前缩小。 右侧腋窝肿大淋巴结,考虑转移,较前缩小好转。 胸骨右缘(SE9、IM14)小结节,较前缩小,可疑内乳淋巴结。 双侧乳腺增生。右侧乳腺癌化疗后,与2012-3-21比较: 右侧腋下肿大淋巴结,大小约6MM×7MM~14MM×15MM,边界不清,轮廓欠光整,增强后强化明显,与前片比较病灶缩小。胸骨右缘(SE9、IM14)见一小结节,大小约4MM×3MM,较前缩小。双侧乳腺大小及形态基本对称,双乳皮肤未见增厚,双侧乳头未见凹陷。右乳内上象限见一结节灶,边界不清,轮廓欠光整,与周围腺体分界不清,范围约13MM×14MM,边缘见毛刺,T1WI低信号,T2WI呈混杂低高信号,增强扫描明显不均匀强化,其时间-信号强度曲线为“速升平台”型,病灶与乳腺后方浅筋膜深、浅层粘连,与胸大肌界限欠清,与前片比较病灶范围缩小。 左乳内上象限见一类圆形异常信号区,T1WI及T2WI扫描上均呈无信号,较前未见明显变化。 双侧乳腺腺体较致密,增强后呈小结节状、斑片状强化。 </text:p>
          </table:table-cell>
          <table:table-cell office:value-type="string" calcext:value-type="string">
            <text:p>右侧乳腺</text:p>
          </table:table-cell>
          <table:table-cell/>
          <table:table-cell office:value-type="string" calcext:value-type="string">
            <text:p>右侧腋窝淋巴结</text:p>
          </table:table-cell>
          <table:table-cell table:number-columns-repeated="1020"/>
        </table:table-row>
        <table:table-row table:style-name="ro1">
          <table:table-cell office:value-type="string" calcext:value-type="string">
            <text:p>1、右肺门区高代谢肿块,伴右上肺阻塞性炎症,符合中心型肺癌。 <text:s text:c="8"/>病变侵及右肺门、纵隔2R、4R、7区。 <text:s text:c="8"/>双锁骨区、纵隔2R/L、3A、3P、4R/L、7区多发淋巴结转移。 <text:s text:c="8"/>右侧胸腔少量积液。 <text:s text:c="3"/>2、脑部未见明显异常代谢征象。双上颌窦炎症。椎体前缘轻度骨质增生。空腹6小时以上,静脉注射显像剂,平静休息60MIN后行全身PET及CT断层显像,PET图像经衰减校正及重建后,将PET及CT图像行多平面、多幅显示: <text:s text:c="3"/>右肺门区见一软组织肿块,包绕右主支气管及右肺上叶支气管并致其狭窄,侵及右肺门、纵隔2R、4R、7区,约8.1 *7.4CM,放射性分布异常浓聚,最大SUV7.74。右上肺见阻塞性斑片影。左上肺及双下肺见小结节,未见放射性浓聚。右侧叶间胸膜增厚,右侧胸腔少量积液。左侧胸膜无增厚,左侧胸水征阴性。双锁骨区、纵隔2R/L、3A、3P、4R/L、7区见肿大淋巴结,均伴异常浓聚,最大SUV3.4-7.37,最大者位于4R区,约3.1*3.1CM,中心部见水样密度。左肺门未见肿大或异常浓聚淋巴结。心肌显影浅淡。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3"/>口咽部两侧腺体显影对称,鼻咽部无异常放射性浓聚。双上颌窦内见少许软组织影,未见放射性浓聚。甲状腺两叶不大,形态可,腺实质内未见异常放射性增高灶。双颈部未见明显异常淋巴结浓聚。 <text:s text:c="7"/>胃充盈好,胃壁显影如常。肝脏形态可,轮廓光整,肝叶比例正常,肝实质内放射性分布稍欠均匀。肝内外胆管无扩张。胆囊大小正常,密度均匀,胆囊壁无增厚。胰腺形态放射性分布尚好,胰管不扩张。脾脏轻度显影,放射性分布均匀。两侧肾脏显影可,肾实质密度均匀,肾盂、肾盏及输尿管无扩张。两侧肾上腺显影大致正常。腹部可见条索状肠影。腹膜后未见明显肿大淋巴结。腹水征阴性。 <text:s text:c="3"/>膀胱放射性浓聚如常,膀胱壁无增厚。前列腺大小正常,放射性分布大致正常。两侧腹股沟无异常淋巴结显示。 <text:s text:c="3"/>视野内轴心骨未见异常放射性浓聚。椎体前缘轻度骨质增生。视野内皮肤及软组织内未见异常放射性摄取。</text:p>
          </table:table-cell>
          <table:table-cell office:value-type="string" calcext:value-type="string">
            <text:p>右肺门</text:p>
          </table:table-cell>
          <table:table-cell office:value-type="string" calcext:value-type="string">
            <text:p>8.1 *7.4CM</text:p>
          </table:table-cell>
          <table:table-cell office:value-type="string" calcext:value-type="string">
            <text:p>纵隔7区淋巴结,纵隔3P区淋巴结,双锁骨区淋巴结</text:p>
          </table:table-cell>
          <table:table-cell table:number-columns-repeated="1020"/>
        </table:table-row>
        <table:table-row table:style-name="ro1">
          <table:table-cell office:value-type="string" calcext:value-type="string">
            <text:p>空腹6H以上,静脉注射18F-FDG,静息约60MIN后行全身PET/CT断层显像+胸部CT增强,影像清晰。右侧顶枕交界处结节放射性分布浓密,SUV约7.4,大小约0.6CM×0.8CM,增强扫描明显强化,周围可见大片低密度水肿影放射性分布稀疏,余双侧脑实质密度、形态正常,放射性分布均匀、对称,诸脑室、脑池、脑沟、脑裂未见异常,中线结构居中。右下肺背段、前底段及外基底段巨大分叶状软组织密度肿块影放射性浓聚,SUV约8.4,最大层面约6.2CM�×7.6CM,周边可见毛刺,病灶侵犯右侧肋胸膜及斜裂胸膜,病灶周围斑片影放射性分布略浓密,增强扫描明显不均匀强化。余双肺多发大小部分结节部分放射性分布浓密,SUV约5.7,最大者约1.5CM×3.4CM,部分呈分叶状,可见毛刺。右下肺支气管受压狭窄,气管、余支气管通畅。右侧后肋胸膜局部增厚放射性分布略浓密,SUV约3.4。右侧胸腔少量液性低密度影放射性分布稀疏,CT值约10HU。心脏各壁及纵隔大血管未见明显异常。双侧胸壁未见确切病灶和异常放射性分布。双锁上、左上气管旁、血管前、气管后、左下气管旁、主动脉下、主动脉旁、隆突下、食管旁、左下肺韧带、双肺门及双上肺叶多发淋巴结放射性浓聚,SUV约11.9,最大者约1.5CM×3.2CM,增强扫描明显强化。双侧腋窝多个小淋巴结放射性分布未见异常。鼻咽、口咽及喉咽结构及放射性分布未见明显异常。左侧筛窦结节状高密度影放射性分布未见明显异常,大小约0.8CM×0.9CM,CT值约1146HU,额窦、蝶窦、右侧筛窦及双侧上颌窦结构及放射性分布未见明显异常。甲状腺放射性分布未见异常。双颈多个小淋巴结放射性分布未见异常。肝脏S8点状高密度影放射性缺损,余肝脏形态、结构及放射性分布未见明显异常。肝门结构及放射性分布未见明显异常。肝内、外胆管未见扩张。胆囊、胃及十二指肠放射性分布未见明显异常。脾脏、双肾及肾上腺形态、结构及放射性分布未见异常。胰尾部低密度影放射性分布浓密,SUV约7.7,大小约1.7CM×1.9CM,增强扫描明显不均匀强化。左肾前间隙结节放射性分布浓密,SUV约4.2,大小约1.5CM×1.9CM,内见低密度坏死区,增强扫描环形强化。腹腔未见肿大淋巴结及异常放射性分布。前列腺增大推挤膀胱后壁,大小约CM,内见数个点状小钙化灶放射性缺损。膀胱及肠管等形态、结构及放射性分布未见明显异常。双髂血管旁未见肿大淋巴结及异常放射性分布。双侧腹股沟多个小淋巴结放射性分布未见异常。全身多发动脉壁钙化灶放射性缺损。多个胸腰椎骨赘形成放射性分布未见异常。所见颅骨、余躯干骨、四肢骨放射性分布未见明显异常。右下肺背段、前底段及外基底段病灶代谢活跃,考虑肺癌伴阻塞性肺炎及癌性淋巴管炎,病灶侵犯右侧肋胸膜及斜裂胸膜;双锁上、纵隔、双肺门及双上肺叶多发淋巴结代谢活跃,考虑转移;右侧顶枕交界处结节代谢活跃,右侧后肋胸膜局部增厚代谢活跃,左肾前间隙结节代谢活跃,考虑转移;胰尾病灶代谢活跃,考虑恶性病变,转移?右侧胸腔少量积液。左侧筛窦高密度影代谢未见明显异常,考虑良性病变,真菌性筛窦炎可能。肝脏S8肝内胆管小结石。前列腺增生伴小钙化灶。多个胸腰椎骨质增生。动脉硬化。</text:p>
          </table:table-cell>
          <table:table-cell office:value-type="string" calcext:value-type="string">
            <text:p>右下肺</text:p>
          </table:table-cell>
          <table:table-cell office:value-type="string" calcext:value-type="string">
            <text:p>6.2CM�×7.6CM</text:p>
          </table:table-cell>
          <table:table-cell office:value-type="string" calcext:value-type="string">
            <text:p>双上肺叶,双肺门,纵隔,双锁上,左肾前间隙</text:p>
          </table:table-cell>
          <table:table-cell table:number-columns-repeated="1020"/>
        </table:table-row>
        <table:table-row table:style-name="ro1">
          <table:table-cell office:value-type="string" calcext:value-type="string">
            <text:p>双侧乳腺MT术后病例:肝脏多发转移;右侧锁骨区及腋窝淋巴结转移;左侧锁骨区稍大淋巴结,请随访;两肺慢性炎性结节,请随访;两肺慢性炎症;左侧胸腔少量积液;脂肪肝;肝脏和右肾囊肿;子宫多发肌瘤伴钙化。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 鼻咽PET图像示鼻咽部、咽旁间隙、副鼻窦均未见明显糖代谢异常增高灶。鼻咽CT平扫示鼻咽顶后壁无增厚、表面光滑,两侧壁软组织对称,咽隐窝及咽鼓管开口无变窄,咽旁间隙清晰。鼻窦区未见明显异常。 颈部PET/CT图像示右侧锁骨区见2枚大小分别为11.7×7.5MM和8.0×6.0MM稍大淋巴结,其中较大者呈糖代谢增高,最大SUV值约为2.7;左锁骨区见一大小约为8.0×6.0MM稍大淋巴结,未见明显糖代谢异常增高;其余颈部未见明显肿大淋巴结;口咽、喉咽部无殊;甲状腺不大,密度欠均匀,未见明显糖代谢异常增高。 胸部PET/CT图像示双侧乳腺MT根治术后,双侧胸壁及腋窝术区软组织影略增厚伴不同程度糖代谢增高,糖代谢最高处位于右侧胸壁术区,最大SUV值约为2.0,考虑为术后改变;右侧腋窝(胸大、小肌间隙)见淋巴结显示,其中一大小约为8.0×5.5MM淋巴结呈糖代谢增高,最大SUV值约为3.7;左侧腋窝见不伴糖代谢增高的小淋巴结;纵隔及双侧内乳、双肺门未见明显糖代谢异常增高及肿大淋巴结;左肺上叶斜裂旁、右肺中叶水平裂旁及两肺下叶基底段胸膜下见数枚直径小于4.0MM结节影,均无明显糖代谢异常增高;双肺多发条片条絮影,部分呈糖代谢增高,最大SUV值约为2.2;各级支气管腔通畅;双侧胸膜局部略增厚;左侧胸腔少量积液;心脏无明显增大。 腹部PET/CT图像示肝脏左、右叶内见多枚稍低密度灶,早期及延迟1.5小时呈不同程度糖代谢增高,较显著2枚均位于左外叶,大小分别为30.0×27.0MM(早期最大SUV值约为10.9,延迟相最大SUV值约为13.5)和11.0×10.0MM(早期最大SUV值约为7.1,延迟相最大SUV值约为6.0);肝内另见多枚无糖代谢增高的囊性低密度灶,较大者直径约为10.0MM;其余肝实质普遍密度减低,平均CT值约为45.8HU;肝内外胆管无扩张;右肾见无糖代谢增高的囊性低密度灶,较大者位于上极,直径约为16.4MM;胃壁均匀性轻度糖代谢生理性增强;肠道呈线型生理性糖代谢增强;胆囊、胰、脾、双肾上腺、左肾、双输尿管及腹膜后未见糖代谢异常增高及占位;腹腔无积液。 盆部PET图像示膀胱内大量显像剂生理性积聚;肠道呈线型生理性糖代谢增强;生殖器及双侧腹股沟处未见明显糖代谢异常增强。CT平扫示膀胱壁光滑无增厚;子宫形态不规则,表面多发结节样隆起,较大者位于宫底部,大小约为37.0×31.0MM,内见钙化;双附件区未见明显占位;盆腔和双侧腹股沟无肿大淋巴结;盆腔无积液。 骨骼PET图像未见异常糖代谢增强。CT定位片见颈胸腰骶椎顺列,生理曲度存在;平扫骨窗所示诸骨未见明显骨质破坏。</text:p>
          </table:table-cell>
          <table:table-cell office:value-type="string" calcext:value-type="string">
            <text:p>双侧乳腺</text:p>
          </table:table-cell>
          <table:table-cell/>
          <table:table-cell office:value-type="string" calcext:value-type="string">
            <text:p>肝脏,腋窝淋巴结,右侧锁骨区淋巴结</text:p>
          </table:table-cell>
          <table:table-cell table:number-columns-repeated="1020"/>
        </table:table-row>
        <table:table-row table:style-name="ro1">
          <table:table-cell office:value-type="string" calcext:value-type="string">
            <text:p>双肺结节,结合临床考虑转移,建议与旧片比较。\U007F纵隔肿大淋巴结,考虑转移。\U007F左侧胸腔、心包积液。\U007F肝脏病变建议结合腹部检查。右乳术后缺如,术区未见复发征象。\U007F <text:s text:c="3"/>双肺弥漫多发结节,较大位于右肺上叶,约30X19MM(IMA44)。左肺下叶见钙化结节(IMA8)。\U007F <text:s text:c="3"/>纵隔2R、4、7、10组见肿大淋巴结,较大者约45X22MM(IMA34)。\U007F <text:s text:c="3"/>双侧胸膜略厚,左侧见少量胸水。\U007F <text:s text:c="3"/>心包积液。\U007F <text:s text:c="3"/>胸廓诸骨未见骨质破坏。\U007F <text:s text:c="3"/>扫及肝脏见低密度结节(IMA12)。</text:p>
          </table:table-cell>
          <table:table-cell office:value-type="string" calcext:value-type="string">
            <text:p>右乳</text:p>
          </table:table-cell>
          <table:table-cell/>
          <table:table-cell office:value-type="string" calcext:value-type="string">
            <text:p>双肺,纵隔淋巴结</text:p>
          </table:table-cell>
          <table:table-cell table:number-columns-repeated="1020"/>
        </table:table-row>
        <table:table-row table:style-name="ro1">
          <table:table-cell office:value-type="string" calcext:value-type="string">
            <text:p>右肺癌脑转移化疗后复查: 右肺门病灶并阻塞性肺炎,较前相仿; 双肺弥漫转移瘤,较前变化不明显; 肝S2、S5肝囊肿; 肝S7肝内胆管结石或钙化灶; 胆囊结石; 子宫肌瘤。右肺癌脑转移化疗后复查,与2013-7-15片对比: 右上肺肺门区可见不规则软组织影,范围约22MM×23MM,边缘模糊,密度欠均匀,增强后见明显强化,右上肺叶支气管狭窄,远端肺内见不规则斑片影,邻近胸膜增厚,较前大致相仿。双肺可见弥漫分布粟粒状、结节状病灶,直径约1~12MM,最大者位于右下肺后基底段,边缘毛糙,增强后明显强化,较前变化不明显。气管及左侧支气管分支通畅。双肺门及纵隔未见明显肿大淋巴结。双侧胸腔未见积液。双侧胸膜无增厚、粘连。 <text:s text:c="2"/>肝脏形态正常,各叶比例在正常范围以内,其外形轮廓光整,密度欠均匀,肝S2、S5可见低密度灶,大小约7MM及3MM,边界清楚,增强后未见强化,肝S7可见结节状致密灶。肝内胆管正常,其内未见结石影,胆囊稍增大,壁增厚,其内充满小结节状结石,胆总管未见扩张,其内未见结石影。肝门区正常。 门静脉所见正常。脾大小正常,密度均匀。 胰腺大小、形态正常,密度均匀。双肾所见正常。 双肾上腺所见正常。 <text:s/>膈脚后、胃左、腹腔干、腹主动脉旁未见明显肿大淋巴结。 膀胱充盈良好,境界清楚。子宫增大,其内见类圆形稍低密度影,大小约59MM×49MM,边缘光滑,密度均匀,增强扫描呈稍低密度影。子宫颈大小、形态未见异常。盆腔未见软组织肿块影。直肠未见明显异常。双侧髂血管旁、腹股沟未见肿大淋巴结。骨盆骨质未见异常。扫描层面内未见明显骨质破坏。</text:p>
          </table:table-cell>
          <table:table-cell office:value-type="string" calcext:value-type="string">
            <text:p>右上肺肺门</text:p>
          </table:table-cell>
          <table:table-cell office:value-type="string" calcext:value-type="string">
            <text:p>22MM×23MM</text:p>
          </table:table-cell>
          <table:table-cell office:value-type="string" calcext:value-type="string">
            <text:p>脑,双肺</text:p>
          </table:table-cell>
          <table:table-cell table:number-columns-repeated="1020"/>
        </table:table-row>
        <table:table-row table:style-name="ro1">
          <table:table-cell office:value-type="string" calcext:value-type="string">
            <text:p>右乳腺癌术后放化疗后,与2014-05-05 CT片对比: 左乳内上象限结节,较前未见明显变化。 双肺多发结节,考虑转移瘤可能性大,较前未见明显变化。 <text:s/>肝内多发病变,考虑转移瘤可能性大,较前变化不大。 右侧第3后肋、T6左侧椎弓、T7椎体左缘及L2椎体、左侧髂骨骨质改变,考虑转移瘤,较前未见明显变化。左侧肱骨头人工关节置换术后改变。 <text:s/>甲状腺双叶病变,考虑结节性甲状腺肿。 头颅CT扫描未见明显异常。右乳腺癌术后放化疗后,与2014-05-05 CT片对比: 右乳术后缺失,局部未见明确肿物,左乳内上象限见一结节样病变,大小约10MM×12MM,边清较清,增强扫描轻度强化,较前未见明显变化。双侧腋窝未见肿大淋巴结。 双肺见数个结节样病变,大者约11MM×13MM,边界不清楚,密度不均匀,内见空泡,较前未见明显变化。气管和支气管分支通畅。双肺门和纵隔未见肿大淋巴结,双侧胸腔未见积液,胸膜未见增厚。 肝脏形态、大小正常,各叶比例在正常范围内,外形轮廓光整,密度不均匀,肝内见多个低密度区,最大者约13MM×10MM,边界不清,边缘轻度强化,较前变化不明显。 肝内外胆管未见扩张。胆囊大小正常,壁光滑,其内未见异常密度灶。 脾脏未见增大,密度均匀。胰腺大小、形态、密度未见异常。 双肾未见异常,双侧肾上腺未见异常。腹膜后未见明显肿大淋巴结。 <text:s/>甲状腺双叶密度不均匀,内见数个稍低密度灶,最大者约7MM×6MM,边界欠清,增强扫描轻度强化,较前无明显变化。 膀胱充盈良好,境界清楚。子宫大小、形态未见明显异常,子宫颈大小、形态未见异常。直肠未见明显异常。双侧髂血管旁、腹股沟未见肿大淋巴结。 左侧股骨头见植入人工关节,周围见较多金属伪影。右侧第3后肋、T6左侧椎弓、T7椎体左缘及L2椎体见片状骨质密度增高灶,边界欠清楚,较前未见明显变化,左侧髂骨见骨质破坏,对比2013-11-4片,较前变化不大。 <text:s/>脑实质内未见明确异常密度影及异常强化灶,脑沟、裂、池不宽,脑室对称不大,中线结构无移位,幕下结构未见异常,颅骨未见骨质异常。</text:p>
          </table:table-cell>
          <table:table-cell office:value-type="string" calcext:value-type="string">
            <text:p>右乳腺</text:p>
          </table:table-cell>
          <table:table-cell/>
          <table:table-cell office:value-type="string" calcext:value-type="string">
            <text:p>双肺,肝内,左侧髂骨,L2椎体,T7椎体左缘,T6左侧椎弓,右侧第3后肋</text:p>
          </table:table-cell>
          <table:table-cell table:number-columns-repeated="1020"/>
        </table:table-row>
        <table:table-row table:style-name="ro1">
          <table:table-cell office:value-type="string" calcext:value-type="string">
            <text:p>1.结合临床,肝癌术后介入术后改变,门脉右支栓子形成,肝左叶条状低密度区,考虑门脉栓子,建议观察;双肺转移2.脾大3.盆腔少量积液肝右叶术后,术区结构紊乱,肝左右叶比例失调,门脉右支内见条状低密度灶,边缘模糊,增强后强化不著。另肝左叶内小条状低密度区,边缘模糊,似延门脉分支走形,增强后强化不著。胆囊充盈可,壁不厚。脾体积明显增大。胰腺、双侧肾上腺及双肾未见异常。腹腔及腹膜后未见明显肿大淋巴结。 <text:s/>双侧肺野内见多发大小不等结节灶,边缘清晰,大者直径约0.5CM,增强后可见强化。纵隔内未见明显肿大淋巴结。 <text:s/>前列腺及双侧精囊腺形态可,密度均匀。膀胱充盈欠佳,壁略厚。盆腔内见少许液性密度影。盆腔内未见明显肿大淋巴结。</text:p>
          </table:table-cell>
          <table:table-cell office:value-type="string" calcext:value-type="string">
            <text:p>肝右叶</text:p>
          </table:table-cell>
          <table:table-cell/>
          <table:table-cell office:value-type="string" calcext:value-type="string">
            <text:p>双肺</text:p>
          </table:table-cell>
          <table:table-cell table:number-columns-repeated="1020"/>
        </table:table-row>
        <table:table-row table:style-name="ro1">
          <table:table-cell office:value-type="string" calcext:value-type="string">
            <text:p>右肺中央型肺癌,侵犯右侧胸膜,右侧少量胸腔积液、心包积液。 右肺小叶间隔增厚并多发斑片影和类结节灶,考虑肺癌并淋巴管播散可能性大。 右侧锁骨上右侧肺门纵隔肿大淋巴结,考虑转移。 左肺上叶小结节状稍高密度灶,可疑转移。 双上肺见纤维增殖钙化灶,考虑陈旧性肺结核。 肝S6小囊肿。右肾小囊肿。 左肾肾盂小结石。右肺中叶、下叶支气管管腔狭窄,肺门区见大片状软组织肿物,范围难测量,侵犯邻近胸膜,增强扫描呈明显不均匀强化。右肺中叶肺不张。右肺小叶间隔增厚,见散在分布斑片影和类结节灶,以右下肺为著。 左肺上叶另见一模糊稍高密度灶,大小约6MM×4MM。双上肺见纤维增殖钙化灶。左下肺见粗大长条索灶。 右侧锁骨上、右侧肺门、右气管旁、左下气管旁、血管前方、隆突下见明显增大淋巴结,部分融合分界不清,最大者约23MM×15MM,增强扫描强化不均匀。左侧肺门未见明确肿大淋巴结。 心包内见液体。右侧胸腔少量积液,左侧胸腔未见积液。左侧胸膜未见增厚。 肝脏形态正常,各叶比例在正常范围以内,其外形轮廓光整。肝S6见小囊肿,直径约2MM,增强扫描未见强化。肝内胆管正常,其内未见结石影,肝门区和门静脉未见异常。 <text:s/>胆囊大小正常,其内未见结石影,胆总管未见扩张,其内未见结石影。 <text:s text:c="2"/>脾大小正常,密度均匀。胰腺大小、形态正常,密度均匀。 左肾肾盂内见小致密影,直径约1MM。右肾见囊性密度灶,大小约31MM×24MM,增强扫描未见强化。左肾所见及双肾上腺未见异常。 <text:s/>腹主动脉旁未见肿大淋巴结。 所见骨质未见明确破坏征象。</text:p>
          </table:table-cell>
          <table:table-cell office:value-type="string" calcext:value-type="string">
            <text:p>右肺</text:p>
          </table:table-cell>
          <table:table-cell/>
          <table:table-cell office:value-type="string" calcext:value-type="string">
            <text:p>右侧锁骨上淋巴结,右侧肺门淋巴结,纵隔淋巴结,左肺上叶</text:p>
          </table:table-cell>
          <table:table-cell table:number-columns-repeated="1020"/>
        </table:table-row>
        <table:table-row table:style-name="ro1">
          <table:table-cell office:value-type="string" calcext:value-type="string">
            <text:p>1、右下肺门至右下肺内异常高代谢占位,符合鳞癌表现。 <text:s text:c="2"/>右肺下叶胸膜下结节/小结节,伴异常高代谢,考虑恶性(转移?)。右侧胸腔少量积液。 <text:s text:c="2"/>双锁骨区、左腋窝区、纵隔及双肺门多发淋巴结转移。 <text:s text:c="2"/>左前下腹壁及右臀部肌肉内代谢活跃灶,不除外转移。2、甲状腺右叶异常高代谢小结节,请结合超声除外恶性。 <text:s text:c="2"/>左肺稍高密度小结节,不伴代谢,陈旧病变可能,胸CT随访。3、脑部未见明显异常代谢征象。双上颌窦炎。口咽炎性摄取,右咽旁及双颈部反应性淋巴结可能大。双肺支扩、气肿、肺大泡伴间质性改变。肝小囊肿?胆囊术后。副脾。脊柱退变。左髂骨骨岛。空腹6小时以上,静脉注射显像剂,平静休息60MIN后行全身PET及CT断层显像,PET图像经衰减校正及重建后,将PET及CT图像行多平面、多幅显示: <text:s text:c="3"/>左肺散在少许稍高密度小结节,较大者位于左斜裂胸膜下,约0.8CM×0.6CM(肺窗),均未见明显放射性高摄取。右下肺门至右下肺内见不规则形软组织占位,伴异常放射性浓聚,SUVMAX37.5,较大截面约9.4CM×7.5CM(PET图像)。病变旁右斜裂胸膜下及右肺下叶后基底段胸膜下见软组织结节/小结节,伴异常放射性浓聚,SUVMAX40.7,范围较大者约2.9CM×1.5CM(肺窗)。双肺支扩、气肿、肺大泡。心肌显影。气管居中。胸膜无增厚,右侧胸腔少量积液,左胸水征阴性。 <text:s text:c="3"/>左锁骨区、左腋窝区、纵隔2R/L、3A/P、4R/L、7区、8区、9R/L及双肺门见多发肿大淋巴结,伴异常放射性浓聚,SUVMAX40.4,较大者位于纵隔7区,约2.9CM×1.9CM。 <text:s text:c="3"/>左前下腹壁及右臀部肌肉内见轻度放射性浓聚灶,SUVMAX3.1。 <text:s text:c="3"/>大脑形态如常,皮层各叶放射性分布均匀。皮层下各神经核团显影清晰,放射性分布对称。同机CT显示大脑灰质沟回未见明显增宽加深,白质未见明显低密度影,中线无移位。脑室无扩大。小脑显影如常,两侧小脑对称。 <text:s text:c="3"/>口咽部双侧壁对称性放射性摄取增高,SUVMAX8.6,鼻咽部无异常放射性浓聚。双颌窦粘膜轻度增厚,未见明显放射性高摄取。甲状腺两叶不大,形态可,右叶见异常浓聚小结节,SUVMAX7.7。右咽旁及双颈部见多发轻度浓聚小淋巴结,SUVMAX3.9。 <text:s text:c="7"/>胃充盈好,胃壁显影如常。肝脏形态可,轮廓光整,肝叶比例正常,肝实质内放射性分布稍欠均匀。肝内见微小囊性灶,未见放射性浓聚。肝内外胆管无扩张。胆囊术后。胰腺形态放射性分布尚好,胰管不扩张。脾脏轻度显影,放射性分布均匀。脾门见多个副脾结节。两侧肾脏显影可,肾实质密度均匀,肾盂、肾盏及输尿管无扩张。两侧肾上腺显影大致正常。腹部可见条索状肠影。腹膜后未见异常浓聚淋巴结。腹水征阴性。 <text:s text:c="3"/>膀胱放射性浓聚如常,膀胱壁无增厚。前列腺大小正常,放射性分布大致正常。双腹股沟未见异常浓聚淋巴结 <text:s text:c="3"/>视野内轴心骨未见异常放射性浓聚。脊柱退变。左髂骨见高密度结节影,直径约0.9CM,未见明显放射性摄取。</text:p>
          </table:table-cell>
          <table:table-cell office:value-type="string" calcext:value-type="string">
            <text:p>右下肺门至右下肺内</text:p>
          </table:table-cell>
          <table:table-cell office:value-type="string" calcext:value-type="string">
            <text:p>9.4CM×7.5CM</text:p>
          </table:table-cell>
          <table:table-cell office:value-type="string" calcext:value-type="string">
            <text:p>双肺门淋巴结,纵隔淋巴结,左腋窝区淋巴结,双锁骨区淋巴结,右臀部肌肉,左前下腹壁</text:p>
          </table:table-cell>
          <table:table-cell table:number-columns-repeated="1020"/>
        </table:table-row>
        <table:table-row table:style-name="ro1">
          <table:table-cell office:value-type="string" calcext:value-type="string">
            <text:p>1.右肺癌伴阻塞性炎症,较前(2015-12-29)片好转;右侧锁骨上区、右肺门、纵隔淋巴结转移,较前部分缩小,部分变化不著;左侧锁骨上淋巴结肿大,较前略缩小2.肝内囊性密度灶,考虑囊肿可能性大,变化不著右肺上叶近肺门区可见小片状软组织密度肿块影,与肺门区肿大淋巴结融合,直径约1.2CM,远端可见少许斑片状密度增高影;增强后病变呈中等强化,上叶支气管狭窄。余双肺野清晰。双侧锁骨上区、右肺门、纵隔内右侧气管食管沟、右上气管旁、气管前腔静脉后、气管隆突下可见肿大淋巴结,大者短径约1.7CM。扫描野内肝内可见多发小囊性密度灶。</text:p>
          </table:table-cell>
          <table:table-cell office:value-type="string" calcext:value-type="string">
            <text:p>右肺</text:p>
          </table:table-cell>
          <table:table-cell office:value-type="string" calcext:value-type="string">
            <text:p>1.2CM</text:p>
          </table:table-cell>
          <table:table-cell office:value-type="string" calcext:value-type="string">
            <text:p>纵隔淋巴结,右肺门淋巴结,右侧锁骨上区淋巴结</text:p>
          </table:table-cell>
          <table:table-cell table:number-columns-repeated="1020"/>
        </table:table-row>
        <table:table-row table:style-name="ro1">
          <table:table-cell office:value-type="string" calcext:value-type="string">
            <text:p>左乳癌伴肝肺转移化疗后,与2014-07-23片对比: 左侧乳腺腺体组织较右侧减少,呈术后改变,残存左侧乳腺组织内见不规则形团块状、结节状病灶,部分相互融合,边界不清,密度不均匀,其内见点状钙化影,大者范围约17MM×38MM,增强扫描不均匀明显强化,较前缩小,左侧胸大肌、胸小肌内可见多个强化结节,较大者大小约7MM×10MM,边界不清,较前缩小。病灶与左侧胸壁软组织及邻近皮肤分界不清,左乳皮肤不规则明显增厚,较前减轻,增强扫描不均匀强化;邻近皮下脂肪间隙变窄消失。左侧乳头轻度内陷。右侧乳腺大小、形态未见明显异常,腺体丰富,密度均匀,未见明确占位性病变。 左侧锁骨上区、左侧腋窝见数个肿大淋巴结,较大者大小约8MM×10MM,边界不清,包膜不完整,增强扫描明显强化,较前缩小。右侧腋窝见多发小淋巴结,短径在5MM以内,边界清。 双肺纹理粗乱,双侧前肋间胸膜、右侧叶间裂胸膜及左上肺舌段可见多个结节影,较大者大小约5MM×5MM,边界欠清,增强扫描可见强化,较前缩小;另右上肺前段、右中肺内侧段多发类结节灶,边界尚清,较前相仿。气管及支气管分支通畅。双肺门及纵隔未见明显肿大淋巴结。双侧胸腔未见积液。 肝S7/8可见一类圆形低密度灶,大小约11MM×9MM,边界尚清,增强扫描呈明显结节状强化。肝S4另见一类圆形稍低密度灶,平扫边界欠清,直径约6MM,增强扫描强化不明显。肝内外胆管、胆总管及胆囊未见异常。肝门区正常。门静脉所见正常。脾及胰腺大小、形态正常,密度均匀。所见层面双肾及双侧肾上腺所见正常。膈脚后、胃左、腹腔干、腹主动脉旁未见肿大淋巴结。 脑实质内未见明确异常密度影及异常强化灶,脑沟、裂、池不宽,脑室对称不大,中线结构无移位。 扫描层面胸骨体、胸骨柄骨质破坏,形态不规则,局部见软组织影形成;余骨质未见明确破坏征象。左乳癌伴肝肺转移化疗后:左侧乳腺肿物,考虑较前缩小。 左侧锁骨上区、左侧腋窝肿大淋巴结,考虑转移,较前缩小。右侧腋窝多发小淋巴结。 双侧肋间胸膜、右侧叶间裂胸膜及左上肺舌段多发结节影,考虑转移瘤,较前缩小。 右上、中肺多发类结节灶,考虑纤维增殖灶可能性大,较前相仿。 肝S7/8低密度灶,考虑血管瘤。 肝S4缘稍低密度灶,性质待定,建议随诊。 胸骨骨质破坏,考虑转移瘤。 颅脑未见明确异常。</text:p>
          </table:table-cell>
          <table:table-cell office:value-type="string" calcext:value-type="string">
            <text:p>左乳</text:p>
          </table:table-cell>
          <table:table-cell/>
          <table:table-cell office:value-type="string" calcext:value-type="string">
            <text:p>肝肺,左侧腋窝淋巴结,左侧锁骨上区淋巴结,左上肺舌段,右侧叶间裂胸膜,双侧肋间胸膜,胸骨</text:p>
          </table:table-cell>
          <table:table-cell table:number-columns-repeated="1020"/>
        </table:table-row>
        <table:table-row table:style-name="ro1">
          <table:table-cell office:value-type="string" calcext:value-type="string">
            <text:p>空腹6小时以上,静脉注射显像剂,平静休息60MIN后行全身PET及CT断层显像,PET图像经衰减校正及重建后,将PET及CT图像行多平面、多幅显示: <text:s text:c="3"/>左肺门区见一软组织肿物,约4.5*�2.7CM,伴异常放射性浓聚,最大SUV11.22,致左上肺支气管狭窄,远端肺内见阻塞性实变影及斑片影,不伴或伴轻度放射性摄取,最大SUV3.17。余肺另见多发小结节,最大者位于右下肺基底段,直径约0.7CM,未见明显放射性摄取。胸膜无增厚,胸水征阴性。 <text:s text:c="3"/>双颈部、双锁骨上区、左锁骨下区、纵隔4L、5、7区及左肺门区见多发肿大淋巴结,均伴放射性浓聚,最大SUV3.13-5.64,最大者位于7区,约1.9*1.2CM。 <text:s text:c="3"/>右肾上腺增粗伴放射性浓聚,最大SUV5.25;左肾上腺未见异常放射性浓聚。 右10后肋、C2、C6、T1-2、T3、T10、L4、左髋臼见放射性浓聚灶,其中右10后肋、T1-2伴骨质破坏,最大SUV10.97。 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2"/>口咽部两侧腺体显影对称,鼻咽部无异常放射性浓聚。甲状腺两叶不大,形态可,腺实质内未见异常放射性增高灶。 <text:s text:c="7"/>两侧乳腺轻度显影,两侧大致对称,乳腺区未见异常浓聚灶。心肌显影清晰。 <text:s text:c="3"/>胃充盈好,胃壁显影如常。肝脏形态可,轮廓光整,肝叶比例正常,肝实质内放射性分布稍欠均匀。肝S2、S4见囊性密度灶,较大者约1.3CM,放射性分布稀疏。肝内外胆管无扩张。胆囊大小正常,密度均匀,胆囊壁无增厚。胰腺形态放射性分布尚好,胰管不扩张。脾脏轻度显影,放射性分布均匀。脾脏前方见副脾影。两侧肾脏显影可,左肾髓质部见钙化密度灶,右肾实质密度均匀,肾盂、肾盏及输尿管无扩张。腹部可见条索状肠影,结肠显影尤著。腹腔内及腹膜后未见明显肿大或异常浓聚淋巴结。腹水征阴性。 <text:s text:c="3"/>膀胱放射性浓聚如常,膀胱壁无增厚。子宫形态、大小尚可,局部无异常放射性浓聚。两侧附件区未见异常放射性摄取。盆腔内及两侧腹股沟无异常淋巴结显示。 <text:s text:c="3"/>视野内皮肤及软组织内未见异常放射性摄取。左上肺中心型高代谢占位,伴左上肺阻塞性炎症及不张,符合肺癌表现。 <text:s text:c="7"/>双颈部、双锁骨上区、左锁骨下区、纵隔及左肺门淋巴结转移。 <text:s text:c="7"/>右肾上腺转移。 <text:s text:c="7"/>多发骨转移。 <text:s text:c="7"/>双肺多发转移。 <text:s text:c="3"/>脑内未见明显异常代谢征象,建议增强MRI。 <text:s text:c="3"/>肝囊肿;副脾;左肾可疑结石。</text:p>
          </table:table-cell>
          <table:table-cell office:value-type="string" calcext:value-type="string">
            <text:p>左上肺</text:p>
          </table:table-cell>
          <table:table-cell office:value-type="string" calcext:value-type="string">
            <text:p>4.5*�2.7CM</text:p>
          </table:table-cell>
          <table:table-cell office:value-type="string" calcext:value-type="string">
            <text:p>左肺门淋巴结,纵隔淋巴结,左锁骨下区淋巴结,双锁骨上区淋巴结,双颈部淋巴结,右肾上腺,骨,双肺</text:p>
          </table:table-cell>
          <table:table-cell table:number-columns-repeated="1020"/>
        </table:table-row>
        <table:table-row table:style-name="ro1">
          <table:table-cell office:value-type="string" calcext:value-type="string">
            <text:p>右侧乳腺癌综合治疗后,对比2014.07.18日片: 右侧乳腺未见明确结节及肿物。 右前上胸壁肌间隙、右侧腋窝多个结节较前稍缩小。 双肺多发小结节,原病灶较前稍增大,部分病灶为新增。 肝脏未见明显占位病变。 T12、L1椎体及其附件骨质破坏,考虑转移瘤可能性大。右侧乳腺癌综合治疗后,对比2014.07.18日片: 右侧乳腺体积稍小,密度尚均匀,未见明确结节及肿物。左侧乳腺大小形态及密度未见异常,未见占位性病变。左侧腋窝及双侧内乳区未见明确肿大淋巴结。 右上胸壁肌间隙及右侧腋窝见多个结节,边界清,最大位于右侧腋窝,最大约17MM×13MM,密度尚均匀,较前稍缩小。 双侧胸廓对称,双肺纹理清晰,双肺野内见多个小类结节,边界清,最大短径约5MM,与前片对比,原病灶较前稍增大,部分病灶为新增;气管及支气管分支通畅,双侧肺门及纵隔未见肿大淋巴结,双侧未见胸腔积液及胸膜增厚。 肝脏形态、各叶比例未见异常,其外形轮廓光整,未见明显异常密度灶。肝内胆管无扩张,其内未见结石影,胆囊大小正常,其内未见结石影,胆总管未见扩张,其内未见结石影。 肝门区未见肿大淋巴结。 <text:s/>脾不大,密度均匀。 胰腺大小、形态未见异常,密度均匀。所见双侧肾盂未见结石,所见双肾实质未见异常。 双肾上腺未见异常。 膈脚后、胃左、腹腔干、腹主动脉旁未见肿大淋巴结。 <text:s/>T12、L1椎体及其附件见不规则骨质破坏区,局部略膨胀,边界模糊,见软组织肿块形成并部分向椎管内突出致椎管狭窄。</text:p>
          </table:table-cell>
          <table:table-cell office:value-type="string" calcext:value-type="string">
            <text:p>右侧乳腺</text:p>
          </table:table-cell>
          <table:table-cell/>
          <table:table-cell office:value-type="string" calcext:value-type="string">
            <text:p>L1椎体及其附件,T12</text:p>
          </table:table-cell>
          <table:table-cell table:number-columns-repeated="1020"/>
        </table:table-row>
        <table:table-row table:style-name="ro1">
          <table:table-cell office:value-type="string" calcext:value-type="string">
            <text:p>右侧乳腺癌综合治疗后,对比2014.07.18日片: 右侧乳腺未见明确结节及肿物。 右前上胸壁肌间隙、右侧腋窝多个结节较前稍缩小。 双肺多发小结节,原病灶较前稍增大,部分病灶为新增。 肝脏未见明显占位病变。 T12、L1椎体及其附件骨质破坏,考虑转移瘤可能性大。右侧乳腺癌综合治疗后,对比2014.07.18日片: 右侧乳腺体积稍小,密度尚均匀,未见明确结节及肿物。左侧乳腺大小形态及密度未见异常,未见占位性病变。左侧腋窝及双侧内乳区未见明确肿大淋巴结。 右上胸壁肌间隙及右侧腋窝见多个结节,边界清,最大位于右侧腋窝,最大约17MM×13MM,密度尚均匀,较前稍缩小。 双侧胸廓对称,双肺纹理清晰,双肺野内见多个小类结节,边界清,最大短径约5MM,与前片对比,原病灶较前稍增大,部分病灶为新增;气管及支气管分支通畅,双侧肺门及纵隔未见肿大淋巴结,双侧未见胸腔积液及胸膜增厚。 肝脏形态、各叶比例未见异常,其外形轮廓光整,未见明显异常密度灶。肝内胆管无扩张,其内未见结石影,胆囊大小正常,其内未见结石影,胆总管未见扩张,其内未见结石影。 肝门区未见肿大淋巴结。 <text:s/>脾不大,密度均匀。 胰腺大小、形态未见异常,密度均匀。所见双侧肾盂未见结石,所见双肾实质未见异常。 双肾上腺未见异常。 膈脚后、胃左、腹腔干、腹主动脉旁未见肿大淋巴结。 <text:s/>T12、L1椎体及其附件见不规则骨质破坏区,局部略膨胀,边界模糊,见软组织肿块形成并部分向椎管内突出致椎管狭窄。</text:p>
          </table:table-cell>
          <table:table-cell office:value-type="string" calcext:value-type="string">
            <text:p>右侧乳腺</text:p>
          </table:table-cell>
          <table:table-cell/>
          <table:table-cell office:value-type="string" calcext:value-type="string">
            <text:p>L1椎体及其附件,T12</text:p>
          </table:table-cell>
          <table:table-cell table:number-columns-repeated="1020"/>
        </table:table-row>
        <table:table-row table:style-name="ro1">
          <table:table-cell office:value-type="string" calcext:value-type="string">
            <text:p>右肺下叶占位、双肺结节,考虑肺癌、肺内多发转移可能。纵隔、右肺门、右锁骨上区多发肿大淋巴结,转移。双肺间质病变。右肾上腺结节,转移?请结合腹部检查。左肺上叶见一软组织结节,约26X20MM(IM29),分叶状,可见强化。右肺下叶外基底段软组织肿块,约37X 31MM(IM42),边缘分叶,可见强化。双肺内另见散在小结节影,较大约7MM(IM21)。双肺见散在网格影,右肺上叶胸膜下为著。 <text:s text:c="3"/>纵隔2R、4-7组、右肺门、右锁骨上区见多发肿大淋巴结,较大约57X42MM(IM30)。 <text:s text:c="3"/>双侧胸膜增厚,右侧少量胸水。 <text:s text:c="3"/>扫及胸廓诸骨未见明确破坏征象。 <text:s text:c="3"/>扫及右侧肾上腺结节(IM57)。</text:p>
          </table:table-cell>
          <table:table-cell office:value-type="string" calcext:value-type="string">
            <text:p>右肺下叶</text:p>
          </table:table-cell>
          <table:table-cell office:value-type="string" calcext:value-type="string">
            <text:p>37X 31MM</text:p>
          </table:table-cell>
          <table:table-cell office:value-type="string" calcext:value-type="string">
            <text:p>双肺,右肺下叶,右锁骨上区淋巴结,右肺门淋巴结,纵隔淋巴结,腹部,右肾上腺</text:p>
          </table:table-cell>
          <table:table-cell table:number-columns-repeated="1020"/>
        </table:table-row>
        <table:table-row table:style-name="ro1">
          <table:table-cell office:value-type="string" calcext:value-type="string">
            <text:p>1.考虑鼻咽癌并颈部淋巴结转移,对比2012-04-16片,颈部肿大淋巴结部分缩小,余未见明显改变,请结合临床详查;2.双侧上颌窦及筛窦炎;3.甲状腺改变,首先考虑为结节性甲状腺肿,请结合临床。鼻咽部后部软组织增厚,密度欠均,边缘不规整,可见结节突起影,右侧侧隐窝变浅,右侧鼻咽部饱满,突起结节样增强后明显强化。甲状腺双叶密度欠均,可见小圆形低密度影,大者径约为0.4CM。增强扫描未见强化。双侧上颌窦及筛窦粘膜增厚。双侧颈部可见多发肿大淋巴结影。</text:p>
          </table:table-cell>
          <table:table-cell office:value-type="string" calcext:value-type="string">
            <text:p>鼻咽</text:p>
          </table:table-cell>
          <table:table-cell/>
          <table:table-cell office:value-type="string" calcext:value-type="string">
            <text:p>颈部淋巴结</text:p>
          </table:table-cell>
          <table:table-cell table:number-columns-repeated="1020"/>
        </table:table-row>
        <table:table-row table:style-name="ro1">
          <table:table-cell office:value-type="string" calcext:value-type="string">
            <text:p>左乳癌术后、左锁骨上窝淋巴结转移术后,与2011-11-09片对比: 左侧乳腺缺失,左侧胸壁未见明显结节影。左侧内乳区、双侧最上纵隔组、主动脉弓旁可见数个淋巴结,最大者约10MM×15MM,增强后可见明显强化,较前未见明显变化。 甲状腺右叶增大,内见结节状病灶,大小约为18MM×21MM及16MM×17MM,边界清楚,内见钙化,肿物下缘约平胸骨切迹,局部气管无明显受压变窄,增强后可见明显强化,未见明显变化。 右乳可见结节状病灶,大小约6MM×13MM及9MM×9MM,增强后可见较明显强化,与前片对比,未见明显变化。 左上肺叶可见斑片状、条索状影,右肺纹理清晰,未见结节影;气管及支气管分枝通畅,未见明显软组织肿物或受压变窄。双侧胸腔未见积液;胸膜未见增厚。 肝脏形态正常,各叶比例在正常范围以内,其外形轮廓光整,密度欠均匀,肝内见多个囊性低密度区,大小约3MM×3MM~48MM×36MM,边界清楚,密度均匀,增强后未见强化,与前片对比,较前未见明显变化;肝内胆管未见扩张,胆囊大小正常,其内未见结石影,胆总管未见扩张。 肝门区未见肿大淋巴结;门静脉未见充盈缺损。 脾大小正常,密度均匀;胰腺大小、形态正常,密度均匀;双肾大小、形态正常,双肾实质见数个小囊性灶,大小约5MM×5MM~10MM×10MM;双侧肾上腺大小、形态、密度正常;膈脚后、腹主动脉旁未见肿大淋巴结。 所见骨质未见明确破坏征象。左乳癌术后、左锁骨上窝淋巴结转移术后,与2011-11-09片对比: 左侧内乳区、主动脉弓旁淋巴结较前未见明显变化。 左上肺叶纤维增殖灶。 甲状腺右叶病灶,考虑结节性甲状腺肿可能性大。 右侧乳腺结节,较前未见明显变化。 肝囊肿,肾囊肿。</text:p>
          </table:table-cell>
          <table:table-cell office:value-type="string" calcext:value-type="string">
            <text:p>左乳</text:p>
          </table:table-cell>
          <table:table-cell/>
          <table:table-cell office:value-type="string" calcext:value-type="string">
            <text:p>左锁骨上窝淋巴结</text:p>
          </table:table-cell>
          <table:table-cell table:number-columns-repeated="1020"/>
        </table:table-row>
        <table:table-row table:style-name="ro1">
          <table:table-cell office:value-type="string" calcext:value-type="string">
            <text:p>右肺上叶尖段肿块,考虑肺癌并周围阻塞性炎症、肺不张。双肺上叶肺大泡。气管后、右下气管旁、右肺门淋巴结肿大,考虑转移可能性大。肝脏未见明确病变。肝内胆管轻度扩张。右肾囊肿。右肺上叶尖段见一软组织肿块,边界尚清,范围约53MM×45MM,呈分叶状,密度不均匀,内钙化点及小空洞,增强扫描呈不均匀强化,病灶与右上胸膜、纵隔胸膜分界不清,与邻近气管后淋巴结分界不清。右肺上叶(病灶周围)见多发斑片状影,边界模糊,密度不均匀。双肺上叶可见多发囊状透亮影,边界清,内无肺纹理,右肺为著。气管及其余支气管尚通畅。气管后间隙、右下气管旁、右肺门可见散在淋巴结,边界欠清,大者约15MM×21MM,增强后呈不均匀强化。左侧胸膜未见增厚。双侧胸腔未见积液。肝脏形态正常,各叶比例在正常范围以内,其外形轮廓光整,肝实质密度均匀,未见异常强化表现。肝内胆管轻度扩张。胆囊大小正常,胆总管未见扩张,其内未见结石影。 肝门区结构未见异常。 门静脉主干及分支未见充盈缺损。 脾大小正常,密度均匀。 胰腺大小、形态正常,密度均匀。右肾见一囊性灶,直径约42MM,边界清,未见强化。左肾及双肾上腺未见明确异常。膈脚后、胃左、腹腔干、腹主动脉旁未见肿大淋巴结。所见骨质结构未见破坏征象。</text:p>
          </table:table-cell>
          <table:table-cell office:value-type="string" calcext:value-type="string">
            <text:p>右肺上叶</text:p>
          </table:table-cell>
          <table:table-cell office:value-type="string" calcext:value-type="string">
            <text:p>53MM×45MM</text:p>
          </table:table-cell>
          <table:table-cell office:value-type="string" calcext:value-type="string">
            <text:p>右肺门淋巴结,右下气管旁淋巴结,气管后淋巴结</text:p>
          </table:table-cell>
          <table:table-cell table:number-columns-repeated="1020"/>
        </table:table-row>
        <table:table-row table:style-name="ro1">
          <table:table-cell office:value-type="string" calcext:value-type="string">
            <text:p>禁食6小时余,静脉注射 18 F-FDG后,休息约60分钟,行全身PET/CT断层显像(头颈部及上胸部因患者无法配合而未采集PET图像)。 下胸部PET/CT图像示右肺下叶背段胸膜下见糖代谢轻度增高的团片影,边缘似见毛刺,大小约为28.8×10.5MM,最大SUV值为2.2;两肺散在无糖代谢异常增高的条索影;各级支气管腔通畅;双侧胸膜无增厚;双侧胸腔无积液;心脏无明显增大。 腹部PET图像见胃壁均匀性轻度生理性糖代谢增强;肠道呈线型生理性糖代谢增强;肝、胆囊、胰、脾、双肾上腺、肾、输尿管及大血管处未见明显糖代谢异常增高。CT平扫所示肝脏表面光整,各叶比例匀称,实质内未见明显占位;肝内外胆管无扩张;脾脏不大,内见小钙化灶;右肾见直径约为11.5MM的低密度灶,右肾另见小致密影;胆囊、胰、左肾、双肾上腺无殊;腹膜后无明显肿大淋巴结;腹腔无积液。 盆部PET图像示膀胱内大量显像剂生理性积聚;肠道呈线型生理性糖代谢增强;生殖器及双侧腹股沟处未见明显糖代谢异常增强。CT平扫示膀胱充盈,壁光滑无增厚;双侧精囊腺形态可;双侧膀胱精囊三角对称;前列腺增大,内见钙化灶;盆腔内未见占位;左下腹见小肠及脂肪组织疝入腹股沟管;盆腔和双侧腹股沟无肿大淋巴结;盆腔无积液。 骨骼PET/CT示第7、8胸椎椎体及右侧附件及相邻右侧第8、9后肋骨质破坏,局部软组织肿块形成,侵及邻近椎管内,伴糖代谢异常增高,最大SUV值为11.8,第8胸椎椎管狭窄,脊髓受压;余处骨骼未见糖代谢异常增高及骨质破坏吸收征象。 所示颈部及上胸部CT图像未见明显占位病变。第7、8胸椎及邻近右侧第8、9后肋转移性MT可能,第8胸椎水平椎管狭窄、脊髓受压;右肺下叶糖代谢轻度增高的占位,考虑为MT可能,请结合临床;两肺慢性炎症;右肾囊肿,右肾小结石;脾脏钙化灶;左侧斜疝;前列腺增生伴钙化。</text:p>
          </table:table-cell>
          <table:table-cell office:value-type="string" calcext:value-type="string">
            <text:p>右肺下叶</text:p>
          </table:table-cell>
          <table:table-cell office:value-type="string" calcext:value-type="string">
            <text:p>28.8×10.5MM</text:p>
          </table:table-cell>
          <table:table-cell table:number-columns-repeated="1021"/>
        </table:table-row>
        <table:table-row table:style-name="ro1">
          <table:table-cell office:value-type="string" calcext:value-type="string">
            <text:p>右侧乳腺癌综合治疗后,对比2016-5-25片:右侧乳腺未见明显结节及肿物。右前上胸壁肌间隙、右侧腋窝多发结节,考虑转移瘤,较前相仿。双肺弥漫多发结节灶,考虑转移,部分病灶较前稍增大。右侧内乳区、纵隔及双肺门多发肿大淋巴结,考虑转移,较前相仿。肝脏多发结节,考虑转移,较前增多、部分增大。右肾小结石。多发骨转移瘤,较前增多,部分增大。右侧乳腺癌综合治疗后,对比2016-5-25片:右侧乳腺体积较对侧稍小,未见明显结节及肿物。左侧乳腺大小形态及密度未见异常,未见占位性病变。左侧腋窝及左侧内乳区未见明确肿大淋巴结。右上胸壁肌间隙及右侧腋窝见多个结节,边界欠清,最大位于右侧腋窝,最大者约24MM×17MM,密度尚均匀,较前相仿。双肺内见弥漫多发大小不等结节灶,部分相融合、边界欠清,与邻近胸膜牵拉粘连,较大者大小约34MM×25MM(右肺中叶),部分病灶较前稍增大。气管及支气管分支尚通畅。右侧内乳区、右上下气管旁、主动脉弓旁、隆突下及双肺门见数个肿大淋巴结,大者短径约15MM,边界欠清,较前相仿。双侧未见胸腔积液。双侧胸膜稍增厚、粘连。肝脏各叶比例未见异常,其外形轮廓光整,肝内见多发类圆形结节灶,较大者38MM×36MM,部分融合,边界欠清,密度欠均匀,较前增多、部分增大。肝内胆管无扩张,其内未见结石影,胆囊大小正常,其内未见结石影,胆总管未见扩张,其内未见结石影。肝门区未见肿大淋巴结。脾、胰腺大小、形态未见异常,密度均匀。右下肾盏见斑点状致密影;左肾及双肾上腺未见异常。膈脚后、胃左、腹腔干、腹主动脉旁未见肿大淋巴结。双侧肩胛骨、左侧肱骨头、胸骨、C7、T1~6、T7~12、L1、2椎体及部分附件、多条肋骨见不规则骨质破坏区,部分骨质破坏区局部略膨胀,边界模糊,见软组织肿块形成并部分向椎管内突出致椎管狭窄,与前片对比,病灶较前增多,部分增大。</text:p>
          </table:table-cell>
          <table:table-cell office:value-type="string" calcext:value-type="string">
            <text:p>右侧乳腺</text:p>
          </table:table-cell>
          <table:table-cell/>
          <table:table-cell office:value-type="string" calcext:value-type="string">
            <text:p>右侧腋窝,右前上胸壁肌间隙,双肺,双肺门淋巴结,纵隔淋巴结,右侧内乳区淋巴结,肝脏,骨</text:p>
          </table:table-cell>
          <table:table-cell table:number-columns-repeated="1020"/>
        </table:table-row>
        <table:table-row table:style-name="ro1">
          <table:table-cell office:value-type="string" calcext:value-type="string">
            <text:p>右肺尖示小片状不规则软组织密度影,截面约1.3CM×0.8CM(肺窗),边缘分叶、毛刺,牵拉邻近胸膜凹陷,增强后呈不均匀强化,其内可见小空泡影。双肺野内见多发结节及类结节灶,部分其内可见小空泡影,大者直径约1.5CM。另于右肺野内见多发斑片状及条索状密度增高影,边缘模糊。另右肺近斜裂胸膜处可见片状密度增高影,形态不规则,内见支气管充气征。双侧叶间胸膜示增厚,左侧叶间胸膜及左肺下叶见小类结节灶。左乳外上象限见一不规则软组织结节灶,长径约0.6CM,边缘分叶可见少许毛刺,增强后呈轻度强化。左锁上、纵隔内右上气管旁、气管前腔静脉后、主肺动脉窗区、隆突下、双肺门见多发小或稍大淋巴结,大者短径约0.7CM,部分内可见钙化。1.结合临床,右肺癌治疗后,较前(2016-05-26)基本变化不著;双肺转移较前部分增大,部分变化不著 <text:s/>2.结合临床,左乳癌治疗后,较前变化不著 <text:s/>3.左锁上、纵隔及肺门小或稍大淋巴结,变化不著 <text:s/>4.右肺局限性炎症及纤维炎性变,变化不著;双侧叶间胸膜增厚,均变化不著</text:p>
          </table:table-cell>
          <table:table-cell office:value-type="string" calcext:value-type="string">
            <text:p>左乳</text:p>
          </table:table-cell>
          <table:table-cell office:value-type="string" calcext:value-type="string">
            <text:p>0.6CM</text:p>
          </table:table-cell>
          <table:table-cell office:value-type="string" calcext:value-type="string">
            <text:p>双肺</text:p>
          </table:table-cell>
          <table:table-cell table:number-columns-repeated="1020"/>
        </table:table-row>
        <table:table-row table:style-name="ro1">
          <table:table-cell office:value-type="string" calcext:value-type="string">
            <text:p>右肺尖示小片状不规则软组织密度影,截面约1.3CM×0.8CM(肺窗),边缘分叶、毛刺,牵拉邻近胸膜凹陷,增强后呈不均匀强化,其内可见小空泡影。另于右肺野内见多发斑片状及条索状密度增高影,边缘模糊,并可见少许类结节灶,大者直径约1.1CM。另右肺近斜裂胸膜处可见片状密度增高影,形态不规则,内见支气管充气征。双侧叶间胸膜示增厚,左侧叶间胸膜及左肺下叶见小类结节灶,大者直径约0.5CM。左乳外上象限见一不规则软组织结节灶,长径约0.6CM,边缘分叶可见少许毛刺,增强后呈轻度强化。左锁上、纵隔内右上气管旁、气管前腔静脉后、主肺动脉窗区、隆突下、双肺门见多发小或稍大淋巴结,大者短径约0.7CM,部分内可见钙化。1.结合临床,右肺癌治疗后,较前(2016-3-24)变化不著;双肺转移较前进展 2.结合临床,左乳癌治疗后,较前变化不著 3.左锁上、纵隔及肺门小或稍大淋巴结,变化不著 <text:s/>4.右肺局限性炎症及纤维炎性变;双侧叶间胸膜增厚,均变化不著</text:p>
          </table:table-cell>
          <table:table-cell office:value-type="string" calcext:value-type="string">
            <text:p>左乳</text:p>
          </table:table-cell>
          <table:table-cell office:value-type="string" calcext:value-type="string">
            <text:p>0.6CM</text:p>
          </table:table-cell>
          <table:table-cell office:value-type="string" calcext:value-type="string">
            <text:p>双肺</text:p>
          </table:table-cell>
          <table:table-cell table:number-columns-repeated="1020"/>
        </table:table-row>
        <table:table-row table:style-name="ro1">
          <table:table-cell office:value-type="string" calcext:value-type="string">
            <text:p>1.结合病史,右肺下叶癌治疗后,较前(2015-2-2)变化不著。2.双肺转移,右侧胸膜转移并右侧胸腔少量积液,右肺癌性淋巴管炎,均变化不著;肝转移,较前示进展;骨转移,部分密度增高,部分略示增大。3.结合临床,右乳癌治疗后,变化不著。4.右腋窝淋巴结稍大,较前缩小;腹腔、腹膜后及左肺门增大淋巴结,部分略示饱满。5.右肺下叶部分不张,局部略示增大;左肺炎症,较前好转。右肺下叶背段见一不规则形软组织结节,截面约1.7CM×2.2CM,边缘毛糙伴毛刺,牵拉邻近胸膜凹陷,远端见索条影及小叶间隔增厚,增强后结节呈显著不均匀强化。双肺见多发结节灶,局部呈粟粒状改变,大者长径约0.5CM。右侧胸膜、叶间胸膜亦示增厚伴多发结节灶,增强后见强化。右肺部分肺组织实变。右侧胸腔见少量液性密度影。左锁上见小淋巴结,短径约0.4CM。左肺门见稍大淋巴结,短径不足1.0CM。右乳内可见多发明显强化区。右腋窝可见肿大淋巴结,大者直径约0.6CM。 <text:s/>肝实质内见多发斑片状低密度灶,边缘模糊,大者长径约4.3CM,增强后示不均质强化。胆囊不大,壁不厚。胰腺、脾、双肾上腺及扫描野内双肾未见明显异常。腹腔胃底周围、肠系膜区及腹膜后腹主动脉旁示增大或小淋巴结,大者短径约0.7CM。 <text:s/>骨窗:扫描野内多个胸椎示混合性骨质破坏,成骨性改变为主。部分肋骨骨质密度略增高。</text:p>
          </table:table-cell>
          <table:table-cell office:value-type="string" calcext:value-type="string">
            <text:p>右乳,右肺下叶</text:p>
          </table:table-cell>
          <table:table-cell office:value-type="string" calcext:value-type="string">
            <text:p>1.7CM×2.2CM</text:p>
          </table:table-cell>
          <table:table-cell office:value-type="string" calcext:value-type="string">
            <text:p>双肺,右侧胸膜,肝,骨</text:p>
          </table:table-cell>
          <table:table-cell table:number-columns-repeated="1020"/>
        </table:table-row>
        <table:table-row table:style-name="ro1">
          <table:table-cell office:value-type="string" calcext:value-type="string">
            <text:p>左肺下叶背段支气管截断,基底段支气管狭窄,局部见软组织肿块,约48X52MM(IMA29),增强扫描不均匀强化,肿块与肺门肿大淋巴结融合,包绕左下肺动脉,上叶支气管受压变窄;肿块周缘毛糙,见多发索条及模糊结节。左下肺支气管扩张,见散在片絮影;左肺上叶尖后段见结节,其内见斑点状钙化。双肺见多发薄壁透亮区。右肺未见结节及斑片。\U007F <text:s text:c="2"/>纵隔5组及左肺门见肿大淋巴结,较大者约31X29MM(IMA21)。\U007F <text:s text:c="2"/>右侧叶间胸膜结节样增厚,左侧叶间胸膜增厚;双侧胸腔未见积液。\U007F <text:s text:c="2"/>扫及胸廓诸骨未见明确破坏征象。\U007F <text:s text:c="2"/>扫及双侧肾上腺见结节,左侧较大,约39X23MM(IMA62)。左下肺占位,符合中心型肺癌;左肺内转移待除外;纵隔及左侧肺门淋巴结转移。\U007F\U007F左肺上叶陈旧病灶。\U007F双肺小叶中心型肺气肿、肺大泡。右侧叶间胸膜结节样增厚,追查。\U007F双侧肾上腺结节,考虑转移,建议腹部检查。\U007F。</text:p>
          </table:table-cell>
          <table:table-cell office:value-type="string" calcext:value-type="string">
            <text:p>左下肺</text:p>
          </table:table-cell>
          <table:table-cell office:value-type="string" calcext:value-type="string">
            <text:p>48X52MM</text:p>
          </table:table-cell>
          <table:table-cell office:value-type="string" calcext:value-type="string">
            <text:p>左侧肺门淋巴结,双侧肾上腺,纵隔</text:p>
          </table:table-cell>
          <table:table-cell table:number-columns-repeated="1020"/>
        </table:table-row>
        <table:table-row table:style-name="ro1">
          <table:table-cell office:value-type="string" calcext:value-type="string">
            <text:p>肝右叶术后,术区结构紊乱,肝左右叶比例失调,门脉右支内见条状低密度灶,边缘模糊,增强后强化不著。另肝左外叶内见小条状低密度区,边缘模糊,似延门脉分支走形,增强后强化不著。胆囊充盈可,壁不厚。脾体积明显增大,密度均质。胰腺、双侧肾上腺及扫描野内双肾未见异常。腹腔及腹膜后未见明显肿大淋巴结。 <text:s/>双侧肺野内见多发大小不等结节灶,边缘清晰,大者直径约0.7CM,增强后可见强化。纵隔及双肺门未见明显肿大淋巴结。 <text:s/>骨窗示:T11椎体局限性骨质密度增高。1.结合临床,肝癌术后介入术后改变,门脉右支栓子形成,肝左叶条状低密度区,考虑门脉栓子,较前(2015-7-16)变化不著;双肺转移,较前部分病灶增大。部分变化不著;T11椎体局限性骨质密度增高,较前变化不著2.脾大</text:p>
          </table:table-cell>
          <table:table-cell office:value-type="string" calcext:value-type="string">
            <text:p>肝右叶</text:p>
          </table:table-cell>
          <table:table-cell/>
          <table:table-cell office:value-type="string" calcext:value-type="string">
            <text:p>双肺</text:p>
          </table:table-cell>
          <table:table-cell table:number-columns-repeated="1020"/>
        </table:table-row>
        <table:table-row table:style-name="ro1">
          <table:table-cell office:value-type="string" calcext:value-type="string">
            <text:p>骨盆诸骨形态及信号未见明显异常。子宫大小形态可,信号未见明显异常。双侧附件区见数个卵圆形长T1长T2囊性信号影。膀胱及直肠未见明显异常。盆腔内未见明显肿大淋巴结。双肺内未见明显占位性病变。双肺门及纵隔内未见明显肿大淋巴结。右乳腺乳头上方见一肿块状等T1等T2信号,压脂序列为高信号,DWI序列为高信号,增强扫描呈较显著强化,大小约33*15MM。右腋窝见一肿大淋巴结,短径约17MM。余未见异常。考虑右乳腺癌并右腋窝淋巴结转移考虑双侧卵巢囊性灶</text:p>
          </table:table-cell>
          <table:table-cell office:value-type="string" calcext:value-type="string">
            <text:p>右乳腺</text:p>
          </table:table-cell>
          <table:table-cell office:value-type="string" calcext:value-type="string">
            <text:p>33*15MM</text:p>
          </table:table-cell>
          <table:table-cell office:value-type="string" calcext:value-type="string">
            <text:p>右腋窝淋巴结</text:p>
          </table:table-cell>
          <table:table-cell table:number-columns-repeated="1020"/>
        </table:table-row>
        <table:table-row table:style-name="ro1">
          <table:table-cell office:value-type="string" calcext:value-type="string">
            <text:p>左肺下叶见不规则肿物,边界不清,最大层面范围约70MM×31MM,边缘毛糙,可见短毛刺及浅分叶,密度欠均匀,增强扫描不均匀强化,内见多发片状坏死区,病灶与邻近肋胸膜及纵隔胸膜关系密切,与左下肺动静脉后基底段支分界不清,右下肺支气管主干、右下肺背段及后基底段支气管受压变窄,左下肺支气管主干后壁见一类结节影,大小约7MM×4MM,可见强化。双肺见多发无肺纹理透亮影。右中肺内侧段见少许条索影,边界清。余肺纹理清晰,未见实质性病变。气管及余支气管分支未见明显狭窄及异常扩张。左下气管旁、左下肺静脉旁、左肺门可见多个肿大淋巴结,部分边界不清,左肺门淋巴结与肺内病灶融合,最大者短径约18MM,增强扫描明显强化。双侧锁骨上区、右上下气管旁、右肺门可见多个淋巴结,孤立散在,较大者短径约6MM,可见强化。右上气管旁见数个小淋巴结,边界清,短径约4MM,增强扫描轻度强化。双侧胸腔未见积液。左上肺胸膜增厚、粘连。肝脏轮廓未见明显异常,各叶比例在正常范围以内,其外形光整,肝S2见一类圆形低密度灶,边界清,大小约8MM×6MM,增强扫描未见强化。肝S2似见一稍低密度灶,边界欠清,直径约7MM,增强扫描动脉期明显强化,门脉期及延迟期呈高密度。肝内胆管未见明显异常,胆囊未见明显扩张,胆总管未扩张。肝门区未见明显异常。门静脉未见明显异常。脾大小未见明显异常,密度均匀。胰腺大小、形态未见明显异常,密度均匀。双肾及双侧肾上腺未见明显异常。腹腔干、腹主动脉旁、肠系膜根部未见肿大淋巴结。甲状腺双叶及峡部形态正常,密度欠均匀,甲状腺左叶与峡部交界处、右叶各见一低密度灶,边界清,大者约14MM×10MM,边缘可见圆点状钙化,增强扫描不均匀强化。右侧颈VI区见一淋巴结,边界清,大小约11MM×10MM,增强扫描明显均匀强化。扫描所见骨质未见病理性破坏征象。左肺下叶不规则肿物,考虑周围型肺癌可能性大,考虑胸膜浸润。左下肺支气管主干类结节影,考虑种植转移可能,未除外原发性肺癌。左下气管旁、左下肺静脉旁、左肺门肿大淋巴结,考虑转移。右中肺内侧段少许纤维增殖灶。双肺肺气肿。双侧锁骨上区、右上下气管旁、右肺门淋巴结,性质待定。肝S2低密度无强化灶,考虑囊肿。肝S2强化结节,考虑血管瘤。甲状腺低密度灶,性质待定,建议结合超声检查。右侧颈VI区淋巴结,可疑转移。</text:p>
          </table:table-cell>
          <table:table-cell office:value-type="string" calcext:value-type="string">
            <text:p>左肺下叶</text:p>
          </table:table-cell>
          <table:table-cell office:value-type="string" calcext:value-type="string">
            <text:p>70MM×31MM</text:p>
          </table:table-cell>
          <table:table-cell office:value-type="string" calcext:value-type="string">
            <text:p>左下肺支气管主干,左肺门淋巴结,左下肺静脉淋巴结,左下气管旁淋巴结,右侧颈VI区淋巴结</text:p>
          </table:table-cell>
          <table:table-cell table:number-columns-repeated="1020"/>
        </table:table-row>
        <table:table-row table:style-name="ro1">
          <table:table-cell office:value-type="string" calcext:value-type="string">
            <text:p>右侧乳腺癌术后复发、化疗后:右侧乳腺术后缺失,右侧胸壁未见明显结节、肿块影,局部皮肤增厚,皮下脂肪内见少许索条影。左侧乳腺未见异常。双侧腋窝、双侧内乳区未见肿大淋巴结。右侧胸腔大量积液,右肺上叶、中叶、下叶受压,肺组织不张,增强扫描明显强化。左肺纹理清晰,左肺下叶背段见结节状稍高密度影,边界不清,长径约12MM,增强扫描强化不明显。右肺中叶、下叶支气管腔变窄,右肺上叶支气管受压。气管及余支气管分支通畅。双侧锁骨上窝、右上气管旁、血管前、主肺动脉窗、双下气管旁、隆突下、右肺门见多发淋巴结,其中右肺门淋巴结与不张的右肺组织相互融合,分界不清。左侧胸腔未见积液。左侧胸膜无增厚、粘连。 <text:s/>肝脏形态正常,各叶比例在正常范围以内,其外形轮廓光整,未见明显异常密度灶,增强扫描未见异常强化影。肝内胆管正常,其内未见结石影,胆囊大小正常,其内未见结石影,胆总管未见扩张,其内未见结石影。肝门区未见异常。门静脉未见充盈缺损。脾大小正常,密度均匀。胰腺大小、形态正常,密度均匀。双肾及双肾上腺未见异常。膈脚后、胃左、腹腔干、腹主动脉旁未见肿大淋巴结。右侧第4后肋骨质膨胀,骨质密度不均匀增高,部分骨皮质连续;腰1椎体左侧份见一结节状高密度影,边界尚清,直径5MM。右侧乳腺癌术后,对比2016-12-29片:右乳腺术后缺失,局部未见明显肿物影。右侧胸腔积液,并右肺压缩性肺不张,较前无大变化。左下肺类结节灶,较前变化不大。双侧锁骨上窝、纵隔、右肺门多发淋巴结,较前未见明显变化。右侧第4后肋可疑转移瘤,较前变化不明显。腰1椎体左侧份结节状高密度影,可疑转移,较前变化不明显。上腹部未见明显病变。</text:p>
          </table:table-cell>
          <table:table-cell office:value-type="string" calcext:value-type="string">
            <text:p>右侧乳腺</text:p>
          </table:table-cell>
          <table:table-cell/>
          <table:table-cell office:value-type="string" calcext:value-type="string">
            <text:p>右肺门淋巴结,纵隔淋巴结,双侧锁骨上窝淋巴结,腰1椎体左侧</text:p>
          </table:table-cell>
          <table:table-cell table:number-columns-repeated="1020"/>
        </table:table-row>
        <table:table-row table:style-name="ro1">
          <table:table-cell office:value-type="string" calcext:value-type="string">
            <text:p>右锁上、双上下气管旁、血管前、隆突下、双肺门见多发肿大淋巴结,最大者约30MM×16MM,边界不清,部分相互融合,增强扫描呈不均匀强化。右肺下叶见一肿块,大小约31MM×27MM,边界清晰,边缘见毛刺及分叶,增强扫描呈轻度强化,肿块外侧见片状致密影及纤维条索,边界稍模糊。 右肺上叶后段见一斑点状钙化灶。 余双肺纹理清晰,肺内未见实质性病变。 <text:s/>右肺下叶外基底段支气管部分分支变窄,气管及余支气管分支通畅。 <text:s text:c="3"/>双侧胸腔未见积液。右下胸膜稍增厚,左侧胸膜未见增厚、粘连。 <text:s text:c="2"/>肝脏形态、各叶比例未见异常,其外形轮廓光整,密度均匀,增强扫描未见异常强化灶。 肝内外胆管未见异常,其内未见结石,胆囊未见异常。 <text:s/>肝门区未见异常。门静脉未见异常。 <text:s/>脾脏、胰腺大小、形态、密度未见异常,增强扫描未见异常强化。 双肾见数个斑点状致密灶,双肾见数个类圆形低密度灶,最大者约6MM×5MM,边界清晰,增强扫描未见强化。 双肾上腺未见异常。 <text:s/>腹主动脉旁未见肿大淋巴结。 扫描范围内所见骨质未见明确破坏征象。右肺下叶肿块,考虑肺癌,肿块外侧斑片状病变,考虑炎症可能性大。 右锁上、纵隔、双肺门多发淋巴结转移瘤。 右肺上叶后段小钙化灶。 肝脏未见明显病变。 双肾小结石,双肾小囊肿。</text:p>
          </table:table-cell>
          <table:table-cell office:value-type="string" calcext:value-type="string">
            <text:p>右肺下叶</text:p>
          </table:table-cell>
          <table:table-cell office:value-type="string" calcext:value-type="string">
            <text:p>31MM×27MM</text:p>
          </table:table-cell>
          <table:table-cell office:value-type="string" calcext:value-type="string">
            <text:p>双肺门淋巴结,纵隔淋巴结,右锁上淋巴结</text:p>
          </table:table-cell>
          <table:table-cell table:number-columns-repeated="1020"/>
        </table:table-row>
        <table:table-row table:style-name="ro1">
          <table:table-cell office:value-type="string" calcext:value-type="string">
            <text:p>左下肺癌楔形切除术后、化疗及靶向治疗后,和2016-06-14片对比:左下肺条片影,考虑术后改变可能性大,较前未见明显变化。右肺中叶及左下肺近胸膜结节灶,较前新增,可疑转移瘤。右肺上叶尖段小斑片稍高密度灶,较前稍增多。左肺上叶下舌段、右下肺斑片灶,考虑纤维灶。右下肺肺大泡。胆囊结石。双肾囊肿,部分复发性囊肿。T12椎体高密度灶,较前稍增大,可疑转移瘤。左侧侧胸壁不规则片状影,考虑术后改变。左侧肩胛骨前方脂肪瘤,较前相仿。左下肺癌楔形切除术后、化疗及靶向治疗后,和2016-06-14片对比:双肺纹理清晰,左肺下叶背段及后基底段见不规则条片影,边界欠清,邻近胸膜牵拉,较前未见明显变化。右肺上叶尖段见2个小斑片稍高密度灶,边界欠清,大者直径约6MM,较前稍增多。右肺中叶、左下肺近胸膜见多个结节灶,边界清,大者直径约7MM,增强后轻度强化。左肺上叶下舌段、右下肺见斑片灶,边界欠清。右下肺见多个含气透亮空腔影。气管及支气管分支通畅。双肺门、双侧腋窝及纵隔未见明显肿大淋巴结。双侧胸腔未见积液。左侧胸膜局部稍增厚。肝脏形态正常,各叶比例在正常范围以内,其外形轮廓光整,未见明显异常密度灶,增强扫描未见异常强化影。肝内胆管正常,其内未见结石影,胆囊大小正常,其内见结石影,胆总管未见扩张,其内未见结石影。肝门区未见异常。门静脉未见异常。脾大小正常,密度均匀。胰腺大小、形态未见异常,密度均匀。双肾见多发囊性灶,最大约为17MM×13MM,边界清,增强扫描未见强化,部分平扫呈稍高密度。双肾上腺未见异常。 膈脚后、胃左、腹腔干、腹主动脉旁未见肿大淋巴结。左侧侧胸壁见不规则片状影,边界不清,较前未见明显变化。左侧肩胛骨前方见一类圆形脂肪密度影,大小约18MM×16MM,边界清。T12椎体见一结节状高密度灶,长径约13MM,较前稍增大;左侧第4、5肋腋段骨质中断。余所见骨质结构未见明显破坏征象。</text:p>
          </table:table-cell>
          <table:table-cell office:value-type="string" calcext:value-type="string">
            <text:p>左下肺</text:p>
          </table:table-cell>
          <table:table-cell office:value-type="string" calcext:value-type="string">
            <text:p>7MM</text:p>
          </table:table-cell>
          <table:table-cell office:value-type="string" calcext:value-type="string">
            <text:p>左下肺近胸膜,右肺中叶,T12椎体</text:p>
          </table:table-cell>
          <table:table-cell table:number-columns-repeated="1020"/>
        </table:table-row>
        <table:table-row table:style-name="ro1">
          <table:table-cell office:value-type="string" calcext:value-type="string">
            <text:p>左肺癌综合治疗后,对比2014-6 -10片: 左肺下叶近肺门区见一不规则形软组织灶,边界不清,密度不均,边缘毛糙,可见分叶,增强扫描不均匀强化,与邻近不张肺组织分界不清,左肺上叶、左肺下叶纵隔旁可见大片状密影,边界欠清,密度不均匀,内可见充气支气管影,范围较前未见明显变化,密度较前未见明显变化。 近膈肌处见片状高密度灶,边界欠清,密度不均,与膈面及胸膜关系密切,增强扫描轻度强化,范围较前未见明显变化。 双上肺见散在小斑片影、类结节,边界欠清,较前未见明显变化。右下肺见一结节,大小约3MM×2MM,较前无明显改变。 气管及支气管分支通畅。双侧胸腔未见积液,双侧胸膜局部轻度增厚。血管前、右下气管旁、主动脉旁、隆突下多个淋巴结,大者短径约6MM,增强见不均匀强化,较前未见明显变化。双肺门各见一淋巴结,大者短径约7MM, 增强后轻度强化,较前未见明显变化。 肝脏形态未见异常,各叶比例在正常范围以内,其外形轮廓光整,密度欠均匀,S4见一低密度影,大小约17MM×12MM,边界清,增强扫描未见强化,较前未见明显变化。肝内胆管未见扩张,胆囊大小未见异常,其内见多个致密灶。胆总管未见扩张。肝门区未见肿大淋巴结。门静脉未见充盈缺损。脾大小未见异常,密度均匀。胰腺大小、形态未见异常,密度均匀。 左肾上极见一大小为13MM×11MM低密度灶,边界清,增强后未见明显强化。所见右肾大小、形态正常,密度未见明显异常,左侧肾上腺局部稍增厚,右侧肾上腺大小、形态、密度未见异常。膈脚后、腹主动脉旁未见肿大淋巴结。 <text:s text:c="3"/>第3、4胸椎椎体、第9胸椎右侧椎板可见结节状及片状致密区,椎旁未见明显软组织肿物影,较前未见明显变化。左肺癌综合治疗后,对比2014-6 -10片: 左下肺肿块与左肺纵隔旁炎性病变分界不清,范围较前未见明显变化。 近膈肌处片状高密度灶,范围较前变化不大。 左上肺大片密影,考虑炎症性改变。 双上肺散在斑片灶,右肺小结节灶,较前未见明显变化。 肝囊肿、左肾囊肿。胆囊多发结石。 第3、4胸椎体、第9胸椎右侧椎板致密灶,考虑转移瘤,较前未见明显变化。</text:p>
          </table:table-cell>
          <table:table-cell office:value-type="string" calcext:value-type="string">
            <text:p>左肺</text:p>
          </table:table-cell>
          <table:table-cell/>
          <table:table-cell office:value-type="string" calcext:value-type="string">
            <text:p>第9胸椎,第3胸椎体,第4胸椎体</text:p>
          </table:table-cell>
          <table:table-cell table:number-columns-repeated="1020"/>
        </table:table-row>
        <table:table-row table:style-name="ro1">
          <table:table-cell office:value-type="string" calcext:value-type="string">
            <text:p>左乳癌术后改变,局部未见明显肿物影。左锁上区肿大淋巴结,考虑转移,较前缩小。右中肺及左肺上叶舌段少许纤维增殖灶。不均匀脂肪肝。肝S3小囊肿。肝S6稍低密度灶,较前新发,可疑转移瘤,建议MRI检查。甲状腺右侧叶病灶,考虑结节性甲状腺肿可能大。右侧上颌窦炎症。子宫左前壁结节,考虑子宫肌瘤,较前未见明显变化。腰1椎体骨质改变,考虑转移瘤,较前未见明显变化。骶1椎体左份稍高密度结节,较前未见明显变化。腰椎退行性改变。左乳癌术后复查,对比2017-02-23、2017-02-28CT片:左乳术后缺失,左前胸壁未见明确结节肿物影。右乳未见明确肿物。左锁上区见多发肿大淋巴结,部分相互融合,最大约20MM×18MM,增强后不均匀明显强化,较前缩小。余颈部未见肿大淋巴结。双侧腋窝及内乳区未见明确肿大淋巴结。右肺中叶内侧段、左肺上叶舌段见少许条索状影,边界清晰,与胸膜相连;余肺清晰,肺内未见实质性病变。气管及支气管分支通畅。双肺门及纵隔未见明显肿大淋巴结。双侧胸腔未见积液。双侧胸膜无增厚。肝脏形态正常,各叶比例在正常范围以内,轮廓光整,密度不均匀性减低。肝S3见一小圆形低密度灶,大者直径约4MM,边界清,无强化。肝S6见一类圆形低密度灶,大小约7MM×6MM,增强扫描似见轻度强化,较前新发。肝内胆管、胆总管未见扩张,内未见结石。胆囊大小正常,内未见结石。肝门区正常。门静脉未见异常。脾、胰腺大小、形态正常,密度均匀。双肾、双肾上腺未见异常。膈脚后、胃左、腹腔干、腹主动脉旁未见肿大淋巴结。甲状腺右侧叶见类圆形稍低密度结节,直径约5MM,增强后轻度强化,大致同前。喉咽腔形态正常,双侧真假声带未见增厚,前联合未见增厚,梨状窝对称。双侧颌下腺、腮腺大小形态正常,密度均匀。右侧上颌窦粘膜增厚。膀胱充盈良好,境界清楚。子宫左前壁见一类圆形结节,大小约21MM×19MM,密度尚均匀,增强后轻中度强化,较前相仿。子宫颈大小、形态未见异常。直肠未见明显异常。双侧髂血管旁、腹股沟未见肿大淋巴结。腰1椎体见类圆形致密灶,直径约18MM,边界模糊,较前相仿;骶1左侧份见小结节状致密灶,直径约5MM,边界尚清,较前未见明显变化。扫描层面中L2-5、S1椎体边缘骨质增生,L5椎体上缘见骨赘形成。</text:p>
          </table:table-cell>
          <table:table-cell office:value-type="string" calcext:value-type="string">
            <text:p>左乳</text:p>
          </table:table-cell>
          <table:table-cell/>
          <table:table-cell office:value-type="string" calcext:value-type="string">
            <text:p>左锁上区淋巴结,肝S6,腰1椎体</text:p>
          </table:table-cell>
          <table:table-cell table:number-columns-repeated="1020"/>
        </table:table-row>
        <table:table-row table:style-name="ro1">
          <table:table-cell office:value-type="string" calcext:value-type="string">
            <text:p>禁食6小时余,静脉注射 18 F-FDG后,休息约60分钟,行全身PET/CT断层显像: 脑部PET图像示脑皮质及双侧基底节、丘脑、小脑放射性分布对称,未见明显糖代谢异常。CT平扫示脑实质内未见明显异常密度影;各脑室、脑池无扩大和受推移;脑沟﹑脑裂明显增宽;中线结构居中。 眼眶部PET/CT图像示眶内结构及其糖代谢未见明显异常。鼻咽部、咽旁间隙、副鼻窦结构及其糖代谢均未见明显异常。 颈部PET/CT图像示右锁骨上见糖代谢异常增高的肿大淋巴结,大小为17.0×10.7MM,最大SUV值为双侧颈部、锁骨区、甲状腺等均未见明显糖代谢异常增高灶。CT平扫示双侧颈部无明显肿大淋巴结;口咽、喉咽部无占位;甲状腺无肿大,未见明显占位。 胸部PET/CT图像示两肺野透亮度增高,内见多发薄壁囊状透亮影,左肺上叶舌段及下叶背段各见一糖代谢异常增高的厚壁空洞,大小分别为29.7×27.4MM、13.6×12.2MM,最大SUV值分别为12.12、4.77,所示空洞呈偏心性,边缘毛糙,周围伴细毛刺,与相邻胸膜牵拉,两肺叶另见无明显糖代谢的斑片影及纤维索条影,部分小叶间隔增厚;腔静脉气管间、右侧内乳、心膈角见多枚糖代谢异常增高的淋巴结,糖代谢最高者大小为12.1×6.7MM,最大SUV值为3.88,双侧腋窝见多发糖代谢异常增高的肿大淋巴结,最大者大小为22.4×5.5MM,最大SUV值为3.99,余处未见明显糖代谢异常增高灶及占位性病变;双侧胸腔无积液;心脏不大。 腹部PET/CT图像见腹腔及后腹膜多发糖代谢异常增高的肿大淋巴结,最大者大小为21.5×18.5MM,最大SUV值为10.15,膈脚后见糖代谢异常增高的肿大淋巴结,大小为18.9×17.1MM,最大SUV值为5.55,脾脏体积增大伴糖代谢异常增高,最大SUV值为5.74,胃壁均匀性轻度生理性糖代谢增强;肠道呈线型生理性糖代谢增强;肝、胆囊、胰、双肾上腺、肾、输尿管等处未见明显糖代谢异常增高灶及占位性病变;腹腔无积液。 盆部PET/CT图像示左侧盆壁见多发串珠状糖代谢异常增高的肿大淋巴结,最大者大小为45.3×27.8MM,最大SUV值为12.32,双侧腹股沟见多发糖代谢异常增高的肿大淋巴结,最大者大小为24.2×12.8MM,最大SUV值为4.24;膀胱内大量放射性生理性积聚;肠道呈线型生理性糖代谢增强;前列腺、生殖器等处未见明显异常糖代谢增强灶及占位性病变;盆腔无积液。 骨骼PET图像未见异常糖代谢增强。CT定位片见颈胸腰骶椎顺列,生理曲度存在;平扫骨窗示颈、胸、腰、骶椎体及椎小关节骨质未见异常。全身PET/CT显像示:考虑左肺MT(2枚)伴右锁骨上、纵隔、内乳、心膈角、腋窝、膈脚后、腹腔、后腹膜、盆腔、腹股沟多发淋巴结转移可能,淋巴瘤广泛累及不除外,请结合临床;脾脏增大伴糖代谢异常增高,考虑与患者发热相关可能,肿瘤累及不除外;两肺气肿伴肺大泡;两肺间质性炎症。</text:p>
          </table:table-cell>
          <table:table-cell office:value-type="string" calcext:value-type="string">
            <text:p>左肺</text:p>
          </table:table-cell>
          <table:table-cell office:value-type="string" calcext:value-type="string">
            <text:p>29.7×27.4MM,13.6×12.2MM</text:p>
          </table:table-cell>
          <table:table-cell office:value-type="string" calcext:value-type="string">
            <text:p>腹股沟淋巴结,盆腔淋巴结,腹腔,膈脚,腋窝,心膈角,内乳,纵隔,右锁骨上,腹膜</text:p>
          </table:table-cell>
          <table:table-cell table:number-columns-repeated="1020"/>
        </table:table-row>
        <table:table-row table:style-name="ro1">
          <table:table-cell office:value-type="string" calcext:value-type="string">
            <text:p>1.结合临床,前纵膈小细胞癌治疗后,请结合前片;纵膈、双侧锁骨上、右肺门淋巴结转移;双肺、胸膜转移;膈脚后淋巴结肿大2.右肾上腺区结节灶,建议观察3.左侧胸腔积液,左侧膈肌上提前纵膈可见类三角形软组织密度肿块影,约3.4CM <text:s/>×3.6CM,增强扫描呈明显不均匀强化,与邻近纵膈内软组织分界不清,纵膈内3A区、4R、9L区及双锁骨上、右肺门示结节灶,大者短径约1.4CM。双肺及双侧胸膜、叶间胸膜散在多发结节灶,大者直径约1.0CM。左侧膈肌明显上提。左胸腔内可见弧形液性密度影胸膜显示不均匀增厚、强化。 <text:s/>肝脏形态不规则,实质密度均匀,胆囊、胰腺、脾及双肾、双肾上腺未见异常。右肾上腺区示结节灶,约0.8CM×1.3CM。膈脚后示数个结节灶,大者短径约0.8CM。</text:p>
          </table:table-cell>
          <table:table-cell office:value-type="string" calcext:value-type="string">
            <text:p>前纵膈</text:p>
          </table:table-cell>
          <table:table-cell office:value-type="string" calcext:value-type="string">
            <text:p>3.4CM <text:s/>×3.6CM</text:p>
          </table:table-cell>
          <table:table-cell office:value-type="string" calcext:value-type="string">
            <text:p>右肺门淋巴结,双侧锁骨上淋巴结,纵膈淋巴结,胸膜,双肺</text:p>
          </table:table-cell>
          <table:table-cell table:number-columns-repeated="1020"/>
        </table:table-row>
        <table:table-row table:style-name="ro1">
          <table:table-cell office:value-type="string" calcext:value-type="string">
            <text:p>胰腺体部见稍低密度团块,大小约4.0�×2.47CM,动态增强后强化程度较低,胰管未见明显扩张,胰尾部实质萎缩密度减低,脾血管穿行病灶段显示欠清。肝脏表面光滑,各叶比例匀称,内见多枚稍低密度灶,大者长径约22MM,动态增强后呈边缘强化为主,其中肝左内叶一枚病灶动脉期明显强化,延迟后强化程度仍高于肝实质,肝内血管分布均匀,走向自然,未见狭窄或充盈缺损;脾脏未见肿大,密度均匀;胆管未见扩张;胰腺及所见左侧肾脏无殊;右肾见囊状无强化灶;后腹膜见多发稍大淋巴结;前列腺稍大伴点状致密影;膀胱充盈欠佳,未见明显异常;盆腹腔内无积液。胰体部MT伴脾血管受侵,肝内多发转移灶,肝左内叶血管瘤,较16-12-26MR片基本相仿;后腹膜多发稍大淋巴结;右肾囊肿;前列腺稍增大伴钙化。</text:p>
          </table:table-cell>
          <table:table-cell office:value-type="string" calcext:value-type="string">
            <text:p>胰体部</text:p>
          </table:table-cell>
          <table:table-cell/>
          <table:table-cell office:value-type="string" calcext:value-type="string">
            <text:p>肝</text:p>
          </table:table-cell>
          <table:table-cell table:number-columns-repeated="1020"/>
        </table:table-row>
        <table:table-row table:style-name="ro1">
          <table:table-cell office:value-type="string" calcext:value-type="string">
            <text:p>禁食6小时余,静脉注射 18 F-FDG后,休息约60分钟,行全身PET/CT断层显像。 脑部PET图像示脑皮质及双侧基底节、丘脑、小脑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外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上颌窦内见软组织密度影,考虑为慢性炎症;余副鼻窦未见明显异常。 颈部PET/CT图像示双侧锁骨区多发糖代谢异常增高的淋巴结,较显著者位于左侧,大小约为15.6×11.5MM,最大SUV值为11.5;双侧颈部、口咽、喉咽部无殊;甲状腺无肿大,左叶见直径约为2.5MM的低密度结节,不伴糖代谢异常增高,右叶无殊。 胸部PET/CT图像示纵隔内左锁骨下动脉旁、双侧气管食管沟、气管前间隙、血管前间隙、主动脉窗、主动脉弓旁、隆突下、食管旁、右肺门多发糖代谢异常增高的淋巴结,较显著者位于腔静脉气管间隙,大小约为23.9×13.6MM,最大SUV值为12.6;右肺下叶内基底段糖代谢异常增高的占位,大小约为39.8×30.6MM,边缘欠光整,与邻近胸膜分界不清,最大SUV值为19.7;两肺上叶见数枚微小结节,两肺见少许条索、条片影,均无明显糖代谢异常增高;双侧胸膜局部增厚;双侧胸腔无积液;心脏无明显增大;双侧腋窝无殊。 腹部PET图像示胃壁呈生理性糖代谢增强;肠道呈生理性糖代谢增强;肝、胆囊、胰、脾、双肾上腺、肾、输尿管及大血管处未见明显糖代谢异常增高。CT平扫所示肝脏表面光整,各叶比例匀称,实质内未见明显占位;肝内外胆管无扩张;右肾下极见直径约为8.0MM稍高密度结节;脾脏、胆囊、胰、左肾、双肾上腺无殊;腹膜后无明显肿大淋巴结;腹腔无积液。 盆部PET图像示膀胱内大量显像剂生理性积聚;肠道呈生理性糖代谢增强;生殖器及双侧腹股沟处未见明显糖代谢异常增强。CT平扫示膀胱充盈,壁光滑无增厚;双侧精囊腺形态可;双侧膀胱精囊三角对称;前列腺饱满,内见点状钙化;盆腔内未见占位;盆腔和双侧腹股沟无肿大淋巴结;盆腔无积液。 骨骼PET/CT图像示胸骨、双侧多根肋骨、双侧锁骨、肩胛骨、右侧肱骨上段、脊柱多处、骨盆多处、双侧股骨上段多发骨质破坏或骨质密度不均,伴糖代谢异常增高,糖代谢最高者位于右侧髂骨,最大SUV值为10.0。考虑为右肺下叶MT侵犯毗邻胸膜,伴纵隔、右肺门、双侧锁骨区多发淋巴结转移,全身多处骨转移;两肺上叶微小结节,请随访;两肺慢性炎症;甲状腺左叶良性病变,请结合超声检查;右肾复杂囊肿。</text:p>
          </table:table-cell>
          <table:table-cell office:value-type="string" calcext:value-type="string">
            <text:p>右肺下叶</text:p>
          </table:table-cell>
          <table:table-cell office:value-type="string" calcext:value-type="string">
            <text:p>39.8×30.6MM</text:p>
          </table:table-cell>
          <table:table-cell office:value-type="string" calcext:value-type="string">
            <text:p>双侧锁骨区淋巴结,右肺门淋巴结,纵隔淋巴结,骨</text:p>
          </table:table-cell>
          <table:table-cell table:number-columns-repeated="1020"/>
        </table:table-row>
        <table:table-row table:style-name="ro1">
          <table:table-cell office:value-type="string" calcext:value-type="string">
            <text:p>1.结合病史,右肺下叶癌治疗后,较2014-11-26片略小 2.双肺转移,较前变化不著 3.右侧胸膜转移并右侧胸腔少量积液,较前变化不著 4.右肺癌性淋巴管炎,较前变化不著 5.肝转移,较前好转 6.骨转移,成骨性病变较前增多 7.右乳癌治疗后,较前变化不著 8.右腋窝淋巴结稍大,较前缩小 9.右肺下叶部分不张,较前好转 10.左肺炎症 11.腹腔多发小淋巴结,左肺门稍大淋巴结,较前变化不著右肺下叶背段见一不规则形软组织结节,截面约1.7CM×2.2CM,边缘毛糙伴毛刺,牵拉邻近胸膜凹陷,远端见索条影及小叶间隔增厚,增强后结节呈显著不均匀强化。双肺见多发结节灶,局部呈粟粒状改变,大者长径约0.5CM。右侧胸膜,叶间胸膜亦示增厚伴多发结节灶,增强后见强化。右肺部分肺组织实变。右侧胸腔见少量液性密度影。左锁上见小淋巴结,短径约0.4CM。左肺门见稍大淋巴结,短径不足1.0CM。右乳内可见多发明显强化区。右腋窝可见肿大淋巴结,大者直径约0.8CM。 <text:s/>肝实质内见两个低密度灶,边缘模糊,大者长径约1.6CM,增强后示强化。胆囊不大,壁不厚。胰腺、脾、双肾上腺及扫描野内双肾未见明显异常。腹腔胃小弯侧见多发小淋巴结,大者短径不足0.5CM。 <text:s/>骨窗:扫描野内多个胸椎示混合性骨质破坏,成骨性改变为主。</text:p>
          </table:table-cell>
          <table:table-cell office:value-type="string" calcext:value-type="string">
            <text:p>右肺下叶,右乳</text:p>
          </table:table-cell>
          <table:table-cell office:value-type="string" calcext:value-type="string">
            <text:p>1.7CM×2.2CM</text:p>
          </table:table-cell>
          <table:table-cell office:value-type="string" calcext:value-type="string">
            <text:p>双肺,右侧胸膜,肝,骨</text:p>
          </table:table-cell>
          <table:table-cell table:number-columns-repeated="1020"/>
        </table:table-row>
        <table:table-row table:style-name="ro1">
          <table:table-cell office:value-type="string" calcext:value-type="string">
            <text:p>左侧乳腺癌术后化疗后,对比2018-01-22CT:左侧乳腺术后缺失,左前胸壁未见明确肿物。右侧乳腺多发类结节灶,考虑转移瘤可能性大,较前稍增大。左侧腮腺、双颈、右侧锁骨上区、右侧腋窝、纵隔血管前间隙多发淋巴结,考虑转移,部分较前稍大。左肺上叶尖后段、右肺上叶尖段、右肺下叶前基底段类结节,考虑增殖灶,大致同前。甲状腺双叶及峡部类结节,结节性甲状腺肿可能,较前相仿。子宫体左前壁肌层类结节,考虑子宫肌瘤,较前相仿。左侧乳腺癌术后化疗后,对比2018-01-22CT:左侧乳腺术后缺失,左前胸壁未见明确肿物。右侧乳腺上象限见多发类结节灶,大者直径约15MM,边界欠清,部分融合,明显强化,部分较前稍增大。右锁骨上区、右侧腋窝、纵隔血管前间隙见多发淋巴结,大者短径约13MM,边界欠清,部分融合,密度欠均匀,增强扫描强化明显,较前稍大。颈部结构清晰,各血管充盈良好。甲状腺双叶及峡部体积增大,密度不均匀,见多个稍低密度灶,增强呈轻度不均匀强化,病灶内见斑点及斑片状致密灶。喉咽腔形态正常,双侧真假声带未见增厚,前联合未见增厚,梨状窝对称。双侧颌下腺、右侧腮腺大小形态正常,密度均匀。左侧腮腺、双颈部II-V区见多发淋巴结,边界不清,大者短径约17MM×12MM,明显强化,部分较前稍大。左肺上叶尖后段、右肺上叶尖段、右肺下叶前基底段胸膜下各见一类结节,大者直径约6MM,界清,轻度强化。气管及支气管分支通畅。双肺门及余纵隔、左侧腋窝未见明显肿大淋巴结。双侧胸腔未见积液。双侧胸膜无增厚。肝脏形态、各叶比例在正常范围以内,其外形轮廓光整,未见明显异常密度灶,增强扫描未见异常强化影。肝内胆管未见扩张,其内未见结石影,胆囊不大,其内未见结石影,胆总管未见扩张,其内未见结石影。肝门区未见异常。门静脉及肝静脉未见异常。脾未见增大,密度均匀。胰腺大小、形态未见异常,密度均匀。双肾及双肾上腺大小、形态未见异常,密度均匀。膈脚后、胃左、腹腔干、腹主动脉旁未见肿大淋巴结。膀胱充盈良好,境界清楚。子宫体左前壁肌层见一类结节,直径约26MM,平扫呈等密度,增强扫描强化程度低于子宫肌层。子宫颈大小、形态未见异常。直肠未见明显异常。双侧髂血管旁、腹股沟未见肿大淋巴结。扫描范围内骨质未见破坏征象。</text:p>
          </table:table-cell>
          <table:table-cell office:value-type="string" calcext:value-type="string">
            <text:p>左侧乳腺</text:p>
          </table:table-cell>
          <table:table-cell/>
          <table:table-cell office:value-type="string" calcext:value-type="string">
            <text:p>右侧乳腺,纵隔血管前间隙淋巴结,右侧腋窝淋巴结,右侧锁骨上区淋巴结,双颈淋巴结,左侧腮腺淋巴结</text:p>
          </table:table-cell>
          <table:table-cell table:number-columns-repeated="1020"/>
        </table:table-row>
        <table:table-row table:style-name="ro1">
          <table:table-cell office:value-type="string" calcext:value-type="string">
            <text:p>空腹6小时以上,静脉注射显像剂,平静休息60MIN后行全身PET及CT断层显像,PET图像经衰减校正及重建后,将PET及CT图像行多平面、多幅显示: <text:s text:c="3"/>右锁骨区、纵隔4R、7区及双肺门区见肿大伴浓聚淋巴结,部分呈融合状,较大者位于右肺门区,大小约2.2×1.2CM(PET测量),放射性摄取较高者位于右锁骨区,SUVMAX7.3;右肺上叶见一软组织结节,较大径线约2.1×1.3CM,伴放射性摄取增高,SUVMAX8.1,病变边缘见分叶、毛刺及胸膜牵拉征,周围见多发絮状影,右肺血管束及小叶间隔增粗呈网格状及模糊结节影;另左肺见多发小结节,较大径线约0.2-0.3CM,均未见明显放射性摄取;左肺下叶见多发索条影;余肺内未见放射性浓聚灶。 <text:s text:c="3"/>余纵隔及左锁骨区未见异常肿大淋巴结或淋巴结浓聚。心肌显影清晰。气管居中。胸膜无增厚,胸水征阴性。 <text:s text:c="3"/>双侧肩胛骨、左侧第2肋、胸骨、左侧第9后肋、脊柱多发椎体、骨盆、双侧股骨上段见多发放射性浓聚灶,SUVMAX17.0(位于右髂骨),同机CT局部见低密度骨质破坏区或片状密度增高影,部分骨质未见异常改变。T6椎体内见类圆形高密度结节,伴轻度放射性摄取,SUVMAX2.3。项韧带见条形钙化影。 <text:s text:c="7"/>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3"/>口咽部两侧腺体显影对称,鼻咽部无异常放射性浓聚。甲状腺两叶不大,形态可,腺实质内未见异常放射性增高灶。双颈部未见明显异常淋巴结浓聚。 <text:s text:c="7"/>胃充盈好,胃壁显影如常。肝脏形态可,轮廓光整,肝叶比例正常,肝右叶见钙化灶,肝实质内放射性分布稍欠均匀。肝内外胆管无扩张。胆囊大小正常,密度均匀,胆囊壁无增厚。胰腺形态放射性分布尚好,胰管不扩张。脾脏增大,放射性分布均匀。两侧肾脏显影可,肾实质密度均匀,肾盂、肾盏及输尿管无扩张。两侧肾上腺显影大致正常。腹部可见条索状肠影。腹膜后未见明显肿大淋巴结。腹水征阴性。 <text:s text:c="3"/>膀胱放射性浓聚如常,膀胱壁无增厚。前列腺大小正常,放射性分布大致正常。两侧腹股沟无异常淋巴结显示。 <text:s text:c="3"/>右肩关节软组织放射性摄取轻度增高,SUVMAX2.3;余视野内皮肤及软组织内未见异常放射性摄取。1、①右肺上叶高代谢软组织结节,伴周围肺野炎症,符合肺癌表现; <text:s text:c="2"/>②右肺癌性淋巴管炎。左肺小结节,未见高代谢,随访。 <text:s text:c="2"/>③右锁骨区、纵隔4R、7区及双肺门多发淋巴结转移。 <text:s text:c="2"/>④多发骨转移。T6骨岛?建议定期随访。2、脑内未见异常代谢征象,必要时增强MRI检查,除外微小转移灶。3、左肺下叶索条影。肝右叶钙化灶。项韧带钙化。脾大。右肩关节软组织炎性或非特异性摄取。</text:p>
          </table:table-cell>
          <table:table-cell office:value-type="string" calcext:value-type="string">
            <text:p>右肺上叶</text:p>
          </table:table-cell>
          <table:table-cell office:value-type="string" calcext:value-type="string">
            <text:p>2.1×1.3CM</text:p>
          </table:table-cell>
          <table:table-cell office:value-type="string" calcext:value-type="string">
            <text:p>纵隔7区淋巴结,双肺门淋巴结,右锁骨区淋巴结,骨</text:p>
          </table:table-cell>
          <table:table-cell table:number-columns-repeated="1020"/>
        </table:table-row>
        <table:table-row table:style-name="ro1">
          <table:table-cell office:value-type="string" calcext:value-type="string">
            <text:p>肝脏表面光滑,各叶比例匀称,肝内见多发微小低密度结节灶,直径均小于1CM,增强后可见边缘强化;肝右后叶另见低密度小结节,增强后动脉期可见边缘结节样强化,门脉期向中央填充,呈高密度,肝内血管未见狭窄或充盈缺损;脾脏未见肿大,密度均匀;胆管未见扩张;胰腺及右肾无殊,左肾内见囊性无强化灶;后腹膜未见肿大淋巴结;腹盆腔内无积液。增强后子宫后壁可见相对低密度结节影;右侧附件区囊性灶。 局部骶骨骨质密度改变。乳腺MT病例:肝内多发转移灶,病灶较(17-06-19MR)缩小;肝右叶血管瘤,骶骨骨质改变,请结合骨扫描检查;左肾囊肿,子宫肌瘤可能,右侧附件区囊性灶。</text:p>
          </table:table-cell>
          <table:table-cell office:value-type="string" calcext:value-type="string">
            <text:p>乳腺</text:p>
          </table:table-cell>
          <table:table-cell/>
          <table:table-cell office:value-type="string" calcext:value-type="string">
            <text:p>肝</text:p>
          </table:table-cell>
          <table:table-cell table:number-columns-repeated="1020"/>
        </table:table-row>
        <table:table-row table:style-name="ro1">
          <table:table-cell office:value-type="string" calcext:value-type="string">
            <text:p>右下肺癌术后化疗后复查,对比2016-12-21片:右肺下叶术后缺失,支气管残端见少许金属影,周围肺野内见少许斑片灶,边界欠清。右中肺近膈面见少许片状影,边界清晰,内见充气支气管征,增强后呈明显强化。右上肺胸膜下见条索灶,边界清,与邻近胸膜粘连。余双肺纹理清晰,未见明确实质性病变。气管及余支气管分枝通畅,未见明显软组织肿物或受压变窄。 <text:s/>血管前、右上气管旁及右肺门见多发肿大淋巴结,最大者约12MM×8MM,边界欠清,密度欠均匀,增强后呈明显不均匀强化,较前缩小。双侧胸腔未见积液。右侧胸膜稍增厚;左侧胸膜未见增厚。肝脏形态未见异常,其外形轮廓光整,密度欠均匀,肝S7见2个小囊性灶,较大直径约5MM,边界清晰,未见强化。肝S5、6、8见数个稍低密度灶,大者约12MM×8MM,边界欠清,增强后轻度强化。肝内胆管未见扩张,其内未见结石影。胆囊其内未见结石影。胆总管未见扩张,其内未见结石影。肝门区未见明确病变。门静脉未见异常。 脾、胰腺大小、形态未见异常,密度均匀。右肾见一囊性灶,直径约8MM,边界清晰,未见强化。左肾及双肾上腺未见异常。腹膜后未见肿大淋巴结。 颈双侧结构清晰,各血管充盈良好,甲状腺左叶见数个低密度结节,边界清,较大直径约2MM,增强后轻度强化。甲状腺右叶及峡部形态正常,密度均匀,未见占位性病变;喉咽腔形态正常,双侧真假声带未见增厚,前联合未见增厚,梨状窝对称;双侧颌下腺、腮腺大小形态正常,密度均匀;颈双侧未见肿大淋巴结。双侧上颌窦粘膜稍增厚。 <text:s text:c="7"/>左侧第7前肋见斑片状致密影,扫描所见其余骨质未见明确破坏征象。右下肺癌术后化疗后改变,术区周围斑片灶,较前相仿,考虑纤维增殖灶。右上肺胸膜索条灶,考虑炎性病变,较前相仿。右中肺节段性肺不张同前。血管前、右上气管旁及右肺门肿大淋巴结,考虑转移,较前缩小。肝S5、6、8稍低密度灶,较前稍增大、增多,考虑转移可能性大。肝S7小囊肿同前。右肾囊肿。甲状腺左叶低密度结节,考虑结节性甲状腺肿可能性大。双侧上颌窦炎。左侧第7前肋致密影,较前相仿,考虑良性病变可能性大。 。</text:p>
          </table:table-cell>
          <table:table-cell office:value-type="string" calcext:value-type="string">
            <text:p>右下肺</text:p>
          </table:table-cell>
          <table:table-cell/>
          <table:table-cell office:value-type="string" calcext:value-type="string">
            <text:p>右肺门淋巴结,右上气管旁淋巴结,血管淋巴结,肝S5,肝S8,肝S6</text:p>
          </table:table-cell>
          <table:table-cell table:number-columns-repeated="1020"/>
        </table:table-row>
        <table:table-row table:style-name="ro1">
          <table:table-cell office:value-type="string" calcext:value-type="string">
            <text:p>右肺上叶后段见一不规则结节影,大小约2.1CM X 2.0CM,边缘见浅分叶及短毛刺,内见细支气管充气,邻近胸膜牵拉,右肺上叶(IM26)见一小结节状钙化,右肺上叶(IM27)及左下肺(IM37)见小结节灶,较大约0.6CM,边缘清晰;两下肺见少许斑片索条影,所见各支气管腔通畅,纵隔内未见肿大淋巴结,两侧胸膜稍增厚,胸腔内无积液,甲状腺右侧叶明显增大,密度不均匀,内见钙化,气管明显受压左移。冠脉钙化。冠脉走行区致密影。右上肺MT,两肺小结节,同2018-03-22片大致相仿;两肺少许慢性炎症及陈旧灶;冠脉病变。甲状腺右叶病变伴气管受压左移,请结合超声。</text:p>
          </table:table-cell>
          <table:table-cell office:value-type="string" calcext:value-type="string">
            <text:p>右肺上叶</text:p>
          </table:table-cell>
          <table:table-cell office:value-type="string" calcext:value-type="string">
            <text:p>2.1CM X 2.0CM</text:p>
          </table:table-cell>
          <table:table-cell table:number-columns-repeated="1021"/>
        </table:table-row>
        <table:table-row table:style-name="ro1">
          <table:table-cell office:value-type="string" calcext:value-type="string">
            <text:p>右乳癌术后: 右侧腋窝、右侧侧胸壁、右侧第4、5肋间多发结节,考虑转移瘤。 右侧腋窝类圆形低密度灶,考虑术后包裹性积液可能性大。 双肺多发转移瘤。 上腹部未见明确病变。 <text:s/>双颈、双锁上小淋巴结。右乳癌术后: 右侧乳腺术后缺失,右侧腋窝右侧侧胸壁、右侧第4、5肋间见多发结节,边界不清,相互融合,大小难以测量,增强扫描呈不均匀明显强化。 右侧腋窝见2个类圆形低密度灶,较大者约46MM×40MM,边界清晰,增强扫描边缘轻度强化。 双肺各叶见弥漫分布多发结节,最大者约15MM×15MM,大部分见空洞形成,增强扫描呈轻度强化。气管及支气管分支通畅。 <text:s text:c="2"/>双肺门及纵隔未见明显肿大淋巴结。双侧胸腔未见积液。双侧胸膜未见增厚、粘连。 <text:s text:c="2"/>肝脏形态、各叶比例未见异常,其外形轮廓光整,密度均匀,增强扫描未见异常强化灶。肝内外胆管未见异常,其内未见结石,胆囊未见异常。 <text:s/>肝门区未见异常。门静脉未见异常。 <text:s/>脾脏、胰腺大小、形态、密度未见异常,增强扫描未见异常强化。 双肾及双肾上腺未见异常。腹主动脉旁未见肿大淋巴结。 喉咽腔形态未见异常,双侧梨状窝对称。双侧真假声带未见增厚,前联合未见增厚。 双侧颌下腺、腮腺大小形态未见异常,密度均匀。 甲状腺双叶及峡部形态未见异常,密度均匀,未见占位性病变。 双颈I~V区、双锁上见数个小淋巴结,最大者约10MM×7MM,边界清晰,增强扫描呈轻度强化。 扫描范围内所见骨质未见明确破坏征象。</text:p>
          </table:table-cell>
          <table:table-cell office:value-type="string" calcext:value-type="string">
            <text:p>右乳</text:p>
          </table:table-cell>
          <table:table-cell/>
          <table:table-cell office:value-type="string" calcext:value-type="string">
            <text:p>右侧第4肋间,右侧侧胸壁,右侧腋窝,双肺,右侧第5肋间</text:p>
          </table:table-cell>
          <table:table-cell table:number-columns-repeated="1020"/>
        </table:table-row>
        <table:table-row table:style-name="ro1">
          <table:table-cell office:value-type="string" calcext:value-type="string">
            <text:p>食管MT术后病例:考虑为胸廓入口水平吻合口右旁MT复发伴左侧锁骨区淋巴结转移,右肺斜裂转移;两肺下叶慢性炎性小结节可能,请随访;左肺上叶陈旧灶。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外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额窦、筛窦、蝶窦和上颌窦未见明显异常。 颈部PET/CT图像示左侧锁骨区见糖代谢异常增高的淋巴结,大小约为15.8×12.8MM,最大SUV值为25.9;双侧颈部、右侧锁骨区无明显糖代谢异常增高及肿大淋巴结;口咽、喉咽部无殊;甲状腺无肿大,未见糖代谢异常增高及占位。 胸部PET/CT图像示食管MT术后,右侧胸腔胃,吻合口见金属缝线影,胸廓入口水平吻合口右旁见糖代谢异常增高的肿块影,大小约为22.5×15.5MM,最大SUV值为26.1;余纵隔无糖代谢异常增高及肿大淋巴结;右肺斜裂处见糖代谢异常增高的呈融合状的结节,大小约为25.3×14.0MM,最大SUV值为11.9;右肺下叶后基底段见糖代谢增高的结节,大小约为15.8×10.3MM,最大SUV值为2.2;左肺下叶后基底段及右肺下叶前基底段另见直径5.0MM以下的微小结节,未见明显糖代谢异常增高;左肺上叶见钙化灶;各级支气管腔通畅;双肺门影不大;双侧胸腔无积液;心脏无明显增大;双侧腋窝无糖代谢异常增高及肿大淋巴结。 腹部PET图像示胃壁呈生理性糖代谢增强;肠道呈生理性糖代谢增强;肝、胆囊、胰、脾、双肾上腺、肾、输尿管及大血管处未见明显糖代谢异常增高。CT平扫所示肝脏表面光整,各叶比例匀称,实质内未见明显占位;肝内外胆管无扩张;脾脏不大,密度均,未见明显占位;胆囊、胰、双肾、肾上腺无殊;腹膜后无明显肿大淋巴结;腹腔无积液。 盆部PET图像示膀胱内显像剂生理性积聚;肠道呈生理性糖代谢增强;生殖器及双侧腹股沟处未见明显糖代谢异常增强。CT平扫示膀胱壁光滑无增厚;双侧精囊腺形态可;双侧膀胱精囊三角对称;前列腺饱满,内见钙化灶;盆腔内未见占位;盆腔和双侧腹股沟无肿大淋巴结;盆腔无积液。 骨骼PET图像未见糖代谢异常增高。CT定位片见颈胸腰骶椎顺列,生理曲度存在;平扫骨窗示部分颈、胸、腰、骶椎体边缘及椎小关节骨质增生,考虑为退行性变。</text:p>
          </table:table-cell>
          <table:table-cell office:value-type="string" calcext:value-type="string">
            <text:p>食管</text:p>
          </table:table-cell>
          <table:table-cell/>
          <table:table-cell office:value-type="string" calcext:value-type="string">
            <text:p>左侧锁骨区淋巴结,右肺斜裂</text:p>
          </table:table-cell>
          <table:table-cell table:number-columns-repeated="1020"/>
        </table:table-row>
        <table:table-row table:style-name="ro1">
          <table:table-cell office:value-type="string" calcext:value-type="string">
            <text:p>双侧胸廓对称,肺野透过度不均,右肺下叶后段见软组织密度团块影,大小约4.8*3.7CM,右肺下叶后基底段支气管截断,病灶周围可见血管集束征,与邻近胸膜粘连,周围肺野散在多发条片影。右侧胸腔内见少量积液征象,胸壁见引流管影。双肺见多发大小不等结节影,大者径约0.5CM。左侧支气管通畅。纵隔居中,右肺门及纵隔内见多发肿大淋巴结。心脏大小正常。 <text:s text:c="3"/>所示部分胸椎骨质欠规整,边缘清楚。1.右肺下叶占位性病变,考虑周围型肺癌可能伴纵隔及右肺门淋巴结转移,请结合临床;2.双肺多发小结节,考虑转移瘤可能,随诊;3.右侧胸腔积液引流术后;4.所示部分胸椎骨质骨质破坏,转移可能。</text:p>
          </table:table-cell>
          <table:table-cell office:value-type="string" calcext:value-type="string">
            <text:p>右肺下叶</text:p>
          </table:table-cell>
          <table:table-cell office:value-type="string" calcext:value-type="string">
            <text:p>4.8*3.7CM</text:p>
          </table:table-cell>
          <table:table-cell office:value-type="string" calcext:value-type="string">
            <text:p>右肺门淋巴结,纵隔淋巴结,双肺,胸椎</text:p>
          </table:table-cell>
          <table:table-cell table:number-columns-repeated="1020"/>
        </table:table-row>
        <table:table-row table:style-name="ro1">
          <table:table-cell office:value-type="string" calcext:value-type="string">
            <text:p>1.结合临床,卵巢癌术后2.右肺上叶占位,考虑为中心型肺癌伴阻塞性炎症,侵及右肺动脉,右肺门、纵隔、右侧锁骨上淋巴结转移3.脑转移4.左肺门淋巴结肿大,建议观察5.肝囊肿右肺上叶支气管截断,局部见一软组织密度肿块,大小约3.3CM×2.6CM,病变远端右肺上叶见实变的肺组织影,增强后轻度强化,局部包埋右肺动脉。双肺门10区、纵隔内4R、7区、8R、9R、4R、4L、5区、2R、3A、右侧锁骨上1R见多发增大淋巴结,部分相互融合,大者短径约2.0CM。双侧胸腔内未见液性密度影。 <text:s/>肝脏形态、大小可,实质内见囊性密度灶,大者直径约2.3CM,边缘清晰。肝内外胆管未见扩张。胆囊充盈可,壁不厚。胰腺走行自然,形态、大小、密度未见异常。脾、双肾及肾上腺形态、大小、密度未见异常。腹腔及腹膜后未见增大淋巴结。 <text:s/>子宫及双侧附件术后缺失,阴道残端未见显著增厚。膀胱充盈好,壁略示增厚。盆腔内未见显著增大淋巴结。盆腔内未见液性密度影。 <text:s/>左侧额叶见一直径约1.9CM结节灶,边缘清晰,增强后显著不均匀强化。病变周围见片状低密度水肿带。颅骨未见显著骨质破坏。</text:p>
          </table:table-cell>
          <table:table-cell office:value-type="string" calcext:value-type="string">
            <text:p>右肺上叶,卵巢</text:p>
          </table:table-cell>
          <table:table-cell office:value-type="string" calcext:value-type="string">
            <text:p>3.3CM×2.6CM</text:p>
          </table:table-cell>
          <table:table-cell office:value-type="string" calcext:value-type="string">
            <text:p>右侧锁骨上淋巴结,纵隔淋巴结,右肺门淋巴结,脑</text:p>
          </table:table-cell>
          <table:table-cell table:number-columns-repeated="1020"/>
        </table:table-row>
        <table:table-row table:style-name="ro1">
          <table:table-cell office:value-type="string" calcext:value-type="string">
            <text:p>左肺下叶近后胸壁下示大片状低密度区,内示斑片状气体影,边界欠清,其下方可见不张肺组织,两者分界不清,不张肺组织内可见低密度粘液栓影,左肺门区部分支气管管腔显示不清。左肺近心包旁示直径约2.2CM软组织密度结节灶(5-46),边界较清,强化较均,局部与心包相贴。左肺上叶、右肺下叶示小结节灶(5-24、49),密度较低,增强局部可见强化,边界较清。余双肺示小类结节灶(5-23、28、36)。左侧胸膜略增厚。左侧锁骨上、纵隔内双上气管旁、腔静脉后气管前间隙、主肺动脉窗区、隆突下及左肺门示小或增大淋巴结,大者短径约1.6CM,部分呈不均质强化。心包及左侧胸腔示少许液性密度影。 <text:s/>肝右叶近包膜下示长径约0.9CM低密度灶,边界欠清。另肝内示斑片状致密影。左肾示长径约1.3CM低密度灶,边界欠清。胆囊壁略增厚。胰腺、脾及双侧肾上腺未见明确异常。腹腔腹膜后未见肿大淋巴结。 <text:s/>左侧肱骨、部分椎骨示溶骨性、成骨性破坏。1.结合临床,考虑左肺癌并阻塞性肺不张、左侧锁骨上、左肺门及纵隔淋巴结转移;骨转移。2.左肺心包旁结节灶,转移及原发不易鉴别,请结合其他检查。3.双肺小结节灶,转移不除外;双肺小类结节灶,建议观察。4.左侧胸膜略增厚。5.心包及左侧胸腔少量积液。6.肝及左肾低密度灶,请结合前片或观察除外转移。7.肝内钙化灶。</text:p>
          </table:table-cell>
          <table:table-cell office:value-type="string" calcext:value-type="string">
            <text:p>左肺</text:p>
          </table:table-cell>
          <table:table-cell office:value-type="string" calcext:value-type="string">
            <text:p>2.2CM</text:p>
          </table:table-cell>
          <table:table-cell office:value-type="string" calcext:value-type="string">
            <text:p>纵隔淋巴结,左肺门淋巴结,左侧锁骨上淋巴结,骨,双肺</text:p>
          </table:table-cell>
          <table:table-cell table:number-columns-repeated="1020"/>
        </table:table-row>
        <table:table-row table:style-name="ro1">
          <table:table-cell office:value-type="string" calcext:value-type="string">
            <text:p>直肠上动脉旁及直肠系膜可见多发小淋巴结,较大约6X5MM(SE4 IM1),数目小于7枚。双侧髂血管旁及腹股沟可见少许小淋巴结,较大约12X4MM(SE4 IM15)。直肠下段可见溃疡型病变,肠壁不规则增厚,较厚处约13MM(SE4 IM31),增强扫描明显均可见强化,病变侵透肌层,外膜面毛糙,直肠系膜内可见多发索条影,邻近前缘可见结节状灶(SE4 IM29),与阴道后壁关系密切,下缘达肛提肌与直肠交界水平,与肛门内括约肌分界不清,与双侧肛提肌、肛门外括约肌分界尚清。 <text:s text:c="7"/>子宫前倾位,宫颈可见多发长T1长T2信号灶,边清无强化,较大约10X9MM(SE4 IM16),子宫肌层可见短T2信号灶,较大约13X11MM(SE3 IM13),增强扫描强化同子宫肌层。双侧附件区未见异常。膀胱充盈差,膀胱壁未见异常增厚。盆腔少量积液。扫及诸骨骨质未见破坏征象。直肠下段占位,考虑直肠癌,肛门内括约肌受累,侵犯阴道待排。直肠上动脉旁及直肠系膜多发小淋巴结,转移不除外。子宫肌瘤,宫颈多发纳囊。盆腔少量积液。</text:p>
          </table:table-cell>
          <table:table-cell office:value-type="string" calcext:value-type="string">
            <text:p>直肠下段</text:p>
          </table:table-cell>
          <table:table-cell office:value-type="string" calcext:value-type="string">
            <text:p>13MM</text:p>
          </table:table-cell>
          <table:table-cell office:value-type="string" calcext:value-type="string">
            <text:p>直肠系膜淋巴结,直肠上动脉旁淋巴结</text:p>
          </table:table-cell>
          <table:table-cell table:number-columns-repeated="1020"/>
        </table:table-row>
        <table:table-row table:style-name="ro1">
          <table:table-cell office:value-type="string" calcext:value-type="string">
            <text:p>右乳腺癌治疗后复查,对比2016-11-25片: 乳腺癌治疗后,左侧前胸壁局部皮肤结节状、条片状增厚,考虑复发,较前缩小。左侧前胸壁皮下结节,较前稍缩小。右侧乳腺多发肿块,考虑转移,较前缩小。右侧腋窝、胸骨上窝多发肿大淋巴结,考虑转移,较前缩小。隆突下淋巴结,较前缩小,考虑转移可能性大。 肝S4小囊性病变,较前稍缩小。左肾囊肿。左肺上叶病变,考虑放射性肺炎。 双侧锁骨头、胸骨及多发椎体骨质破坏,考虑转移瘤,部分病灶较前稍增大。 右侧第1、2前肋、第6~8肋腋段不同程度骨质破坏,考虑转移可能性大,较前变化不明显。右乳腺癌治疗后复查,对比2016-11-25片: 左侧乳腺术后缺失,左侧前胸壁局部皮肤呈条片状增厚,最大约35MM×5MM,较前缩小。左侧前胸壁皮下(SE5-15)见一结节影,大小约6MM×5MM,可见强化,较前稍缩小。左侧腋窝见少许条索影,未见肿大淋巴结。右侧乳腺见多个不均匀强化结节,边界欠清,大者约23MM×12MM,较前缩小。右侧腋窝、胸骨上窝多发肿大淋巴结,最大约21MM×18MM,边界欠清,密度不均匀,增强后不均匀轻中度强化,较前缩小。 左上肺近前胸壁处见散在小斑片灶,边界欠清,较前相仿,余肺未见实质性病变。气管及支气管分支通畅,未见明显软组织肿物或受压变窄。隆突下见一稍大淋巴结,大小约12MM×6MM,不均匀强化,较前稍缩小。双侧胸膜未见增厚。双侧胸腔未见积液。 肝脏形态、各叶比例未见异常,轮廓欠光整;肝S 4见一小囊性病变,直径约3 MM,增强扫描未见强化,较前缩小。肝内胆管正常,其内未见结石影,胆囊不大,内未见结石,胆总管未见扩张,其内未见结石影。肝门区、门静脉所见正常。 脾大小正常,密度均匀,脾门区见一结节影,直径约4MM,密度与强化方式与脾脏相似。胰腺大小、形态正常,密度均匀。左肾见类圆形囊性灶,直径约7 MM,边界清楚,未见强化。右肾、双肾上腺未见异常。腹主动脉旁未见明显肿大淋巴结。 胸骨、双侧锁骨头见不规则骨质破坏,周围见软组织肿块形成,增强扫描轻度强化,较前变化不明显。扫描范围内多个椎体内见类圆形、结节样骨质密度增高灶,边界模糊,密度欠均匀,与前片对比,部分病灶范围较前增大。右侧第1、2前肋、第6~8肋腋段见不同程度骨质破坏,大致同前。</text:p>
          </table:table-cell>
          <table:table-cell office:value-type="string" calcext:value-type="string">
            <text:p>右乳腺</text:p>
          </table:table-cell>
          <table:table-cell office:value-type="string" calcext:value-type="string">
            <text:p>23MM×12MM</text:p>
          </table:table-cell>
          <table:table-cell office:value-type="string" calcext:value-type="string">
            <text:p>右侧乳腺,胸骨上窝淋巴结,右侧腋窝淋巴结,隆突下淋巴结,椎体,胸骨,双侧锁骨头,第6~8肋腋段,右侧第1前肋,右侧第2前肋</text:p>
          </table:table-cell>
          <table:table-cell table:number-columns-repeated="1020"/>
        </table:table-row>
        <table:table-row table:style-name="ro1">
          <table:table-cell office:value-type="string" calcext:value-type="string">
            <text:p>空腹6H以上,静脉注射18F-FDG,静息约60MIN后行全身PET/CT断层显像,影像清晰。 右乳腺癌术后:右侧乳腺缺如。左侧乳腺放射性分布未见明显异常。右中肺近肺门肿块影放射性浓聚,SUV约17.5,大小约2.9×4.9CM。右中肺不张,放射性略浓密。双肺多个结节及小斑片影放射性浓聚,SUV最高约16.9,最大约1.5×2.7CM。纵隔右上、双下气管旁、主动脉旁、主动脉下、隆突下、食管旁及双肺门多个淋巴结放射性浓聚,SUV最高约18.4,最大约1.3×1.9CM。左腋窝数个淋巴结放射性浓聚,SUV最高约8.6,最大约0.8×0.8CM。右侧腋窝未见肿大淋巴结及异常放射性分布。右侧胸腔积液。 所见双侧脑实质密度、形态正常,放射性分布均匀、对称,诸脑室、脑池、脑沟、脑裂未见异常,中线结构居中。鼻咽、口咽及喉咽结构及放射性分布未见明显异常。额窦、蝶窦、筛窦及双侧上颌窦结构及放射性分布未见明显异常。甲状腺放射性分布未见异常。双上颈小淋巴结放射性分布未见明显异常。右锁上数个淋巴结放射性浓聚,SUV最高约16.2,最大约1.6×1.6CM。 肝脏数个结节放射性浓聚,SUV最高约17.6,最大约1.9×1.9CM。肝内、外胆管未见扩张。胆囊、胃及十二指肠放射性分布未见明显异常。右肾上腺增粗,放射性浓聚,SUV约15.0。左肾上腺略增粗,放射性浓密。右肾盂点状钙化影放射性缺损,CT值约325HU。脾脏、胰腺、左肾形态、结构及放射性分布未见异常。肝门区淋巴结放射性浓聚,SUV约16.6,大小约2.0×2.5CM。腹腔见数个结节影,放射性浓聚,SUV最高约9.5,最大约0.8×0.8CM,局部与周围肠管分界不清。 双侧附件区囊状低密度影放射性稀疏。膀胱、子宫及肠管等形态、结构及放射性分布未见明显异常。双髂血管旁及双腹股沟未见肿大淋巴结及异常放射性分布。 蝶骨、枕骨、左锁骨、双侧部分肋骨、双侧肩胛骨、胸骨、多个颈椎、胸椎、腰椎、骶骨、双侧盆骨、双侧肱骨及双侧股骨见多个放射性浓聚灶,SUV最高约23.9,局部见骨质破坏,局部见软组织形成,以胸骨体为甚。右胸大肌及前下腹壁皮下数个结节放射性浓密,最大约0.6×0.6CM。右乳腺癌术后,术区代谢未见明显异常。 右中肺病灶代谢活跃,考虑恶性病变,原发可能性大;右锁上、纵隔、双肺门、左腋窝及肝门区多个淋巴结代谢活跃,双肺多发病灶代谢活跃,肝脏多发病灶代谢活跃,右肾上腺病灶代谢活跃,全身多发骨病灶代谢活跃,腹腔数个结节代谢活跃,考虑转移瘤;右胸大肌及前下腹壁皮下数个结节代谢较活跃,疑转移瘤;左肾上腺略增粗,代谢较活跃,转移瘤待排;右侧胸腔积液。 右肾盂小结石。 双侧附件区囊状低密度影代谢低下,疑生理性改变。</text:p>
          </table:table-cell>
          <table:table-cell office:value-type="string" calcext:value-type="string">
            <text:p>右乳腺</text:p>
          </table:table-cell>
          <table:table-cell/>
          <table:table-cell office:value-type="string" calcext:value-type="string">
            <text:p>前下腹壁,右胸大肌</text:p>
          </table:table-cell>
          <table:table-cell table:number-columns-repeated="1020"/>
        </table:table-row>
        <table:table-row table:style-name="ro1">
          <table:table-cell office:value-type="string" calcext:value-type="string">
            <text:p>考虑为右肺下叶前基底段周围型MT伴右侧肺门淋巴结转移可能,纵隔气管隆突下淋巴结转移不除外,请结合临床;两肺胸膜旁慢性炎性结节可能,请随访;两肺轻度气肿;肝脏多发囊肿;胆囊结石;左肾小囊肿。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外肌对称未见增粗及异常变细,视神经未见异常密度灶,眶内脂肪间隙清晰。 鼻咽PET图像示鼻咽部、咽旁间隙、副鼻窦均未见明显糖代谢异常增高灶。鼻咽CT平扫示鼻咽顶后壁无增厚、表面光滑,两侧壁软组织对称,咽隐窝及咽鼓管开口无变窄,咽旁间隙清晰。筛窦、双侧蝶窦和上颌窦粘膜增厚,考虑为炎症。 颈部PET图像示双侧颈部、锁骨区、甲状腺等均未见明显糖代谢异常增高灶。CT平扫示双侧颈部无明显肿大淋巴结;口咽、喉咽部无占位;甲状腺无肿大,密度欠均匀。 胸部PET/CT图像示右肺下叶前基底段见大小约为20.0×15.5MM、糖代谢增高的软组织结节,平均CT值约为17.4HU,最大SUV值约为7.1,边缘见细小毛刺,牵拉毗邻斜裂;两肺上叶和右肺下叶胸膜旁见数枚小结节,较大者位于右肺下叶前基底段胸膜旁,形态不规则,长径约为5.5MM,最大SUV值约为0.6;两肺另见少许透亮无纹理区;右侧肺门见数枚糖代谢增高的淋巴结,糖代谢较高者大小约为10.0×9.0MM,平均CT值约为34.2HU,最大SUV值约为6.5;纵隔气管隆突下右主支气管旁见大小约为10.0×6.6MM、糖代谢增高的淋巴结,平均CT值约为39.5HU,最大SUV值约为4.5;左肺门无殊;双侧胸腔无积液;心脏无明显增大;双侧腋窝无明显糖代谢异常增高和肿大淋巴结。 腹部PET/CT图像示肝脏表面光整,各叶比例匀称,肝脏实质内见数枚囊性灶,较大者位于右后下叶,大小约为15.5×11.0MM,平均CT值约为16.0HU,最大SUV值约为1.3;肝内外胆管无扩张;胆囊内见致密小结节;左肾上极见直径约为6.0MM囊性低密度灶,平均CT值约为10.3HU,最大SUV值约为1.5;胃壁呈生理性糖代谢增强;肠道内见显像剂生理性积聚;脾脏、胰、双肾上腺、右肾和双输尿管未见明显糖代谢异常增高和占位;腹膜后无明显肿大淋巴结;腹腔无积液。 盆部PET图像示膀胱内显像剂生理性积聚;肠道内见显像剂生理性积聚;生殖器及双侧腹股沟处未见明显糖代谢异常增强。CT平扫示双侧精囊腺形态可;双侧膀胱精囊三角对称;前列腺饱满伴钙化;盆腔和双侧腹股沟无肿大淋巴结;盆腔无积液。 骨骼PET图像未见糖代谢异常增高。平扫骨窗示诸骨未见明显骨质破坏吸收征象;脊椎椎骨缘和小关节骨质增生;脊柱侧弯。</text:p>
          </table:table-cell>
          <table:table-cell office:value-type="string" calcext:value-type="string">
            <text:p>右肺下叶</text:p>
          </table:table-cell>
          <table:table-cell office:value-type="string" calcext:value-type="string">
            <text:p>5.5MM,20.0×15.5MM</text:p>
          </table:table-cell>
          <table:table-cell office:value-type="string" calcext:value-type="string">
            <text:p>右侧肺门淋巴结,气管隆突下淋巴结,纵隔淋巴结</text:p>
          </table:table-cell>
          <table:table-cell table:number-columns-repeated="1020"/>
        </table:table-row>
        <table:table-row table:style-name="ro1">
          <table:table-cell office:value-type="string" calcext:value-type="string">
            <text:p>1.考虑右肺下叶肺癌,并双肺、右胸膜多发转移;较前CT(2016-04-01)右肺下叶肿块影略增大,余较前片相仿;2.心包少量积液,较前相仿;3.甲状腺改变,请结合临床。右肺下叶可见不规则软组织密度影,与右肺门分界不清,边缘毛糙,分叶状,长径约为2.0CM*1.6CM,右侧胸膜增厚、斜裂增厚、右肺中叶条片状高密度影。双肺可见大小不一结节影,部分边缘毛糙;纵隔内未见增大淋巴结影。心包内见少许液性密度影。甲状腺增大。</text:p>
          </table:table-cell>
          <table:table-cell office:value-type="string" calcext:value-type="string">
            <text:p>右肺下叶</text:p>
          </table:table-cell>
          <table:table-cell office:value-type="string" calcext:value-type="string">
            <text:p>2.0CM*1.6CM</text:p>
          </table:table-cell>
          <table:table-cell office:value-type="string" calcext:value-type="string">
            <text:p>右胸膜,双肺</text:p>
          </table:table-cell>
          <table:table-cell table:number-columns-repeated="1020"/>
        </table:table-row>
        <table:table-row table:style-name="ro1">
          <table:table-cell office:value-type="string" calcext:value-type="string">
            <text:p>左肺上叶MT术后病例:左侧锁骨区、纵隔淋巴结转移;全身多处骨转移;左肺门术后改变可能,请结合临床随访;两肺多发磨玻璃结节,考虑为MT可能;两肺多发实性小结节,考虑为慢性炎性结节可能;两肺陈旧灶;两肺气肿;左侧胸腔积液;肝脏囊肿;前列腺增生伴钙化;膀胱肿瘤综合治疗后,未见明显肿瘤复发征象;左侧腮腺良性病变可能,请结合超声检查。禁食6小时余,静脉注射 18 F-FDG后,休息约60分钟,行全身PET/CT断层显像。 脑部PET图像示脑皮质及双侧基底节、丘脑、小脑未见明显糖代谢异常。CT平扫示双侧基底节区见多发点状低密度灶,考虑为腔梗灶;各脑室、脑池无扩大和受推移;脑沟﹑脑裂无明显增宽;中线结构居中。 眼眶部PET图像示眼球、眼眶内未见明显糖代谢异常。眼眶CT平扫示眼球环壁完整,球内未见异常密度灶,眼外肌对称未见增粗及异常变细,视神经未见异常密度灶,眶内脂肪间隙清晰。 鼻咽PET图像示鼻咽部、咽旁间隙、副鼻窦均未见明显糖代谢异常增高灶。鼻咽CT平扫示鼻咽顶后壁无增厚、表面光滑,两侧壁软组织对称,咽隐窝及咽鼓管开口无变窄,咽旁间隙清晰。左侧上颌窦粘膜增厚,考虑为慢性炎症。 颈部PET/CT图像示左侧腮腺内糖代谢异常增高的稍高密度结节,大小约为16.4×12.0MM,最大SUV值约为6.1;左侧锁骨区见糖代谢异常增高的淋巴结,大小约为11.7×10.4MM,最大SUV值约为6.4;口咽、喉咽部无占位;甲状腺未见明显糖代谢异常增高和占位。 胸部PET/CT图像示左肺上叶术后缺如,左肺门术区见高密度缝线影伴糖代谢轻度增高,最大SUV值约为3.8;两肺多发不伴糖代谢异常增高的磨玻璃结节,较大者位于右肺上叶前段,大小约为6.0×5.6MM;两肺另见多发不伴糖代谢异常增高的实性小结节,直径均小于5.0MM;两肺透亮度增高,见多发纤维索条影;腔静脉气管间、主肺动脉窗及右肺门见糖代谢异常增高的淋巴结,较大且糖代谢较高者位于腔静脉气管间,大小约为12.3×11.5MM,最大SUV值约为10.2;双侧胸膜局部增厚;左侧胸腔积液;心脏无明显增大;双侧腋窝无殊。 腹部PET图像示胃壁呈生理性糖代谢增强;肠道呈生理性糖代谢增强;肝、胆囊、胰、脾、双肾上腺、肾、输尿管及大血管处未见明显糖代谢异常增高。CT平扫所示肝脏表面光整,各叶比例匀称,实质内见多发囊性低密度灶,较大者位于左外叶,大小约为36.6×34.0MM;肝内外胆管无扩张;脾脏不大,密度均,未见明显占位;胆囊、胰、双肾、肾上腺无殊;腹膜后无明显肿大淋巴结;腹腔无积液。 盆部PET/CT图像示早期相膀胱内见显像剂生理性积聚,延迟3.5小时显像膀胱充盈,壁光滑无增厚,前壁内见点状钙化影,膀胱壁未见明显糖代谢异常增高灶;肛管局部见糖代谢增高,最大SUV值约为6.8,考虑为生理性摄取或炎性病变;余肠道呈线型生理性糖代谢增强;双侧膀胱精囊三角对称;前列腺增大,其内见点状致密影;盆腔和双侧腹股沟未见明显糖代谢异常增高灶和占位;盆腔无积液。 骨骼PET/CT图像示胸骨、第11胸椎、腰4椎体棘突及左侧髂骨见糖代谢异常增高的类圆形稍低密度影,最大SUV值约为8.1;左侧第4肋骨皮质连续性中断伴其走行区软组织糖代谢异常增高,最大SUV值约为4.1,考虑为术后改变;左侧第6前肋髓腔内环状高密度灶,不伴糖代谢异常增高,考虑为良性病变;脊柱多个椎体及椎小关节骨质增生,考虑为退行性改变。</text:p>
          </table:table-cell>
          <table:table-cell office:value-type="string" calcext:value-type="string">
            <text:p>左肺上叶</text:p>
          </table:table-cell>
          <table:table-cell/>
          <table:table-cell office:value-type="string" calcext:value-type="string">
            <text:p>纵隔淋巴结,左侧锁骨区淋巴结,骨</text:p>
          </table:table-cell>
          <table:table-cell table:number-columns-repeated="1020"/>
        </table:table-row>
        <table:table-row table:style-name="ro1">
          <table:table-cell office:value-type="string" calcext:value-type="string">
            <text:p>左侧乳腺体积增大,左侧乳腺上象限及外象限见不规则团块状肿物,范围约114MM ×28MM,边界不清,内见片状低密度区,增强呈不均匀强化,病灶侵犯皮肤,累及乳晕及乳头,乳腺浅筋膜深层见结节状增厚,病灶与胸大肌分界尚清。左侧腋窝、左侧锁骨下区、左侧颈部IV、V区见多发肿大淋巴结,边界不清,密度不均匀,部分融合,大者大小约54MM×35MM,增强呈不均匀强化。左侧第2、3肋间水平内乳区(SE11,IM81)见肿大淋巴结,边界尚清,大小约9MM×7MM,增强呈明显强化。右侧颈部IV区及右侧腋窝见数个小淋巴结,边界清,孤立散在,大者短径约5MM,增强呈均匀轻度强化。右侧乳腺未见明显异常密度灶及强化灶。双颈结构清晰,各血管充盈良好,甲状腺双叶及峡部形态正常,密度均匀,未见占位性病变;喉咽腔形态正常,双侧真假声带未见增厚,前联合未见增厚,梨状窝对称;双侧颌下腺、腮腺大小形态正常,密度均匀。 <text:s text:c="16"/>双肺纹理清晰,未见结节影;气管及支气管分枝通畅,未见明显软组织肿物或受压变窄;双侧肺门及纵隔未见明确肿大淋巴结;左侧胸腔见少量积液,右侧胸腔未见积液;胸膜未见增厚。 <text:s/>肝脏形态正常,各叶比例在正常范围以内,其外形轮廓光整,密度不均匀,肝S2、4、7、8见多个稍低密度灶,边界不清,部分融合,大者位于肝S4,大小约51MM×43MM,增强扫描动脉期呈轻度环形强化,门脉期及平衡期强化程度减低。肝内胆管正常,其内未见结石影,胆囊大小正常,其内未见结石影,胆总管未见扩张,其内未见结石影;肝门区正常;门静脉未见异常;脾大小正常,密度均匀;胰腺大小、形态正常,密度均匀;双肾及双肾上腺未见异常。腹主动脉旁见多发小淋巴结,边界欠清,大者短径约5MM,增强呈轻度强化。扫描层面未见明确骨质破坏征象。左侧乳腺病灶,考虑乳腺癌。左侧腋窝、左侧锁骨下区、左侧颈部IV、V区及左侧内乳区淋巴结,考虑转移瘤。右侧颈部IV区及右侧腋窝小淋巴结。左侧少量胸腔积液。肝内多发病灶,考虑转移瘤。腹主动脉旁多发小淋巴结,转移待排,建议随诊。</text:p>
          </table:table-cell>
          <table:table-cell office:value-type="string" calcext:value-type="string">
            <text:p>左侧乳腺</text:p>
          </table:table-cell>
          <table:table-cell office:value-type="string" calcext:value-type="string">
            <text:p>114MM ×28MM</text:p>
          </table:table-cell>
          <table:table-cell office:value-type="string" calcext:value-type="string">
            <text:p>V区淋巴结,左侧内乳区淋巴结,左侧颈部IV淋巴结,左侧锁骨下区淋巴结,左侧腋窝淋巴结,肝内,腹主动脉旁淋巴结</text:p>
          </table:table-cell>
          <table:table-cell table:number-columns-repeated="1020"/>
        </table:table-row>
        <table:table-row table:style-name="ro1">
          <table:table-cell office:value-type="string" calcext:value-type="string">
            <text:p>胰腺尾部见一大小约3.63CMX3.1CM不规则的肿块影,呈长T1稍及等高混杂T2信号,边界模糊,增强后不均匀轻度强化,病灶中央见囊变坏死区。肝脏见多个类圆形长T1长T2信号,增强后环形强化。肝内外胆管无扩张,胆囊未见异常征象。脾脏见一直径约0.9CM椭圆形环形强化的长T1短T2信号。上腹部局部腹膜明显强化,呈片状、网格状及小结节状改变。胰尾周围及后腹膜区及大血管旁见多个稍大的淋巴结影。腹腔内及双侧胸腔见积液信号。1、胰尾癌并肝脏多发转移瘤;腹膜广泛转移;腹膜后多发淋巴转移;2、脾脏异常信号,考虑为良性病变可能性大,请随诊;3、腹腔及双侧胸腔积液。</text:p>
          </table:table-cell>
          <table:table-cell office:value-type="string" calcext:value-type="string">
            <text:p>胰尾</text:p>
          </table:table-cell>
          <table:table-cell/>
          <table:table-cell office:value-type="string" calcext:value-type="string">
            <text:p>肝脏,腹膜,腹膜后</text:p>
          </table:table-cell>
          <table:table-cell table:number-columns-repeated="1020"/>
        </table:table-row>
        <table:table-row table:style-name="ro1">
          <table:table-cell office:value-type="string" calcext:value-type="string">
            <text:p>显像方法: 静脉注射 99MTC-MIBI 10 分钟后应用 DILON 乳腺机行双侧乳腺及腋窝平面显像, RCC 、 LCC 、 RMLO 、 LMLO 位采集信息,采集时间均为 6 分钟 / 体位。 影像所见: 双侧乳腺显影清晰,双侧乳腺放射性分布基本均匀,右乳上象限见放射性异常浓聚灶,RMLO:最大T/N比值约为2.1;左侧乳腺外上象限见斑片状放射性略浓聚影,LCC:最大T/N比值约为1.6,LMLO:最大T/N比值约为1.3;右侧腋窝见放射性略浓聚影,左侧腋窝未见明显放射性异常浓聚灶。乳腺99MTC-MIBI BSGI平面显像示:右乳上象限MT;右侧腋窝淋巴结转移可能;左乳外上象限放射性略浓聚灶,结合T/N比值,考虑为良性病变,请结合临床。</text:p>
          </table:table-cell>
          <table:table-cell office:value-type="string" calcext:value-type="string">
            <text:p>右乳</text:p>
          </table:table-cell>
          <table:table-cell/>
          <table:table-cell office:value-type="string" calcext:value-type="string">
            <text:p>右侧腋窝淋巴结</text:p>
          </table:table-cell>
          <table:table-cell table:number-columns-repeated="1020"/>
        </table:table-row>
        <table:table-row table:style-name="ro1">
          <table:table-cell office:value-type="string" calcext:value-type="string">
            <text:p>右上肺前段可见团块状病灶,大小约39MM×37MM,边缘分叶,侵犯水平裂胸膜,其内密度不均匀,增强后见不均匀强化,病灶远端肺组织节段性透亮度减低,肺叶收缩,与右上肺病灶分界不清楚;病灶周围可见斑片状模糊影。右中肺胸膜下见一小结节,直径约2MM,边界清楚。右肺尖见斑片状模糊影,密度不均匀。气管及支气管分支通畅。 <text:s text:c="2"/>右肺门、隆突下、右上下气管旁、血管前可见多发肿大淋巴结,最大位于右肺门,融合成团,范围约36MM×30MM,增强扫描轻度不均匀强化;右上肺动静脉被包绕,管腔狭窄,未见充盈缺损。 <text:s text:c="2"/>双侧胸腔未见积液。双侧胸膜无增厚、粘连。 <text:s text:c="2"/>肝脏形态正常,各叶比例在正常范围以内,其外形轮廓光整,密度欠均匀,肝S1可见低密度灶,大小约10MM×6MM,边界清楚,增强后未见强化。 肝内胆管正常,其内未见结石影,胆囊大小正常,其内未见结石影,胆总管未见扩张,其内未见结石影。 肝门区正常。 门静脉所见正常。 <text:s/>脾大小正常,密度均匀。 胰腺大小、形态正常,密度均匀。 双肾所见正常。 双肾上腺所见正常。 <text:s/>腹腔干周围、腹主动脉旁见小淋巴结,大者短径约7MM,边界清楚,增强均匀强化。 胸12椎体见类圆形骨质密度减低区,边清,骨小梁稀疏。右上肺前段病灶,考虑肺癌。 右上肺斑片影,考虑炎症。 右肺门及纵隔淋巴结肿大,考虑转移。 肝S1低密度灶,考虑肝囊肿。 胸12椎体病灶,考虑血管瘤。</text:p>
          </table:table-cell>
          <table:table-cell office:value-type="string" calcext:value-type="string">
            <text:p>右上肺</text:p>
          </table:table-cell>
          <table:table-cell office:value-type="string" calcext:value-type="string">
            <text:p>39MM×37MM</text:p>
          </table:table-cell>
          <table:table-cell office:value-type="string" calcext:value-type="string">
            <text:p>纵隔淋巴结,右肺门淋巴结</text:p>
          </table:table-cell>
          <table:table-cell table:number-columns-repeated="1020"/>
        </table:table-row>
        <table:table-row table:style-name="ro1">
          <table:table-cell office:value-type="string" calcext:value-type="string">
            <text:p>空腹6小时以上,静脉注射显像剂,平静休息60MIN后行全身PET及CT断层显像,PET图像经衰减校正及重建后,将PET及CT图像行多平面、多幅显示: <text:s text:c="3"/>右肺上叶近肺门处见一软组织肿块,病变跨右水平裂,约5.0×3.4CM,边缘可见分叶及毛刺,放射性分布异常浓聚,最大SUV16.7, 远端伴阻塞性条片影,右水平裂增厚。余肺内未见异常浓聚灶。 <text:s text:c="3"/>纵隔3A、右肺门可见肿大且异常浓聚淋巴结,较大者位于右肺门,约2.6*1.7CM,最大SUV11.4;纵隔2R、4R/L、5、6、7、8及左侧肺门可见数个淋巴结,伴放射性摄取增高,较大者位于4R区,约1.5*0.9CM,最大SUV4.3。心肌显影。左侧胸膜无增厚,双侧胸水征阴性。 <text:s text:c="3"/>右侧第一前肋胸肋关节放射性浓聚灶,最大SUV6.1;余视野内轴心骨未见异常放射性浓聚。脊柱退变。左侧股骨内骨岛。 <text:s text:c="3"/>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3"/>口咽部见对称性放射性摄取,最大SUV5.6。鼻咽部无异常放射性浓聚。甲状腺两叶不大,形态可,腺实质内未见异常放射性增高灶。左颈部颈动脉鞘内可见一淋巴结,放射性摄取增高,最大SUV4.0;余颈部及锁骨上区未见明显异常淋巴结浓聚。 <text:s text:c="5"/>胃充盈稍差,胃壁见弥漫性轻度摄取,最大SUV3.8。肝脏形态可,轮廓光整,肝叶比例正常,肝实质密度弥漫性减低,平扫CT值约37HU,低于同层面脾实质密度。肝S7可见稍低密度影,未见放射性浓聚。余肝实质内未见异常浓聚灶。肝内外胆管无扩张。胆囊大小正常,密度均匀,胆囊壁无增厚。胰腺形态放射性分布尚好,胰管不扩张。脾脏轻度显影,放射性分布均匀。两侧肾脏显影可,肾实质密度均匀,肾盂、肾盏及输尿管无扩张。左侧肾上腺体部略粗,伴轻度摄取增高,最大SUV3.1,右侧肾上腺显影大致正常。腹盆部可见条索状肠影。腹膜后未见明显肿大淋巴结。腹水征阴性。 <text:s text:c="3"/>膀胱放射性浓聚如常,膀胱壁无增厚。前列腺大小正常,内可见点状钙化,放射性分布大致正常。两侧腹股沟无异常淋巴结显示。 <text:s text:c="3"/>视野内皮肤及软组织内未见异常放射性摄取。1、右肺上叶近肺门高代谢占位,符合肺癌;病变跨右水平裂。 <text:s text:c="14"/>纵隔3A区、右肺门淋巴结转移。 <text:s text:c="9"/>左颈部、纵隔2R、4R/L、5、6、7、8区及左肺门淋巴结,尚需与炎性反应性淋巴结鉴别。 <text:s text:c="9"/>右侧第一肋胸关节及左肾上腺代谢增高,建议随访复查。 <text:s text:c="3"/>2、肝S7稍低密度影,未见高代谢,结合2017-7-25外院增强CT,考虑良性(血管瘤)。脂肪肝。 <text:s text:c="10"/>3、口咽部炎性摄取;胃壁炎性或非特异性摄取;前列腺钙化;脊柱退变;左侧股骨骨岛。</text:p>
          </table:table-cell>
          <table:table-cell office:value-type="string" calcext:value-type="string">
            <text:p>右肺上叶</text:p>
          </table:table-cell>
          <table:table-cell office:value-type="string" calcext:value-type="string">
            <text:p>5.0×3.4CM</text:p>
          </table:table-cell>
          <table:table-cell office:value-type="string" calcext:value-type="string">
            <text:p>右肺门淋巴结,纵隔3A区淋巴结</text:p>
          </table:table-cell>
          <table:table-cell table:number-columns-repeated="1020"/>
        </table:table-row>
        <table:table-row table:style-name="ro1">
          <table:table-cell office:value-type="string" calcext:value-type="string">
            <text:p>1.左肺下叶中心型肺癌,侵及左下肺静脉,伴局部肺不张,左肺门、纵隔淋巴结转移2.左侧胸腔少量积液3.肝左叶囊实性占位,伴肝内胆管轻度扩张,考虑转移可能性大,建议活检或治疗后复查4.胰腺占位,考虑转移伴胰管轻度扩张左肺下叶支气管截断,局部见一软组织密度肿块,其远端见不张实变的肺组织影,病变大小不易准确测量,估计长径约5.5CM左右,病变与心包关系密切;增强后病变呈不均匀强化,并见病变包埋左下肺静脉。左肺上叶透光区略示增高。余双肺清晰。左肺门10区及11区、纵隔内8R、8L、7区见增大淋巴结,并相互融合,4R、4L区见稍大淋巴结,大者短径约4.0CM,心包及右肺动脉轻度受压;增强后不均匀强化。左侧胸腔内见少许液性密度影。 <text:s/>肝左叶见一大小约10.2CM×7.7CM囊性密度灶,厚壁,见壁结节向腔内突出,增强后壁结节可见强化。病变周期肝实质动脉期见片状一过性显著强化区,考虑为灌注异常。病变远端见少许轻度扩张的胆管影。门静脉左支受压变形。胆囊未见异常。胰腺颈部见一长径约0.9CM低密度灶,边缘略示模糊,其远端胆管轻度扩张。脾、双肾及肾上腺未见异常。腹腔及腹膜后未见显著增大淋巴结。</text:p>
          </table:table-cell>
          <table:table-cell office:value-type="string" calcext:value-type="string">
            <text:p>左肺下叶</text:p>
          </table:table-cell>
          <table:table-cell office:value-type="string" calcext:value-type="string">
            <text:p>5.5CM</text:p>
          </table:table-cell>
          <table:table-cell office:value-type="string" calcext:value-type="string">
            <text:p>纵隔淋巴结,左肺门淋巴结,肝内胆管,胰腺</text:p>
          </table:table-cell>
          <table:table-cell table:number-columns-repeated="1020"/>
        </table:table-row>
        <table:table-row table:style-name="ro1">
          <table:table-cell office:value-type="string" calcext:value-type="string">
            <text:p>左肺下叶前内基底段空洞占位,代谢活跃,考虑为肺癌; <text:s/>纵隔7、11L区、左肺门、贲门区及胃左动脉旁转移淋巴结; <text:s/>肝内多发高代谢灶,考虑为转移; <text:s/>右枕骨、右7肋骨转移;T2左侧横突稍高代谢,随诊除外转移。脑部代谢未见明显异常征象,垂体区稍高代谢,请结合增强MRI。左乳外上象限小结节,未见高代谢,疑为良性病变,请结合超声。脂肪肝。右附件囊肿。宫内节育环。空腹6小时以上,静脉注射显像剂,平静休息60MIN后行全身PET及CT断层显像,PET图像经衰减校正及重建后,将PET及CT图像行多平面、多幅显示: <text:s text:c="3"/>左肺下叶前内基底段空洞占位,约2.1×1.7CM,可见分叶、毛刺及胸膜牵拉征,同机PET显示放射性摄取异常增高,最大SUVMAX值6.1;余肺未见异常密度影及浓聚灶。纵隔7、11L区、左肺门、贲门区及胃左动脉旁可见多发浓聚淋巴结,较大的约为1.9×1.6CM,最大SUVMAX值6.54。余纵隔及右肺门未见肿大及浓聚淋巴结。 <text:s text:c="3"/>肝内可见多发浓聚灶,较大的约为CM,最大SUVMAX值5.28;余肝实质密度弥漫性减低,平扫CT值为17HU。 <text:s text:c="3"/>右枕骨骨质破坏伴放射性浓聚,SUVMAX11.6;右7肋骨骨质破坏伴浓聚,最大SUVMAX值6.66;T2左侧横突摄取略高,最大SUVMAX值2.6。 <text:s text:c="3"/>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垂体区灶状高摄取,最大SUVMAX值4.3。 <text:s text:c="3"/>口咽部两侧腺体显影对称,鼻咽部无异常放射性浓聚。甲状腺两叶不大,形态可,腺实质内未见异常放射性增高灶。颈部及锁骨上区未见明显异常淋巴结浓聚。 <text:s text:c="3"/>心肌显影浅淡。胸膜无增厚,胸水征阴性。两侧乳腺轻度显影,两侧大致对称,左侧乳腺外上象限可见小结节,约0.6×0.5CM,未见异常放射性摄取,余乳腺区未见异常浓聚灶。未见胸部软组织异常影像。 <text:s text:c="3"/>胃充盈好,胃壁显影如常。肝内外胆管无扩张。胆囊大小正常,密度均匀,胆囊壁无增厚。肝门结构正常。胰腺形态放射性分布尚好,胰管不扩张。脾脏轻度显影,放射性分布均匀。两侧肾脏显影可,肾实质密度均匀,肾盂、肾盏及输尿管无扩张。两侧肾上腺显影大致正常。腹部可见条索状肠影。腹膜后未见明显肿大淋巴结。腹水征阴性。腹壁软组织未见明显异常影像。 <text:s text:c="3"/>膀胱放射性浓聚如常,膀胱壁无增厚。子宫体积、形态尚可,宫内可见节育环,局部无异常放射性浓聚。右附件可见囊性低密度影,放射性摄取稀疏缺损;左侧附件区未见异常放射性摄取。两侧腹股沟无异常淋巴结显示。 <text:s text:c="3"/>视野内皮肤及软组织内未见异常放射性摄取。</text:p>
          </table:table-cell>
          <table:table-cell office:value-type="string" calcext:value-type="string">
            <text:p>左肺下叶</text:p>
          </table:table-cell>
          <table:table-cell office:value-type="string" calcext:value-type="string">
            <text:p>2.1×1.7CM</text:p>
          </table:table-cell>
          <table:table-cell office:value-type="string" calcext:value-type="string">
            <text:p>11L区淋巴结,胃左动脉旁淋巴结,贲门区淋巴结,左肺门淋巴结,纵隔7淋巴结,肝,右7肋骨,右枕骨</text:p>
          </table:table-cell>
          <table:table-cell table:number-columns-repeated="1020"/>
        </table:table-row>
        <table:table-row table:style-name="ro1">
          <table:table-cell office:value-type="string" calcext:value-type="string">
            <text:p>右肺癌术后化疗后复查,与2017-05-27片对比:右肺下叶术后缺失,右肺下叶支气管截断,残端见金属致密影,未见明显软组织肿块影。残余右肺见多个类结节灶及条索灶,边界清。右肺上叶纵隔旁见条片稍高密度影,边界欠清。左肺内未见明显实质性病变。气管及余支气管分支通畅,未见明显受压变窄及异常扩张。双侧锁上、纵隔(主肺动脉窗、右上气管旁、双下气管旁、隆突下)、右肺门见多个小淋巴结,最大者直径约7MM,部分边界欠清,较前变化不大。双侧胸腔未见明显积液。右侧胸膜稍增厚,较前变化不明显;左侧胸膜未见明显增厚、粘连。心包腔内见少量液性低密度影,较前变化不大。肝脏形态正常,各叶比例在正常范围以内,其外形轮廓光整,肝S4、S6、S7见小结节低密度灶,边界清,最大短径约6MM,增强扫描轻度强化,较前变化不大。肝内胆管正常,其内未见结石影,胆囊大小正常,其内见点状小结石,胆总管未见扩张,其内未见结石影。肝门区未见异常。门静脉及肝静脉未见异常。脾大小正常,密度均匀。胰腺大小、形态正常,密度均匀。双肾见小类圆形低密度灶,边界清,较大者直径约8MM,增强扫描未见明显强化。双肾上腺大小、形态未见异常,密度均匀。膈脚后、胃左、腹腔干、腹主动脉旁未见肿大淋巴结。右侧第5后肋、左侧第6前肋局部骨质密度增高,较前变化不大。T11、T12、L1、L3骨质密度不均匀增高,较前变化不大。右肺癌术后化疗后复查,与2017-05-27片对比:右肺下叶术后缺失,局部未见明确复发征象。双侧锁骨上、纵隔多发小淋巴结,较前无明显变化。右肺上叶纵隔旁条带影,考虑放射性肺炎可能,较前变化不大。肝S4、S6、S7小结节低密度灶,考虑转移瘤,较前变化不大。右侧第5后肋、左侧第6前肋,T11、T12、L1、L3骨质改变,考虑骨转移瘤,较前无明显变化。双肾囊肿。胆囊结石。</text:p>
          </table:table-cell>
          <table:table-cell office:value-type="string" calcext:value-type="string">
            <text:p>右肺下叶</text:p>
          </table:table-cell>
          <table:table-cell/>
          <table:table-cell office:value-type="string" calcext:value-type="string">
            <text:p>肝S7,肝S6,肝S4,L3,L1,T12,左侧第6前肋,右侧第5后肋</text:p>
          </table:table-cell>
          <table:table-cell table:number-columns-repeated="1020"/>
        </table:table-row>
        <table:table-row table:style-name="ro1">
          <table:table-cell office:value-type="string" calcext:value-type="string">
            <text:p>左侧乳腺癌术后局部复发2程化疗后,对比2012.4.24CT: 左侧胸壁多发结节及团块,左侧胸壁皮肤不均匀增厚,较前明显好转。 左锁上下区、右侧腋窝、纵膈、双肺门、右前膈角区、膈脚后、胃左血管旁及腹膜后多发肿大淋巴结,考虑转移瘤,均较前缩小。 双侧胸腔积液,较前吸收、减少;双下肺组织膨胀不全。 肝脏未见明确病变。 肝左叶肝内胆管结石;胆囊结石。左侧乳腺癌术后局部复发2程化疗后,对比2012.4.24CT: 左侧乳腺癌术后,左侧乳腺缺失,左侧胸壁见多发结节及团块影,边界不清楚,密度不均匀,最大范围约20MM×32MM,增强后不均匀强化,左侧局部皮肤不均匀增厚,皮下索条影增多,边界模糊。 左侧锁骨上下区、右侧腋窝见多发肿大淋巴结,可见融合坏死,边界欠清,最大约21MM×25MM,增强后不均匀强化,左侧锁骨下动脉、静脉被包绕,边界欠清。 右侧乳腺腺体结构稍乱,呈团片影,边界欠清,未见明确肿物。 双肺纹理粗多,双侧胸腔见少量积液,双下肺组织受压膨胀不全。最上纵膈、血管前、双上下气管旁、主肺动脉窗、主动脉弓旁、隆突下及双肺门、右前膈角区见多发肿大淋巴结,可见融合,最大约19MM×32MM,边界欠清。 肝脏形态正常,各叶比例在正常范围以内,其外形轮廓光整,密度均匀。 肝左叶肝内胆管见散在高密度影,余肝内胆管正常,其内未见结石影,胆囊大小正常,其内见结石影,胆总管未见扩张,其内未见结石影。 肝门区正常。 门静脉所见正常。 <text:s/>脾大小正常,密度均匀。 胰腺大小、形态正常,密度均匀。 双肾所见正常。 双肾上腺所见正常。 膈脚后、胃左、腹腔干、腹主动脉旁见多发肿大淋巴结,最大约15MM×22MM,增强后较明显强化。 扫描所见骨质未见明确破坏征象。</text:p>
          </table:table-cell>
          <table:table-cell office:value-type="string" calcext:value-type="string">
            <text:p>左侧乳腺</text:p>
          </table:table-cell>
          <table:table-cell/>
          <table:table-cell office:value-type="string" calcext:value-type="string">
            <text:p>腹膜后淋巴结,胃左血管淋巴结,膈脚淋巴结,右前膈角区淋巴结,双肺门淋巴结,纵膈淋巴结,右侧腋窝淋巴结,左锁上下区淋巴结</text:p>
          </table:table-cell>
          <table:table-cell table:number-columns-repeated="1020"/>
        </table:table-row>
        <table:table-row table:style-name="ro1">
          <table:table-cell office:value-type="string" calcext:value-type="string">
            <text:p>右肺下叶后基底段占位,考虑周围型肺癌可能性大。左肺上叶结节,转移待排,建议追查。右侧胸膜增厚,考虑受侵可能。纵隔内淋巴结,性质待定。右肺下叶后基底段见类圆形结节,约为17X15MM(IM47),结节边缘见索条影与邻近胸膜相连。另见左肺上叶见小结节,约为8MM(IM17)。左肺舌叶、右肺中叶及右肺下叶见索条影。 <text:s text:c="3"/>右侧胸膜增厚,左侧胸膜光滑,双侧未见胸水征象。 <text:s text:c="3"/>纵隔内4、7、10R组见多发淋巴结,较大约15X11MM(IM22)。双侧锁骨上区未见肿大淋巴结。 <text:s text:c="3"/>扫及诸骨未见破坏征象。</text:p>
          </table:table-cell>
          <table:table-cell office:value-type="string" calcext:value-type="string">
            <text:p>右肺下叶</text:p>
          </table:table-cell>
          <table:table-cell office:value-type="string" calcext:value-type="string">
            <text:p>17X15MM</text:p>
          </table:table-cell>
          <table:table-cell office:value-type="string" calcext:value-type="string">
            <text:p>左肺上叶</text:p>
          </table:table-cell>
          <table:table-cell table:number-columns-repeated="1020"/>
        </table:table-row>
        <table:table-row table:style-name="ro1">
          <table:table-cell office:value-type="string" calcext:value-type="string">
            <text:p>右肺下叶见一不规则软组织密度结节灶,边缘分叶,截面积约2.1CM×1.6CM;增强扫描呈不均匀强化。另于右肺下叶胸膜下见类结节灶(图5-40),直径约0.7CM。双肺透光度减低,右肺上叶可见少许片絮状密度增高影。右肺门、纵隔内2R、2L、4R见多发肿大淋巴结,大者短径约1.0CM。 <text:s text:c="3"/>肝内胆管局部示扩张,肝内见多发低密度灶,边界清,未见强化。双肾形态可,强化欠均匀,可见片状低密度影。腹腔及腹膜后未见明确肿大淋巴结。 <text:s text:c="3"/>部分椎体内可见低密度影,其内可见颗粒状高密度影。1.结合临床,右肺下叶癌,右肺门及纵隔淋巴结肿大,考虑转移 <text:s/>2.右肺下叶胸膜下类结节灶,建议观察 <text:s/>3.右肺上叶片絮状影,考虑炎症 <text:s/>4.肝内胆管轻度扩张 <text:s/>5.双肾密度减低并片状低密度影,建议结合临床 <text:s/>6.部分椎体低密度影,考虑血管瘤</text:p>
          </table:table-cell>
          <table:table-cell office:value-type="string" calcext:value-type="string">
            <text:p>右肺下叶</text:p>
          </table:table-cell>
          <table:table-cell office:value-type="string" calcext:value-type="string">
            <text:p>0.7CM,2.1CM×1.6CM</text:p>
          </table:table-cell>
          <table:table-cell office:value-type="string" calcext:value-type="string">
            <text:p>纵隔淋巴结,右肺门淋巴结</text:p>
          </table:table-cell>
          <table:table-cell table:number-columns-repeated="1020"/>
        </table:table-row>
        <table:table-row table:style-name="ro1">
          <table:table-cell office:value-type="string" calcext:value-type="string">
            <text:p>右肺下叶可见不规则软组织密度影,与右肺门分界不清,边缘毛糙,分叶状,长径约为1.9CM*�1.6CM,右侧胸膜增厚、斜裂增厚、右肺中叶条片状高密度影。双肺可见大小不一结节影,部分边缘毛糙;纵隔内未见增大淋巴结影。心包内见少许液性密度影。甲状腺增大。1.考虑右肺下叶肺癌,并双肺、右胸膜多发转移;较前CT(2016-06-13)相仿;2.心包少量积液,较前相仿;3.甲状腺改变,请结合临床。</text:p>
          </table:table-cell>
          <table:table-cell office:value-type="string" calcext:value-type="string">
            <text:p>右肺下叶</text:p>
          </table:table-cell>
          <table:table-cell office:value-type="string" calcext:value-type="string">
            <text:p>1.9CM*�1.6CM</text:p>
          </table:table-cell>
          <table:table-cell office:value-type="string" calcext:value-type="string">
            <text:p>右胸膜,双肺</text:p>
          </table:table-cell>
          <table:table-cell table:number-columns-repeated="1020"/>
        </table:table-row>
        <table:table-row table:style-name="ro1">
          <table:table-cell office:value-type="string" calcext:value-type="string">
            <text:p>“左肺鳞癌放化疗后”,对比2014-10-8MR片: 左肺门周围软组织增多,边界不清,范围约18MM×17MM,包绕左上肺叶支气管,左上肺支气管狭窄,病灶T1WI呈等信号,T2WI呈稍高信号,增强后轻度强化,与前片对比,病灶范围较前未见明显变化。 左肺上叶见斑片状、条索状病变,边界不清,信号不均匀,部分病灶内见空洞形成,较前变化不大。 右侧肺尖见数处斑片影、条索影,较前未见明显变化。 左肺下叶见少许条索灶,边界清晰,与邻近胸膜粘连,大致同前。原右上肺及左下肺背段斑片影较前吸收。 双下气管旁见数个淋巴结,较大者大小约15MM×11MM,边界欠清,轻中度强化,较前缩小。 双侧胸腔未见积液,左下胸膜轻度增厚,右侧胸膜未见增厚。 扫描所见骨质未见明确破坏征象。 <text:s/>大脑各叶、小脑及脑干形态正常,信号均匀,增强后亦未见异常信号区。 各脑室及脑池大小、形态未见异常;大脑中线结构未见移位,未见占位性病变。 颅骨骨质未见破坏。 <text:s text:c="3"/>双侧筛窦粘膜增厚,右侧上颌窦粘膜增厚,内见大量分泌物。 双眼球后未见占位性病变。“左肺鳞癌放化疗后”, 左上肺门周围软组织灶,范围较前未见明显变化。 左肺上叶条索及空腔影,考虑纤维灶并肺大泡可能性大,较前未见明显变化。 右肺尖及左下肺少许斑片影、条索影,较前未见明显变化。 <text:s/>右上肺及左下肺背段斑片影,考虑炎症,较前吸收。 纵隔淋巴结,考虑转移瘤,较前缩小。 颅脑未见明确异常。 副鼻窦炎。</text:p>
          </table:table-cell>
          <table:table-cell office:value-type="string" calcext:value-type="string">
            <text:p>左肺门</text:p>
          </table:table-cell>
          <table:table-cell office:value-type="string" calcext:value-type="string">
            <text:p>18MM×17MM</text:p>
          </table:table-cell>
          <table:table-cell office:value-type="string" calcext:value-type="string">
            <text:p>纵隔淋巴结</text:p>
          </table:table-cell>
          <table:table-cell table:number-columns-repeated="1020"/>
        </table:table-row>
        <table:table-row table:style-name="ro1">
          <table:table-cell office:value-type="string" calcext:value-type="string">
            <text:p>右肺上叶尖段纵隔旁周围型MT可能;右侧肺门、纵隔双侧锁骨区淋巴结转移;第3颈椎转移;两肺上叶、左肺下叶炎性病变可能;两肺磨玻璃小结节,建议随访;两肺小气囊;甲状腺左叶中部小腺瘤可能,请结合超声检查。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外肌对称未见增粗及异常变细,视神经未见异常密度灶,眶内脂肪间隙清晰。骨窗示眼眶壁、视神经管、眶上裂、眶下裂未见破坏扩大。鼻咽PET图像示鼻咽部、咽旁间隙、副鼻窦均未见明显糖代谢异常增高灶。鼻咽CT平扫示鼻咽顶后壁无增厚、表面光滑,两侧壁软组织对称,咽隐窝及咽鼓管开口无变窄,咽旁间隙清晰。双侧上颌窦粘膜轻度增厚,考虑为慢性炎症,其余副鼻窦未见明显异常。 颈部PET/CT图像示双侧锁骨区见多发糖代谢增高的肿大淋巴结,较大者位于左侧,最大SUV值约为14.4,大小约为52.1×25.5MM;甲状腺形态如常,左叶中部见一枚大小约为6.8×6.0MM的小低密度影;口咽、喉咽部无殊。 胸部PET/CT图像示两肺纹理增粗,右肺上叶尖段见一枚大小约为14.9×4.4MM、糖代谢异常增高的软组织结节影,最大SUV值约为6.8,密度欠均匀,边缘呈分叶状,并与右肺尖胸膜分界欠清;左肺上叶尖后段见大小约为11.0×8.8MM、不伴糖代谢增高的斑片影,局部似见气管纠集征象;右肺上叶后段见一枚大小约为10.3×7.0MM、不伴糖代谢增高的斑片影,内密度欠均匀,邻近似见胸膜牵拉;左肺下叶基底段近肺门处见范围约为23.9×19.2MM的条片状高密度影,最大SUV值约为1.7;其余两肺见多发不伴糖代谢增高的小磨玻璃结节影,较大者位于左肺上叶舌段,直径约为6.0MM;左肺上叶尖后段见一枚直径约为2.3MM的不规则小结节,两肺散在囊状透亮无肺纹理区;右侧肺门及纵隔(上纵隔血管间隙、血管前间隙、主肺动脉窗、主动脉弓左及隆突下)见多发糖代谢异常增高的肿大淋巴结,糖代谢较高及较大者位于隆突下,最大SUV值约为13.4,大小约为48.1×21.7MM;左侧肺门、双侧胸壁、腋窝等无殊。双侧胸膜无增厚;双侧胸腔无积液;心脏无明显增大;双侧腋窝无明显肿大淋巴结。 腹部PET图像示胃壁呈生理性糖代谢增强;肠道呈生理性糖代谢增强;肝、胆囊、胰、脾、双肾上腺、肾、输尿管及大血管处未见明显糖代谢异常增高。CT平扫所示肝脏表面光整,各叶比例匀称,实质内未见明显占位;肝内外胆管无扩张;脾脏不大,密度均,未见明显占位;胆囊、胰、双肾、肾上腺无殊;腹膜后无明显肿大淋巴结;腹腔无积液。 盆部PET图像示膀胱内大量显像剂生理性积聚;肠道呈生理性糖代谢增强;生殖器及双侧腹股沟处未见明显糖代谢异常增强。CT平扫示膀胱充盈,壁光滑无增厚;双侧精囊腺形态可;双侧膀胱精囊三角对称;前列腺无明显增大,密度均;盆腔内未见占位;盆腔和双侧腹股沟无肿大淋巴结;盆腔无积液。 骨骼PET/CT图像示第3颈椎左侧附件见溶骨性骨质破坏伴糖代谢异常增高,最大SUV值约为8.7;其余骨骼未见糖代谢异常增高或骨质破坏吸收征象。</text:p>
          </table:table-cell>
          <table:table-cell office:value-type="string" calcext:value-type="string">
            <text:p>右肺上叶</text:p>
          </table:table-cell>
          <table:table-cell office:value-type="string" calcext:value-type="string">
            <text:p>10.3×7.0MM,14.9×4.4MM</text:p>
          </table:table-cell>
          <table:table-cell office:value-type="string" calcext:value-type="string">
            <text:p>纵隔淋巴结,双侧锁骨区淋巴结,右侧肺门淋巴结,第3颈椎</text:p>
          </table:table-cell>
          <table:table-cell table:number-columns-repeated="1020"/>
        </table:table-row>
        <table:table-row table:style-name="ro1">
          <table:table-cell office:value-type="string" calcext:value-type="string">
            <text:p>乳腺99MTC-MIBI BSGI平面显像示:右侧乳腺外上象限MT可能性大,右侧腋窝淋巴结转移可能,请结合临床;左侧乳腺平面显像未见明显异常。显像方法: 静脉注射 99MTC-MIBI 10 分钟后应用 DILON 乳腺机行双侧乳腺及腋窝平面显像, RCC 、 LCC 、 RMLO 、 LMLO 位采集信息,采集时间均为 6 分钟 / 体位。 影像所见: 双侧乳腺显影清晰,右侧乳腺放射性分布不均匀,外上象限见结节状放射性异常浓聚灶,RCC位及RMLO位T/N比值分别为5.9和6.8,右侧腋窝见放射性异常浓聚灶;左侧乳腺放射性分布基本均匀,未见明显放射性异常浓聚灶;左侧腋窝未见明显放射性异常浓聚灶。</text:p>
          </table:table-cell>
          <table:table-cell office:value-type="string" calcext:value-type="string">
            <text:p>右侧乳腺</text:p>
          </table:table-cell>
          <table:table-cell/>
          <table:table-cell office:value-type="string" calcext:value-type="string">
            <text:p>右侧腋窝淋巴结,右侧乳腺</text:p>
          </table:table-cell>
          <table:table-cell table:number-columns-repeated="1020"/>
        </table:table-row>
        <table:table-row table:style-name="ro1">
          <table:table-cell office:value-type="string" calcext:value-type="string">
            <text:p>左肺癌术后: <text:s text:c="3"/>1、纵隔7区、左肺门、左心包旁增大淋巴结伴代谢活跃,考虑转移; <text:s text:c="6"/>右肺多发小结节,未见高代谢,随访。 <text:s text:c="3"/>2、需与术后改变鉴别并密切随访:左胸腔包裹性积液;左侧胸壁及左侧6、7后肋术区代谢增高。 <text:s text:c="3"/>3、右肺气肿。心包少量积液。肝小囊肿。肛门部痔疮。椎体少许骨质增生。 <text:s text:c="3"/>4、垂体区软组织结节伴代谢活跃,垂体瘤?请结合垂体MRI。余脑代谢未见明显异常。空腹6小时以上,静脉注射显像剂,平静休息60MIN后行全身PET及CT断层显像,PET图像经衰减校正及重建后,将PET及CT图像行多平面、多幅显示: <text:s text:c="3"/>左肺术后,左侧胸腔包裹性积液,边缘部伴轻度摄取,SUVMAX2.3。右肺气肿,右肺散在小结节,较大者约3MM,未见异常浓聚。右侧胸膜无增厚,胸水征阴性。纵隔7区、左肺门、左心包旁见增大淋巴结伴放射性浓聚,SUVMAX3.6-13.02,7区较大者约2.5X1.7CM。心肌浅淡显影,心包少量积液。左胸壁术区放射性增高,SUVMAX2.6。左6、7后肋术区放射性浓聚,SUVMAX4.7。 <text:s text:c="7"/>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3"/>垂体区见软组织结节伴放射性浓聚,SUVMAX20.56,结节大小约1.6X1.2CM。 <text:s text:c="3"/>口咽部两侧腺体显影对称,鼻咽部无异常放射性浓聚。甲状腺两叶不大,形态可,腺实质内未见异常放射性增高灶。颈部及锁骨上区未见明显异常淋巴结浓聚。 <text:s text:c="3"/>胃充盈好,胃壁显影如常。肝脏形态可,轮廓光整,肝叶比例正常,肝内多发小囊性低密度灶,放射性稀疏,肝实质内放射性分布稍欠均匀。肝内外胆管无扩张。胆囊大小正常,密度均匀,胆囊壁无增厚。胰腺形态放射性分布尚好,胰管不扩张。脾脏轻度显影,放射性分布均匀。两侧肾脏显影可,肾实质密度均匀,肾盂、肾盏及输尿管无扩张。两侧肾上腺显影大致正常。腹部可见条索状肠影。腹膜后未见明显肿大淋巴结。腹水征阴性。 <text:s text:c="3"/>膀胱放射性浓聚如常,膀胱壁无增厚。前列腺大小正常,放射性分布大致正常。两侧腹股沟无异常淋巴结显示。肛门部放射性增高,SUVMAX5.5。 <text:s text:c="3"/>椎体边缘少许骨质增生。项韧带可见钙化。上、下肢关节带大致正常。</text:p>
          </table:table-cell>
          <table:table-cell office:value-type="string" calcext:value-type="string">
            <text:p>左肺</text:p>
          </table:table-cell>
          <table:table-cell/>
          <table:table-cell office:value-type="string" calcext:value-type="string">
            <text:p>左心包旁淋巴结,左肺门淋巴结,纵隔7区淋巴结</text:p>
          </table:table-cell>
          <table:table-cell table:number-columns-repeated="1020"/>
        </table:table-row>
        <table:table-row table:style-name="ro1">
          <table:table-cell office:value-type="string" calcext:value-type="string">
            <text:p>左乳多发占位,符合乳癌。\U007F双肺多发结节,考虑转移。\U007F左腋下多发肿大淋巴结,考虑转移。\U007F纵隔、左侧锁骨上区多发淋巴结,建议追查。\U007F左乳外象限多发不规则肿块,较大者约39X22MM(IMA31)。\U007F <text:s text:c="3"/>双肺见多发大小不等结节,较大者约17X14MM(IMA44)。\U007F <text:s text:c="3"/>纵隔4、5、7组及左侧锁骨上区见多发淋巴结,小于10MM。左腋下见多发肿大淋巴结,较大者约26X20MM(IMA18)。\U007F <text:s text:c="3"/>双侧胸膜光滑,未见胸水征象。\U007F <text:s text:c="3"/>扫及胸廓诸骨未见明确破坏征象。</text:p>
          </table:table-cell>
          <table:table-cell office:value-type="string" calcext:value-type="string">
            <text:p>左乳</text:p>
          </table:table-cell>
          <table:table-cell office:value-type="string" calcext:value-type="string">
            <text:p>39X22MM</text:p>
          </table:table-cell>
          <table:table-cell office:value-type="string" calcext:value-type="string">
            <text:p>双肺,左腋下淋巴结</text:p>
          </table:table-cell>
          <table:table-cell table:number-columns-repeated="1020"/>
        </table:table-row>
        <table:table-row table:style-name="ro1">
          <table:table-cell office:value-type="string" calcext:value-type="string">
            <text:p>1、左肺上叶支气管走行区高代谢结节,倾向恶性(中央型肺癌?)。 <text:s text:c="2"/>左肺上叶支气管截断,远端肺不张。 <text:s text:c="2"/>左肺门淋巴结转移可能大。2、余双肺散在少许小结节及微小结节,不伴代谢,性质待定,胸CT随访。3、余躯干部及脑部未见明显异常代谢征象。4、双上颌窦炎性病变。副脾(两个)。前列腺钙化。空腹6小时以上,静脉注射显像剂,平静休息60MIN后行全身PET及CT断层显像,PET图像经衰减校正及重建后,将PET及CT图像行多平面、多幅显示:左肺上叶支气管走行区可见浓聚结节,SUVMAX4.7,直径约1.2CM(PET图像),左肺上叶支气管截断,远端肺不张。余双肺散在少许小结节及微小结节,未见明显放射性摄取。左肺门见轻度浓聚小淋巴结,SUVMAX2.9,直径约1.1CM,纵隔及右肺门未见肿大或异常浓聚淋巴结。心肌显影。双胸膜轻度弥漫增厚,胸水征阴性。大脑形态如常,皮层各叶放射性分布均匀。皮层下各神经核团显影清晰,放射性分布对称。同机CT显示大脑灰质沟回未见明显增宽加深,白质未见明显低密度影,中线无移位。脑室无扩大,基底节区显示对称。小脑显影如常,两侧小脑对称。 <text:s text:c="3"/>双上颌窦内可见软组织密度影。口咽部两侧腺体显影对称,鼻咽部无异常放射性浓聚。甲状腺两叶不大,形态可,腺实质内未见异常放射性增高灶。双颈部及锁骨区未见明显异常淋巴结浓聚。 <text:s text:c="7"/>胃充盈好,胃壁显影如常。肝脏形态可,轮廓光整,肝叶比例正常,肝实质内放射性分布稍欠均匀。肝内外胆管无扩张。胆囊大小正常,密度均匀,胆囊壁无增厚。胰腺形态放射性分布尚好,胰管不扩张。脾脏轻度显影,放射性分布均匀,脾门部见副脾结节(两个)。两侧肾脏显影可,肾实质密度均匀,肾盂、肾盏及输尿管无扩张。两侧肾上腺显影大致正常。腹部可见条索状肠影。腹膜后未见明显肿大淋巴结。腹水征阴性。 <text:s text:c="3"/>膀胱放射性浓聚如常,膀胱壁无增厚。前列腺大小正常,内见点状钙化,放射性分布未见异常。两侧腹股沟无异常淋巴结显示。 <text:s text:c="3"/>视野内轴心骨未见异常放射性浓聚。</text:p>
          </table:table-cell>
          <table:table-cell office:value-type="string" calcext:value-type="string">
            <text:p>左肺上叶</text:p>
          </table:table-cell>
          <table:table-cell office:value-type="string" calcext:value-type="string">
            <text:p>1.2CM</text:p>
          </table:table-cell>
          <table:table-cell office:value-type="string" calcext:value-type="string">
            <text:p>左肺门淋巴结,肺</text:p>
          </table:table-cell>
          <table:table-cell table:number-columns-repeated="1020"/>
        </table:table-row>
        <table:table-row table:style-name="ro1">
          <table:table-cell office:value-type="string" calcext:value-type="string">
            <text:p>1.结合临床,左乳癌术后改变;术区胸壁略示增厚并不均匀强化,较前2016-12-29基本变化不著;右肺占位,考虑转移并纵隔淋巴结转移,较前均好转 2.心脏增大,请结合临床。3.考虑左肺炎症,局部加重 4.右乳钙化灶。左乳术后,术区胸壁略示不规则增厚,肌肉间隙模糊,增强扫描呈不均匀强化。左侧腋窝结构紊乱,未见异常强化灶。右乳内示小颗粒状高密度灶。右肺上叶纵隔旁示长径约2.0CM软组织密度影,增强呈不均质强化,边缘毛糙。左肺上叶示片絮影。右腋窝、双侧内乳区、双侧肺门未见增大淋巴结。纵隔内示大者短径约0.9CM淋巴结。心脏体积显示增大。</text:p>
          </table:table-cell>
          <table:table-cell office:value-type="string" calcext:value-type="string">
            <text:p>左乳</text:p>
          </table:table-cell>
          <table:table-cell office:value-type="string" calcext:value-type="string">
            <text:p>2.0CM</text:p>
          </table:table-cell>
          <table:table-cell office:value-type="string" calcext:value-type="string">
            <text:p>右肺</text:p>
          </table:table-cell>
          <table:table-cell table:number-columns-repeated="1020"/>
        </table:table-row>
        <table:table-row table:style-name="ro1">
          <table:table-cell office:value-type="string" calcext:value-type="string">
            <text:p>左肺下叶可见结节影,边缘光滑,大小约12X12MM(IM36)。左肺下叶后基底段胸膜下可见结节影,范围约14X9MM(IM43),边缘可见毛刺及分叶,邻近胸膜受牵拉。右肺下叶可见多发小结节影(IM44、45),较大约6MM(IM44)。双肺上叶胸膜下可见多发囊状透光区。余肺内透亮度均匀,未见结节或实变影。 <text:s text:c="3"/>纵隔4L、6、左肺门可见多发肿大淋巴结,较大约38X26MM(IM28)。右肺门、锁骨上区未见肿大淋巴结。 <text:s text:c="3"/>双侧胸膜光滑,未见胸水征象。 <text:s text:c="3"/>扫及胸廓诸骨未见明确破坏征象。 <text:s text:c="3"/>肝实质内可见多发小圆形低密度结节影。左肺下叶结节,考虑恶性,周围型肺癌可能大。 <text:s text:c="2"/>左肺多发转移;右肺转移待排,随诊。 <text:s text:c="2"/>纵隔及左肺门多发淋巴结转移。 <text:s text:c="2"/>双肺上叶间隔旁肺气肿。 <text:s text:c="2"/>肝脏多发低密度结节影,请结合腹部检查。</text:p>
          </table:table-cell>
          <table:table-cell office:value-type="string" calcext:value-type="string">
            <text:p>左肺下叶</text:p>
          </table:table-cell>
          <table:table-cell office:value-type="string" calcext:value-type="string">
            <text:p>14X9MM,12X12MM</text:p>
          </table:table-cell>
          <table:table-cell office:value-type="string" calcext:value-type="string">
            <text:p>左肺,左肺门淋巴结,纵隔淋巴结</text:p>
          </table:table-cell>
          <table:table-cell table:number-columns-repeated="1020"/>
        </table:table-row>
        <table:table-row table:style-name="ro1">
          <table:table-cell office:value-type="string" calcext:value-type="string">
            <text:p>右肺下叶背段肿物,中心型肺癌可能大;\U007F <text:s text:c="3"/>双肺多发结节,转移可能大,追查;\U007F <text:s text:c="3"/>右肺门肿大淋巴结,转移;\U007F <text:s text:c="3"/>气管隆突下淋巴结,性质待定,转移不除外。\U007F <text:s text:c="3"/>双侧腋窝多发小淋巴结,倾向良性,追查。\U007F <text:s text:c="3"/>胆囊结石。右肺下叶背段支气管狭窄、闭塞,局部可见不规则软组织密度肿块,密度不均,内部可见不规则空洞,与肺门肿大淋巴结融合,大小约41X41MM(IMA33);余双肺野见多发模糊结节。\U007F <text:s text:c="3"/>纵隔气管隆突下见一淋巴结,约16X8MM(IMA35),双侧腋窝见多发小淋巴结,小于10MM。\U007F <text:s text:c="3"/>右侧胸膜欠光滑,左侧胸膜光滑,双侧未见胸水。\U007F <text:s text:c="3"/>胸壁诸骨未见骨质破坏灶。\U007F <text:s text:c="3"/>胆囊颈见高密度结节灶。</text:p>
          </table:table-cell>
          <table:table-cell office:value-type="string" calcext:value-type="string">
            <text:p>右肺下叶</text:p>
          </table:table-cell>
          <table:table-cell office:value-type="string" calcext:value-type="string">
            <text:p>41X41MM</text:p>
          </table:table-cell>
          <table:table-cell office:value-type="string" calcext:value-type="string">
            <text:p>双肺,右肺门淋巴结</text:p>
          </table:table-cell>
          <table:table-cell table:number-columns-repeated="1020"/>
        </table:table-row>
        <table:table-row table:style-name="ro1">
          <table:table-cell office:value-type="string" calcext:value-type="string">
            <text:p>1.结合病史,考虑右乳癌并同侧腋窝淋巴转移(BI-RADS IV级)。2.双乳点片状强化灶(BI-RADS II级)。右乳外上象限可见异常信号灶,边缘分叶、毛糙,最大截面约2.7CM×2.1CM,表现为T1WI、T2WI等信号,压脂序列高信号,DWI高信号,增强后可见不均匀强化,动态增强曲线呈流出型;右乳晕区皮肤增厚。余双侧乳腺可见散在点片状强化灶。右腋窝可见多个肿大淋巴结,大者约0.8CM。左侧腋窝可见多发小淋巴结,其内可见偏心性脂肪信号。余未见异常。</text:p>
          </table:table-cell>
          <table:table-cell office:value-type="string" calcext:value-type="string">
            <text:p>右乳</text:p>
          </table:table-cell>
          <table:table-cell office:value-type="string" calcext:value-type="string">
            <text:p>2.7CM×2.1CM</text:p>
          </table:table-cell>
          <table:table-cell office:value-type="string" calcext:value-type="string">
            <text:p>侧腋窝</text:p>
          </table:table-cell>
          <table:table-cell table:number-columns-repeated="1020"/>
        </table:table-row>
        <table:table-row table:style-name="ro1">
          <table:table-cell office:value-type="string" calcext:value-type="string">
            <text:p>考虑为右侧乳腺癌并右腋窝淋巴结转移,请结合临床。双侧乳腺深部见囊带状液性信号影,其内信号欠均匀,似见少许条片影;病变边缘不光滑,见多发囊状、条片状类似信号,边界不清;右乳外上象限浅表可见不规则团块影,大小约为3.6CM*2.7CM,T2WI呈高信号,增强后明显强化,动态增强曲线呈速升型。右侧腋窝区见数个肿大淋巴结,大者直径约为1.2CM。</text:p>
          </table:table-cell>
          <table:table-cell office:value-type="string" calcext:value-type="string">
            <text:p>右侧乳腺</text:p>
          </table:table-cell>
          <table:table-cell/>
          <table:table-cell office:value-type="string" calcext:value-type="string">
            <text:p>右腋窝淋巴结</text:p>
          </table:table-cell>
          <table:table-cell table:number-columns-repeated="1020"/>
        </table:table-row>
        <table:table-row table:style-name="ro1">
          <table:table-cell office:value-type="string" calcext:value-type="string">
            <text:p>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额窦、筛窦、蝶窦和上颌窦未见明显异常。 颈部PET图像示双侧颈部、锁骨区、甲状腺等均未见明显糖代谢异常增高灶。CT平扫示双侧颈部无明显肿大淋巴结;口咽、喉咽部无占位;甲状腺无肿大,左右侧下极各见一低密度灶,大小分别为7.9×6.4×9.5MM和4.2×3.0×3.11MM。 胸部PET/CT图像示双侧乳腺切除术后,胸壁呈术后改变,左侧胸壁约第4肋腋段外侧见一糖代谢轻度增高的结节,大小约为12.3×9.2MM,最大SUV值为1.3;双肺纹理清晰,左肺下叶背段近斜裂见两枚糖代谢轻度增高的小结节,边界光滑,大小分别为8.4×2.9MM和8.8×5.2MM,最大SUV值均为1.2;右肺上叶尖段见少许不伴糖代谢增高的条片影及钙化灶;各级支气管腔通畅;纵隔气管胸廓入口处、气管前间隙、主肺动脉窗、气管隆突下、胸主动脉旁及双肺门多发肿大淋巴结,伴不同程度糖代谢增高,糖代谢最高者位于胸主动脉旁(约第8胸椎水平),最大SUV值为7.6,大小约为11.9×9.1MM;最大者位于气管隆突下,大小约为14.2×10.7MM,最大SUV值约为6.2;双侧胸膜无增厚;双侧胸腔无积液;心脏无明显增大;双侧腋窝未见明显糖代谢增高及肿大淋巴结。 腹部PET/CT图像示胃壁均匀性轻度糖代谢生理性增强;肠道呈线型生理性糖代谢增强;肝脏表面尚光整,左右叶多发糖代谢异常增高的低密度灶,较大者三枚分别位于右叶膈顶(2枚)及尾叶,大小分别为26.0×23.0MM、21.4×13.0MM和30.6×24.5MM,最大SUV值分别为8.0、5.8和9.4;右后叶包膜下另见一无糖代谢增高的低密度灶,边界欠清,大小约为8.3×6.5MM;肝内外胆管无扩张;脾脏不大,内见多发钙化,未见明显糖代谢增高及占位;左肾内见多发结节状致密影;胆囊、胰、双肾上腺、右肾、输尿管及大血管处未见明显糖代谢异常增高及占位;腹膜后未见明显糖代谢增高及肿大淋巴结;腹腔无积液。 盆部PET图像示膀胱内大量显像剂生理性积聚;肠道呈线型生理性糖代谢增强;生殖器及双侧腹股沟处未见明显糖代谢异常增强。CT平扫示膀胱壁光滑无增厚;子宫和双附件区未见明显占位;盆腔和双侧腹股沟无肿大淋巴结;盆腔无积液。 骨骼PET/CT图像示第1骶椎右侧见溶骨性骨质破坏,局部骨皮质连续性中断,伴糖代谢异常增高,最大SUV值为6.9;余全身骨骼未见明显糖代谢增高及骨质破坏吸收吸收征象。双侧乳腺MT综合治疗后病例,结合病史,考虑为纵隔淋巴结转移、肝脏及第1骶骨转移;右侧胸壁结节及右肺下叶小结节,转移可能,请随访;双侧甲状腺良性病变,建议超声随访;右肺上叶慢性炎症及陈旧灶;肝脏右叶良性病变;脾脏多发钙化灶;左肾多发结石。</text:p>
          </table:table-cell>
          <table:table-cell office:value-type="string" calcext:value-type="string">
            <text:p>双侧乳腺</text:p>
          </table:table-cell>
          <table:table-cell/>
          <table:table-cell office:value-type="string" calcext:value-type="string">
            <text:p>骨,肝脏,纵隔淋巴结,右肺下叶,右侧胸壁</text:p>
          </table:table-cell>
          <table:table-cell table:number-columns-repeated="1020"/>
        </table:table-row>
        <table:table-row table:style-name="ro1">
          <table:table-cell office:value-type="string" calcext:value-type="string">
            <text:p>右下肺见巨大团块状软组织肿块,边界不清,见毛刺征,呈分叶状,大小约45MM×51MM,增强扫描明显强化。双肺上叶、右肺下叶见多发结节影,较大者直径约9MM,增强扫描明显强化。右肺中叶内侧段、左肺上叶下舌段胸膜下见小结节影。气管及支气管分支通畅。双侧锁骨上、右上气管旁、主动脉弓旁、双下气管旁、主肺动脉窗、双肺门见多发淋巴结,较大者位于右肺门,大小约19MM×9MM。双侧腋窝未见明显肿大淋巴结。双侧胸腔未见积液。双侧胸膜无增厚。 <text:s text:c="2"/>肝脏形态正常,各叶比例在正常范围以内,其外形轮廓光整,未见明显异常密度灶,增强扫描未见异常强化影。肝内胆管正常,其内未见结石影,胆囊大小正常,其内未见结石影,胆总管未见扩张,其内未见结石影。肝门区正常。门静脉所见正常。脾大小正常,密度均匀。胰腺大小、形态正常,密度均匀。左肾实质见一类圆形低密度病变,边界清晰,直径约5MM,增强扫描未见强化。右肾所见正常。双肾上腺所见正常。膈脚后、胃左、腹腔干、腹主动脉旁未见肿大淋巴结。 扫描范围内骨质未见明显破坏。右下肺团块状软组织肿块,考虑肺癌。 双肺上叶、右肺下叶多发结节影,考虑转移瘤可能。 右肺中叶内侧段、左肺上叶下舌段胸膜下小结节影,考虑增殖灶。 纵隔、双肺门多发淋巴结,不排除转移可能。 左肾小囊肿。 肝脏未见明显病变。</text:p>
          </table:table-cell>
          <table:table-cell office:value-type="string" calcext:value-type="string">
            <text:p>右下肺</text:p>
          </table:table-cell>
          <table:table-cell office:value-type="string" calcext:value-type="string">
            <text:p>45MM×51MM</text:p>
          </table:table-cell>
          <table:table-cell office:value-type="string" calcext:value-type="string">
            <text:p>右肺下叶,双肺上叶,双肺门淋巴结,纵隔淋巴结</text:p>
          </table:table-cell>
          <table:table-cell table:number-columns-repeated="1020"/>
        </table:table-row>
        <table:table-row table:style-name="ro1">
          <table:table-cell office:value-type="string" calcext:value-type="string">
            <text:p>右后中下纵隔占位,考虑恶性,转移?病变同食道分界不清,侵犯左心房、左下肺静脉及纵隔胸膜,建议活检。右肺上叶尖段结节,恶性不除外。两肺肺气肿、肺大泡;肺内小结节,建议追查。右侧少量胸腔积液,引流管植入术后。纵隔及肺门肿大淋巴结,倾向转移。贲门左及纵隔小淋巴结,转移不除外。双侧肾上腺结节,考虑转移。右后中下纵隔见异常不规则软组织肿块影,较大层面约75X63MM(IM42),增强扫描可见强化,同周围食道分界不清,病变侵犯左心房、左下肺静脉及纵隔胸膜,向肺实质内结节状突起,交界面毛糙。右下肺气管血管束旁可见软组织密度(IM37),与主动脉接触面小于90度。纵隔及肺门另见多发淋巴结,较大者约12X11MM(IM31)。 <text:s text:c="3"/>两肺肺气肿,可见局限性肺大泡。右肺上叶尖段可见毛刺结节灶,大小约18*15MM(IMA16);另双肺可见数个小结节灶(IM24、37)。 <text:s text:c="3"/>双侧锁骨上区及双腋下未见肿大淋巴结。 <text:s text:c="3"/>右侧胸膜欠光整,右侧少量胸腔积液,可见胸腔引流管影。左侧胸膜光滑,未见胸水征象。 <text:s text:c="3"/>扫及胸廓诸骨未见明确破坏征象。 <text:s text:c="3"/>双侧肾上腺可见结节灶,左侧较大者约21*20MM(IMA60)。</text:p>
          </table:table-cell>
          <table:table-cell office:value-type="string" calcext:value-type="string">
            <text:p>下纵隔</text:p>
          </table:table-cell>
          <table:table-cell office:value-type="string" calcext:value-type="string">
            <text:p>75X63MM</text:p>
          </table:table-cell>
          <table:table-cell office:value-type="string" calcext:value-type="string">
            <text:p>食道,肺门淋巴结,纵隔淋巴结,纵隔小淋巴结,贲门左淋巴结,双侧肾上腺</text:p>
          </table:table-cell>
          <table:table-cell table:number-columns-repeated="1020"/>
        </table:table-row>
        <table:table-row table:style-name="ro1">
          <table:table-cell office:value-type="string" calcext:value-type="string">
            <text:p>肝实质密度普遍降低,肝左右叶见多发结节状及团块状稍低密度影,最大位于右叶近膈顶,长径约7CM,动态增强后病灶呈周边环形强化,另肝左外叶见一无强化的囊状低密度灶,肝内血管显示可;脾脏未见肿大,密度均匀;胆囊底壁可疑增厚伴中度强化,胆管未见扩张;双肾盂内见点状致密影,胰腺无殊;子宫体积稍大,增强后宫颈处见多发类圆形低密度灶,后腹膜未见肿大淋巴结;腹腔内、肠系膜根部见多发稍增大淋巴结,盆腔内 少量 积液。右盆部皮下脂肪层内见结节灶。右乳腺MT术后,肝内多发转移灶,腹腔多发增大淋巴结,右侧胸腔及盆腔少量积液,总体较老片(16-12-20)进展;轻度脂肪肝,肝囊肿,双肾小结石,子宫颈多发小囊肿,胆囊腺肌症可能,同前相仿;右盆部皮下结节灶,较前增大。</text:p>
          </table:table-cell>
          <table:table-cell office:value-type="string" calcext:value-type="string">
            <text:p>右乳腺</text:p>
          </table:table-cell>
          <table:table-cell/>
          <table:table-cell office:value-type="string" calcext:value-type="string">
            <text:p>肝</text:p>
          </table:table-cell>
          <table:table-cell table:number-columns-repeated="1020"/>
        </table:table-row>
        <table:table-row table:style-name="ro1">
          <table:table-cell office:value-type="string" calcext:value-type="string">
            <text:p>右肺癌化疗后, 右肺下叶肿块,较前未见明显变化。 右下肺叶背段小结节,可疑转移瘤,较前未见明显变化。 双侧锁骨上窝、纵隔、双肺门多发淋巴结,较前未见明显变化。 右肺上叶后段小钙化灶。 肝脏未见明显病变。 双肾小结石,双肾小囊肿。右肺癌化疗后,与2014-06-20 CT片对比: 右肺下叶见一肿块,大小约29MM×47MM,较前未见明显变化,边界清晰,边缘见毛刺及分叶,增强扫描呈轻度强化,肿块外侧见片状致密影及纤维条索,边界稍模糊。 右下肺叶背段见一小结节,直径约4MM,轮廓尚光整,密度尚均匀。 右肺上叶后段见一斑点状钙化灶。余双肺纹理清晰,肺内未见实质性病变。右肺下叶外基底段支气管部分分支变窄,气管及余支气管分支通畅。 <text:s text:c="2"/>双侧锁骨上窝、右侧气管食管沟、双上下气管旁、血管前、隆突下、双肺门见多发肿大淋巴结,最大者约24MM×19MM,边界不清,部分相互融合,增强扫描呈不均匀强化,较前未见明显变化。 双侧胸腔未见积液,右下胸膜稍增厚,左侧胸膜未见增厚、粘连。 <text:s text:c="2"/>肝脏形态、各叶比例未见异常,其外形轮廓光整,密度均匀,增强扫描未见异常强化灶。肝内外胆管未见异常,其内未见结石,胆囊未见异常。肝门区未见异常。门静脉未见异常。脾脏、胰腺大小、形态、密度未见异常,增强扫描未见异常强化。 双侧肾上腺未见异常。双肾见数个斑点状致密灶,双肾见数个类圆形低密度灶,最大者约6MM×5MM,边界清晰,增强扫描未见强化。 腹主动脉旁未见肿大淋巴结。 扫描范围内所见骨质未见明确破坏征象。</text:p>
          </table:table-cell>
          <table:table-cell office:value-type="string" calcext:value-type="string">
            <text:p>右肺下叶</text:p>
          </table:table-cell>
          <table:table-cell office:value-type="string" calcext:value-type="string">
            <text:p>29MM×47MM</text:p>
          </table:table-cell>
          <table:table-cell office:value-type="string" calcext:value-type="string">
            <text:p>右下肺叶背段</text:p>
          </table:table-cell>
          <table:table-cell table:number-columns-repeated="1020"/>
        </table:table-row>
        <table:table-row table:style-name="ro1">
          <table:table-cell office:value-type="string" calcext:value-type="string">
            <text:p>右乳癌术后转移化疗后,对比2016.04.07日片:肝脏形态正常,各叶比例在正常范围以内,其外形轮廓光整,密度不均匀。肝S1见一不规则低密度灶,大小约25MM×22MM,边界稍模糊,密度欠均匀,增强扫描不均匀强化,较前缩小;肝S2、4、7、8段另见小类圆形稍低密度灶,边界模糊,增强扫描强化不明显或轻度强化,与前片对比,较前变化不明显,大者约6MM×5MM(SE8,IM23)。肝内胆管正常,胆囊大小正常,胆总管未见扩张。门静脉所见正常。肝门区见数枚淋巴结,增强扫描环状强化,较大者短径约7MM,较前稍增大。脾大小、形态正常,密度均匀。胰腺体积缩小,实质萎缩,密度均匀。双肾见多个小类圆形低密度影,边界清,大小约2~3MM,未见强化。双肾上腺未见异常。膈脚后、胃左、腹腔干、腹主动脉旁未见肿大淋巴结。L1椎体见2个、L2椎体见1个类圆形高密度灶,大者直径约7MM,与前片对比,L1椎体新增一高密度灶,其余高密度灶较前变化不明显。右乳癌术后转移化疗后,对比2016.04.07日片:肝S1病灶较前缩小。肝S2、4、7、8段小低密度灶,较前变化不明显,建议复查或MR检查。肝门区淋巴结,较前稍增大,考虑转移可能性大。双肾多发小囊肿。 L1、L2椎体高密度灶,与前片对比,L1椎体新增一高密度灶,其余高密度灶较前变化不明显,建议复查。</text:p>
          </table:table-cell>
          <table:table-cell office:value-type="string" calcext:value-type="string">
            <text:p>右乳</text:p>
          </table:table-cell>
          <table:table-cell/>
          <table:table-cell office:value-type="string" calcext:value-type="string">
            <text:p>肝门区淋巴结</text:p>
          </table:table-cell>
          <table:table-cell table:number-columns-repeated="1020"/>
        </table:table-row>
        <table:table-row table:style-name="ro1">
          <table:table-cell office:value-type="string" calcext:value-type="string">
            <text:p>左乳癌术后双肺转移治疗后,与2013.11.15 片对比:左侧乳腺缺失,左侧胸壁局部皮肤稍增厚,皮下脂肪间隙索条增多,边界欠清,大致同前。左侧胸壁约T10水平皮下脂肪间隙见一小片状软组织灶,边界欠清,大小约21MM×11MM,增强扫描轻度强化,较前未见明显变化。右乳未见明确异常。双侧腋窝未见肿大淋巴结。双肺上叶、右肺中叶及右肺下叶见多个肿块,边界欠清,最大者约30MM×23MM,边界欠清,轻度强化,较前缩小,双上肺尖肿块内可见支气管气相。气管和各支气管分支通畅。双侧锁骨上窝、双肺门、纵隔未见肿大淋巴结。双侧胸腔未见积液。肝脏形态未见异常,各叶比例在正常范围以内,其外形轮廓光整,密度欠均匀。肝S8见一片状低密度病变,大小约6MM×4MM,边界不清,增强扫描未见强化,大致同前。肝内胆管未见异常,胆囊壁不厚,胆总管未见扩张,其内未见结石。肝门区未见异常。门静脉及肝静脉所见未见异常。脾大小未见异常,密度均匀。胰腺大小、形态未见异常,密度均匀。双肾未见异常。双肾上腺未见异常。腹主动脉旁未见明显肿大的淋巴结。右侧第1~3前肋、左侧第2前肋见骨皮质密度稍增高,较前未见明显变化,右侧第5、7、8前肋骨质密度增高,较前新见。左乳癌术后双肺转移治疗后,与2013.11.15 片对比: 左前胸壁呈术后改变,较前变化不大。左侧胸壁约T10水平皮下脂肪间隙片状软组织灶,较前未见明显变化。双肺多发转移瘤,较前缩小。肝S8低密度灶,较前未见明显变化。 右侧第1~3前肋、左侧第2前肋骨质密度稍增高,较前未见明显变化;右侧第5、7、8前肋骨质密度增高,较前新见,考虑转移可能大。</text:p>
          </table:table-cell>
          <table:table-cell office:value-type="string" calcext:value-type="string">
            <text:p>左侧乳腺</text:p>
          </table:table-cell>
          <table:table-cell/>
          <table:table-cell office:value-type="string" calcext:value-type="string">
            <text:p>双肺,右侧第5前肋,右侧第8前肋,右侧第7前肋</text:p>
          </table:table-cell>
          <table:table-cell table:number-columns-repeated="1020"/>
        </table:table-row>
        <table:table-row table:style-name="ro1">
          <table:table-cell office:value-type="string" calcext:value-type="string">
            <text:p>右肺下叶切除术后+纵隔淋巴结清扫术后复查: 右胸壁皮下见少量条索影,右下肺术后缺如,术区见条状金属影,术区支气管残端见软组织影,包绕右中叶支气管,增强扫描可见强化。右肺中叶内侧段见片状压缩的肺组织,增强扫描明显强化,右肺中叶外侧段见斑片状影,边界欠清。右上肺及左肺内未见实质性病变。 <text:s/>右下叶支气管缺如,右中叶支气管变窄,余气管及支气管分支通畅。 <text:s text:c="2"/>右上气管旁见低密度区,边界清,未见明显强化,右锁骨上窝、双侧气管食管沟、双上下气管旁、隆突下、右肺门、右心缘见多发淋巴结,最大者约15MM×11MM,增强扫描较明显强化。 <text:s text:c="2"/>右侧胸腔见水样密度影,心包腔内见少量水样密度影,左侧胸腔未见积液。双侧胸膜无增厚、粘连。 <text:s text:c="2"/>肝脏外形轮廓光整,密度均匀。肝内胆管正常,其内未见结石影,胆囊大小正常,其内未见结石影,胆总管未见扩张,其内未见结石影。肝门区正常。门静脉未见异常。 脾稍增大,前方见一小结节,密度及强化与脾脏相仿,大小约8MM×6MM。胰腺大小、形态正常,密度均匀。双肾及双肾上腺未见异常。腹主动脉旁未见肿大淋巴结。 第3胸椎左侧份内见小圆形密影,直径约4MM,余扫描层面中胸腰椎、胸壁骨及软组织未见异常。右下肺癌术后,支气管残端软组织灶,疑为肿瘤病灶。 右中肺叶节段性不张。 右中肺叶斑片影,考虑炎症。 右锁骨上窝纵隔、右肺门右缘多发淋巴结,可疑淋巴结转移。 右侧胸腔积液;心包少量积液。 第3胸椎高密度小结节,考虑骨岛可能性大,建议随诊。 副脾。</text:p>
          </table:table-cell>
          <table:table-cell office:value-type="string" calcext:value-type="string">
            <text:p>右下肺</text:p>
          </table:table-cell>
          <table:table-cell/>
          <table:table-cell office:value-type="string" calcext:value-type="string">
            <text:p>右肺门右缘淋巴结,右锁骨上窝淋巴结,纵隔淋巴结</text:p>
          </table:table-cell>
          <table:table-cell table:number-columns-repeated="1020"/>
        </table:table-row>
        <table:table-row table:style-name="ro1">
          <table:table-cell office:value-type="string" calcext:value-type="string">
            <text:p>右乳癌术后、骨转移化疗后,广泛骨转移所见如上述, 可疑右胸壁复发,右胸膜转移,右胸腔液气胸, 右中肺及右下肺受压节段性不张, 肝多发囊肿。右乳癌术后、骨转移、化疗后复查: 右乳腺术后缺如,现右前胸壁皮下见结节状软组织影,注射造影剂后轻度强化;左乳腺内未见明显软组织肿;双锁上、双腋窝、内乳区未见明显肿大淋巴结。 右胸膜轻度增厚,右胸腔见大量积液及少量积气,右中肺及右下肺节段性不张,右肺各叶支气管受压变窄;左肺纹理清晰,双肺未见结节影;气管及左肺各叶支气管分枝通畅;双肺门及纵隔未见明确肿大淋巴结;双侧胸腔未见积液;胸膜未见增厚。 肝脏形态正常,比例正常,外形轮廓光整,密度均匀,快速注射造影剂后,动脉期未见明确异常强化灶,门脉期及平衡期未见明确低密度区,肝内见数个囊肿影,大小约为 5 × 4 MM 至 12 × 10 MM,边界清晰,密度均匀,未见强化;肝内胆管未见扩张,胆囊大小正常,内未见结石影,胆总管未见扩张;肝门区未见肿大淋巴结;门静脉未见充盈缺损;脾增大,密度均匀;胰腺大小、形态正常,密度均匀;双肾大小、形态正常,排泌功能正常;双侧肾上腺大小、形态、密度正常;膈脚后、腹主动脉旁未见肿大淋巴结。 <text:s/>扫描范围内胸骨、双侧肩胛骨、多个胸椎、腰椎、肋骨见成骨性骨质破坏征象。</text:p>
          </table:table-cell>
          <table:table-cell office:value-type="string" calcext:value-type="string">
            <text:p>右乳</text:p>
          </table:table-cell>
          <table:table-cell/>
          <table:table-cell office:value-type="string" calcext:value-type="string">
            <text:p>右胸膜,骨</text:p>
          </table:table-cell>
          <table:table-cell table:number-columns-repeated="1020"/>
        </table:table-row>
        <table:table-row table:style-name="ro1">
          <table:table-cell office:value-type="string" calcext:value-type="string">
            <text:p>左上肺癌胸膜复发化疗后复查,无旧片对比: 左侧胸膜弥漫不规则增厚及结节样病灶,考虑转移灶。 右肺上叶胸膜小结节,考虑良性增生结节。 左侧胸腔积液。 右乳腺缺如。 肝内多发低密度灶,考虑血管瘤,基本同前。 肾多发小囊肿。左上肺癌胸膜转移化疗后复查,无旧片对比: 左上肺叶部分术后缺失,左侧胸膜、叶间裂见弥漫不规则增厚及结节样病灶,最大约26 MM×24 MM,界欠清,增强后不均匀明显强化。 右肺上叶前段见胸膜见小结节,短径约4MM,界尚清,增强未见明显强化。肺内未见异常实质性改变。 气管及支气管分支通畅,未见明显软组织肿物或受压变窄。 双侧腋窝、双肺门及纵隔未见肿大淋巴结。 左侧胸腔积液,右侧胸腔未见积液。 右侧乳腺缺失,胸壁未见明显异常。左侧乳腺未见明显异常 肝脏形态正常,各叶比例在正常范围以内,其外形轮廓光整,密度欠均匀。肝S4、S7、S8见多个结节状病灶,最大约为13MM×12MM,增强扫描见结节状强化或边缘呈结节强化,静脉期强化范围增加,较前无明显变化。肝内胆管正常,其内未见结石影,胆囊大小正常,其内未见结石影。胆总管未见扩张,其内未见结石影。肝门区正常。门静脉所见正常。脾大小正常,密度均匀。胰腺大小、形态正常,密度均匀。双肾见多个小囊性病灶。双肾上腺所见正常。膈脚后未见肿大淋巴结。腹膜后未见肿大淋巴结。 <text:s/>多个胸椎内见小点状稍高密度影,境界较清,较前未见明显变化。</text:p>
          </table:table-cell>
          <table:table-cell office:value-type="string" calcext:value-type="string">
            <text:p>左上肺</text:p>
          </table:table-cell>
          <table:table-cell/>
          <table:table-cell office:value-type="string" calcext:value-type="string">
            <text:p>左侧胸膜</text:p>
          </table:table-cell>
          <table:table-cell table:number-columns-repeated="1020"/>
        </table:table-row>
        <table:table-row table:style-name="ro1">
          <table:table-cell office:value-type="string" calcext:value-type="string">
            <text:p>右侧肺门区见一肿物,边界不清,最大层面大小约73MM×56MM,密度不均,增强扫描后较明显强化。肿物截断右肺中叶及下叶支气管,并包绕右肺动脉。右肺中叶及下叶不张体积缩小,呈片状高密度影,内见肺血管走形,不张肺组织与肺门肿物分界不清。右肺门、隆突下、血管前、右上下气管旁、左下气管旁及右侧锁骨上区见多发肿大淋巴结,融合呈团,部分与肺门肿物分界不清,大者大小约59MM×54MM,增强后不均匀强化。右肺上叶多发模糊斑片影及类结节灶,近水平裂处为著,边界欠清。左肺下叶背段小类结节灶,边界清,大小约3MM×3MM(SE9,IM252),气管及左侧支气管分支通畅。 <text:s/>左侧腋窝见一淋巴结,大小约11MM×11MM,密度欠均匀。右侧腋窝未见肿大淋巴结。右侧胸腔少量积液;左侧胸腔未见积液。右上胸膜局部不规则增厚,可见强化。左后胸壁见一肿物(SE9,IM174),边界不清,大小约36MM×19MM,增强扫描后明显强化,肿物与左侧第6后肋分界不清,第6后肋骨皮质中断破坏。肝脏内见多发结节、肿物,边界模糊,大者大小约45MM×51MM,增强后呈环形强化。肝内另见小低密度灶,边界清,直径约2-4MM,未见强化。肝内外胆管未见异常。胆囊未见异常。门静脉未见异常。肝门区、门腔间隙、腹腔干周围见多发肿大淋巴结,大者大小约24MM×43MM。脾、胰腺大小、形态正常,密度均匀。双肾见几个囊性灶(右肾2个,左肾1个),边界清,大者直径约6MM,未见强化。右侧肾上腺稍增粗;左侧肾上腺未见正常。膀胱充盈良好,境界清楚。精囊、前列腺、直肠未见明显异常。腹主动脉旁、双侧髂血管旁、腹股沟未见肿大淋巴结。 余扫描所见骨质未见明确异常。右肺门肿物,符合中央型肺癌,并右肺中叶、下叶肺不张。右肺门、纵隔、右上锁骨上区、肝门区、门腔间隙、腹腔干周围多发肿大淋巴结,考虑转移。左侧腋窝淋巴结,可疑转移。右肺上叶斑片影及类结节灶,考虑炎症可能;左肺下叶背段纤维增殖灶。右上胸膜增厚,转移待排;右侧胸腔积液。左后胸壁肿物并左侧第6后肋骨质破坏,考虑转移。肝脏多发转移瘤。右肾上腺增粗,考虑转移。双肾小囊肿。盆腔未见明确异常。</text:p>
          </table:table-cell>
          <table:table-cell office:value-type="string" calcext:value-type="string">
            <text:p>右肺门</text:p>
          </table:table-cell>
          <table:table-cell office:value-type="string" calcext:value-type="string">
            <text:p>73MM×56MM</text:p>
          </table:table-cell>
          <table:table-cell office:value-type="string" calcext:value-type="string">
            <text:p>淋巴结,腹腔干,门腔间隙,肝门区,右上锁骨上区,纵隔,右肺门,左侧腋窝淋巴结,右上胸膜,左侧第6后肋,左后胸壁,肝脏,右肾上腺</text:p>
          </table:table-cell>
          <table:table-cell table:number-columns-repeated="1020"/>
        </table:table-row>
        <table:table-row table:style-name="ro1">
          <table:table-cell office:value-type="string" calcext:value-type="string">
            <text:p>右肺下叶后基底段可见一软组织肿块,边缘分叶,与邻近胸膜关系密切,最大截面约为4.2CM×3.5CM,增强后中度强化,双肺野内可见多发大小不一的结节影,大者长径约为1.8CM,10R、纵隔内2R、4R、4L、7区、双锁上、右侧心膈角区可见多发肿大淋巴结,大者短径约为1.2CM;右侧胸膜条形增厚伴强化,右侧胸腔可见液性密度影。T11椎体可见明显溶骨性骨质破坏影。右肺下叶癌并右侧胸膜转移、右肺门、纵隔、双锁上、右侧心膈角多发淋巴结转移、双肺多发转移、T11骨转移;右侧胸腔积液。</text:p>
          </table:table-cell>
          <table:table-cell office:value-type="string" calcext:value-type="string">
            <text:p>右肺下叶</text:p>
          </table:table-cell>
          <table:table-cell/>
          <table:table-cell office:value-type="string" calcext:value-type="string">
            <text:p>骨,T1,双肺,右侧心膈角淋巴结,双锁上淋巴结,纵隔淋巴结,右肺门淋巴结,右侧胸膜</text:p>
          </table:table-cell>
          <table:table-cell table:number-columns-repeated="1020"/>
        </table:table-row>
        <table:table-row table:style-name="ro1">
          <table:table-cell office:value-type="string" calcext:value-type="string">
            <text:p>1.右肺下叶肺癌,较前片(2016-10-17)范围明显缩小;2.双肺粟粒灶,左肺上叶舌段斑片灶,请随诊;3.多发骨转移征象;双侧多发肋骨陈旧性骨折;部分椎体术后改变;请结合临床;4.全心增大,主动脉及冠状动脉钙化。双肺支气管血管束增强。右肺下叶可见条片影,边缘模糊,范围约3.4CM*1.0CM。右肺上叶前段胸膜下(41)、左肺下叶血管旁(26)、左肺下叶胸膜下(27)粟粒灶;左肺上叶舌段(35)斑片灶;纵隔见多发小淋巴结影,较大者短径约0.8CM。两胸腔未见积液征象。全心增大,主动脉、冠脉壁见条状致密影。左侧锁骨胸骨端、胸骨、多个椎体及附件骨内可见类圆形致密影;双侧部分肋骨形态不整,左侧第5后肋骨质破坏。部分椎体内见金属固定物影。</text:p>
          </table:table-cell>
          <table:table-cell office:value-type="string" calcext:value-type="string">
            <text:p>右肺下叶</text:p>
          </table:table-cell>
          <table:table-cell office:value-type="string" calcext:value-type="string">
            <text:p>3.4CM*1.0CM</text:p>
          </table:table-cell>
          <table:table-cell table:number-columns-repeated="1021"/>
        </table:table-row>
        <table:table-row table:style-name="ro1">
          <table:table-cell office:value-type="string" calcext:value-type="string">
            <text:p>右肺上叶尖段肿物,侵及胸壁肋骨及软组织,恶性,肺癌可能大。双肺多发结节,考虑转移。右侧胸膜增厚伴少量胸水,转移可能大。少量心包积液,追查。胸8椎体密度不均伴轻度楔形变,胸椎多个椎体密度不均,转移可能,请结合骨扫描。双侧肾上腺增粗,转移不除外。追查。右肺门及纵隔2R、4R、7组见多发肿大淋巴结,较大约19X10MM(IM31),双侧锁骨上淋巴结显示,短径小于10MM。 <text:s text:c="3"/>右肺上叶尖段见不规则软组织密度肿块,边界欠清,强化不均,约58X48MM(IM15);内部见不规则钙化灶,外周见实变肺及少量积液;肿物向后上方侵犯累及右侧第2-4后肋。余双肺见散在分布多发大小不等结节,较大约9MM(IM18、40、42)。双肺下叶基底段见模糊斑片索条影。 <text:s text:c="3"/>左侧胸膜欠光滑,未见胸水。心包内少量积液。 <text:s text:c="3"/>胸8椎体骨质密度不均,略呈楔形;胸2、3、10椎体见不均匀骨质密度轻度增高。 <text:s text:c="3"/>扫及双侧肾上腺增粗(IM61、65)。</text:p>
          </table:table-cell>
          <table:table-cell office:value-type="string" calcext:value-type="string">
            <text:p>右肺上叶</text:p>
          </table:table-cell>
          <table:table-cell office:value-type="string" calcext:value-type="string">
            <text:p>58X48MM</text:p>
          </table:table-cell>
          <table:table-cell office:value-type="string" calcext:value-type="string">
            <text:p>双肺,胸,右侧胸膜,椎体,胸椎,双侧肾上腺</text:p>
          </table:table-cell>
          <table:table-cell table:number-columns-repeated="1020"/>
        </table:table-row>
        <table:table-row table:style-name="ro1">
          <table:table-cell office:value-type="string" calcext:value-type="string">
            <text:p>乳腺MT综合治疗后病例:两肺多发转移,胸骨、左股骨上段骨转移;纵隔及左肺门炎性淋巴结可能,请随访;肝脏囊肿及小钙化灶;甲状腺良性病变可能,请结合超声检查。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额窦、筛窦、蝶窦和上颌窦未见明显异常。 颈部PET/CT图像示甲状腺弥漫性糖代谢增强,最大SUV值为3.5,未见占位。双侧颈部、锁骨区未见明显糖代谢异常增高或肿大淋巴结;口咽、喉咽部无占位;甲状腺无肿大,未见明显占位。 胸部PET/CT图像示左侧乳腺术后缺如,左胸壁呈术后改变,术区未见糖代谢异常增高灶及占位。左肺上叶下舌段近叶间裂、右肺下叶后基底段及左肺下叶外侧基底段见3枚大小不等结节影,边界清晰,伴糖代谢不同程度增高,最大且糖代谢最高者位于左肺上叶下舌段,大小约为18.7×11.7MM,最大SUV值为4.7;纵隔气管隆突下及左肺门各见一肿大淋巴结,大小分别为18.3×10.0MM和12.2×11.2MM,伴糖代谢轻度增高,最大SUV值分别为4.4和4.7;右肺门影无殊;双侧胸膜无增厚;双侧胸腔无积液;心脏无明显增大;双侧腋窝及右侧乳腺未见明显糖代谢增高灶及占位。 腹部PET图像见胃壁均匀性轻度糖代谢生理性增强;肠道呈线型生理性糖代谢增强;肝、胆囊、胰、脾、双肾上腺、肾、输尿管及大血管处未见明显糖代谢异常增高。CT平扫所示肝脏表面光整,各叶比例匀称,肝实质内见2枚囊性低密度灶,较大者位于左内叶,大小约为21.8×20.1MM;肝脏右后叶下角钙化灶;肝内外胆管无扩张;脾脏不大,密度均,未见明显占位;胆囊、胰、双肾、肾上腺无殊;腹膜后无明显肿大淋巴结;腹腔无积液。 盆部PET图像示膀胱内大量显像剂生理性积聚;肠道呈线型生理性糖代谢增强;生殖器及双侧腹股沟处未见明显糖代谢异常增强。CT平扫示膀胱充盈,壁光滑无增厚;子宫和双附件区未见明显占位;盆腔和双侧腹股沟无肿大淋巴结;盆腔无积液。 骨骼PET/CT图像示胸骨局部及左侧股骨上段溶骨性骨质破坏伴糖代谢异常增高,最大SUV值分别为6.1和9.8,髓腔内见软组织密度影。腰椎侧弯;第3、5腰椎椎体内见无糖代谢增高的点状高密度影,考虑为骨岛;腰骶椎部分椎体前缘及椎小关节骨质增生,以第5腰椎/第1骶椎为著,糖代谢未见异常增高,考虑为退行性变;余所示诸骨未见明显糖代谢异常增高或骨质破坏。</text:p>
          </table:table-cell>
          <table:table-cell office:value-type="string" calcext:value-type="string">
            <text:p>左侧乳腺</text:p>
          </table:table-cell>
          <table:table-cell/>
          <table:table-cell office:value-type="string" calcext:value-type="string">
            <text:p>两肺,左股骨上段,胸骨</text:p>
          </table:table-cell>
          <table:table-cell table:number-columns-repeated="1020"/>
        </table:table-row>
        <table:table-row table:style-name="ro1">
          <table:table-cell office:value-type="string" calcext:value-type="string">
            <text:p>右肺癌化疗后,与2013-03-05对比:双肺多发病变,较前增大。甲状腺右叶结节性甲状腺肿,较前未见明显变化。 第11胸椎血管瘤。第9胸椎体骨转移可能性大。右肺癌化疗后复查:双肺见多发结节状病灶,最大者大小约22MM×32MM,部分病灶边界欠光整,可见分叶及毛刺征,密度不均匀,增强后不均匀强化。对比前片,病灶数目大致同前,大小见增大。左肺门见一肿大淋巴结,短径约5MM,轻度强化。纵隔、右肺门未见肿大淋巴结。双胸腔未见积液;双侧胸膜未见增厚、粘连。甲状腺右叶见一椭圆形低密度灶,边界清,大小约6×9MM,内见斑点状致密灶,增强扫描时未见强化。 第11胸椎见一类圆形稍低密度病变,大小约14×13MM,其内呈“栅栏状”改变。第9胸椎体右份见范围约12MM×13MM的密度增高影,密度不均匀。其余胸腰椎、胸壁骨未见明确破坏征象。</text:p>
          </table:table-cell>
          <table:table-cell office:value-type="string" calcext:value-type="string">
            <text:p>右肺</text:p>
          </table:table-cell>
          <table:table-cell office:value-type="string" calcext:value-type="string">
            <text:p>22MM×32MM</text:p>
          </table:table-cell>
          <table:table-cell office:value-type="string" calcext:value-type="string">
            <text:p>第9胸椎体,胸椎血管</text:p>
          </table:table-cell>
          <table:table-cell table:number-columns-repeated="1020"/>
        </table:table-row>
        <table:table-row table:style-name="ro1">
          <table:table-cell office:value-type="string" calcext:value-type="string">
            <text:p>全身PET/CT图像示:右肺MT,右锁骨上、左上气管旁、纵隔及右肺门、后腹膜淋巴结转移;右侧胸腔积液;右侧额叶无明显糖代谢增高的稍高密灶,请结合MRI检查;右肾无糖代谢增高的低密度灶,考虑良性病变;右侧第8前肋骨皮质稍厚无糖代谢增高,请随访。禁食6小时余,静脉注射 18 F-FDG后,休息约60分钟,行全身PET/CT断层显像。 脑部PET/CT图像示右侧额叶见直径约6MM稍高密度灶,周围未见明显低密度水肿区,早期及1小时延迟相均未见明显糖代谢异常增高。双侧基底节、丘脑、小脑放射性分布对称,未见明显糖代谢异常。各脑室、脑池无扩大和受推移;脑沟﹑脑裂无明显增宽;中线结构居中。 眼眶、鼻咽PET/CT图像示鼻咽部、咽旁间隙、副鼻窦均未见明显糖代谢异常增高灶及占位。颈部PET/CT图像示右侧锁骨上及左上气管旁见数枚糖代谢增高的淋巴结,最大者位于右锁骨上,约14.0×13.4MM,最大SUV值约3.3。甲状腺未见明显糖代谢异常增高灶及占位。 胸部PET/CT图像示右肺上叶及中叶近肺门见边界不清的软组织密度影,伴糖代谢异常增高,最大SUV值约5.1。纵隔及右肺门见多发糖代谢增高的淋巴结,最大者约25.2×16.5MM,最大SUV值约4.3。右侧胸腔积液。胸壁、腋窝未见明显糖代谢异常增高灶。心脏不大;双侧腋窝无明显肿大淋巴结。 腹部PET/CT图像示后腹膜见数枚伴轻度糖代谢的淋巴结,最大者约12.7×9.5MM,最大SUV值约2.6。胃壁均匀性轻度生理性糖代谢增强;肠道呈线型生理性糖代谢增强;肝、胆囊、胰、脾、双肾上腺、肾、输尿管及大血管处未见明显糖代谢异常增高。CT平扫所示肝脏表面光整,各叶比例匀称,实质内未见异常占位;肝内外胆管无扩张;脾脏不大,密度均,未见异常占位;右肾见直径约11.7MM低密度灶;胆囊、胰、左肾、肾上腺无殊;腹腔无积液。 盆部PET图像示膀胱内大量放射性生理性积聚;肠道呈线型生理性糖代谢增强;生殖器及双侧腹股沟处未见明显异常糖代谢增强。CT平扫示膀胱充盈,壁光滑无增厚;双侧精囊腺形态可;双侧膀胱精囊三角对称;前列腺不大,密度均;盆腔内未见占位;盆腔和双侧腹股沟无肿大淋巴结;盆腔无积液。 骨骼PET/CT图像示右侧第8前肋骨皮质略增厚,局部未见明显糖代谢异常增高。余所示诸骨未见异常糖代谢增强。CT定位片见颈胸腰骶椎顺列,生理曲度存在;平扫骨窗示颈、胸、腰、骶椎体及椎小关节骨质未见异常。</text:p>
          </table:table-cell>
          <table:table-cell office:value-type="string" calcext:value-type="string">
            <text:p>右肺</text:p>
          </table:table-cell>
          <table:table-cell/>
          <table:table-cell office:value-type="string" calcext:value-type="string">
            <text:p>腹膜淋巴结,右肺门淋巴结,纵隔淋巴结,左上气管旁淋巴结,右锁骨上淋巴结</text:p>
          </table:table-cell>
          <table:table-cell table:number-columns-repeated="1020"/>
        </table:table-row>
        <table:table-row table:style-name="ro1">
          <table:table-cell office:value-type="string" calcext:value-type="string">
            <text:p>右肺癌术后右膈肌转移瘤术后化疗后及靶向治疗复查,对比2016-08-26片:右肺下叶术后缺失,局部未见明确复发。右侧胸膜增厚、粘连,同前相仿。左侧锁骨上窝淋巴结较前变化不大。肝囊肿。双肾囊肿。肝门区、门腔间隙、腹膜后淋巴结,,考虑转移性淋巴结,部分较前缩小。右侧结肠旁沟结节状软组织灶,考虑转移可能性大。右肺癌术后右膈肌转移瘤术后化疗后及靶向治疗复查,对比2016-08-26片:右肺下叶术后缺失,术区未见明确异常密度灶及强化影。右残肺充气良好,余双肺野未见明显病变;气管及残余支气管分支通畅。左侧锁骨上窝见数个小淋巴结,较大者短径约6MM,边界清晰,增强扫描轻度强化,同前相仿。双肺门及纵隔未见明显肿大淋巴结。双侧胸腔未见积液,右侧胸膜增厚、粘连,同前相仿。肝脏形态、各叶比例未见异常,肝S6、S7见囊性灶,较大者约12MM×11MM,余肝内未见明确异常密度影。肝内胆管正常,其内未见结石影,胆囊大小正常,其内未见结石影,胆总管未见扩张,其内未见结石影。肝门区正常。门静脉所见正常。脾大小正常,密度均匀。胰腺大小、形态正常,密度均匀。双肾上腺未见异常。双肾见小囊性低密度灶,大小约7MM×6MM,边清,密度均匀,增强扫描未见强化。肝门区、门 静脉-腔静脉间隙、腹主动脉与下腔静脉之间、左肾静脉后方见多发肿大淋巴结,部分相互融合,较大者约为26MM×0MM,边欠清,增强扫描可见不均匀强化,其内可见不规则低密度区,较前缩小。右侧结肠旁沟见结节状软组织灶,大小约9MM×10MM。肠系膜欠清楚,见较多索条影。右侧部分肋骨呈术后改变;余扫描范围内骨质未见明确骨质破坏。</text:p>
          </table:table-cell>
          <table:table-cell office:value-type="string" calcext:value-type="string">
            <text:p>右肺下叶</text:p>
          </table:table-cell>
          <table:table-cell/>
          <table:table-cell office:value-type="string" calcext:value-type="string">
            <text:p>右膈肌,腹膜后淋巴结,门腔间隙淋巴结,肝门区淋巴结,右侧结肠旁沟</text:p>
          </table:table-cell>
          <table:table-cell table:number-columns-repeated="1020"/>
        </table:table-row>
        <table:table-row table:style-name="ro1">
          <table:table-cell office:value-type="string" calcext:value-type="string">
            <text:p>1.左肺下叶肺癌,较前(2017-1-18)好转;双肺、左侧胸膜转移,变化不著;左侧胸膜增厚,变化不著;骨转移,较前变化不著;右侧第6后肋骨质密度增高,变化不著2.脂肪肝;肝内小结节,变化不著左肺下叶后基底段示一不规则肿块影,边缘分叶状,周围可见粗长毛刺,局部与纵隔胸膜关系密切,可见条索影同肺门相连,外周肺野可见纤维条索状密度增高影,呈明显不均匀强化,大小约2.0CM×1.3CM,左侧背侧胸膜可见轻度增厚;双肺野及左侧胸膜区可见多个结节灶,大者边缘毛糙,位于右肺下叶及肺门区,可见强化,直径约1.3CM。右肺门示淋巴结,直径约为1.0CM。 <text:s/>肝脏密度普遍性减低,未见异常密度灶。肝左叶见一高密度结节灶,边缘较清晰。胆胰脾、双侧肾上腺及扫描野内双肾未见异常。腹腔及腹膜后未见肿大淋巴结。多个胸腰椎体、右侧肱骨见成骨性骨改变。右侧第6后肋局部骨质密度增高。</text:p>
          </table:table-cell>
          <table:table-cell office:value-type="string" calcext:value-type="string">
            <text:p>左肺下叶</text:p>
          </table:table-cell>
          <table:table-cell office:value-type="string" calcext:value-type="string">
            <text:p>2.0CM×1.3CM</text:p>
          </table:table-cell>
          <table:table-cell office:value-type="string" calcext:value-type="string">
            <text:p>左侧胸膜,双肺,骨</text:p>
          </table:table-cell>
          <table:table-cell table:number-columns-repeated="1020"/>
        </table:table-row>
        <table:table-row table:style-name="ro1">
          <table:table-cell office:value-type="string" calcext:value-type="string">
            <text:p>右乳癌化疗后复查,对比2017-11-26PET/CT:右侧乳腺上象限见多个不规则肿块、结节,部分互相融合,较大者大小约35MM×21MM,病灶累及右侧乳头及乳晕处皮肤,乳腺腺体后脂肪间隙模糊,增强扫描不均匀明显强化,较前缩小。左乳腺实质内未见异常密度及异常强化灶。右侧腋窝及右侧内乳区见多发肿大淋巴结,边界欠清,最大者约8MM×7MM,增强扫描明显强化,较前明显缩小。双侧锁骨上区及左侧腋窝未见明显肿大淋巴结。双肺纹理清晰,右肺中叶内侧段及左肺上叶下舌段见少许斑片影、条索影,边界不清,余肺野内未见明显实质性病变。气管及支气管分支通畅。余纵膈、双肺门未见肿大淋巴结。双侧胸腔未见积液。双侧胸膜稍增厚、粘连,未见强化。肝脏大小、形态未见异常,各叶比例在正常范围内。肝内见多发稍低密度结节、肿块,边界不清,大者位于肝S7/8,最大层面范围约36MM×28MM,密度不均匀,内见坏死,邻近肝包膜凹陷,增强扫描轻度强化,较前明显缩小。肝内外胆管未见扩张,其内未见结石影,胆囊内见稍高密度结石,较大者直径约7MM,壁不厚。肝门区未见异常。门静脉及肝静脉未见异常。脾未见增大,密度均匀,脾门见一结节影,长径约11MM,密度及强化方式与脾相近。右肾见一小囊性灶,边界清,较大者长径约6MM,未见强化。胰腺、左肾及双肾上腺未见明确病变。胃左动脉旁、腹主动脉旁见多发淋巴结,边界欠清,较大者大小约11MM×8MM,明显强化,胃左动脉旁淋巴结稍增大,余部分淋巴结较前稍缩小。甲状腺双叶及峡部形态正常,右叶中部见一低密度结节,边界清,直径约4MM,轻度强化。喉咽腔形态正常,双侧真假声带未见增厚,前联合未见增厚,梨状窝对称。双侧颌下腺、双侧腮腺大小、形态正常,密度均匀。双颈II~IV区见数个淋巴结,大者约为8MM×6MM,均匀明显强化,较前相仿。左侧第2肋、右侧第4肋、T6、7、12、L2椎体及部分附件见不规则骨质密度减低,边界不清,右侧第4肋腋段骨皮质不连续,周围见骨痂形成。右侧肱骨头、L4左侧附件见类结节状高密度影。右乳癌化疗后复查,对比2017-11-26PET/CT:右乳多发肿块、结节,符合乳腺癌治疗后改变,较前缩小。右腋窝及右内乳区肿大淋巴结,考虑转移,较前明显缩小。肝内多发稍低密度结节、肿块,考虑转移瘤,较前明显缩小。胃左动脉旁、腹主动脉旁淋巴结,部分较前稍增大,考虑转移可能性大。全身多发骨质破坏,考虑转移瘤。右侧第4肋腋段病理性骨折可能。胆囊结石。右肾囊肿。副脾。右肺中叶及左肺上叶斑片影、条索影,考虑慢性炎症可能。双侧胸膜稍增厚。甲状腺右叶结节,考虑结节性甲状腺肿。双颈II~IV区淋巴结同前,考虑反应性淋巴结。</text:p>
          </table:table-cell>
          <table:table-cell office:value-type="string" calcext:value-type="string">
            <text:p>右乳</text:p>
          </table:table-cell>
          <table:table-cell office:value-type="string" calcext:value-type="string">
            <text:p>35MM×21MM</text:p>
          </table:table-cell>
          <table:table-cell office:value-type="string" calcext:value-type="string">
            <text:p>右内乳区淋巴结,右腋窝淋巴结,肝,腹主动脉旁淋巴结,胃左动脉旁淋巴结</text:p>
          </table:table-cell>
          <table:table-cell table:number-columns-repeated="1020"/>
        </table:table-row>
        <table:table-row table:style-name="ro1">
          <table:table-cell office:value-type="string" calcext:value-type="string">
            <text:p>乳腺癌治疗后复查,对比2016-3-29片:左乳癌术后,左侧前胸壁局部皮肤结节状、条片状增厚,考虑复发,较前增大。左颈VI区新见淋巴结肿大,考虑转移。右腋窝部分淋巴结较前增大,考虑转移可能性大。双锁上、纵隔小淋巴结,较前变化不大。肝S4小囊肿。左肾囊肿。双侧锁骨头、胸骨及多发椎体骨质破坏,考虑转移瘤,范围大致同前。右侧第6肋腋段骨质异常,考虑陈旧性骨折可能性大,大致同前。乳腺癌治疗后复查,对比2016-3-29片:左侧乳腺术后缺失,左侧前胸壁局部皮肤呈结节样、条片状增厚,最大约13MM×7MM,较前增大。左侧腋窝见少许条索影,未见肿大淋巴结。右侧乳腺未见肿物。右侧腋窝见数个淋巴结,最大约14MM×10MM,边界尚清,密度不均匀,增强后不均匀轻中度强化,部分较前增大。口咽、喉咽未见异常。双侧声带未见增厚。双腮腺、颌下腺未见明显异常。甲状腺峡部及双叶未见明显异常。左颈VI区见一肿大淋巴结,大小约10MM×13MM,边界尚清,密度不均匀,增强后不均匀轻度强化。左上肺近前胸壁处见散在斑片灶,边界欠清,较前相仿,余双肺未见实质性病变。气管及支气管分支通畅,未见明显软组织肿物或受压变窄。双锁骨上窝、右侧气管食管沟、主动脉旁、双下气管旁、隆突下见数个小淋巴结,较大者短径约7MM,增强扫描均匀强化,较前变化不大。双侧胸膜未见增厚。双侧胸腔未见积液。肝脏形态、各叶比例未见异常,轮廓欠光整;肝S 4见一小囊性病变,直径约4 MM,增强扫描未见强化,大致同前。肝内胆管正常,其内未见结石影,胆囊不大,内未见结石,胆总管未见扩张,其内未见结石影。肝门区、门静脉所见正常。脾大小正常,密度均匀。胰腺大小、形态正常,密度均匀。左肾见类圆形囊性灶,直径约7 MM,边界清楚,未见强化。右肾、双肾上腺未见异常。腹主动脉旁未见肿大淋巴结。胸骨、双侧锁骨头见不规则骨质破坏,周围见少许增多软组织,增强扫描轻度强化,范围大致同前。扫描范围内多个椎体内见类圆形、结节样骨质密度增高灶,边界模糊,密度欠均匀,与前片对比,病灶范围大致同前。右侧第6肋腋段见结节状骨质密度增高影,大致同前。</text:p>
          </table:table-cell>
          <table:table-cell office:value-type="string" calcext:value-type="string">
            <text:p>左乳,乳腺</text:p>
          </table:table-cell>
          <table:table-cell/>
          <table:table-cell office:value-type="string" calcext:value-type="string">
            <text:p>左颈VI区淋巴结,椎体,胸骨,双侧锁骨头</text:p>
          </table:table-cell>
          <table:table-cell table:number-columns-repeated="1020"/>
        </table:table-row>
        <table:table-row table:style-name="ro1">
          <table:table-cell office:value-type="string" calcext:value-type="string">
            <text:p>左下肺MT综合治疗后,与2012-4-12本院PET/CT图像相比,两肺多发转移,肝左叶转移为新增病灶;全身骨骼多处转移,部分为新增病灶;左锁骨区淋巴结转移较前增多,糖代谢程度增高;右锁骨区淋巴结转移灶大小相仿,糖代谢程度较前略减低;内乳、纵隔转移性淋巴结较前缩小,糖代谢程度减低;后腹膜淋巴结转移,病灶较前增多,糖代谢略减低;余同前。禁食6小时余,静脉注射 18 F-FDG后,休息约60分钟,行全身PET/CT断层显像,并与2012.04.12本院PET/CT图像比较。 脑部PET/CT图像示脑内多发无糖代谢增高的小低密度灶,较前片相仿;余脑皮质及双侧基底节、丘脑、小脑放射性分布对称,未见明显糖代谢异常;各脑室、脑池无扩大和受推移;脑沟﹑脑裂无明显增宽;中线结构居中。眼眶部及鼻咽部PET/CT图像示眶内及鼻咽部结构及其糖代谢未见明显异常。 颈部PET/CT图像示双侧锁骨区见多发糖代谢异常增高的肿大淋巴结,左侧最大者大小为17.5×10.5MM,最大SUV值5.06,右侧最大者大小为19.5×14.8MM,最大SUV值3.35;较前片左侧锁骨区肿大淋巴结增大,糖代谢程度增高,右侧锁骨区肿大淋巴结大小较前相仿,糖代谢略减低;余双侧颈部、甲状腺等均未见明显糖代谢异常增高灶及占位性病变。 胸部PET/CT图像示左下肺MT术后,右肺上叶尖段和前段见糖代谢异常增高的不规则结节影,边缘模糊,最大SUV值6.49,延迟1.5小时后最大SUV值7.81,滞留指数为20.3%;两肺另见多发早期及延迟1.5小时相均无明显糖代谢异常增高的微小结节影,最大者直径约7.5MM,纵隔、右侧内乳、双侧肺门见糖代谢增高淋巴结,最大者约14.8×13.5MM,最大SUV值4.71,位于右侧肺门;纵隔及右侧内乳多发糖代谢异常增高的肿大淋巴结较前缩小,糖代谢减低;两侧肺门肿大淋巴结为新增病灶;双侧胸腔无积液;心脏不大。 腹部PET/CT图像示肝左叶见糖代谢异常增高的低密度影,大小约19.3×14.5MM,最大SUV值6.95,较前片为新增病灶;腹主动脉旁见多发糖代谢异常增高的肿大淋巴结,最大者大小为18.5×13.2MM,最大SUV值为10.09,较前片增大、增多,糖代谢略减低;肝内外胆管无扩张;双肾多发无明显糖代谢的低密度灶,边界清楚,最大者大小为26.8×23.5MM,位于左肾,较前相仿;胃壁均匀性轻度生理性糖代谢增强;肠道呈线型生理性糖代谢增强;胆囊、胰、脾、双肾上腺无殊;腹腔无积液。 盆部PET图像示膀胱内大量放射性生理性积聚;肠道呈线型生理性糖代谢增强;生殖器及双侧腹股沟处未见明显异常糖代谢增强。CT平扫示膀胱充盈,壁光滑无增厚;双侧精囊腺形态可;双侧膀胱精囊三角对称;前列腺不大,密度均;盆腔内未见占位;盆腔和双侧腹股沟无肿大淋巴结;盆腔无积液。 骨骼PET/CT图像见右侧肱骨上段、双侧侧髂骨、右侧第8后肋、脊柱多处见糖代谢异常增高,骨质密度不规则增高,最大SUV值分别为10.22,位于左侧髂骨,较前片病灶增多,糖代谢程度增高;余处未见明显糖代谢异常增高及骨质破坏;部分脊柱椎体边缘及椎小关节骨质增生。</text:p>
          </table:table-cell>
          <table:table-cell office:value-type="string" calcext:value-type="string">
            <text:p>左下肺</text:p>
          </table:table-cell>
          <table:table-cell/>
          <table:table-cell office:value-type="string" calcext:value-type="string">
            <text:p>两肺,肝左叶,全身骨骼,左锁骨区淋巴结,右锁骨区淋巴结,纵隔淋巴结,乳淋巴结,腹膜淋巴结</text:p>
          </table:table-cell>
          <table:table-cell table:number-columns-repeated="1020"/>
        </table:table-row>
        <table:table-row table:style-name="ro1">
          <table:table-cell office:value-type="string" calcext:value-type="string">
            <text:p>1.乙状结肠癌,由肠系膜下动脉供血;2.肝内小囊肿,静脉期肝内轻度强化灶,转移待除外,请结合临床,必要时详查;3.平腰2/3椎间隙水平腹主动脉局限性增宽,腹主动脉瘤可能性大;4.双肾囊肿。乙状结肠肠壁增厚,管腔狭窄,周围脂肪间隙尚清,增强后病变明显强化,病变周围可见增多迂曲动脉,由肠系膜下动脉供血,近端结肠管腔未见扩张。余腹腔肠管未见异常强化。肝脏大小形态正常,肝脏左内叶可见小圆形低密度影,边界清,增强各期未见强化。增强后静脉肝脏实质可见多个轻度强化灶,直径约0.5CM。余脾脏、胰腺形态大小正常,内未见异常强化影。两肾实质内可见小圆形低密度影,边界清,增强各期未见强化。胆囊不大,其内未见异常密度影。膀胱充盈良好,其内未见异常密度影,双侧输尿管不扩张。腹膜后未见异常增大的淋巴结影。 <text:s text:c="3"/>全腹平扫、增强及三维重建示腹主动脉及双髂总动脉多发混合斑块,走形迂曲,平腰2/3椎间隙腹主动脉增宽,直径约2.9CM。肠系膜上下动脉、腹腔干、双肾动脉形态走形未见异常。</text:p>
          </table:table-cell>
          <table:table-cell office:value-type="string" calcext:value-type="string">
            <text:p>乙状结肠</text:p>
          </table:table-cell>
          <table:table-cell/>
          <table:table-cell office:value-type="string" calcext:value-type="string">
            <text:p>肝</text:p>
          </table:table-cell>
          <table:table-cell table:number-columns-repeated="1020"/>
        </table:table-row>
        <table:table-row table:style-name="ro1">
          <table:table-cell office:value-type="string" calcext:value-type="string">
            <text:p>1.结合临床,右肺癌侵及胸膜治疗后,较前2016-7-6略缩小;右侧锁骨上、右肺门及纵隔淋巴结转移治疗后,部分略缩小,部分变化不著;骨转移,较前成骨略增多;左肺小结节灶,考虑转移,变化不著。2.左肺门及膈上稍大淋巴结,变化不著。3.右肺类结节灶,变化不著;左肺含气囊肿;考虑左肺少许炎症、纤维灶,变化不著。4.甲状腺低密度灶。5.考虑肝囊肿、右肾囊肿。6.肝内异常强化灶,变化不著。7.主胰管及部分肝内胆管轻度扩张。右肺中叶外侧段胸膜下示不规则软组织密度影,约1.7CM×2.1CM,增强呈不均质较明显强化,边缘分叶、毛糙,与邻近胸膜分界不清,以叶间胸膜为著,局部胸膜略内陷。右肺胸膜下示小类结节灶。左肺下叶示小结节灶,增强可见强化,边界较清。另左肺上叶示小泡状低密度区,边界较清,舌段示片状影。右侧锁骨上、双肺门、纵隔及膈上前组示多发增大淋巴结,大者短径约0.7CM。甲状腺右叶内示斑片状低密度灶。 <text:s/>肝及右肾示囊性密度灶。另动脉期肝内示类结节状明显强化灶,其余各期显示不清。主胰管及部分肝内胆管略扩张。双侧肾上腺饱满。腹腔腹膜后未见肿大淋巴结。 <text:s/>部分椎骨示骨质破坏。</text:p>
          </table:table-cell>
          <table:table-cell office:value-type="string" calcext:value-type="string">
            <text:p>右肺中叶</text:p>
          </table:table-cell>
          <table:table-cell office:value-type="string" calcext:value-type="string">
            <text:p>1.7CM×2.1CM</text:p>
          </table:table-cell>
          <table:table-cell office:value-type="string" calcext:value-type="string">
            <text:p>纵隔淋巴结,右肺门淋巴结,右侧锁骨上淋巴结,骨,左肺</text:p>
          </table:table-cell>
          <table:table-cell table:number-columns-repeated="1020"/>
        </table:table-row>
        <table:table-row table:style-name="ro1">
          <table:table-cell office:value-type="string" calcext:value-type="string">
            <text:p>乳腺癌术后复发综合治疗后复查:双侧乳腺缺失,双侧前胸壁局部未见明显肿瘤复发征。右肺尖斑片状影,考虑放射性炎症,大致同前。左肺上叶舌段少许炎症。右肺上叶、中叶胸膜下索条及斑片影,考虑纤维增殖灶,较前未见明显变化。主动脉旁、左侧锁骨上窝小淋巴结,较前无明显变化。肝S4小囊肿。肝内胆管结石。 甲状腺内高密度灶,考虑良性病变,结节性甲状腺肿合并钙化?建议复查。右侧腮腺小结节,考虑良性病变可能性大。多发骨转移瘤,较前部分稍增大、部分较前致密。T10右旁软组织结节影,考虑转移瘤可能性大,较前未见明显变化。乳腺癌术后复发综合治疗后复查,与2016-11-19片对比:双侧乳腺缺失,双侧前胸壁皮肤无明显增厚,皮下脂肪间隙稍模糊。双肺纹理清晰,右肺尖可见斑片状密影,边界欠清,内可见充气支气管影,较前相仿;右肺上叶及中叶近胸膜处可见斑片状、索条状密影,边界欠清,较前未见明显变化。左肺上叶舌段见少许斑片模糊影。气管及支气管分支通畅。左侧锁骨上窝、主动脉旁见小淋巴结,大者短径为7MM,边界清晰,大致同前。双侧胸腔内未见积液。胸膜未见增厚粘连。肝脏形态正常,各叶比例在正常范围以内,其外形轮廓光整,密度不均匀。肝S4见一低密度灶,边界尚清,大小约5MM,增强扫描强化不明显。肝S4、S5包膜下见点状高密度灶,大小约7MM。胆囊大小正常,其内未见结石影;肝内胆管、胆总管未见扩张,其内未见结石影。肝门区正常。门静脉未见异常。 脾、胰腺、双肾见及双肾上腺形态及密度未见明显异常。腹主动脉旁未见肿大淋巴结。甲状腺双叶见数个高密度灶,大者约8MM×6MM,边界清,未见强化。喉咽腔形态正常,双侧真假声带未见增厚,前联合未见增厚,梨状窝对称。右侧腮腺见一结节,直径约5MM,边界清楚,内见钙化。双侧颌下腺、左侧腮腺大小形态正常,密度均匀。双颈未见明显肿大淋巴结。所示颅骨、颈椎、左侧锁骨、双侧肱骨头、双侧肩胛骨、双侧部分肋骨、胸骨、多发胸椎、腰椎及附件见骨质破坏,较前部分稍增大、部分较前致密。T10椎体右旁见软组织结节,大小为12MM×20 MM,边界清晰,密度尚均匀,增强扫描明显强化,较前相仿。</text:p>
          </table:table-cell>
          <table:table-cell office:value-type="string" calcext:value-type="string">
            <text:p>乳腺</text:p>
          </table:table-cell>
          <table:table-cell/>
          <table:table-cell office:value-type="string" calcext:value-type="string">
            <text:p>骨,T10右旁软组织</text:p>
          </table:table-cell>
          <table:table-cell table:number-columns-repeated="1020"/>
        </table:table-row>
        <table:table-row table:style-name="ro1">
          <table:table-cell office:value-type="string" calcext:value-type="string">
            <text:p>1.结合临床,前纵膈小细胞癌治疗后,请结合前片;纵膈、双侧锁骨上、右肺门淋巴结转移;双肺、胸膜转移;膈脚后淋巴结肿大2.右肾上腺区结节灶,建议观察3.左侧胸腔积液,左侧膈肌上提前纵膈可见类三角形软组织密度肿块影,约3.4CM×3.6CM,增强扫描呈明显不均匀强化,与邻近纵膈内软组织分界不清,纵膈内3A区、4R、9L区及双锁骨上、右肺门示结节灶,大者短径约1.4CM。双肺及双侧胸膜、叶间胸膜散在多发结节灶,大者直径约1.0CM。左侧膈肌明显上提。左胸腔内可见弧形液性密度影胸膜显示不均匀增厚、强化。 <text:s/>肝脏形态不规则,实质密度均匀,胆囊、胰腺、脾及双肾、双肾上腺未见异常。右肾上腺区示结节灶,约0.8CM×1.3CM。膈脚后示数个结节灶,大者短径约0.8CM。</text:p>
          </table:table-cell>
          <table:table-cell office:value-type="string" calcext:value-type="string">
            <text:p>前纵膈</text:p>
          </table:table-cell>
          <table:table-cell office:value-type="string" calcext:value-type="string">
            <text:p>3.4CM×3.6CM</text:p>
          </table:table-cell>
          <table:table-cell office:value-type="string" calcext:value-type="string">
            <text:p>右肺门淋巴结,双侧锁骨上淋巴结,纵膈淋巴结,胸膜,双肺</text:p>
          </table:table-cell>
          <table:table-cell table:number-columns-repeated="1020"/>
        </table:table-row>
        <table:table-row table:style-name="ro1">
          <table:table-cell office:value-type="string" calcext:value-type="string">
            <text:p>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CT图像示鼻咽右侧壁局部糖代谢增高,最大SUV值约为3.8,未见明显占位征象,考虑为生理性或炎性摄取;双侧额窦、筛窦、蝶窦和上颌窦未见明显异常占位及糖代谢异常增高灶。 颈部PET图像示双侧颈部、锁骨区、甲状腺等均未见明显糖代谢异常增高灶。CT平扫示双侧颈部无明显肿大淋巴结;口咽、喉咽部无占位;甲状腺无肿大,右叶见钙化灶,左叶下极见大小约为7.9×4.8MM低密度结节。 胸部PET/CT图像示右肺上叶近肺门糖代谢异常增高的不规则占位,最大SUV值约为11.4,较大者截面大小约为26.8×20.9MM,与右肺门分界不清;病灶周边见糖代谢异常增高的结节,最大SUV值约为9.2,较大者大小约为13.7×11.1MM;纵隔内主肺动脉窗多发糖代谢异常增高的肿大淋巴结,最大SUV值约为11.5,较大者大小约为24.0×16.6MM;双肺上叶透亮度增高;右肺上叶尖段见糖代谢轻度增高的结节样斑片影,最大SUV值约为1.2,内见钙化灶;右肺上叶局部气管受压变窄;双侧胸膜无增厚;双侧胸腔无积液;心脏无明显增大;双侧腋窝无明显糖代谢异常增高的肿大淋巴结。 腹部PET/CT图像见胃窦充盈欠佳,局部糖代谢增高,最大SUV值约为6.3,未见明显占位;肠道呈线型生理性糖代谢增强;肝脏表面光整,各叶比例匀称,实质内多发无明显糖代谢异常增高的囊性低密度灶,较大者位于左外叶,大小约为32.6×36.4MM;肝内外胆管无扩张;脾脏不大,密度均,未见明显占位及糖代谢异常增高灶;胆囊、胰、双肾、肾上腺无殊;腹膜后无明显糖代谢异常增高的肿大淋巴结;腹腔无积液。 盆部PET图像示膀胱内大量显像剂生理性积聚;肠道呈线型生理性糖代谢增强;生殖器及双侧腹股沟处未见明显糖代谢异常增强。CT平扫示膀胱充盈,壁光滑无增厚;双侧精囊腺形态可;双侧膀胱精囊三角对称;前列腺增大,内见钙化灶;盆腔和双侧腹股沟无肿大淋巴结;盆腔无积液。 骨骼PET图像未见异常糖代谢增强。CT定位片见颈胸腰骶椎顺列,生理曲度存在;平扫骨窗示颈、胸、腰、骶椎体及椎小关节骨质增生,考虑为退行性变。结合病史,符合右肺上叶中央型MT伴纵隔及右肺门淋巴结转移表现,请结合临床;双肺上叶气肿;右肺上叶慢性炎症及陈旧灶;右肺上叶局部气管受压变窄;胃窦充盈欠佳,局部糖代谢增高,考虑为生理性或炎性摄取可能,必要时胃镜检查;肝囊肿;前列腺增生伴钙化;甲状腺右叶钙化灶,左叶低密度结节,请结合超声检查。</text:p>
          </table:table-cell>
          <table:table-cell office:value-type="string" calcext:value-type="string">
            <text:p>右肺上叶</text:p>
          </table:table-cell>
          <table:table-cell office:value-type="string" calcext:value-type="string">
            <text:p>26.8×20.9MM</text:p>
          </table:table-cell>
          <table:table-cell office:value-type="string" calcext:value-type="string">
            <text:p>右肺门淋巴结,纵隔淋巴结</text:p>
          </table:table-cell>
          <table:table-cell table:number-columns-repeated="1020"/>
        </table:table-row>
        <table:table-row table:style-name="ro1">
          <table:table-cell office:value-type="string" calcext:value-type="string">
            <text:p>左肺门、纵隔、左锁上示小淋巴结,大者短径约0.6CM。双颈部未见明显增大淋巴结。左肺下叶胸椎旁示类结节灶,边缘模糊,有强化,短径约0.4CM。肝胰脾右肾上腺双肾形态、密度未见明显异常。胆囊壁厚,有强化。左肾上腺饱满局部呈类结节状,有强化。左肾囊肿。T12椎体局部骨质密度呈结节状增高。1.结合临床,左肺癌并左肺门淋巴结转移治疗后,纵隔、左锁上淋巴结肿大;左肾上腺类结节灶,不除外转移;T12椎体骨质异常,考虑骨转移2.胆囊炎,左肾囊肿3.颈部未见明显异常</text:p>
          </table:table-cell>
          <table:table-cell office:value-type="string" calcext:value-type="string">
            <text:p>左肺</text:p>
          </table:table-cell>
          <table:table-cell office:value-type="string" calcext:value-type="string">
            <text:p>0.4CM</text:p>
          </table:table-cell>
          <table:table-cell office:value-type="string" calcext:value-type="string">
            <text:p>左肺门淋巴结,左肾上腺,T12椎体</text:p>
          </table:table-cell>
          <table:table-cell table:number-columns-repeated="1020"/>
        </table:table-row>
        <table:table-row table:style-name="ro1">
          <table:table-cell office:value-type="string" calcext:value-type="string">
            <text:p>双侧乳腺、卵巢MT综合治疗后:考虑为卵巢MT腹膜、盆腔系膜多发转移;腹盆腔少量积液;两肺少许慢性炎症;主动脉瓣根部钙化;双侧胸腔、心包少量积液;脾内钙化灶。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右侧上颌窦内粘膜增厚影,考虑为慢性炎症。 颈部PET图像示双侧颈部、锁骨区、甲状腺等均未见明显糖代谢异常增高灶。CT平扫示双侧颈部无明显肿大淋巴结;口咽、喉咽部无占位;甲状腺无肿大,未见明显占位。 胸部PET/CT图像示双乳MT术后,右侧腋窝片状糖代谢略增高,最大SUV值为2.4,考虑为术后炎性改变;双肺纹理清晰,见少许条片影;各级支气管腔通畅;纵隔无明显肿大淋巴结,双肺门影不大;双侧胸膜无增厚;双侧胸腔少量积液;主动脉根部见钙化影;心包少量积液。 腹部PET/CT图像示肝包膜及腹膜多发增厚,伴糖代谢异常增高,最大SUV值为5.5;肝包膜下少量积液;余肝实质内未见明确占位及糖代谢异常增高灶;胃壁均匀性轻度糖代谢生理性增强;肠道呈线型生理性糖代谢增强;胆囊、胰、双肾上腺、肾、输尿管及大血管处未见明显糖代谢异常增高灶及占位;脾脏不大,内见点状钙化灶,未见明显糖代谢异常增高灶。 盆部PET/CT图像示子宫及双侧附件切除术后;盆腔腹膜及系膜多发增厚,伴糖代谢异常增高,最大SUV值为6.5;膀胱内大量显像剂生理性积聚;肠道呈线型生理性糖代谢增强;双侧腹股沟无肿大淋巴结;盆腔少量积液。 骨骼PET图像未见异常糖代谢增强。CT定位片见颈胸腰骶椎顺列,生理曲度存在;平扫骨窗示颈、胸、腰、骶椎体及椎小关节骨质增生,提示为退行性变。</text:p>
          </table:table-cell>
          <table:table-cell office:value-type="string" calcext:value-type="string">
            <text:p>双侧乳腺,卵巢</text:p>
          </table:table-cell>
          <table:table-cell/>
          <table:table-cell office:value-type="string" calcext:value-type="string">
            <text:p>盆腔系膜,腹膜</text:p>
          </table:table-cell>
          <table:table-cell table:number-columns-repeated="1020"/>
        </table:table-row>
        <table:table-row table:style-name="ro1">
          <table:table-cell office:value-type="string" calcext:value-type="string">
            <text:p>左乳外下象限MT伴左侧腋窝淋巴结转移;左侧内乳淋巴结转移不除外;右肺中叶及左肺下叶小结节,请随访;甲状腺密度欠均匀,请结合超声检查。禁食6小时余,静脉注射 18 F-FDG后,休息约60分钟,行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部PET图像示鼻咽部、咽旁间隙、副鼻窦均未见明显糖代谢异常增高灶。鼻咽CT平扫示鼻咽顶后壁无增厚、表面光滑,两侧壁软组织对称,咽隐窝及咽鼓管开口无变窄,咽旁间隙清晰。双侧额窦、筛窦、双侧蝶窦和双侧上颌窦未见明显异常。 颈部PET图像示双侧颈部、锁骨区、甲状腺等均未见明显糖代谢异常增高灶。CT平扫示双侧颈部无明显肿大淋巴结;口咽、喉咽部无占位;甲状腺密度欠均匀。 胸部PET/CT图像示左侧腋窝多发糖代谢异常增高的肿大淋巴结,糖代谢较高且较大者最大SUV值约为12.8,大小约为19.7×18.1MM;左乳外下象限见糖代谢异常增高的结节,最大SUV值约为6.7,大小约为14.4× 10.6MM;左侧内乳(约第2肋水平)见糖代谢轻度增高的淋巴结,最大SUV值约为1.4,大小约为6.3×2.6MM;两肺纹理清晰,右肺中叶及左肺下叶见直径均小于5.0MM的小结节,无明显糖代谢异常增高;各级支气管腔通畅;纵隔及两肺门无明显肿大淋巴结及糖代谢异常增高灶;双侧胸腔无积液;心脏无明显增大。 腹部PET图像示胃部充盈可,胃壁均匀性轻度糖代谢生理性增强;肠道呈线型生理性糖代谢增强;肝脏、胆囊、胰腺、脾脏、双肾上腺、双肾、双输尿管及大血管处未见明显糖代谢异常增高。CT平扫所示肝脏表面光整,各叶比例匀称,实质内未见明显占位;肝内外胆管无扩张;脾脏不大,密度均匀,未见明显占位;胆囊、胰腺、双肾、双肾上腺无殊;腹膜后无明显肿大淋巴结;腹腔无积液。 盆部PET图像示膀胱内显像剂生理性积聚;肠道呈线型生理性糖代谢增强;生殖器及双侧腹股沟处未见明显糖代谢异常增强。CT平扫示膀胱充盈可,壁光滑无增厚;子宫及双侧附件区未见明显占位;盆腔和双侧腹股沟无肿大淋巴结;盆腔无积液。 骨骼PET图像未见异常糖代谢增强。CT平扫骨窗示部分颈、胸、腰、骶椎体及椎小关节骨质增生,考虑为退行性变。</text:p>
          </table:table-cell>
          <table:table-cell office:value-type="string" calcext:value-type="string">
            <text:p>左乳</text:p>
          </table:table-cell>
          <table:table-cell office:value-type="string" calcext:value-type="string">
            <text:p>14.4× 10.6MM</text:p>
          </table:table-cell>
          <table:table-cell office:value-type="string" calcext:value-type="string">
            <text:p>左侧腋窝淋巴结,左侧内乳淋巴结</text:p>
          </table:table-cell>
          <table:table-cell table:number-columns-repeated="1020"/>
        </table:table-row>
        <table:table-row table:style-name="ro1">
          <table:table-cell office:value-type="string" calcext:value-type="string">
            <text:p>禁食6小时余,静脉注射 18 F-FDG后,休息约60分钟,行全身PET/CT断层显像。 脑部PET图像示脑皮质及双侧基底节、丘脑、小脑糖代谢分布对称,未见明显糖代谢异常。CT平扫示脑实质内未见明显异常密度影;各脑室、脑池无扩大和受推移;脑沟﹑脑裂无明显增宽;中线结构居中。 眼眶部PET图像示眼球、眼眶内未见明显糖代谢异常。眼眶CT平扫示眼球环壁完整,球内未见异常密度灶,眼内肌对称未见增粗及异常变细,视神经未见异常密度灶,眶内脂肪间隙清晰。骨窗示眼眶壁、视神经管、眶上裂、眶下裂未见破坏扩大。 鼻咽PET图像示鼻咽部、咽旁间隙、副鼻窦均未见明显糖代谢异常增高灶。鼻咽CT平扫示鼻咽顶后壁无增厚、表面光滑,两侧壁软组织对称,咽隐窝及咽鼓管开口无变窄,咽旁间隙清晰。双侧上颌窦粘膜增厚,考虑为慢性炎症;其余副鼻窦未见明显异常。 颈部PET图像示双侧颈部、锁骨区、甲状腺等均未见明显糖代谢异常增高灶。CT平扫示双侧颈部无明显肿大淋巴结,左侧锁骨区见一枚大小约为9.1×6.8MM的淋巴结,考虑为慢性非特异性炎症;口咽、喉咽部无占位;甲状腺无肿大,双叶密度欠均,左叶中部见一枚大小约为10.1×5.4MM的低密度灶。 胸部PET/CT图像示左侧乳腺外上象限见一枚糖代谢异常增高的软组织影,病灶自左乳腺体延伸至皮下,呈不规则分叶状,边缘见细短毛刺,最大SUV值约为15.6;左侧腋下见数枚稍大淋巴结,较大者大小约为12.2×7.7MM,其中一枚(约主动脉弓水平)见糖代谢轻度增高,最大SUV值约为2.4;右肺中叶内侧段及左肺上叶下舌段见不伴糖代谢异常增高的纤维条索灶,各级支气管腔通畅;双肺门、纵隔、胸壁、右侧乳腺、右侧腋窝等均未见明显糖代谢异常增高灶或占位。双侧胸膜无增厚;双侧胸腔无积液;心脏无明显增大。 腹部PET图像见胃壁均匀性轻度糖代谢生理性增强;肠道呈线型生理性糖代谢增强;肝、胆囊、胰、脾、双肾上腺、肾、输尿管及大血管处未见明显糖代谢异常增高。CT平扫所示肝脏表面光整,各叶比例匀称,肝左叶见数枚低密度影,较大者位于左外叶,直径约为9.8MM,其余肝脏实质内未见明显占位;肝内外胆管无扩张;脾脏不大,密度均,未见明显占位;胆囊、胰、双肾、肾上腺无殊;腹膜后无明显肿大淋巴结;腹腔无积液。 盆部PET/CT图像示右下盆腔小肠局灶性糖代谢增高,最大SUV值约为6.2,延迟1.5小时后最大SUV值约为5.1,局部未见明显肠壁增厚;左侧附件区见一大小约为31.4×29.7MM的囊性低密度影,边缘见糖代谢轻度增高,最大SUV值约为3.0;子宫形态不规则增大,右缘见一大小约为58.2×43.2MM、糖代谢轻度增高的等密度团块影,最大SUV值约为2.8;膀胱内显像剂生理性积聚;余肠道呈线型生理性糖代谢增强;盆腔及双侧腹股沟处未见明显糖代谢异常增强或占位;盆腔无积液。 骨骼PET图像未见异常糖代谢增强。CT定位片见颈胸腰骶椎顺列,生理曲度存在;平扫骨窗示颈、胸、腰、骶椎体及椎小关节骨质未见异常。考虑为左乳外上象限MT伴左侧腋下淋巴结转移可能,请结合临床;甲状腺左叶无糖代谢异常增高的低密度灶,考虑为良性病变可能,建议结合超声检查;两肺慢性炎症;肝左叶囊肿;盆腔小肠局灶性糖代谢增高,考虑为生理性摄取或良性病变可能;子宫肌瘤,左侧卵巢良性病变(囊肿可能),请结合妇科超声检查。</text:p>
          </table:table-cell>
          <table:table-cell office:value-type="string" calcext:value-type="string">
            <text:p>左乳</text:p>
          </table:table-cell>
          <table:table-cell/>
          <table:table-cell office:value-type="string" calcext:value-type="string">
            <text:p>左侧腋下淋巴结,椎小关节,骶椎体,腰,胸,颈</text:p>
          </table:table-cell>
          <table:table-cell table:number-columns-repeated="1020"/>
        </table:table-row>
        <table:table-row table:style-name="ro1">
          <table:table-cell office:value-type="string" calcext:value-type="string">
            <text:p>禁食6小时余,静脉注射 18 F-FDG后,休息约60分钟,行全身PET/CT断层显像。 脑部PET/CT图像示2012-4-10本院MRI图像示脑内多发异常强化灶处未见明显糖代谢异常,脑内另见多发小低密度灶;余脑皮质及双侧基底节、丘脑、小脑放射性分布对称,未见明显糖代谢异常;各脑室、脑池无扩大和受推移;脑沟﹑脑裂无明显增宽;中线结构居中。眼眶部PET/CT图像示眶内结构及其糖代谢未见明显异常。鼻咽部、咽旁间隙、副鼻窦结构及其糖代谢均未见明显异常。 颈部PET/CT图像示双侧锁骨区见多发糖代谢异常增高的肿大淋巴结,最大者大小为19.1×15.8MM,最大SUV值为11.27;余双侧颈部、甲状腺等均未见明显糖代谢异常增高灶及占位性病变。双侧锁骨区糖代谢异常增高的肿大淋巴结较前增多、增大,糖代谢程度增高。 胸部PET/CT图像示左下肺MT术后,纵隔及右侧内乳多发糖代谢异常增高的肿大淋巴结,最大者大小为14.7×11.2MM,最大SUV值为11.33;余处未见明显糖代谢异常增高灶及占位性病变;双侧胸腔无积液;心脏不大。与2010-12-6本院PET/CT图像相比,右侧内乳新增糖代谢异常增高的肿大淋巴结,纵隔淋巴结较前缩小,糖代谢程度与前相仿。 腹部PET/CT图像见腹主动脉旁见多发糖代谢异常增高的肿大淋巴结,最大者大小为16.4×12.2MM,最大SUV值为13.54;肝脏表面光整,各叶比例匀称,肝实质密度普遍减低,低于脾脏,实质内未见异常占位;肝内外胆管无扩张;双肾多发无明显糖代谢的低密度灶,边界清楚,最大者大小为26.3×23.0MM;胃壁均匀性轻度生理性糖代谢增强;肠道呈线型生理性糖代谢增强;胆囊、胰、脾、双肾上腺、肾、输尿管等处未见明显糖代谢异常增高灶及占位性病变;腹腔无积液。与2010-12-6本院PET/CT图像相比,腹主动脉旁新增多发糖代谢异常增高的肿大淋巴结。 盆部PET图像示膀胱内大量放射性生理性积聚;肠道呈线型生理性糖代谢增强;生殖器及双侧腹股沟处未见明显异常糖代谢增强。CT平扫示膀胱充盈,壁光滑无增厚;双侧精囊腺形态可;双侧膀胱精囊三角对称;前列腺不大,密度均;盆腔内未见占位;盆腔和双侧腹股沟无肿大淋巴结;盆腔无积液。 骨骼PET/CT图像见右侧肱骨上段及右侧髂骨局部见糖代谢异常增高的高密度灶,最大SUV值分别为2.78、3.64;余处未见异常糖代谢增强灶及骨质破坏吸收征象。与2010-12-6本院PET/CT图像相比,右肱骨及髂骨新增糖代谢异常增高灶。左下肺MT综合治疗后,与2010-12-6本院PET/CT图像相比,左锁骨区、内乳、后腹膜新增多发淋巴结转移,右肱骨及髂骨新增转移灶;右锁骨区转移性淋巴结较前增多、增大,糖代谢程度增高,纵隔转移性淋巴结较前缩小,糖代谢程度相仿;本院2012-4-10增强MRI所示脑内多发强化灶未见明显糖代谢异常,请结合临床;脑内多发腔隙性梗塞灶;脂肪肝;双肾无明显糖代谢的低密度灶,考虑为良性病变。</text:p>
          </table:table-cell>
          <table:table-cell office:value-type="string" calcext:value-type="string">
            <text:p>左下肺</text:p>
          </table:table-cell>
          <table:table-cell/>
          <table:table-cell office:value-type="string" calcext:value-type="string">
            <text:p>后腹膜淋巴结,内乳淋巴结,左锁骨区淋巴结,髂骨,右肱骨,右锁骨区淋巴结,纵隔淋巴结</text:p>
          </table:table-cell>
          <table:table-cell table:number-columns-repeated="1020"/>
        </table:table-row>
        <table:table-row table:style-name="ro1">
          <table:table-cell office:value-type="string" calcext:value-type="string">
            <text:p>左乳癌术后,左侧乳腺缺失,左侧胸壁未见明显肿物影,右侧乳腺未见明显异常密度灶,双侧腋窝未见明显肿大淋巴结。双肺纹理增粗,左肺尖见片状及条索灶,部分呈网格样改变。双肺见弥漫分布结节灶,大小约2MM×2MM~16MM×19MM,最大者位于右肺下叶背段,边缘毛糙,见短毛刺,临近胸膜可见牵拉,增强后明显强化。 <text:s/>右侧锁骨上、下气管旁、双肺门、隆突下见多个淋巴结,短径约4~7MM,较明显强化。 <text:s/>双侧胸腔见少量积液。双侧胸膜无增厚、粘连。 <text:s/>肝内见多个结节状及团块状病灶,部分相互融合,最大者位于肝S3/4,呈多结节相互融合状,大小约37MM×39MM,边缘可见强化。肝内胆管正常,其内未见结石影,胆囊大小正常,其内未见结石影,胆总管未见扩张,其内未见结石影。门静脉所见正常。 脾大小正常,密度均匀。 胰腺大小、形态正常,密度均匀。双肾所见正常。 双肾上腺所见正常。 肝脾包膜、盆底腹膜、肠系膜、大网膜明显增厚,部分呈类结节状,大网膜增厚呈饼状,增强后不均匀强化。右侧前膈角、肝门区、胃左、腹腔干、腹主动脉旁见肿大淋巴结,最大者约18MM×21MM,增强后较明显强化。腹盆腔见大量积液。膀胱充盈良好,境界清楚。子宫大小、形态未见明显异常,子宫颈大小、形态未见异常。双侧髂血管旁、腹股沟未见肿大淋巴结。甲状腺双叶及峡部形态正常,密度均匀,未见占位性病变。喉咽腔形态正常,双侧真假声带未见增厚,前联合未见增厚,梨状窝对称。双侧颌下腺、腮腺大小形态正常,密度均匀。双颈IB、II区见数个淋巴结,短径约4~7MM,较明显强化。右侧肱骨、多个椎体见溶骨性骨质破坏,部分病灶周围见软组织肿块形成。左乳癌术后改变。左肺尖斑片及条索灶,考虑放射性纤维化可能性大。双肺弥漫分布结节灶,考虑转移瘤可能性大,右肺上叶最大病灶可见分叶及毛刺,原发癌待排。右侧锁骨上、双肺门、纵隔、右侧前膈角、肝门区、胃左、腹腔干、腹主动脉旁多个淋巴结,考虑转移可能性大。肝内多发结节状病灶,考虑转移瘤可能性大。肝脾包膜、盆底腹膜、肠系膜、大网膜明显增厚,考虑转移可能性大。双侧胸腔积液,腹盆腔积液。右侧肱骨、多个椎体骨质破坏,考虑转移。</text:p>
          </table:table-cell>
          <table:table-cell office:value-type="string" calcext:value-type="string">
            <text:p>左乳</text:p>
          </table:table-cell>
          <table:table-cell/>
          <table:table-cell office:value-type="string" calcext:value-type="string">
            <text:p>双肺,腹主动脉旁淋巴结,腹腔干淋巴结,胃左淋巴结,肝门区淋巴结,右侧前膈角淋巴结,纵隔淋巴结,双肺门淋巴结,右侧锁骨上淋巴结,肝内,肠系膜,腹膜,肝脾包膜,椎体,右侧肱骨,网膜</text:p>
          </table:table-cell>
          <table:table-cell table:number-columns-repeated="1020"/>
        </table:table-row>
        <table:table-row table:style-name="ro1">
          <table:table-cell office:value-type="string" calcext:value-type="string">
            <text:p>1.右肺下叶近肺门处团块影,考虑右肺下叶肺癌,并双肺、右胸膜多发转移;较前CT(2016-09-13)相仿;2.心包少量积液,较前相仿;3.甲状腺改变,请结合临床。右肺下叶可见不规则软组织密度影,与右肺门分界不清,边缘毛糙,分叶状,较大截面约2.25CM×2.35CM,右侧胸膜增厚、斜裂增厚、右肺中叶条片状高密度影。双肺可见大小不一结节影,部分边缘毛糙;纵隔内未见增大淋巴结影。心包内见少许液性密度影。甲状腺增大。</text:p>
          </table:table-cell>
          <table:table-cell office:value-type="string" calcext:value-type="string">
            <text:p>右肺下叶</text:p>
          </table:table-cell>
          <table:table-cell office:value-type="string" calcext:value-type="string">
            <text:p>2.25CM×2.35CM</text:p>
          </table:table-cell>
          <table:table-cell office:value-type="string" calcext:value-type="string">
            <text:p>右胸膜,双肺</text:p>
          </table:table-cell>
          <table:table-cell table:number-columns-repeated="1020"/>
        </table:table-row>
        <table:table-row table:style-name="ro1">
          <table:table-cell office:value-type="string" calcext:value-type="string">
            <text:p>右肺门肿块,考虑中央型肺癌,右肺动脉主干受累;伴纵膈及右肺门多发肿大淋巴结转移。右侧胸腔积液,心包少量积液。左侧肾上腺结节,转移不除外,追查。右肺门见不规则软组织肿块影,与纵隔肿大淋巴结及周围不张肺组织分界不清,融合灶较大层面约112X96MM(IM26),边缘模糊;右肺动脉主干受累,右肺支气管闭塞,左主支气管壁受累。右肺中叶内侧段及右肺下叶见大片实变及模糊片絮影。左肺未见肺内结节及实变影。 <text:s text:c="3"/>纵隔及右肺门多发肿大淋巴结,大部分轮廓显示不清。 <text:s text:c="3"/>右侧胸腔积液,心包少许积液。 <text:s text:c="3"/>扫及胸廓诸骨未见明确破坏征象。 <text:s text:c="3"/>扫及左侧肾上腺见结节,约14X12MM(IM59)。</text:p>
          </table:table-cell>
          <table:table-cell office:value-type="string" calcext:value-type="string">
            <text:p>右肺门</text:p>
          </table:table-cell>
          <table:table-cell office:value-type="string" calcext:value-type="string">
            <text:p>112X96MM</text:p>
          </table:table-cell>
          <table:table-cell office:value-type="string" calcext:value-type="string">
            <text:p>右肺门淋巴结,纵膈淋巴结,左侧肾上腺</text:p>
          </table:table-cell>
          <table:table-cell table:number-columns-repeated="1020"/>
        </table:table-row>
        <table:table-row table:style-name="ro1">
          <table:table-cell office:value-type="string" calcext:value-type="string">
            <text:p>左乳外象限距乳头26MM处见一类结节状软组织灶,呈较均匀稍高密度,其中未见钙化,边界不清,边缘毛糙,范围约16MM ×16MM(矢状位),增强扫描强化不明显,邻近脂肪间隙稍模糊,邻近皮肤增厚并轻度凹陷,左侧乳腺后间隙存在;余左侧乳腺内见数个小类结节灶,边界欠清,边缘毛糙,较大者直径约9MM。右侧乳腺未见明显异常。左侧腋窝见数个小淋巴结,密度均匀,边界较清楚,最大者直径约5MM。右侧腋窝、双侧内乳区未见明显肿大淋巴结。 双肺见数个散在分布的小类结节灶,边界较清,直径约2~7MM不等,大者位于右肺下叶后基底段段。右肺中叶见少许条索灶,边界清。气管及支气管分支通畅。双肺门及纵隔未见明显肿大淋巴结。双侧胸腔未见积液。双侧胸膜无增厚、粘连。心包未见积液。 <text:s/>肝脏形态、各叶比例在正常范围以内,其外形轮廓光整,未见明显异常密度灶,增强扫描未见异常强化影。肝内胆管未见扩张,胆囊不大,胆总管未见扩张,其内未见结石。肝门区未见异常。门静脉及肝静脉未见异常。脾、胰腺、双肾及双肾上腺未见异常。膈脚后、胃左、腹腔干、腹主动脉旁未见肿大淋巴结。颈部结构清晰,各血管充盈良好。甲状腺未见异常。喉咽腔形态正常,双侧真假声带、前联合未见增厚。双侧颌下腺、所见双侧腮腺未见异常。颈部肌群、肌间隙未见异常。颈部双侧见数个小淋巴结,边界清,大者位于左颈V区,短径约7MM,孤立散在。各颈椎及胸1椎体、颈7左侧附件骨质密度不均匀,内见多发斑片状骨质密度增高、减低影,边界欠清,颈7椎体上缘骨皮质局部缺损,周围未见明显软组织肿块形成。左乳外象限距乳头26MM处类结节灶,结合临床,符合乳腺癌;另左侧乳腺内数个小类结节灶,考虑转移可能。左侧腋窝数个小淋巴结,性质待定,建议随诊复查。颈部双侧数个小淋巴结,建议随诊复查。双肺数个散在分布的小类结节灶,考虑转移瘤与增殖灶鉴别,建议复查。各颈椎胸1椎体颈7左侧附件骨质改变,考虑转移瘤,并颈7椎体病理性骨折可能。</text:p>
          </table:table-cell>
          <table:table-cell office:value-type="string" calcext:value-type="string">
            <text:p>左乳</text:p>
          </table:table-cell>
          <table:table-cell office:value-type="string" calcext:value-type="string">
            <text:p>9MM,16MM ×16MM</text:p>
          </table:table-cell>
          <table:table-cell office:value-type="string" calcext:value-type="string">
            <text:p>左侧乳腺,双肺,颈椎胸1椎体颈7左侧附件</text:p>
          </table:table-cell>
          <table:table-cell table:number-columns-repeated="1020"/>
        </table:table-row>
        <table:table-row table:style-name="ro1">
          <table:table-cell office:value-type="string" calcext:value-type="string">
            <text:p>右侧乳腺癌术后改变,局部未见明确肿物。右侧内乳血管旁结节,考虑转移瘤可能。右侧内乳血管旁数个小淋巴结,性质待定,建议复查。左肺上叶舌段、右肺中叶内侧段少许纤维增殖灶。甲状腺左右叶病变,考虑良性病变。肝S7肝内胆管结石。右侧肩胛骨致密结节,考虑骨岛可能性大。右侧乳腺癌术后:右乳术后缺失,右侧胸壁未见明显软组织肿物。左侧乳腺未见明确病变。双侧腋窝未见肿大淋巴结。右侧内乳血管旁见一结节(SE10,IM76),大小约14MM×8MM,增强扫描强化明显;右侧内乳血管旁另见数个小淋巴结,大者短径约4MM,增强扫描轻中度强化。左肺上叶舌段、右肺中叶内侧段见少许条索影,边界清;余肺内未见明显实质性病变。气管及支气管分支通畅。双肺门及纵隔未见明显肿大淋巴结。双侧胸腔未见积液。双侧胸膜无增厚、粘连。 <text:s/>扫描所见甲状腺右叶见一小低密度灶,直径约4MM,增强扫描强化不明显;甲状腺左叶见一小斑点状钙化灶。扫描所见肝S7见一结节状致密影。右侧肩胛骨见一结节状致密影;余扫描范围内未见明确骨质破坏。</text:p>
          </table:table-cell>
          <table:table-cell office:value-type="string" calcext:value-type="string">
            <text:p>右侧乳腺</text:p>
          </table:table-cell>
          <table:table-cell/>
          <table:table-cell office:value-type="string" calcext:value-type="string">
            <text:p>右侧内乳</text:p>
          </table:table-cell>
          <table:table-cell table:number-columns-repeated="1020"/>
        </table:table-row>
        <table:table-row table:style-name="ro1">
          <table:table-cell office:value-type="string" calcext:value-type="string">
            <text:p>考虑为右肺上叶尖段及前段MT侵犯邻近胸膜伴右颈部、右锁骨区、右肺门及纵隔淋巴结转移;两肺多发转移可能;右侧腋窝淋巴结转移不除外;病情较2011-12-9外院PET/CT图像明显进展;两肺慢性炎症及陈旧灶;右侧胸腔少量积液;甲状腺密度欠均匀,请结合超声检查;膀胱憩室;脑内多发腔梗灶;老年脑。禁食6小时余,静脉注射 18 F-FDG后,休息约60分钟,行全身PET/CT断层显像,与2011-12-9外院PET/CT图像比较。 脑部PET图像示脑皮质及双侧基底节、丘脑、小脑未见明显糖代谢异常。CT平扫示双侧侧脑室旁及基底节区见小点状低密度影,余脑实质内未见明显异常密度影;各脑室、脑池扩大;脑沟﹑脑裂稍增宽;中线结构居中。 眼眶部、鼻咽PET/CT图像无殊。筛窦及双侧上颌窦粘膜增厚,考虑为慢性炎症,余副鼻窦无殊。 颈部PET/CT图像示新增右侧颈后三角及锁骨区糖代谢异常增高的淋巴结,较大且糖代谢较高者大小约为15.0×9.3MM,最大SUV值约为4.1;口咽、喉咽部无占位;甲状腺无肿大,其内密度不均匀减低。 胸部PET/CT图像示双肺纹理增多,右肺上叶尖段及前段见团块状糖代谢异常增高灶,大小分别约为46.2×32.5MM和35.3×26.7MM,最大SUV值分别约为6.1和4.8,较前增大、密度变实、糖代谢增高,病灶与邻近胸膜分界不清;两肺见多枚类圆形不伴糖代谢异常增高的结节,较大者位于右肺中叶,直径约为17.7MM,较前增多、增大;两肺另见条索状密度增高影;右肺中叶见钙化结节;右肺门及纵隔隆突下见糖代谢异常增高的肿大淋巴结,较大且糖代谢较高者位于隆突下,大小约为20.6×13.5MM,最大SUV值约为4.9;左肺门影不大;右侧胸膜略增厚,左侧胸膜无增厚;右侧胸腔少量积液,引流管留置中;左侧胸腔无积液;心脏无明显增大;右侧腋窝见糖代谢轻度增高的增大淋巴结,大小约为14.1×9.5MM,最大SUV值约为1.9;左侧腋窝无明显肿大淋巴结;双侧乳腺无殊。 腹部PET图像示胃壁均匀性轻度糖代谢生理性增强;肠道呈线型生理性糖代谢增强;肝、胆囊、胰、脾、双肾上腺、肾、输尿管及大血管处未见明显糖代谢异常增高。CT平扫所示肝脏表面光整,各叶比例匀称,实质内未见明显占位;肝内外胆管无扩张;脾脏不大,密度均,未见明显占位;双侧肾内血管壁见钙化灶;胆囊、胰、双肾上腺无殊;腹膜后无明显肿大淋巴结;腹腔无积液。 盆部PET图像示膀胱内大量显像剂生理性积聚;肠道呈线型生理性糖代谢增强;生殖器及双侧腹股沟处未见明显糖代谢异常增强。CT平扫示膀胱充盈,左前、右后壁见小囊状向外突起;子宫和双附件区未见明显占位;盆腔和双侧腹股沟无肿大淋巴结;盆腔无积液。 骨骼PET图像未见异常糖代谢增强。CT定位片见颈胸腰骶椎顺列,生理曲度存在;平扫骨窗示颈、胸、腰、骶椎体及椎小关节骨质增生,考虑为退行性变;第12胸椎变扁,呈楔形变;左侧第9后肋见小圆形致密影,考虑为骨岛。</text:p>
          </table:table-cell>
          <table:table-cell office:value-type="string" calcext:value-type="string">
            <text:p>右肺上叶</text:p>
          </table:table-cell>
          <table:table-cell office:value-type="string" calcext:value-type="string">
            <text:p>46.2×32.5MM,35.3×26.7MM</text:p>
          </table:table-cell>
          <table:table-cell office:value-type="string" calcext:value-type="string">
            <text:p>纵隔淋巴结,右肺门淋巴结,右锁骨区淋巴结,右颈部淋巴结,两肺,右侧腋窝淋巴结</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2">00/00/0000</text:date>, <text:time style:data-style-name="N2" text:time-value="17:13:26.6833591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56:44.506455645</meta:creation-date>
    <dc:date>2019-04-02T17:13:36.628076427</dc:date>
    <meta:editing-duration>PT53S</meta:editing-duration>
    <meta:editing-cycles>3</meta:editing-cycles>
    <meta:generator>LibreOffice/5.1.6.2$Linux_X86_64 LibreOffice_project/10m0$Build-2</meta:generator>
    <meta:document-statistic meta:table-count="1" meta:cell-count="709" meta:object-count="0"/>
  </office:meta>
</office:document-meta>
</file>